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pad1" table:style-name="ta1">
        <table:shapes>
          <draw:frame draw:z-index="0" draw:style-name="gr1" draw:text-style-name="P1" svg:width="10.4555in" svg:height="5.2496in" svg:x="0.863in" svg:y="3.4299in">
            <draw:object draw:notify-on-update-of-ranges="rosfootpad1.A1:rosfootpad1.A1 rosfootpad1.B1:rosfootpad1.LZ1 rosfootpad1.A6:rosfootpad1.A6 rosfootpad1.B6:rosfootpad1.LZ6 rosfootpad1.A8:rosfootpad1.A8 rosfootpad1.B8:rosfootpad1.LZ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5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14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column table:style-name="co2" table:default-cell-style-name="Default"/>
        <table:table-column table:style-name="co9" table:number-columns-repeated="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50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23794555664" calcext:value-type="float">
            <text:p>0.066712379455566</text:p>
          </table:table-cell>
          <table:table-cell office:value-type="float" office:value="0.100068330764771" calcext:value-type="float">
            <text:p>0.100068330764771</text:p>
          </table:table-cell>
          <table:table-cell office:value-type="float" office:value="0.166780471801758" calcext:value-type="float">
            <text:p>0.166780471801758</text:p>
          </table:table-cell>
          <table:table-cell office:value-type="float" office:value="0.200136661529541" calcext:value-type="float">
            <text:p>0.200136661529541</text:p>
          </table:table-cell>
          <table:table-cell office:value-type="float" office:value="0.233492612838745" calcext:value-type="float">
            <text:p>0.233492612838745</text:p>
          </table:table-cell>
          <table:table-cell office:value-type="float" office:value="0.300204992294311" calcext:value-type="float">
            <text:p>0.300204992294311</text:p>
          </table:table-cell>
          <table:table-cell office:value-type="float" office:value="0.333561182022095" calcext:value-type="float">
            <text:p>0.333561182022095</text:p>
          </table:table-cell>
          <table:table-cell office:value-type="float" office:value="0.366917133331299" calcext:value-type="float">
            <text:p>0.366917133331299</text:p>
          </table:table-cell>
          <table:table-cell office:value-type="float" office:value="0.433629512786865" calcext:value-type="float">
            <text:p>0.433629512786865</text:p>
          </table:table-cell>
          <table:table-cell office:value-type="float" office:value="0.466985702514648" calcext:value-type="float">
            <text:p>0.466985702514648</text:p>
          </table:table-cell>
          <table:table-cell office:value-type="float" office:value="0.500341653823853" calcext:value-type="float">
            <text:p>0.500341653823853</text:p>
          </table:table-cell>
          <table:table-cell office:value-type="float" office:value="0.533697843551636" calcext:value-type="float">
            <text:p>0.533697843551636</text:p>
          </table:table-cell>
          <table:table-cell office:value-type="float" office:value="0.567054033279419" calcext:value-type="float">
            <text:p>0.567054033279419</text:p>
          </table:table-cell>
          <table:table-cell office:value-type="float" office:value="0.600410223007202" calcext:value-type="float">
            <text:p>0.600410223007202</text:p>
          </table:table-cell>
          <table:table-cell office:value-type="float" office:value="0.667122364044189" calcext:value-type="float">
            <text:p>0.667122364044189</text:p>
          </table:table-cell>
          <table:table-cell office:value-type="float" office:value="0.700478315353394" calcext:value-type="float">
            <text:p>0.700478315353394</text:p>
          </table:table-cell>
          <table:table-cell office:value-type="float" office:value="0.733834505081177" calcext:value-type="float">
            <text:p>0.733834505081177</text:p>
          </table:table-cell>
          <table:table-cell office:value-type="float" office:value="0.800546646118164" calcext:value-type="float">
            <text:p>0.800546646118164</text:p>
          </table:table-cell>
          <table:table-cell office:value-type="float" office:value="0.833902597427368" calcext:value-type="float">
            <text:p>0.833902597427368</text:p>
          </table:table-cell>
          <table:table-cell office:value-type="float" office:value="0.900614738464356" calcext:value-type="float">
            <text:p>0.900614738464356</text:p>
          </table:table-cell>
          <table:table-cell office:value-type="float" office:value="0.93397068977356" calcext:value-type="float">
            <text:p>0.93397068977356</text:p>
          </table:table-cell>
          <table:table-cell office:value-type="float" office:value="1.00068259239197" calcext:value-type="float">
            <text:p>1.00068259239197</text:p>
          </table:table-cell>
          <table:table-cell office:value-type="float" office:value="1.06739449501038" calcext:value-type="float">
            <text:p>1.06739449501038</text:p>
          </table:table-cell>
          <table:table-cell office:value-type="float" office:value="1.13410639762878" calcext:value-type="float">
            <text:p>1.13410639762878</text:p>
          </table:table-cell>
          <table:table-cell office:value-type="float" office:value="1.20081830024719" calcext:value-type="float">
            <text:p>1.20081830024719</text:p>
          </table:table-cell>
          <table:table-cell office:value-type="float" office:value="1.2675302028656" calcext:value-type="float">
            <text:p>1.2675302028656</text:p>
          </table:table-cell>
          <table:table-cell office:value-type="float" office:value="1.36759805679321" calcext:value-type="float">
            <text:p>1.36759805679321</text:p>
          </table:table-cell>
          <table:table-cell office:value-type="float" office:value="1.43431115150452" calcext:value-type="float">
            <text:p>1.43431115150452</text:p>
          </table:table-cell>
          <table:table-cell office:value-type="float" office:value="1.46766781806946" calcext:value-type="float">
            <text:p>1.46766781806946</text:p>
          </table:table-cell>
          <table:table-cell office:value-type="float" office:value="1.53438091278076" calcext:value-type="float">
            <text:p>1.53438091278076</text:p>
          </table:table-cell>
          <table:table-cell office:value-type="float" office:value="1.63445019721985" calcext:value-type="float">
            <text:p>1.63445019721985</text:p>
          </table:table-cell>
          <table:table-cell office:value-type="float" office:value="1.70116329193115" calcext:value-type="float">
            <text:p>1.70116329193115</text:p>
          </table:table-cell>
          <table:table-cell office:value-type="float" office:value="1.76787614822388" calcext:value-type="float">
            <text:p>1.76787614822388</text:p>
          </table:table-cell>
          <table:table-cell office:value-type="float" office:value="1.80123281478882" calcext:value-type="float">
            <text:p>1.80123281478882</text:p>
          </table:table-cell>
          <table:table-cell office:value-type="float" office:value="1.86794567108154" calcext:value-type="float">
            <text:p>1.86794567108154</text:p>
          </table:table-cell>
          <table:table-cell office:value-type="float" office:value="1.90130233764648" calcext:value-type="float">
            <text:p>1.90130233764648</text:p>
          </table:table-cell>
          <table:table-cell office:value-type="float" office:value="1.96801495552063" calcext:value-type="float">
            <text:p>1.96801495552063</text:p>
          </table:table-cell>
          <table:table-cell office:value-type="float" office:value="2.00137138366699" calcext:value-type="float">
            <text:p>2.00137138366699</text:p>
          </table:table-cell>
          <table:table-cell office:value-type="float" office:value="2.03472781181335" calcext:value-type="float">
            <text:p>2.03472781181335</text:p>
          </table:table-cell>
          <table:table-cell office:value-type="float" office:value="2.10144066810608" calcext:value-type="float">
            <text:p>2.10144066810608</text:p>
          </table:table-cell>
          <table:table-cell office:value-type="float" office:value="2.1681535243988" calcext:value-type="float">
            <text:p>2.1681535243988</text:p>
          </table:table-cell>
          <table:table-cell office:value-type="float" office:value="2.23486614227295" calcext:value-type="float">
            <text:p>2.23486614227295</text:p>
          </table:table-cell>
          <table:table-cell office:value-type="float" office:value="2.26822280883789" calcext:value-type="float">
            <text:p>2.26822280883789</text:p>
          </table:table-cell>
          <table:table-cell office:value-type="float" office:value="2.33493542671204" calcext:value-type="float">
            <text:p>2.33493542671204</text:p>
          </table:table-cell>
          <table:table-cell office:value-type="float" office:value="2.3682918548584" calcext:value-type="float">
            <text:p>2.3682918548584</text:p>
          </table:table-cell>
          <table:table-cell office:value-type="float" office:value="2.43500471115112" calcext:value-type="float">
            <text:p>2.43500471115112</text:p>
          </table:table-cell>
          <table:table-cell office:value-type="float" office:value="2.46836113929749" calcext:value-type="float">
            <text:p>2.46836113929749</text:p>
          </table:table-cell>
          <table:table-cell office:value-type="float" office:value="2.53507423400879" calcext:value-type="float">
            <text:p>2.53507423400879</text:p>
          </table:table-cell>
          <table:table-cell office:value-type="float" office:value="2.56843066215515" calcext:value-type="float">
            <text:p>2.56843066215515</text:p>
          </table:table-cell>
          <table:table-cell office:value-type="float" office:value="2.63514351844788" calcext:value-type="float">
            <text:p>2.63514351844788</text:p>
          </table:table-cell>
          <table:table-cell office:value-type="float" office:value="2.73521304130554" calcext:value-type="float">
            <text:p>2.73521304130554</text:p>
          </table:table-cell>
          <table:table-cell office:value-type="float" office:value="2.7685694694519" calcext:value-type="float">
            <text:p>2.7685694694519</text:p>
          </table:table-cell>
          <table:table-cell office:value-type="float" office:value="3.03542065620422" calcext:value-type="float">
            <text:p>3.03542065620422</text:p>
          </table:table-cell>
          <table:table-cell office:value-type="float" office:value="3.06877708435059" calcext:value-type="float">
            <text:p>3.06877708435059</text:p>
          </table:table-cell>
          <table:table-cell office:value-type="float" office:value="3.13548970222473" calcext:value-type="float">
            <text:p>3.13548970222473</text:p>
          </table:table-cell>
          <table:table-cell office:value-type="float" office:value="3.16884613037109" calcext:value-type="float">
            <text:p>3.16884613037109</text:p>
          </table:table-cell>
          <table:table-cell office:value-type="float" office:value="3.20220232009888" calcext:value-type="float">
            <text:p>3.20220232009888</text:p>
          </table:table-cell>
          <table:table-cell office:value-type="float" office:value="3.2689151763916" calcext:value-type="float">
            <text:p>3.2689151763916</text:p>
          </table:table-cell>
          <table:table-cell office:value-type="float" office:value="3.30227160453796" calcext:value-type="float">
            <text:p>3.30227160453796</text:p>
          </table:table-cell>
          <table:table-cell office:value-type="float" office:value="3.40234160423279" calcext:value-type="float">
            <text:p>3.40234160423279</text:p>
          </table:table-cell>
          <table:table-cell office:value-type="float" office:value="3.46905636787415" calcext:value-type="float">
            <text:p>3.46905636787415</text:p>
          </table:table-cell>
          <table:table-cell office:value-type="float" office:value="3.53577160835266" calcext:value-type="float">
            <text:p>3.53577160835266</text:p>
          </table:table-cell>
          <table:table-cell office:value-type="float" office:value="3.60248637199402" calcext:value-type="float">
            <text:p>3.60248637199402</text:p>
          </table:table-cell>
          <table:table-cell office:value-type="float" office:value="3.70255899429321" calcext:value-type="float">
            <text:p>3.70255899429321</text:p>
          </table:table-cell>
          <table:table-cell office:value-type="float" office:value="3.76927375793457" calcext:value-type="float">
            <text:p>3.76927375793457</text:p>
          </table:table-cell>
          <table:table-cell office:value-type="float" office:value="3.80263113975525" calcext:value-type="float">
            <text:p>3.80263113975525</text:p>
          </table:table-cell>
          <table:table-cell office:value-type="float" office:value="3.90270352363586" calcext:value-type="float">
            <text:p>3.90270352363586</text:p>
          </table:table-cell>
          <table:table-cell office:value-type="float" office:value="3.93606090545654" calcext:value-type="float">
            <text:p>3.93606090545654</text:p>
          </table:table-cell>
          <table:table-cell office:value-type="float" office:value="4.00277590751648" calcext:value-type="float">
            <text:p>4.00277590751648</text:p>
          </table:table-cell>
          <table:table-cell office:value-type="float" office:value="4.03613328933716" calcext:value-type="float">
            <text:p>4.03613328933716</text:p>
          </table:table-cell>
          <table:table-cell office:value-type="float" office:value="4.1028482913971" calcext:value-type="float">
            <text:p>4.1028482913971</text:p>
          </table:table-cell>
          <table:table-cell office:value-type="float" office:value="4.13620567321777" calcext:value-type="float">
            <text:p>4.13620567321777</text:p>
          </table:table-cell>
          <table:table-cell office:value-type="float" office:value="4.4030647277832" calcext:value-type="float">
            <text:p>4.4030647277832</text:p>
          </table:table-cell>
          <table:table-cell office:value-type="float" office:value="4.46977877616882" calcext:value-type="float">
            <text:p>4.46977877616882</text:p>
          </table:table-cell>
          <table:table-cell office:value-type="float" office:value="4.50313591957092" calcext:value-type="float">
            <text:p>4.50313591957092</text:p>
          </table:table-cell>
          <table:table-cell office:value-type="float" office:value="4.5364933013916" calcext:value-type="float">
            <text:p>4.5364933013916</text:p>
          </table:table-cell>
          <table:table-cell office:value-type="float" office:value="4.5698504447937" calcext:value-type="float">
            <text:p>4.5698504447937</text:p>
          </table:table-cell>
          <table:table-cell office:value-type="float" office:value="4.63656449317932" calcext:value-type="float">
            <text:p>4.63656449317932</text:p>
          </table:table-cell>
          <table:table-cell office:value-type="float" office:value="4.66992163658142" calcext:value-type="float">
            <text:p>4.66992163658142</text:p>
          </table:table-cell>
          <table:table-cell office:value-type="float" office:value="4.70327877998352" calcext:value-type="float">
            <text:p>4.70327877998352</text:p>
          </table:table-cell>
          <table:table-cell office:value-type="float" office:value="4.73663592338562" calcext:value-type="float">
            <text:p>4.73663592338562</text:p>
          </table:table-cell>
          <table:table-cell office:value-type="float" office:value="4.87006449699402" calcext:value-type="float">
            <text:p>4.87006449699402</text:p>
          </table:table-cell>
          <table:table-cell office:value-type="float" office:value="4.90342164039612" calcext:value-type="float">
            <text:p>4.90342164039612</text:p>
          </table:table-cell>
          <table:table-cell office:value-type="float" office:value="4.93677878379822" calcext:value-type="float">
            <text:p>4.93677878379822</text:p>
          </table:table-cell>
          <table:table-cell office:value-type="float" office:value="5.00349307060242" calcext:value-type="float">
            <text:p>5.00349307060242</text:p>
          </table:table-cell>
          <table:table-cell office:value-type="float" office:value="5.07020735740662" calcext:value-type="float">
            <text:p>5.07020735740662</text:p>
          </table:table-cell>
          <table:table-cell office:value-type="float" office:value="5.13692164421082" calcext:value-type="float">
            <text:p>5.13692164421082</text:p>
          </table:table-cell>
          <table:table-cell office:value-type="float" office:value="5.17027878761292" calcext:value-type="float">
            <text:p>5.17027878761292</text:p>
          </table:table-cell>
          <table:table-cell office:value-type="float" office:value="5.23699307441711" calcext:value-type="float">
            <text:p>5.23699307441711</text:p>
          </table:table-cell>
          <table:table-cell office:value-type="float" office:value="5.27035021781921" calcext:value-type="float">
            <text:p>5.27035021781921</text:p>
          </table:table-cell>
          <table:table-cell office:value-type="float" office:value="5.37042164802551" calcext:value-type="float">
            <text:p>5.37042164802551</text:p>
          </table:table-cell>
          <table:table-cell office:value-type="float" office:value="5.50384783744812" calcext:value-type="float">
            <text:p>5.50384783744812</text:p>
          </table:table-cell>
          <table:table-cell office:value-type="float" office:value="5.53720450401306" calcext:value-type="float">
            <text:p>5.53720450401306</text:p>
          </table:table-cell>
          <table:table-cell office:value-type="float" office:value="5.57056093215942" calcext:value-type="float">
            <text:p>5.57056093215942</text:p>
          </table:table-cell>
          <table:table-cell office:value-type="float" office:value="5.67063045501709" calcext:value-type="float">
            <text:p>5.67063045501709</text:p>
          </table:table-cell>
          <table:table-cell office:value-type="float" office:value="5.73734331130981" calcext:value-type="float">
            <text:p>5.73734331130981</text:p>
          </table:table-cell>
          <table:table-cell office:value-type="float" office:value="5.80405640602112" calcext:value-type="float">
            <text:p>5.80405640602112</text:p>
          </table:table-cell>
          <table:table-cell office:value-type="float" office:value="5.90412569046021" calcext:value-type="float">
            <text:p>5.90412569046021</text:p>
          </table:table-cell>
          <table:table-cell office:value-type="float" office:value="5.97083854675293" calcext:value-type="float">
            <text:p>5.97083854675293</text:p>
          </table:table-cell>
          <table:table-cell office:value-type="float" office:value="6.07090783119202" calcext:value-type="float">
            <text:p>6.07090783119202</text:p>
          </table:table-cell>
          <table:table-cell office:value-type="float" office:value="6.1709771156311" calcext:value-type="float">
            <text:p>6.1709771156311</text:p>
          </table:table-cell>
          <table:table-cell office:value-type="float" office:value="6.30440235137939" calcext:value-type="float">
            <text:p>6.30440235137939</text:p>
          </table:table-cell>
          <table:table-cell office:value-type="float" office:value="6.37111496925354" calcext:value-type="float">
            <text:p>6.37111496925354</text:p>
          </table:table-cell>
          <table:table-cell office:value-type="float" office:value="6.40447282791138" calcext:value-type="float">
            <text:p>6.40447282791138</text:p>
          </table:table-cell>
          <table:table-cell office:value-type="float" office:value="6.5379045009613" calcext:value-type="float">
            <text:p>6.5379045009613</text:p>
          </table:table-cell>
          <table:table-cell office:value-type="float" office:value="6.63797831535339" calcext:value-type="float">
            <text:p>6.63797831535339</text:p>
          </table:table-cell>
          <table:table-cell office:value-type="float" office:value="6.67133641242981" calcext:value-type="float">
            <text:p>6.67133641242981</text:p>
          </table:table-cell>
          <table:table-cell office:value-type="float" office:value="6.70469427108765" calcext:value-type="float">
            <text:p>6.70469427108765</text:p>
          </table:table-cell>
          <table:table-cell office:value-type="float" office:value="6.9382004737854" calcext:value-type="float">
            <text:p>6.9382004737854</text:p>
          </table:table-cell>
          <table:table-cell office:value-type="float" office:value="7.00491642951965" calcext:value-type="float">
            <text:p>7.00491642951965</text:p>
          </table:table-cell>
          <table:table-cell office:value-type="float" office:value="7.07163286209106" calcext:value-type="float">
            <text:p>7.07163286209106</text:p>
          </table:table-cell>
          <table:table-cell office:value-type="float" office:value="7.1049907207489" calcext:value-type="float">
            <text:p>7.1049907207489</text:p>
          </table:table-cell>
          <table:table-cell office:value-type="float" office:value="7.13834881782532" calcext:value-type="float">
            <text:p>7.13834881782532</text:p>
          </table:table-cell>
          <table:table-cell office:value-type="float" office:value="7.27178144454956" calcext:value-type="float">
            <text:p>7.27178144454956</text:p>
          </table:table-cell>
          <table:table-cell office:value-type="float" office:value="7.30513978004456" calcext:value-type="float">
            <text:p>7.30513978004456</text:p>
          </table:table-cell>
          <table:table-cell office:value-type="float" office:value="7.37185597419739" calcext:value-type="float">
            <text:p>7.37185597419739</text:p>
          </table:table-cell>
          <table:table-cell office:value-type="float" office:value="7.40521359443665" calcext:value-type="float">
            <text:p>7.40521359443665</text:p>
          </table:table-cell>
          <table:table-cell office:value-type="float" office:value="7.4385712146759" calcext:value-type="float">
            <text:p>7.4385712146759</text:p>
          </table:table-cell>
          <table:table-cell office:value-type="float" office:value="7.47192907333374" calcext:value-type="float">
            <text:p>7.47192907333374</text:p>
          </table:table-cell>
          <table:table-cell office:value-type="float" office:value="7.505286693573" calcext:value-type="float">
            <text:p>7.505286693573</text:p>
          </table:table-cell>
          <table:table-cell office:value-type="float" office:value="7.57200169563293" calcext:value-type="float">
            <text:p>7.57200169563293</text:p>
          </table:table-cell>
          <table:table-cell office:value-type="float" office:value="7.60535931587219" calcext:value-type="float">
            <text:p>7.60535931587219</text:p>
          </table:table-cell>
          <table:table-cell office:value-type="float" office:value="7.63871717453003" calcext:value-type="float">
            <text:p>7.63871717453003</text:p>
          </table:table-cell>
          <table:table-cell office:value-type="float" office:value="7.70543241500855" calcext:value-type="float">
            <text:p>7.70543241500855</text:p>
          </table:table-cell>
          <table:table-cell office:value-type="float" office:value="7.77214765548706" calcext:value-type="float">
            <text:p>7.77214765548706</text:p>
          </table:table-cell>
          <table:table-cell office:value-type="float" office:value="7.83886313438416" calcext:value-type="float">
            <text:p>7.83886313438416</text:p>
          </table:table-cell>
          <table:table-cell office:value-type="float" office:value="7.93893599510193" calcext:value-type="float">
            <text:p>7.93893599510193</text:p>
          </table:table-cell>
          <table:table-cell office:value-type="float" office:value="7.97229361534119" calcext:value-type="float">
            <text:p>7.97229361534119</text:p>
          </table:table-cell>
          <table:table-cell office:value-type="float" office:value="8.0390088558197" calcext:value-type="float">
            <text:p>8.0390088558197</text:p>
          </table:table-cell>
          <table:table-cell office:value-type="float" office:value="8.07236647605896" calcext:value-type="float">
            <text:p>8.07236647605896</text:p>
          </table:table-cell>
          <table:table-cell office:value-type="float" office:value="8.10572409629822" calcext:value-type="float">
            <text:p>8.10572409629822</text:p>
          </table:table-cell>
          <table:table-cell office:value-type="float" office:value="8.17243957519531" calcext:value-type="float">
            <text:p>8.17243957519531</text:p>
          </table:table-cell>
          <table:table-cell office:value-type="float" office:value="8.20579719543457" calcext:value-type="float">
            <text:p>8.20579719543457</text:p>
          </table:table-cell>
          <table:table-cell office:value-type="float" office:value="8.23915481567383" calcext:value-type="float">
            <text:p>8.23915481567383</text:p>
          </table:table-cell>
          <table:table-cell office:value-type="float" office:value="8.27251243591309" calcext:value-type="float">
            <text:p>8.27251243591309</text:p>
          </table:table-cell>
          <table:table-cell office:value-type="float" office:value="8.30587005615234" calcext:value-type="float">
            <text:p>8.30587005615234</text:p>
          </table:table-cell>
          <table:table-cell office:value-type="float" office:value="8.33922791481018" calcext:value-type="float">
            <text:p>8.33922791481018</text:p>
          </table:table-cell>
          <table:table-cell office:value-type="float" office:value="8.40594458580017" calcext:value-type="float">
            <text:p>8.40594458580017</text:p>
          </table:table-cell>
          <table:table-cell office:value-type="float" office:value="8.47266292572022" calcext:value-type="float">
            <text:p>8.47266292572022</text:p>
          </table:table-cell>
          <table:table-cell office:value-type="float" office:value="8.53938102722168" calcext:value-type="float">
            <text:p>8.53938102722168</text:p>
          </table:table-cell>
          <table:table-cell office:value-type="float" office:value="8.57274031639099" calcext:value-type="float">
            <text:p>8.57274031639099</text:p>
          </table:table-cell>
          <table:table-cell office:value-type="float" office:value="8.73953676223755" calcext:value-type="float">
            <text:p>8.73953676223755</text:p>
          </table:table-cell>
          <table:table-cell office:value-type="float" office:value="8.77289605140686" calcext:value-type="float">
            <text:p>8.77289605140686</text:p>
          </table:table-cell>
          <table:table-cell office:value-type="float" office:value="8.80625534057617" calcext:value-type="float">
            <text:p>8.80625534057617</text:p>
          </table:table-cell>
          <table:table-cell office:value-type="float" office:value="8.87297415733337" calcext:value-type="float">
            <text:p>8.87297415733337</text:p>
          </table:table-cell>
          <table:table-cell office:value-type="float" office:value="8.90633368492126" calcext:value-type="float">
            <text:p>8.90633368492126</text:p>
          </table:table-cell>
          <table:table-cell office:value-type="float" office:value="8.97305274009705" calcext:value-type="float">
            <text:p>8.97305274009705</text:p>
          </table:table-cell>
          <table:table-cell office:value-type="float" office:value="9.00641226768494" calcext:value-type="float">
            <text:p>9.00641226768494</text:p>
          </table:table-cell>
          <table:table-cell office:value-type="float" office:value="9.07313132286072" calcext:value-type="float">
            <text:p>9.07313132286072</text:p>
          </table:table-cell>
          <table:table-cell office:value-type="float" office:value="9.13985061645508" calcext:value-type="float">
            <text:p>9.13985061645508</text:p>
          </table:table-cell>
          <table:table-cell office:value-type="float" office:value="9.17321014404297" calcext:value-type="float">
            <text:p>9.17321014404297</text:p>
          </table:table-cell>
          <table:table-cell office:value-type="float" office:value="9.20656991004944" calcext:value-type="float">
            <text:p>9.20656991004944</text:p>
          </table:table-cell>
          <table:table-cell office:value-type="float" office:value="9.23992943763733" calcext:value-type="float">
            <text:p>9.23992943763733</text:p>
          </table:table-cell>
          <table:table-cell office:value-type="float" office:value="9.2732892036438" calcext:value-type="float">
            <text:p>9.2732892036438</text:p>
          </table:table-cell>
          <table:table-cell office:value-type="float" office:value="9.57350897789001" calcext:value-type="float">
            <text:p>9.57350897789001</text:p>
          </table:table-cell>
          <table:table-cell office:value-type="float" office:value="9.60686588287354" calcext:value-type="float">
            <text:p>9.60686588287354</text:p>
          </table:table-cell>
          <table:table-cell office:value-type="float" office:value="9.64022278785706" calcext:value-type="float">
            <text:p>9.64022278785706</text:p>
          </table:table-cell>
          <table:table-cell office:value-type="float" office:value="9.70693612098694" calcext:value-type="float">
            <text:p>9.70693612098694</text:p>
          </table:table-cell>
          <table:table-cell office:value-type="float" office:value="9.7736496925354" calcext:value-type="float">
            <text:p>9.7736496925354</text:p>
          </table:table-cell>
          <table:table-cell office:value-type="float" office:value="9.84036302566528" calcext:value-type="float">
            <text:p>9.84036302566528</text:p>
          </table:table-cell>
          <table:table-cell office:value-type="float" office:value="9.94043326377869" calcext:value-type="float">
            <text:p>9.94043326377869</text:p>
          </table:table-cell>
          <table:table-cell office:value-type="float" office:value="10.0071465969086" calcext:value-type="float">
            <text:p>10.0071465969086</text:p>
          </table:table-cell>
          <table:table-cell office:value-type="float" office:value="10.0405032634735" calcext:value-type="float">
            <text:p>10.0405032634735</text:p>
          </table:table-cell>
          <table:table-cell office:value-type="float" office:value="10.0738599300385" calcext:value-type="float">
            <text:p>10.0738599300385</text:p>
          </table:table-cell>
          <table:table-cell office:value-type="float" office:value="10.1072165966034" calcext:value-type="float">
            <text:p>10.1072165966034</text:p>
          </table:table-cell>
          <table:table-cell office:value-type="float" office:value="10.1739299297333" calcext:value-type="float">
            <text:p>10.1739299297333</text:p>
          </table:table-cell>
          <table:table-cell office:value-type="float" office:value="10.2739999294281" calcext:value-type="float">
            <text:p>10.2739999294281</text:p>
          </table:table-cell>
          <table:table-cell office:value-type="float" office:value="10.340713262558" calcext:value-type="float">
            <text:p>10.340713262558</text:p>
          </table:table-cell>
          <table:table-cell office:value-type="float" office:value="10.3740699291229" calcext:value-type="float">
            <text:p>10.3740699291229</text:p>
          </table:table-cell>
          <table:table-cell office:value-type="float" office:value="10.4074349403381" calcext:value-type="float">
            <text:p>10.4074349403381</text:p>
          </table:table-cell>
          <table:table-cell office:value-type="float" office:value="10.5408954620361" calcext:value-type="float">
            <text:p>10.5408954620361</text:p>
          </table:table-cell>
          <table:table-cell office:value-type="float" office:value="10.6743566989899" calcext:value-type="float">
            <text:p>10.6743566989899</text:p>
          </table:table-cell>
          <table:table-cell office:value-type="float" office:value="10.8078188896179" calcext:value-type="float">
            <text:p>10.8078188896179</text:p>
          </table:table-cell>
          <table:table-cell office:value-type="float" office:value="10.8745501041412" calcext:value-type="float">
            <text:p>10.8745501041412</text:p>
          </table:table-cell>
          <table:table-cell office:value-type="float" office:value="10.9079158306122" calcext:value-type="float">
            <text:p>10.9079158306122</text:p>
          </table:table-cell>
          <table:table-cell office:value-type="float" office:value="10.9412817955017" calcext:value-type="float">
            <text:p>10.9412817955017</text:p>
          </table:table-cell>
          <table:table-cell office:value-type="float" office:value="11.0080134868622" calcext:value-type="float">
            <text:p>11.0080134868622</text:p>
          </table:table-cell>
          <table:table-cell office:value-type="float" office:value="11.0747454166412" calcext:value-type="float">
            <text:p>11.0747454166412</text:p>
          </table:table-cell>
          <table:table-cell office:value-type="float" office:value="11.1414775848389" calcext:value-type="float">
            <text:p>11.1414775848389</text:p>
          </table:table-cell>
          <table:table-cell office:value-type="float" office:value="11.3083086013794" calcext:value-type="float">
            <text:p>11.3083086013794</text:p>
          </table:table-cell>
          <table:table-cell office:value-type="float" office:value="11.3416750431061" calcext:value-type="float">
            <text:p>11.3416750431061</text:p>
          </table:table-cell>
          <table:table-cell office:value-type="float" office:value="11.3750412464142" calcext:value-type="float">
            <text:p>11.3750412464142</text:p>
          </table:table-cell>
          <table:table-cell office:value-type="float" office:value="11.441755771637" calcext:value-type="float">
            <text:p>11.441755771637</text:p>
          </table:table-cell>
          <table:table-cell office:value-type="float" office:value="11.5084700584412" calcext:value-type="float">
            <text:p>11.5084700584412</text:p>
          </table:table-cell>
          <table:table-cell office:value-type="float" office:value="11.5751843452454" calcext:value-type="float">
            <text:p>11.5751843452454</text:p>
          </table:table-cell>
          <table:table-cell office:value-type="float" office:value="11.6085414886475" calcext:value-type="float">
            <text:p>11.6085414886475</text:p>
          </table:table-cell>
          <table:table-cell office:value-type="float" office:value="11.6752557754517" calcext:value-type="float">
            <text:p>11.6752557754517</text:p>
          </table:table-cell>
          <table:table-cell office:value-type="float" office:value="11.7086129188538" calcext:value-type="float">
            <text:p>11.7086129188538</text:p>
          </table:table-cell>
          <table:table-cell office:value-type="float" office:value="11.7419700622559" calcext:value-type="float">
            <text:p>11.7419700622559</text:p>
          </table:table-cell>
          <table:table-cell office:value-type="float" office:value="11.775327205658" calcext:value-type="float">
            <text:p>11.775327205658</text:p>
          </table:table-cell>
          <table:table-cell office:value-type="float" office:value="12.108898639679" calcext:value-type="float">
            <text:p>12.108898639679</text:p>
          </table:table-cell>
          <table:table-cell office:value-type="float" office:value="12.1756131649017" calcext:value-type="float">
            <text:p>12.1756131649017</text:p>
          </table:table-cell>
          <table:table-cell office:value-type="float" office:value="12.2089703083038" calcext:value-type="float">
            <text:p>12.2089703083038</text:p>
          </table:table-cell>
          <table:table-cell office:value-type="float" office:value="12.2423274517059" calcext:value-type="float">
            <text:p>12.2423274517059</text:p>
          </table:table-cell>
          <table:table-cell office:value-type="float" office:value="12.275684595108" calcext:value-type="float">
            <text:p>12.275684595108</text:p>
          </table:table-cell>
          <table:table-cell office:value-type="float" office:value="12.3423988819122" calcext:value-type="float">
            <text:p>12.3423988819122</text:p>
          </table:table-cell>
          <table:table-cell office:value-type="float" office:value="12.4091124534607" calcext:value-type="float">
            <text:p>12.4091124534607</text:p>
          </table:table-cell>
          <table:table-cell office:value-type="float" office:value="12.609249830246" calcext:value-type="float">
            <text:p>12.609249830246</text:p>
          </table:table-cell>
          <table:table-cell office:value-type="float" office:value="12.6426060199738" calcext:value-type="float">
            <text:p>12.6426060199738</text:p>
          </table:table-cell>
          <table:table-cell office:value-type="float" office:value="12.7093183994293" calcext:value-type="float">
            <text:p>12.7093183994293</text:p>
          </table:table-cell>
          <table:table-cell office:value-type="float" office:value="12.8093867301941" calcext:value-type="float">
            <text:p>12.8093867301941</text:p>
          </table:table-cell>
          <table:table-cell office:value-type="float" office:value="12.8760991096497" calcext:value-type="float">
            <text:p>12.8760991096497</text:p>
          </table:table-cell>
          <table:table-cell office:value-type="float" office:value="12.9094550609589" calcext:value-type="float">
            <text:p>12.9094550609589</text:p>
          </table:table-cell>
          <table:table-cell office:value-type="float" office:value="12.9761672019959" calcext:value-type="float">
            <text:p>12.9761672019959</text:p>
          </table:table-cell>
          <table:table-cell office:value-type="float" office:value="13.1095914840698" calcext:value-type="float">
            <text:p>13.1095914840698</text:p>
          </table:table-cell>
          <table:table-cell office:value-type="float" office:value="13.1429479122162" calcext:value-type="float">
            <text:p>13.1429479122162</text:p>
          </table:table-cell>
          <table:table-cell office:value-type="float" office:value="13.4097981452942" calcext:value-type="float">
            <text:p>13.4097981452942</text:p>
          </table:table-cell>
          <table:table-cell office:value-type="float" office:value="13.4765145778656" calcext:value-type="float">
            <text:p>13.4765145778656</text:p>
          </table:table-cell>
          <table:table-cell office:value-type="float" office:value="13.9768905639648" calcext:value-type="float">
            <text:p>13.9768905639648</text:p>
          </table:table-cell>
          <table:table-cell office:value-type="float" office:value="14.0102491378784" calcext:value-type="float">
            <text:p>14.0102491378784</text:p>
          </table:table-cell>
          <table:table-cell office:value-type="float" office:value="14.076966047287" calcext:value-type="float">
            <text:p>14.076966047287</text:p>
          </table:table-cell>
          <table:table-cell office:value-type="float" office:value="14.1436829566956" calcext:value-type="float">
            <text:p>14.1436829566956</text:p>
          </table:table-cell>
          <table:table-cell office:value-type="float" office:value="14.2103998661041" calcext:value-type="float">
            <text:p>14.2103998661041</text:p>
          </table:table-cell>
          <table:table-cell office:value-type="float" office:value="14.2437584400177" calcext:value-type="float">
            <text:p>14.2437584400177</text:p>
          </table:table-cell>
          <table:table-cell office:value-type="float" office:value="14.2771170139313" calcext:value-type="float">
            <text:p>14.2771170139313</text:p>
          </table:table-cell>
          <table:table-cell office:value-type="float" office:value="14.3438339233398" calcext:value-type="float">
            <text:p>14.3438339233398</text:p>
          </table:table-cell>
          <table:table-cell office:value-type="float" office:value="14.3771924972534" calcext:value-type="float">
            <text:p>14.3771924972534</text:p>
          </table:table-cell>
          <table:table-cell office:value-type="float" office:value="14.4105484485626" calcext:value-type="float">
            <text:p>14.4105484485626</text:p>
          </table:table-cell>
          <table:table-cell office:value-type="float" office:value="14.4439046382904" calcext:value-type="float">
            <text:p>14.4439046382904</text:p>
          </table:table-cell>
          <table:table-cell office:value-type="float" office:value="14.6773960590363" calcext:value-type="float">
            <text:p>14.6773960590363</text:p>
          </table:table-cell>
          <table:table-cell office:value-type="float" office:value="14.7107517719269" calcext:value-type="float">
            <text:p>14.7107517719269</text:p>
          </table:table-cell>
          <table:table-cell office:value-type="float" office:value="14.7441077232361" calcext:value-type="float">
            <text:p>14.7441077232361</text:p>
          </table:table-cell>
          <table:table-cell office:value-type="float" office:value="14.8108193874359" calcext:value-type="float">
            <text:p>14.8108193874359</text:p>
          </table:table-cell>
          <table:table-cell office:value-type="float" office:value="14.9108870029449" calcext:value-type="float">
            <text:p>14.9108870029449</text:p>
          </table:table-cell>
          <table:table-cell office:value-type="float" office:value="15.0109543800354" calcext:value-type="float">
            <text:p>15.0109543800354</text:p>
          </table:table-cell>
          <table:table-cell office:value-type="float" office:value="15.0776658058167" calcext:value-type="float">
            <text:p>15.0776658058167</text:p>
          </table:table-cell>
          <table:table-cell office:value-type="float" office:value="15.1443772315979" calcext:value-type="float">
            <text:p>15.1443772315979</text:p>
          </table:table-cell>
          <table:table-cell office:value-type="float" office:value="15.1777329444885" calcext:value-type="float">
            <text:p>15.1777329444885</text:p>
          </table:table-cell>
          <table:table-cell office:value-type="float" office:value="15.2110886573792" calcext:value-type="float">
            <text:p>15.2110886573792</text:p>
          </table:table-cell>
          <table:table-cell office:value-type="float" office:value="15.2444443702698" calcext:value-type="float">
            <text:p>15.2444443702698</text:p>
          </table:table-cell>
          <table:table-cell office:value-type="float" office:value="15.2778000831604" calcext:value-type="float">
            <text:p>15.2778000831604</text:p>
          </table:table-cell>
          <table:table-cell office:value-type="float" office:value="15.3445115089417" calcext:value-type="float">
            <text:p>15.3445115089417</text:p>
          </table:table-cell>
          <table:table-cell office:value-type="float" office:value="15.4112243652344" calcext:value-type="float">
            <text:p>15.4112243652344</text:p>
          </table:table-cell>
          <table:table-cell office:value-type="float" office:value="15.5112960338593" calcext:value-type="float">
            <text:p>15.5112960338593</text:p>
          </table:table-cell>
          <table:table-cell office:value-type="float" office:value="15.5446534156799" calcext:value-type="float">
            <text:p>15.5446534156799</text:p>
          </table:table-cell>
          <table:table-cell office:value-type="float" office:value="15.578010559082" calcext:value-type="float">
            <text:p>15.578010559082</text:p>
          </table:table-cell>
          <table:table-cell office:value-type="float" office:value="15.7114391326904" calcext:value-type="float">
            <text:p>15.7114391326904</text:p>
          </table:table-cell>
          <table:table-cell office:value-type="float" office:value="15.7781536579132" calcext:value-type="float">
            <text:p>15.7781536579132</text:p>
          </table:table-cell>
          <table:table-cell office:value-type="float" office:value="15.8115108013153" calcext:value-type="float">
            <text:p>15.8115108013153</text:p>
          </table:table-cell>
          <table:table-cell office:value-type="float" office:value="15.9115822315216" calcext:value-type="float">
            <text:p>15.9115822315216</text:p>
          </table:table-cell>
          <table:table-cell office:value-type="float" office:value="15.9449396133423" calcext:value-type="float">
            <text:p>15.9449396133423</text:p>
          </table:table-cell>
          <table:table-cell office:value-type="float" office:value="16.0116539001465" calcext:value-type="float">
            <text:p>16.0116539001465</text:p>
          </table:table-cell>
          <table:table-cell office:value-type="float" office:value="16.0783681869507" calcext:value-type="float">
            <text:p>16.0783681869507</text:p>
          </table:table-cell>
          <table:table-cell office:value-type="float" office:value="16.1117253303528" calcext:value-type="float">
            <text:p>16.1117253303528</text:p>
          </table:table-cell>
          <table:table-cell office:value-type="float" office:value="16.1784398555756" calcext:value-type="float">
            <text:p>16.1784398555756</text:p>
          </table:table-cell>
          <table:table-cell office:value-type="float" office:value="16.2117969989777" calcext:value-type="float">
            <text:p>16.2117969989777</text:p>
          </table:table-cell>
          <table:table-cell office:value-type="float" office:value="16.3118681907654" calcext:value-type="float">
            <text:p>16.3118681907654</text:p>
          </table:table-cell>
          <table:table-cell office:value-type="float" office:value="16.678790807724" calcext:value-type="float">
            <text:p>16.678790807724</text:p>
          </table:table-cell>
          <table:table-cell office:value-type="float" office:value="16.7455036640167" calcext:value-type="float">
            <text:p>16.7455036640167</text:p>
          </table:table-cell>
          <table:table-cell office:value-type="float" office:value="16.8122165203094" calcext:value-type="float">
            <text:p>16.8122165203094</text:p>
          </table:table-cell>
          <table:table-cell office:value-type="float" office:value="16.8789293766022" calcext:value-type="float">
            <text:p>16.8789293766022</text:p>
          </table:table-cell>
          <table:table-cell office:value-type="float" office:value="16.9456422328949" calcext:value-type="float">
            <text:p>16.9456422328949</text:p>
          </table:table-cell>
          <table:table-cell office:value-type="float" office:value="17.012354850769" calcext:value-type="float">
            <text:p>17.012354850769</text:p>
          </table:table-cell>
          <table:table-cell office:value-type="float" office:value="17.0457112789154" calcext:value-type="float">
            <text:p>17.0457112789154</text:p>
          </table:table-cell>
          <table:table-cell office:value-type="float" office:value="17.0790674686432" calcext:value-type="float">
            <text:p>17.0790674686432</text:p>
          </table:table-cell>
          <table:table-cell office:value-type="float" office:value="17.1124238967896" calcext:value-type="float">
            <text:p>17.1124238967896</text:p>
          </table:table-cell>
          <table:table-cell office:value-type="float" office:value="17.1791365146637" calcext:value-type="float">
            <text:p>17.1791365146637</text:p>
          </table:table-cell>
          <table:table-cell office:value-type="float" office:value="17.2458491325378" calcext:value-type="float">
            <text:p>17.2458491325378</text:p>
          </table:table-cell>
          <table:table-cell office:value-type="float" office:value="17.2792053222656" calcext:value-type="float">
            <text:p>17.2792053222656</text:p>
          </table:table-cell>
          <table:table-cell office:value-type="float" office:value="17.3459177017212" calcext:value-type="float">
            <text:p>17.3459177017212</text:p>
          </table:table-cell>
          <table:table-cell office:value-type="float" office:value="17.4126307964325" calcext:value-type="float">
            <text:p>17.4126307964325</text:p>
          </table:table-cell>
          <table:table-cell office:value-type="float" office:value="17.4793448448181" calcext:value-type="float">
            <text:p>17.4793448448181</text:p>
          </table:table-cell>
          <table:table-cell office:value-type="float" office:value="17.5460584163666" calcext:value-type="float">
            <text:p>17.5460584163666</text:p>
          </table:table-cell>
          <table:table-cell office:value-type="float" office:value="17.5794150829315" calcext:value-type="float">
            <text:p>17.5794150829315</text:p>
          </table:table-cell>
          <table:table-cell office:value-type="float" office:value="17.64612865448" calcext:value-type="float">
            <text:p>17.64612865448</text:p>
          </table:table-cell>
          <table:table-cell office:value-type="float" office:value="17.7461993694305" calcext:value-type="float">
            <text:p>17.7461993694305</text:p>
          </table:table-cell>
          <table:table-cell office:value-type="float" office:value="17.812912940979" calcext:value-type="float">
            <text:p>17.812912940979</text:p>
          </table:table-cell>
          <table:table-cell office:value-type="float" office:value="17.8462696075439" calcext:value-type="float">
            <text:p>17.8462696075439</text:p>
          </table:table-cell>
          <table:table-cell office:value-type="float" office:value="17.9463398456574" calcext:value-type="float">
            <text:p>17.9463398456574</text:p>
          </table:table-cell>
          <table:table-cell office:value-type="float" office:value="17.9796965122223" calcext:value-type="float">
            <text:p>17.9796965122223</text:p>
          </table:table-cell>
          <table:table-cell office:value-type="float" office:value="18.0130531787872" calcext:value-type="float">
            <text:p>18.0130531787872</text:p>
          </table:table-cell>
          <table:table-cell office:value-type="float" office:value="18.0797669887543" calcext:value-type="float">
            <text:p>18.0797669887543</text:p>
          </table:table-cell>
          <table:table-cell office:value-type="float" office:value="18.1464803218842" calcext:value-type="float">
            <text:p>18.1464803218842</text:p>
          </table:table-cell>
          <table:table-cell office:value-type="float" office:value="18.213193655014" calcext:value-type="float">
            <text:p>18.213193655014</text:p>
          </table:table-cell>
          <table:table-cell office:value-type="float" office:value="18.246550321579" calcext:value-type="float">
            <text:p>18.246550321579</text:p>
          </table:table-cell>
          <table:table-cell office:value-type="float" office:value="18.3132636547089" calcext:value-type="float">
            <text:p>18.3132636547089</text:p>
          </table:table-cell>
          <table:table-cell office:value-type="float" office:value="18.4133338928223" calcext:value-type="float">
            <text:p>18.4133338928223</text:p>
          </table:table-cell>
          <table:table-cell office:value-type="float" office:value="18.4800472259521" calcext:value-type="float">
            <text:p>18.4800472259521</text:p>
          </table:table-cell>
          <table:table-cell office:value-type="float" office:value="18.546760559082" calcext:value-type="float">
            <text:p>18.546760559082</text:p>
          </table:table-cell>
          <table:table-cell office:value-type="float" office:value="18.6134738922119" calcext:value-type="float">
            <text:p>18.6134738922119</text:p>
          </table:table-cell>
          <table:table-cell office:value-type="float" office:value="18.7135438919067" calcext:value-type="float">
            <text:p>18.7135438919067</text:p>
          </table:table-cell>
          <table:table-cell office:value-type="float" office:value="18.7802572250366" calcext:value-type="float">
            <text:p>18.7802572250366</text:p>
          </table:table-cell>
          <table:table-cell office:value-type="float" office:value="18.8136138916016" calcext:value-type="float">
            <text:p>18.8136138916016</text:p>
          </table:table-cell>
          <table:table-cell office:value-type="float" office:value="18.8803269863129" calcext:value-type="float">
            <text:p>18.8803269863129</text:p>
          </table:table-cell>
          <table:table-cell office:value-type="float" office:value="18.9470403194428" calcext:value-type="float">
            <text:p>18.9470403194428</text:p>
          </table:table-cell>
          <table:table-cell office:value-type="float" office:value="19.0137534141541" calcext:value-type="float">
            <text:p>19.0137534141541</text:p>
          </table:table-cell>
          <table:table-cell office:value-type="float" office:value="19.0471098423004" calcext:value-type="float">
            <text:p>19.0471098423004</text:p>
          </table:table-cell>
          <table:table-cell office:value-type="float" office:value="19.0804665088654" calcext:value-type="float">
            <text:p>19.0804665088654</text:p>
          </table:table-cell>
          <table:table-cell office:value-type="float" office:value="19.1471798419952" calcext:value-type="float">
            <text:p>19.1471798419952</text:p>
          </table:table-cell>
          <table:table-cell office:value-type="float" office:value="19.2138929367065" calcext:value-type="float">
            <text:p>19.2138929367065</text:p>
          </table:table-cell>
          <table:table-cell office:value-type="float" office:value="19.2806057929993" calcext:value-type="float">
            <text:p>19.2806057929993</text:p>
          </table:table-cell>
          <table:table-cell office:value-type="float" office:value="19.3473188877106" calcext:value-type="float">
            <text:p>19.3473188877106</text:p>
          </table:table-cell>
          <table:table-cell office:value-type="float" office:value="19.4140319824219" calcext:value-type="float">
            <text:p>19.4140319824219</text:p>
          </table:table-cell>
          <table:table-cell office:value-type="float" office:value="19.4807455539703" calcext:value-type="float">
            <text:p>19.4807455539703</text:p>
          </table:table-cell>
          <table:table-cell office:value-type="float" office:value="19.5474591255188" calcext:value-type="float">
            <text:p>19.5474591255188</text:p>
          </table:table-cell>
          <table:table-cell office:value-type="float" office:value="19.5808157920837" calcext:value-type="float">
            <text:p>19.5808157920837</text:p>
          </table:table-cell>
          <table:table-cell office:value-type="float" office:value="19.6141724586487" calcext:value-type="float">
            <text:p>19.6141724586487</text:p>
          </table:table-cell>
          <table:table-cell office:value-type="float" office:value="19.6475291252136" calcext:value-type="float">
            <text:p>19.6475291252136</text:p>
          </table:table-cell>
          <table:table-cell office:value-type="float" office:value="19.7142426967621" calcext:value-type="float">
            <text:p>19.7142426967621</text:p>
          </table:table-cell>
          <table:table-cell office:value-type="float" office:value="19.747599363327" calcext:value-type="float">
            <text:p>19.747599363327</text:p>
          </table:table-cell>
          <table:table-cell office:value-type="float" office:value="19.780956029892" calcext:value-type="float">
            <text:p>19.780956029892</text:p>
          </table:table-cell>
          <table:table-cell office:value-type="float" office:value="19.8810262680054" calcext:value-type="float">
            <text:p>19.8810262680054</text:p>
          </table:table-cell>
          <table:table-cell office:value-type="float" office:value="19.9143829345703" calcext:value-type="float">
            <text:p>19.9143829345703</text:p>
          </table:table-cell>
          <table:table-cell office:value-type="float" office:value="19.9810962677002" calcext:value-type="float">
            <text:p>19.9810962677002</text:p>
          </table:table-cell>
          <table:table-cell office:value-type="float" office:value="20.081166267395" calcext:value-type="float">
            <text:p>20.081166267395</text:p>
          </table:table-cell>
          <table:table-cell office:value-type="float" office:value="20.11452293396" calcext:value-type="float">
            <text:p>20.11452293396</text:p>
          </table:table-cell>
          <table:table-cell office:value-type="float" office:value="20.1812360286713" calcext:value-type="float">
            <text:p>20.1812360286713</text:p>
          </table:table-cell>
          <table:table-cell office:value-type="float" office:value="20.2479496002197" calcext:value-type="float">
            <text:p>20.2479496002197</text:p>
          </table:table-cell>
          <table:table-cell office:value-type="float" office:value="20.348019361496" calcext:value-type="float">
            <text:p>20.348019361496</text:p>
          </table:table-cell>
          <table:table-cell office:value-type="float" office:value="20.4480888843536" calcext:value-type="float">
            <text:p>20.4480888843536</text:p>
          </table:table-cell>
          <table:table-cell office:value-type="float" office:value="20.5148017406464" calcext:value-type="float">
            <text:p>20.5148017406464</text:p>
          </table:table-cell>
          <table:table-cell office:value-type="float" office:value="20.5815145969391" calcext:value-type="float">
            <text:p>20.5815145969391</text:p>
          </table:table-cell>
          <table:table-cell office:value-type="float" office:value="20.6148707866669" calcext:value-type="float">
            <text:p>20.6148707866669</text:p>
          </table:table-cell>
          <table:table-cell office:value-type="float" office:value="20.6815838813782" calcext:value-type="float">
            <text:p>20.6815838813782</text:p>
          </table:table-cell>
          <table:table-cell office:value-type="float" office:value="20.714940071106" calcext:value-type="float">
            <text:p>20.714940071106</text:p>
          </table:table-cell>
          <table:table-cell office:value-type="float" office:value="20.7482964992523" calcext:value-type="float">
            <text:p>20.7482964992523</text:p>
          </table:table-cell>
          <table:table-cell office:value-type="float" office:value="20.7816529273987" calcext:value-type="float">
            <text:p>20.7816529273987</text:p>
          </table:table-cell>
          <table:table-cell office:value-type="float" office:value="20.8483655452728" calcext:value-type="float">
            <text:p>20.8483655452728</text:p>
          </table:table-cell>
          <table:table-cell office:value-type="float" office:value="20.8817217350006" calcext:value-type="float">
            <text:p>20.8817217350006</text:p>
          </table:table-cell>
          <table:table-cell office:value-type="float" office:value="20.9150779247284" calcext:value-type="float">
            <text:p>20.9150779247284</text:p>
          </table:table-cell>
          <table:table-cell office:value-type="float" office:value="20.9484343528748" calcext:value-type="float">
            <text:p>20.9484343528748</text:p>
          </table:table-cell>
          <table:table-cell office:value-type="float" office:value="21.0151467323303" calcext:value-type="float">
            <text:p>21.0151467323303</text:p>
          </table:table-cell>
          <table:table-cell office:value-type="float" office:value="21.0485031604767" calcext:value-type="float">
            <text:p>21.0485031604767</text:p>
          </table:table-cell>
          <table:table-cell office:value-type="float" office:value="21.0818593502045" calcext:value-type="float">
            <text:p>21.0818593502045</text:p>
          </table:table-cell>
          <table:table-cell office:value-type="float" office:value="21.14857172966" calcext:value-type="float">
            <text:p>21.14857172966</text:p>
          </table:table-cell>
          <table:table-cell office:value-type="float" office:value="21.2152841091156" calcext:value-type="float">
            <text:p>21.2152841091156</text:p>
          </table:table-cell>
          <table:table-cell office:value-type="float" office:value="21.2819967269897" calcext:value-type="float">
            <text:p>21.2819967269897</text:p>
          </table:table-cell>
          <table:table-cell office:value-type="float" office:value="21.3153529167175" calcext:value-type="float">
            <text:p>21.3153529167175</text:p>
          </table:table-cell>
          <table:table-cell office:value-type="float" office:value="21.3820652961731" calcext:value-type="float">
            <text:p>21.3820652961731</text:p>
          </table:table-cell>
          <table:table-cell office:value-type="float" office:value="21.4154214859009" calcext:value-type="float">
            <text:p>21.4154214859009</text:p>
          </table:table-cell>
          <table:table-cell office:value-type="float" office:value="21.4487774372101" calcext:value-type="float">
            <text:p>21.4487774372101</text:p>
          </table:table-cell>
          <table:table-cell office:value-type="float" office:value="21.5154895782471" calcext:value-type="float">
            <text:p>21.5154895782471</text:p>
          </table:table-cell>
          <table:table-cell office:value-type="float" office:value="21.5488457679749" calcext:value-type="float">
            <text:p>21.5488457679749</text:p>
          </table:table-cell>
          <table:table-cell office:value-type="float" office:value="21.5822017192841" calcext:value-type="float">
            <text:p>21.5822017192841</text:p>
          </table:table-cell>
          <table:table-cell office:value-type="float" office:value="21.648913860321" calcext:value-type="float">
            <text:p>21.648913860321</text:p>
          </table:table-cell>
          <table:table-cell office:value-type="float" office:value="21.6822698116302" calcext:value-type="float">
            <text:p>21.682269811630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8771484758645" calcext:value-type="float">
            <text:p>0.138771484758645</text:p>
          </table:table-cell>
          <table:table-cell office:value-type="float" office:value="0.138837890253534" calcext:value-type="float">
            <text:p>0.138837890253534</text:p>
          </table:table-cell>
          <table:table-cell office:value-type="float" office:value="0.139102519921318" calcext:value-type="float">
            <text:p>0.139102519921318</text:p>
          </table:table-cell>
          <table:table-cell office:value-type="float" office:value="0.138887401483243" calcext:value-type="float">
            <text:p>0.138887401483243</text:p>
          </table:table-cell>
          <table:table-cell office:value-type="float" office:value="0.138880399237805" calcext:value-type="float">
            <text:p>0.138880399237805</text:p>
          </table:table-cell>
          <table:table-cell office:value-type="float" office:value="0.138829910078854" calcext:value-type="float">
            <text:p>0.138829910078854</text:p>
          </table:table-cell>
          <table:table-cell office:value-type="float" office:value="0.13879162940047" calcext:value-type="float">
            <text:p>0.13879162940047</text:p>
          </table:table-cell>
          <table:table-cell office:value-type="float" office:value="0.138854837050064" calcext:value-type="float">
            <text:p>0.138854837050064</text:p>
          </table:table-cell>
          <table:table-cell office:value-type="float" office:value="0.139089999357067" calcext:value-type="float">
            <text:p>0.139089999357067</text:p>
          </table:table-cell>
          <table:table-cell office:value-type="float" office:value="0.138762815492646" calcext:value-type="float">
            <text:p>0.138762815492646</text:p>
          </table:table-cell>
          <table:table-cell office:value-type="float" office:value="0.138908134535499" calcext:value-type="float">
            <text:p>0.138908134535499</text:p>
          </table:table-cell>
          <table:table-cell office:value-type="float" office:value="0.138918682970851" calcext:value-type="float">
            <text:p>0.138918682970851</text:p>
          </table:table-cell>
          <table:table-cell office:value-type="float" office:value="0.138902981964779" calcext:value-type="float">
            <text:p>0.138902981964779</text:p>
          </table:table-cell>
          <table:table-cell office:value-type="float" office:value="0.138776115879958" calcext:value-type="float">
            <text:p>0.138776115879958</text:p>
          </table:table-cell>
          <table:table-cell office:value-type="float" office:value="0.138838556515814" calcext:value-type="float">
            <text:p>0.138838556515814</text:p>
          </table:table-cell>
          <table:table-cell office:value-type="float" office:value="0.138948043323158" calcext:value-type="float">
            <text:p>0.138948043323158</text:p>
          </table:table-cell>
          <table:table-cell office:value-type="float" office:value="0.138983102412537" calcext:value-type="float">
            <text:p>0.138983102412537</text:p>
          </table:table-cell>
          <table:table-cell office:value-type="float" office:value="0.138910059403414" calcext:value-type="float">
            <text:p>0.138910059403414</text:p>
          </table:table-cell>
          <table:table-cell office:value-type="float" office:value="0.139025396458023" calcext:value-type="float">
            <text:p>0.139025396458023</text:p>
          </table:table-cell>
          <table:table-cell office:value-type="float" office:value="0.138909908743472" calcext:value-type="float">
            <text:p>0.138909908743472</text:p>
          </table:table-cell>
          <table:table-cell office:value-type="float" office:value="0.1389121991145" calcext:value-type="float">
            <text:p>0.1389121991145</text:p>
          </table:table-cell>
          <table:table-cell office:value-type="float" office:value="0.138832931945948" calcext:value-type="float">
            <text:p>0.138832931945948</text:p>
          </table:table-cell>
          <table:table-cell office:value-type="float" office:value="0.139012319649314" calcext:value-type="float">
            <text:p>0.139012319649314</text:p>
          </table:table-cell>
          <table:table-cell office:value-type="float" office:value="0.138975890512749" calcext:value-type="float">
            <text:p>0.138975890512749</text:p>
          </table:table-cell>
          <table:table-cell office:value-type="float" office:value="0.138998324450997" calcext:value-type="float">
            <text:p>0.138998324450997</text:p>
          </table:table-cell>
          <table:table-cell office:value-type="float" office:value="0.138863863639221" calcext:value-type="float">
            <text:p>0.138863863639221</text:p>
          </table:table-cell>
          <table:table-cell office:value-type="float" office:value="0.138947048356778" calcext:value-type="float">
            <text:p>0.138947048356778</text:p>
          </table:table-cell>
          <table:table-cell office:value-type="float" office:value="0.138907823207349" calcext:value-type="float">
            <text:p>0.138907823207349</text:p>
          </table:table-cell>
          <table:table-cell office:value-type="float" office:value="0.138981390969293" calcext:value-type="float">
            <text:p>0.138981390969293</text:p>
          </table:table-cell>
          <table:table-cell office:value-type="float" office:value="0.139009255225205" calcext:value-type="float">
            <text:p>0.139009255225205</text:p>
          </table:table-cell>
          <table:table-cell office:value-type="float" office:value="0.138849747112095" calcext:value-type="float">
            <text:p>0.138849747112095</text:p>
          </table:table-cell>
          <table:table-cell office:value-type="float" office:value="0.138899435527181" calcext:value-type="float">
            <text:p>0.138899435527181</text:p>
          </table:table-cell>
          <table:table-cell office:value-type="float" office:value="0.138763791216294" calcext:value-type="float">
            <text:p>0.138763791216294</text:p>
          </table:table-cell>
          <table:table-cell office:value-type="float" office:value="0.13901225694008" calcext:value-type="float">
            <text:p>0.13901225694008</text:p>
          </table:table-cell>
          <table:table-cell office:value-type="float" office:value="0.139029902240356" calcext:value-type="float">
            <text:p>0.139029902240356</text:p>
          </table:table-cell>
          <table:table-cell office:value-type="float" office:value="0.138901691431317" calcext:value-type="float">
            <text:p>0.138901691431317</text:p>
          </table:table-cell>
          <table:table-cell office:value-type="float" office:value="0.138836090906245" calcext:value-type="float">
            <text:p>0.138836090906245</text:p>
          </table:table-cell>
          <table:table-cell office:value-type="float" office:value="0.13891837762448" calcext:value-type="float">
            <text:p>0.13891837762448</text:p>
          </table:table-cell>
          <table:table-cell office:value-type="float" office:value="0.139003656051177" calcext:value-type="float">
            <text:p>0.139003656051177</text:p>
          </table:table-cell>
          <table:table-cell office:value-type="float" office:value="0.139067688728338" calcext:value-type="float">
            <text:p>0.139067688728338</text:p>
          </table:table-cell>
          <table:table-cell office:value-type="float" office:value="0.138938812560925" calcext:value-type="float">
            <text:p>0.138938812560925</text:p>
          </table:table-cell>
          <table:table-cell office:value-type="float" office:value="0.138721752102927" calcext:value-type="float">
            <text:p>0.138721752102927</text:p>
          </table:table-cell>
          <table:table-cell office:value-type="float" office:value="0.138628000221586" calcext:value-type="float">
            <text:p>0.138628000221586</text:p>
          </table:table-cell>
          <table:table-cell office:value-type="float" office:value="0.139640771007714" calcext:value-type="float">
            <text:p>0.139640771007714</text:p>
          </table:table-cell>
          <table:table-cell office:value-type="float" office:value="0.142419374231301" calcext:value-type="float">
            <text:p>0.142419374231301</text:p>
          </table:table-cell>
          <table:table-cell office:value-type="float" office:value="0.143222819844617" calcext:value-type="float">
            <text:p>0.143222819844617</text:p>
          </table:table-cell>
          <table:table-cell office:value-type="float" office:value="0.144575050382868" calcext:value-type="float">
            <text:p>0.144575050382868</text:p>
          </table:table-cell>
          <table:table-cell office:value-type="float" office:value="0.144413151475017" calcext:value-type="float">
            <text:p>0.144413151475017</text:p>
          </table:table-cell>
          <table:table-cell office:value-type="float" office:value="0.144106693697956" calcext:value-type="float">
            <text:p>0.144106693697956</text:p>
          </table:table-cell>
          <table:table-cell office:value-type="float" office:value="0.143750617875658" calcext:value-type="float">
            <text:p>0.143750617875658</text:p>
          </table:table-cell>
          <table:table-cell office:value-type="float" office:value="0.139895740529842" calcext:value-type="float">
            <text:p>0.139895740529842</text:p>
          </table:table-cell>
          <table:table-cell office:value-type="float" office:value="0.14527365220654" calcext:value-type="float">
            <text:p>0.14527365220654</text:p>
          </table:table-cell>
          <table:table-cell office:value-type="float" office:value="0.155404480280327" calcext:value-type="float">
            <text:p>0.155404480280327</text:p>
          </table:table-cell>
          <table:table-cell office:value-type="float" office:value="0.196530307105619" calcext:value-type="float">
            <text:p>0.196530307105619</text:p>
          </table:table-cell>
          <table:table-cell office:value-type="float" office:value="0.194959175194041" calcext:value-type="float">
            <text:p>0.194959175194041</text:p>
          </table:table-cell>
          <table:table-cell office:value-type="float" office:value="0.189477051181225" calcext:value-type="float">
            <text:p>0.189477051181225</text:p>
          </table:table-cell>
          <table:table-cell office:value-type="float" office:value="0.190626473088896" calcext:value-type="float">
            <text:p>0.190626473088896</text:p>
          </table:table-cell>
          <table:table-cell office:value-type="float" office:value="0.191459221057194" calcext:value-type="float">
            <text:p>0.191459221057194</text:p>
          </table:table-cell>
          <table:table-cell office:value-type="float" office:value="0.193663098227251" calcext:value-type="float">
            <text:p>0.193663098227251</text:p>
          </table:table-cell>
          <table:table-cell office:value-type="float" office:value="0.193560837324993" calcext:value-type="float">
            <text:p>0.193560837324993</text:p>
          </table:table-cell>
          <table:table-cell office:value-type="float" office:value="0.196075752100918" calcext:value-type="float">
            <text:p>0.196075752100918</text:p>
          </table:table-cell>
          <table:table-cell office:value-type="float" office:value="0.200545287786436" calcext:value-type="float">
            <text:p>0.200545287786436</text:p>
          </table:table-cell>
          <table:table-cell office:value-type="float" office:value="0.2051519048934" calcext:value-type="float">
            <text:p>0.2051519048934</text:p>
          </table:table-cell>
          <table:table-cell office:value-type="float" office:value="0.195205125439154" calcext:value-type="float">
            <text:p>0.195205125439154</text:p>
          </table:table-cell>
          <table:table-cell office:value-type="float" office:value="0.188356796512154" calcext:value-type="float">
            <text:p>0.188356796512154</text:p>
          </table:table-cell>
          <table:table-cell office:value-type="float" office:value="0.192905943886084" calcext:value-type="float">
            <text:p>0.192905943886084</text:p>
          </table:table-cell>
          <table:table-cell office:value-type="float" office:value="0.193715496601046" calcext:value-type="float">
            <text:p>0.193715496601046</text:p>
          </table:table-cell>
          <table:table-cell office:value-type="float" office:value="0.194896586844385" calcext:value-type="float">
            <text:p>0.194896586844385</text:p>
          </table:table-cell>
          <table:table-cell office:value-type="float" office:value="0.194302554218262" calcext:value-type="float">
            <text:p>0.194302554218262</text:p>
          </table:table-cell>
          <table:table-cell office:value-type="float" office:value="0.19299989171613" calcext:value-type="float">
            <text:p>0.19299989171613</text:p>
          </table:table-cell>
          <table:table-cell office:value-type="float" office:value="0.191692664492086" calcext:value-type="float">
            <text:p>0.191692664492086</text:p>
          </table:table-cell>
          <table:table-cell office:value-type="float" office:value="0.189740068004326" calcext:value-type="float">
            <text:p>0.189740068004326</text:p>
          </table:table-cell>
          <table:table-cell office:value-type="float" office:value="0.19723262225052" calcext:value-type="float">
            <text:p>0.19723262225052</text:p>
          </table:table-cell>
          <table:table-cell office:value-type="float" office:value="0.129108850954318" calcext:value-type="float">
            <text:p>0.129108850954318</text:p>
          </table:table-cell>
          <table:table-cell office:value-type="float" office:value="0.128055868076211" calcext:value-type="float">
            <text:p>0.128055868076211</text:p>
          </table:table-cell>
          <table:table-cell office:value-type="float" office:value="0.127071784145291" calcext:value-type="float">
            <text:p>0.127071784145291</text:p>
          </table:table-cell>
          <table:table-cell office:value-type="float" office:value="0.123793925009823" calcext:value-type="float">
            <text:p>0.123793925009823</text:p>
          </table:table-cell>
          <table:table-cell office:value-type="float" office:value="0.121381452016016" calcext:value-type="float">
            <text:p>0.121381452016016</text:p>
          </table:table-cell>
          <table:table-cell office:value-type="float" office:value="0.124416886446034" calcext:value-type="float">
            <text:p>0.124416886446034</text:p>
          </table:table-cell>
          <table:table-cell office:value-type="float" office:value="0.126576164624103" calcext:value-type="float">
            <text:p>0.126576164624103</text:p>
          </table:table-cell>
          <table:table-cell office:value-type="float" office:value="0.127356940869537" calcext:value-type="float">
            <text:p>0.127356940869537</text:p>
          </table:table-cell>
          <table:table-cell office:value-type="float" office:value="0.132973796107519" calcext:value-type="float">
            <text:p>0.132973796107519</text:p>
          </table:table-cell>
          <table:table-cell office:value-type="float" office:value="0.145620879434918" calcext:value-type="float">
            <text:p>0.145620879434918</text:p>
          </table:table-cell>
          <table:table-cell office:value-type="float" office:value="0.147609623515693" calcext:value-type="float">
            <text:p>0.147609623515693</text:p>
          </table:table-cell>
          <table:table-cell office:value-type="float" office:value="0.152302515488615" calcext:value-type="float">
            <text:p>0.152302515488615</text:p>
          </table:table-cell>
          <table:table-cell office:value-type="float" office:value="0.157946498524675" calcext:value-type="float">
            <text:p>0.157946498524675</text:p>
          </table:table-cell>
          <table:table-cell office:value-type="float" office:value="0.158426083566129" calcext:value-type="float">
            <text:p>0.158426083566129</text:p>
          </table:table-cell>
          <table:table-cell office:value-type="float" office:value="0.153026695089483" calcext:value-type="float">
            <text:p>0.153026695089483</text:p>
          </table:table-cell>
          <table:table-cell office:value-type="float" office:value="0.147327783840636" calcext:value-type="float">
            <text:p>0.147327783840636</text:p>
          </table:table-cell>
          <table:table-cell office:value-type="float" office:value="0.136836771359092" calcext:value-type="float">
            <text:p>0.136836771359092</text:p>
          </table:table-cell>
          <table:table-cell office:value-type="float" office:value="0.134487053638799" calcext:value-type="float">
            <text:p>0.134487053638799</text:p>
          </table:table-cell>
          <table:table-cell office:value-type="float" office:value="0.137376345714291" calcext:value-type="float">
            <text:p>0.137376345714291</text:p>
          </table:table-cell>
          <table:table-cell office:value-type="float" office:value="0.173242860703975" calcext:value-type="float">
            <text:p>0.173242860703975</text:p>
          </table:table-cell>
          <table:table-cell office:value-type="float" office:value="0.183489886391158" calcext:value-type="float">
            <text:p>0.183489886391158</text:p>
          </table:table-cell>
          <table:table-cell office:value-type="float" office:value="0.183982852368214" calcext:value-type="float">
            <text:p>0.183982852368214</text:p>
          </table:table-cell>
          <table:table-cell office:value-type="float" office:value="0.17707646346272" calcext:value-type="float">
            <text:p>0.17707646346272</text:p>
          </table:table-cell>
          <table:table-cell office:value-type="float" office:value="0.174129052946137" calcext:value-type="float">
            <text:p>0.174129052946137</text:p>
          </table:table-cell>
          <table:table-cell office:value-type="float" office:value="0.175707967591157" calcext:value-type="float">
            <text:p>0.175707967591157</text:p>
          </table:table-cell>
          <table:table-cell office:value-type="float" office:value="0.174915649117933" calcext:value-type="float">
            <text:p>0.174915649117933</text:p>
          </table:table-cell>
          <table:table-cell office:value-type="float" office:value="0.17883285192543" calcext:value-type="float">
            <text:p>0.17883285192543</text:p>
          </table:table-cell>
          <table:table-cell office:value-type="float" office:value="0.187364831408262" calcext:value-type="float">
            <text:p>0.187364831408262</text:p>
          </table:table-cell>
          <table:table-cell office:value-type="float" office:value="0.170800782424926" calcext:value-type="float">
            <text:p>0.170800782424926</text:p>
          </table:table-cell>
          <table:table-cell office:value-type="float" office:value="0.158593071307904" calcext:value-type="float">
            <text:p>0.158593071307904</text:p>
          </table:table-cell>
          <table:table-cell office:value-type="float" office:value="0.152443578828535" calcext:value-type="float">
            <text:p>0.152443578828535</text:p>
          </table:table-cell>
          <table:table-cell office:value-type="float" office:value="0.153939613096158" calcext:value-type="float">
            <text:p>0.153939613096158</text:p>
          </table:table-cell>
          <table:table-cell office:value-type="float" office:value="0.16502301820763" calcext:value-type="float">
            <text:p>0.16502301820763</text:p>
          </table:table-cell>
          <table:table-cell office:value-type="float" office:value="0.162705409587006" calcext:value-type="float">
            <text:p>0.162705409587006</text:p>
          </table:table-cell>
          <table:table-cell office:value-type="float" office:value="0.163250132775198" calcext:value-type="float">
            <text:p>0.163250132775198</text:p>
          </table:table-cell>
          <table:table-cell office:value-type="float" office:value="0.167272745384895" calcext:value-type="float">
            <text:p>0.167272745384895</text:p>
          </table:table-cell>
          <table:table-cell office:value-type="float" office:value="0.128204778210125" calcext:value-type="float">
            <text:p>0.128204778210125</text:p>
          </table:table-cell>
          <table:table-cell office:value-type="float" office:value="0.137873148122824" calcext:value-type="float">
            <text:p>0.137873148122824</text:p>
          </table:table-cell>
          <table:table-cell office:value-type="float" office:value="0.135608189558605" calcext:value-type="float">
            <text:p>0.135608189558605</text:p>
          </table:table-cell>
          <table:table-cell office:value-type="float" office:value="0.13302720999121" calcext:value-type="float">
            <text:p>0.13302720999121</text:p>
          </table:table-cell>
          <table:table-cell office:value-type="float" office:value="0.134423659871569" calcext:value-type="float">
            <text:p>0.134423659871569</text:p>
          </table:table-cell>
          <table:table-cell office:value-type="float" office:value="0.148097974464031" calcext:value-type="float">
            <text:p>0.148097974464031</text:p>
          </table:table-cell>
          <table:table-cell office:value-type="float" office:value="0.14842222290799" calcext:value-type="float">
            <text:p>0.14842222290799</text:p>
          </table:table-cell>
          <table:table-cell office:value-type="float" office:value="0.150191186479563" calcext:value-type="float">
            <text:p>0.150191186479563</text:p>
          </table:table-cell>
          <table:table-cell office:value-type="float" office:value="0.158063260914618" calcext:value-type="float">
            <text:p>0.158063260914618</text:p>
          </table:table-cell>
          <table:table-cell office:value-type="float" office:value="0.158997683733096" calcext:value-type="float">
            <text:p>0.158997683733096</text:p>
          </table:table-cell>
          <table:table-cell office:value-type="float" office:value="0.157816645500897" calcext:value-type="float">
            <text:p>0.157816645500897</text:p>
          </table:table-cell>
          <table:table-cell office:value-type="float" office:value="0.163811578663162" calcext:value-type="float">
            <text:p>0.163811578663162</text:p>
          </table:table-cell>
          <table:table-cell office:value-type="float" office:value="0.170384482313426" calcext:value-type="float">
            <text:p>0.170384482313426</text:p>
          </table:table-cell>
          <table:table-cell office:value-type="float" office:value="0.172728252614052" calcext:value-type="float">
            <text:p>0.172728252614052</text:p>
          </table:table-cell>
          <table:table-cell office:value-type="float" office:value="0.17303822128405" calcext:value-type="float">
            <text:p>0.17303822128405</text:p>
          </table:table-cell>
          <table:table-cell office:value-type="float" office:value="0.171997401203677" calcext:value-type="float">
            <text:p>0.171997401203677</text:p>
          </table:table-cell>
          <table:table-cell office:value-type="float" office:value="0.170943677747886" calcext:value-type="float">
            <text:p>0.170943677747886</text:p>
          </table:table-cell>
          <table:table-cell office:value-type="float" office:value="0.173822968195366" calcext:value-type="float">
            <text:p>0.173822968195366</text:p>
          </table:table-cell>
          <table:table-cell office:value-type="float" office:value="0.179178200921888" calcext:value-type="float">
            <text:p>0.179178200921888</text:p>
          </table:table-cell>
          <table:table-cell office:value-type="float" office:value="0.178447825675563" calcext:value-type="float">
            <text:p>0.178447825675563</text:p>
          </table:table-cell>
          <table:table-cell office:value-type="float" office:value="0.190749353330802" calcext:value-type="float">
            <text:p>0.190749353330802</text:p>
          </table:table-cell>
          <table:table-cell office:value-type="float" office:value="0.195137461454838" calcext:value-type="float">
            <text:p>0.195137461454838</text:p>
          </table:table-cell>
          <table:table-cell office:value-type="float" office:value="0.207818934494634" calcext:value-type="float">
            <text:p>0.207818934494634</text:p>
          </table:table-cell>
          <table:table-cell office:value-type="float" office:value="0.200696969746934" calcext:value-type="float">
            <text:p>0.200696969746934</text:p>
          </table:table-cell>
          <table:table-cell office:value-type="float" office:value="0.19683815151095" calcext:value-type="float">
            <text:p>0.19683815151095</text:p>
          </table:table-cell>
          <table:table-cell office:value-type="float" office:value="0.193693319862914" calcext:value-type="float">
            <text:p>0.193693319862914</text:p>
          </table:table-cell>
          <table:table-cell office:value-type="float" office:value="0.191710839136786" calcext:value-type="float">
            <text:p>0.191710839136786</text:p>
          </table:table-cell>
          <table:table-cell office:value-type="float" office:value="0.191093487657495" calcext:value-type="float">
            <text:p>0.191093487657495</text:p>
          </table:table-cell>
          <table:table-cell office:value-type="float" office:value="0.193435248028948" calcext:value-type="float">
            <text:p>0.193435248028948</text:p>
          </table:table-cell>
          <table:table-cell office:value-type="float" office:value="0.194157394885561" calcext:value-type="float">
            <text:p>0.194157394885561</text:p>
          </table:table-cell>
          <table:table-cell office:value-type="float" office:value="0.193314855702373" calcext:value-type="float">
            <text:p>0.193314855702373</text:p>
          </table:table-cell>
          <table:table-cell office:value-type="float" office:value="0.194899511945619" calcext:value-type="float">
            <text:p>0.194899511945619</text:p>
          </table:table-cell>
          <table:table-cell office:value-type="float" office:value="0.19728383091257" calcext:value-type="float">
            <text:p>0.19728383091257</text:p>
          </table:table-cell>
          <table:table-cell office:value-type="float" office:value="0.207003832604271" calcext:value-type="float">
            <text:p>0.207003832604271</text:p>
          </table:table-cell>
          <table:table-cell office:value-type="float" office:value="0.205259559486469" calcext:value-type="float">
            <text:p>0.205259559486469</text:p>
          </table:table-cell>
          <table:table-cell office:value-type="float" office:value="0.199300868824278" calcext:value-type="float">
            <text:p>0.199300868824278</text:p>
          </table:table-cell>
          <table:table-cell office:value-type="float" office:value="0.193906744395532" calcext:value-type="float">
            <text:p>0.193906744395532</text:p>
          </table:table-cell>
          <table:table-cell office:value-type="float" office:value="0.195775639464856" calcext:value-type="float">
            <text:p>0.195775639464856</text:p>
          </table:table-cell>
          <table:table-cell office:value-type="float" office:value="0.198730769837844" calcext:value-type="float">
            <text:p>0.198730769837844</text:p>
          </table:table-cell>
          <table:table-cell office:value-type="float" office:value="0.200180936019956" calcext:value-type="float">
            <text:p>0.200180936019956</text:p>
          </table:table-cell>
          <table:table-cell office:value-type="float" office:value="0.20164983461308" calcext:value-type="float">
            <text:p>0.20164983461308</text:p>
          </table:table-cell>
          <table:table-cell office:value-type="float" office:value="0.201170411439736" calcext:value-type="float">
            <text:p>0.201170411439736</text:p>
          </table:table-cell>
          <table:table-cell office:value-type="float" office:value="0.200743311838957" calcext:value-type="float">
            <text:p>0.200743311838957</text:p>
          </table:table-cell>
          <table:table-cell office:value-type="float" office:value="0.199192982420233" calcext:value-type="float">
            <text:p>0.199192982420233</text:p>
          </table:table-cell>
          <table:table-cell office:value-type="float" office:value="0.198989538793073" calcext:value-type="float">
            <text:p>0.198989538793073</text:p>
          </table:table-cell>
          <table:table-cell office:value-type="float" office:value="0.199245409438994" calcext:value-type="float">
            <text:p>0.199245409438994</text:p>
          </table:table-cell>
          <table:table-cell office:value-type="float" office:value="0.133278554523519" calcext:value-type="float">
            <text:p>0.133278554523519</text:p>
          </table:table-cell>
          <table:table-cell office:value-type="float" office:value="0.130413109592599" calcext:value-type="float">
            <text:p>0.130413109592599</text:p>
          </table:table-cell>
          <table:table-cell office:value-type="float" office:value="0.129082938469626" calcext:value-type="float">
            <text:p>0.129082938469626</text:p>
          </table:table-cell>
          <table:table-cell office:value-type="float" office:value="0.123310532665402" calcext:value-type="float">
            <text:p>0.123310532665402</text:p>
          </table:table-cell>
          <table:table-cell office:value-type="float" office:value="0.126042915829037" calcext:value-type="float">
            <text:p>0.126042915829037</text:p>
          </table:table-cell>
          <table:table-cell office:value-type="float" office:value="0.130919698475922" calcext:value-type="float">
            <text:p>0.130919698475922</text:p>
          </table:table-cell>
          <table:table-cell office:value-type="float" office:value="0.139068099102228" calcext:value-type="float">
            <text:p>0.139068099102228</text:p>
          </table:table-cell>
          <table:table-cell office:value-type="float" office:value="0.149918233602284" calcext:value-type="float">
            <text:p>0.149918233602284</text:p>
          </table:table-cell>
          <table:table-cell office:value-type="float" office:value="0.151319658453339" calcext:value-type="float">
            <text:p>0.151319658453339</text:p>
          </table:table-cell>
          <table:table-cell office:value-type="float" office:value="0.157813128798735" calcext:value-type="float">
            <text:p>0.157813128798735</text:p>
          </table:table-cell>
          <table:table-cell office:value-type="float" office:value="0.164040470836606" calcext:value-type="float">
            <text:p>0.164040470836606</text:p>
          </table:table-cell>
          <table:table-cell office:value-type="float" office:value="0.172606517268332" calcext:value-type="float">
            <text:p>0.172606517268332</text:p>
          </table:table-cell>
          <table:table-cell office:value-type="float" office:value="0.172317185793273" calcext:value-type="float">
            <text:p>0.172317185793273</text:p>
          </table:table-cell>
          <table:table-cell office:value-type="float" office:value="0.164110434439076" calcext:value-type="float">
            <text:p>0.164110434439076</text:p>
          </table:table-cell>
          <table:table-cell office:value-type="float" office:value="0.158867022849549" calcext:value-type="float">
            <text:p>0.158867022849549</text:p>
          </table:table-cell>
          <table:table-cell office:value-type="float" office:value="0.149612243416746" calcext:value-type="float">
            <text:p>0.149612243416746</text:p>
          </table:table-cell>
          <table:table-cell office:value-type="float" office:value="0.15833965325315" calcext:value-type="float">
            <text:p>0.15833965325315</text:p>
          </table:table-cell>
          <table:table-cell office:value-type="float" office:value="0.186602741978983" calcext:value-type="float">
            <text:p>0.186602741978983</text:p>
          </table:table-cell>
          <table:table-cell office:value-type="float" office:value="0.18261266471703" calcext:value-type="float">
            <text:p>0.18261266471703</text:p>
          </table:table-cell>
          <table:table-cell office:value-type="float" office:value="0.177856533781556" calcext:value-type="float">
            <text:p>0.177856533781556</text:p>
          </table:table-cell>
          <table:table-cell office:value-type="float" office:value="0.179230362619531" calcext:value-type="float">
            <text:p>0.179230362619531</text:p>
          </table:table-cell>
          <table:table-cell office:value-type="float" office:value="0.180636312892947" calcext:value-type="float">
            <text:p>0.180636312892947</text:p>
          </table:table-cell>
          <table:table-cell office:value-type="float" office:value="0.182359802329456" calcext:value-type="float">
            <text:p>0.182359802329456</text:p>
          </table:table-cell>
          <table:table-cell office:value-type="float" office:value="0.180932518210589" calcext:value-type="float">
            <text:p>0.180932518210589</text:p>
          </table:table-cell>
          <table:table-cell office:value-type="float" office:value="0.187695662288833" calcext:value-type="float">
            <text:p>0.187695662288833</text:p>
          </table:table-cell>
          <table:table-cell office:value-type="float" office:value="0.198498965274513" calcext:value-type="float">
            <text:p>0.198498965274513</text:p>
          </table:table-cell>
          <table:table-cell office:value-type="float" office:value="0.190578442860807" calcext:value-type="float">
            <text:p>0.190578442860807</text:p>
          </table:table-cell>
          <table:table-cell office:value-type="float" office:value="0.184903314464848" calcext:value-type="float">
            <text:p>0.184903314464848</text:p>
          </table:table-cell>
          <table:table-cell office:value-type="float" office:value="0.182979239543246" calcext:value-type="float">
            <text:p>0.182979239543246</text:p>
          </table:table-cell>
          <table:table-cell office:value-type="float" office:value="0.187212792132287" calcext:value-type="float">
            <text:p>0.187212792132287</text:p>
          </table:table-cell>
          <table:table-cell office:value-type="float" office:value="0.191070717335058" calcext:value-type="float">
            <text:p>0.191070717335058</text:p>
          </table:table-cell>
          <table:table-cell office:value-type="float" office:value="0.19406229309037" calcext:value-type="float">
            <text:p>0.19406229309037</text:p>
          </table:table-cell>
          <table:table-cell office:value-type="float" office:value="0.200961379644059" calcext:value-type="float">
            <text:p>0.200961379644059</text:p>
          </table:table-cell>
          <table:table-cell office:value-type="float" office:value="0.203803364151519" calcext:value-type="float">
            <text:p>0.203803364151519</text:p>
          </table:table-cell>
          <table:table-cell office:value-type="float" office:value="0.203968880883453" calcext:value-type="float">
            <text:p>0.203968880883453</text:p>
          </table:table-cell>
          <table:table-cell office:value-type="float" office:value="0.204349947264826" calcext:value-type="float">
            <text:p>0.204349947264826</text:p>
          </table:table-cell>
          <table:table-cell office:value-type="float" office:value="0.152892198975084" calcext:value-type="float">
            <text:p>0.152892198975084</text:p>
          </table:table-cell>
          <table:table-cell office:value-type="float" office:value="0.152610108170429" calcext:value-type="float">
            <text:p>0.152610108170429</text:p>
          </table:table-cell>
          <table:table-cell office:value-type="float" office:value="0.151100830724147" calcext:value-type="float">
            <text:p>0.151100830724147</text:p>
          </table:table-cell>
          <table:table-cell office:value-type="float" office:value="0.150509520980131" calcext:value-type="float">
            <text:p>0.150509520980131</text:p>
          </table:table-cell>
          <table:table-cell office:value-type="float" office:value="0.150324022272881" calcext:value-type="float">
            <text:p>0.150324022272881</text:p>
          </table:table-cell>
          <table:table-cell office:value-type="float" office:value="0.143194834763521" calcext:value-type="float">
            <text:p>0.143194834763521</text:p>
          </table:table-cell>
          <table:table-cell office:value-type="float" office:value="0.145790797513575" calcext:value-type="float">
            <text:p>0.145790797513575</text:p>
          </table:table-cell>
          <table:table-cell office:value-type="float" office:value="0.164329166355757" calcext:value-type="float">
            <text:p>0.164329166355757</text:p>
          </table:table-cell>
          <table:table-cell office:value-type="float" office:value="0.171303819787618" calcext:value-type="float">
            <text:p>0.171303819787618</text:p>
          </table:table-cell>
          <table:table-cell office:value-type="float" office:value="0.181544290597146" calcext:value-type="float">
            <text:p>0.181544290597146</text:p>
          </table:table-cell>
          <table:table-cell office:value-type="float" office:value="0.184873409449817" calcext:value-type="float">
            <text:p>0.184873409449817</text:p>
          </table:table-cell>
          <table:table-cell office:value-type="float" office:value="0.178970706225733" calcext:value-type="float">
            <text:p>0.178970706225733</text:p>
          </table:table-cell>
          <table:table-cell office:value-type="float" office:value="0.174310351521889" calcext:value-type="float">
            <text:p>0.174310351521889</text:p>
          </table:table-cell>
          <table:table-cell office:value-type="float" office:value="0.162317684611909" calcext:value-type="float">
            <text:p>0.162317684611909</text:p>
          </table:table-cell>
          <table:table-cell office:value-type="float" office:value="0.17647308023835" calcext:value-type="float">
            <text:p>0.17647308023835</text:p>
          </table:table-cell>
          <table:table-cell office:value-type="float" office:value="0.17308293896237" calcext:value-type="float">
            <text:p>0.17308293896237</text:p>
          </table:table-cell>
          <table:table-cell office:value-type="float" office:value="0.199951396070628" calcext:value-type="float">
            <text:p>0.199951396070628</text:p>
          </table:table-cell>
          <table:table-cell office:value-type="float" office:value="0.198629392319571" calcext:value-type="float">
            <text:p>0.198629392319571</text:p>
          </table:table-cell>
          <table:table-cell office:value-type="float" office:value="0.202902143437814" calcext:value-type="float">
            <text:p>0.202902143437814</text:p>
          </table:table-cell>
          <table:table-cell office:value-type="float" office:value="0.199610798315549" calcext:value-type="float">
            <text:p>0.199610798315549</text:p>
          </table:table-cell>
          <table:table-cell office:value-type="float" office:value="0.182473278326995" calcext:value-type="float">
            <text:p>0.182473278326995</text:p>
          </table:table-cell>
          <table:table-cell office:value-type="float" office:value="0.181858048864781" calcext:value-type="float">
            <text:p>0.181858048864781</text:p>
          </table:table-cell>
          <table:table-cell office:value-type="float" office:value="0.188813494807172" calcext:value-type="float">
            <text:p>0.188813494807172</text:p>
          </table:table-cell>
          <table:table-cell office:value-type="float" office:value="0.190166203222109" calcext:value-type="float">
            <text:p>0.190166203222109</text:p>
          </table:table-cell>
          <table:table-cell office:value-type="float" office:value="0.190846974736377" calcext:value-type="float">
            <text:p>0.190846974736377</text:p>
          </table:table-cell>
          <table:table-cell office:value-type="float" office:value="0.19199211632207" calcext:value-type="float">
            <text:p>0.19199211632207</text:p>
          </table:table-cell>
          <table:table-cell office:value-type="float" office:value="0.192654010638778" calcext:value-type="float">
            <text:p>0.192654010638778</text:p>
          </table:table-cell>
          <table:table-cell office:value-type="float" office:value="0.193091991880625" calcext:value-type="float">
            <text:p>0.193091991880625</text:p>
          </table:table-cell>
          <table:table-cell office:value-type="float" office:value="0.207183908150123" calcext:value-type="float">
            <text:p>0.207183908150123</text:p>
          </table:table-cell>
          <table:table-cell office:value-type="float" office:value="0.147173963348528" calcext:value-type="float">
            <text:p>0.147173963348528</text:p>
          </table:table-cell>
          <table:table-cell office:value-type="float" office:value="0.140257640005943" calcext:value-type="float">
            <text:p>0.140257640005943</text:p>
          </table:table-cell>
          <table:table-cell office:value-type="float" office:value="0.145545837355536" calcext:value-type="float">
            <text:p>0.145545837355536</text:p>
          </table:table-cell>
          <table:table-cell office:value-type="float" office:value="0.143791195493855" calcext:value-type="float">
            <text:p>0.143791195493855</text:p>
          </table:table-cell>
          <table:table-cell office:value-type="float" office:value="0.139999909394181" calcext:value-type="float">
            <text:p>0.139999909394181</text:p>
          </table:table-cell>
          <table:table-cell office:value-type="float" office:value="0.14457309307906" calcext:value-type="float">
            <text:p>0.14457309307906</text:p>
          </table:table-cell>
          <table:table-cell office:value-type="float" office:value="0.148977282470415" calcext:value-type="float">
            <text:p>0.148977282470415</text:p>
          </table:table-cell>
          <table:table-cell office:value-type="float" office:value="0.157389987442765" calcext:value-type="float">
            <text:p>0.157389987442765</text:p>
          </table:table-cell>
          <table:table-cell office:value-type="float" office:value="0.159665602061929" calcext:value-type="float">
            <text:p>0.159665602061929</text:p>
          </table:table-cell>
          <table:table-cell office:value-type="float" office:value="0.168664384556961" calcext:value-type="float">
            <text:p>0.168664384556961</text:p>
          </table:table-cell>
          <table:table-cell office:value-type="float" office:value="0.172204326950599" calcext:value-type="float">
            <text:p>0.172204326950599</text:p>
          </table:table-cell>
          <table:table-cell office:value-type="float" office:value="0.176682520396561" calcext:value-type="float">
            <text:p>0.176682520396561</text:p>
          </table:table-cell>
          <table:table-cell office:value-type="float" office:value="0.17858322207638" calcext:value-type="float">
            <text:p>0.17858322207638</text:p>
          </table:table-cell>
          <table:table-cell office:value-type="float" office:value="0.174886656842735" calcext:value-type="float">
            <text:p>0.174886656842735</text:p>
          </table:table-cell>
          <table:table-cell office:value-type="float" office:value="0.168532388455306" calcext:value-type="float">
            <text:p>0.168532388455306</text:p>
          </table:table-cell>
          <table:table-cell office:value-type="float" office:value="0.161679136736941" calcext:value-type="float">
            <text:p>0.161679136736941</text:p>
          </table:table-cell>
          <table:table-cell office:value-type="float" office:value="0.160314000967824" calcext:value-type="float">
            <text:p>0.160314000967824</text:p>
          </table:table-cell>
          <table:table-cell office:value-type="float" office:value="0.170244643457116" calcext:value-type="float">
            <text:p>0.170244643457116</text:p>
          </table:table-cell>
          <table:table-cell office:value-type="float" office:value="0.180047192178704" calcext:value-type="float">
            <text:p>0.180047192178704</text:p>
          </table:table-cell>
          <table:table-cell office:value-type="float" office:value="0.18369924107425" calcext:value-type="float">
            <text:p>0.18369924107425</text:p>
          </table:table-cell>
          <table:table-cell office:value-type="float" office:value="0.187314302369017" calcext:value-type="float">
            <text:p>0.187314302369017</text:p>
          </table:table-cell>
          <table:table-cell office:value-type="float" office:value="0.184150696908732" calcext:value-type="float">
            <text:p>0.184150696908732</text:p>
          </table:table-cell>
          <table:table-cell office:value-type="float" office:value="0.181244415117976" calcext:value-type="float">
            <text:p>0.181244415117976</text:p>
          </table:table-cell>
          <table:table-cell office:value-type="float" office:value="0.186572882993611" calcext:value-type="float">
            <text:p>0.186572882993611</text:p>
          </table:table-cell>
          <table:table-cell office:value-type="float" office:value="0.188301386371565" calcext:value-type="float">
            <text:p>0.188301386371565</text:p>
          </table:table-cell>
          <table:table-cell office:value-type="float" office:value="0.189498494956431" calcext:value-type="float">
            <text:p>0.189498494956431</text:p>
          </table:table-cell>
          <table:table-cell office:value-type="float" office:value="0.194954556221629" calcext:value-type="float">
            <text:p>0.194954556221629</text:p>
          </table:table-cell>
          <table:table-cell office:value-type="float" office:value="0.198673966053915" calcext:value-type="float">
            <text:p>0.198673966053915</text:p>
          </table:table-cell>
          <table:table-cell office:value-type="float" office:value="0.126173452957328" calcext:value-type="float">
            <text:p>0.126173452957328</text:p>
          </table:table-cell>
          <table:table-cell office:value-type="float" office:value="0.136335978730462" calcext:value-type="float">
            <text:p>0.136335978730462</text:p>
          </table:table-cell>
          <table:table-cell office:value-type="float" office:value="0.134326302826004" calcext:value-type="float">
            <text:p>0.134326302826004</text:p>
          </table:table-cell>
          <table:table-cell office:value-type="float" office:value="0.131077144262794" calcext:value-type="float">
            <text:p>0.131077144262794</text:p>
          </table:table-cell>
          <table:table-cell office:value-type="float" office:value="0.131132960104425" calcext:value-type="float">
            <text:p>0.131132960104425</text:p>
          </table:table-cell>
          <table:table-cell office:value-type="float" office:value="0.133702226643755" calcext:value-type="float">
            <text:p>0.133702226643755</text:p>
          </table:table-cell>
          <table:table-cell office:value-type="float" office:value="0.133849595257221" calcext:value-type="float">
            <text:p>0.133849595257221</text:p>
          </table:table-cell>
          <table:table-cell office:value-type="float" office:value="0.132562507772346" calcext:value-type="float">
            <text:p>0.132562507772346</text:p>
          </table:table-cell>
          <table:table-cell office:value-type="float" office:value="0.131956818673742" calcext:value-type="float">
            <text:p>0.131956818673742</text:p>
          </table:table-cell>
          <table:table-cell office:value-type="float" office:value="0.132597449410158" calcext:value-type="float">
            <text:p>0.132597449410158</text:p>
          </table:table-cell>
          <table:table-cell office:value-type="float" office:value="0.132392580383507" calcext:value-type="float">
            <text:p>0.132392580383507</text:p>
          </table:table-cell>
          <table:table-cell office:value-type="float" office:value="0.131705900500601" calcext:value-type="float">
            <text:p>0.131705900500601</text:p>
          </table:table-cell>
          <table:table-cell office:value-type="float" office:value="0.132197756155225" calcext:value-type="float">
            <text:p>0.132197756155225</text:p>
          </table:table-cell>
          <table:table-cell office:value-type="float" office:value="0.131837918487437" calcext:value-type="float">
            <text:p>0.131837918487437</text:p>
          </table:table-cell>
          <table:table-cell office:value-type="float" office:value="0.131700602060476" calcext:value-type="float">
            <text:p>0.131700602060476</text:p>
          </table:table-cell>
          <table:table-cell office:value-type="float" office:value="0.131842376332325" calcext:value-type="float">
            <text:p>0.131842376332325</text:p>
          </table:table-cell>
          <table:table-cell office:value-type="float" office:value="0.13148878126114" calcext:value-type="float">
            <text:p>0.13148878126114</text:p>
          </table:table-cell>
          <table:table-cell office:value-type="float" office:value="0.131686593259707" calcext:value-type="float">
            <text:p>0.131686593259707</text:p>
          </table:table-cell>
          <table:table-cell office:value-type="float" office:value="0.131759663551653" calcext:value-type="float">
            <text:p>0.131759663551653</text:p>
          </table:table-cell>
          <table:table-cell office:value-type="float" office:value="0.131567559375636" calcext:value-type="float">
            <text:p>0.131567559375636</text:p>
          </table:table-cell>
          <table:table-cell office:value-type="float" office:value="0.131663249853917" calcext:value-type="float">
            <text:p>0.131663249853917</text:p>
          </table:table-cell>
          <table:table-cell office:value-type="float" office:value="0.13173068091993" calcext:value-type="float">
            <text:p>0.13173068091993</text:p>
          </table:table-cell>
          <table:table-cell office:value-type="float" office:value="0.131666203130423" calcext:value-type="float">
            <text:p>0.131666203130423</text:p>
          </table:table-cell>
          <table:table-cell office:value-type="float" office:value="0.13169628757616" calcext:value-type="float">
            <text:p>0.13169628757616</text:p>
          </table:table-cell>
          <table:table-cell office:value-type="float" office:value="0.131605710579567" calcext:value-type="float">
            <text:p>0.131605710579567</text:p>
          </table:table-cell>
          <table:table-cell office:value-type="float" office:value="0.131772898384129" calcext:value-type="float">
            <text:p>0.131772898384129</text:p>
          </table:table-cell>
          <table:table-cell office:value-type="float" office:value="0.13169307502233" calcext:value-type="float">
            <text:p>0.13169307502233</text:p>
          </table:table-cell>
          <table:table-cell office:value-type="float" office:value="0.131749987579258" calcext:value-type="float">
            <text:p>0.131749987579258</text:p>
          </table:table-cell>
          <table:table-cell office:value-type="float" office:value="0.132038896693777" calcext:value-type="float">
            <text:p>0.132038896693777</text:p>
          </table:table-cell>
          <table:table-cell office:value-type="float" office:value="0.131817608361193" calcext:value-type="float">
            <text:p>0.131817608361193</text:p>
          </table:table-cell>
          <table:table-cell office:value-type="float" office:value="0.131843378543992" calcext:value-type="float">
            <text:p>0.131843378543992</text:p>
          </table:table-cell>
          <table:table-cell office:value-type="float" office:value="0.131726169054801" calcext:value-type="float">
            <text:p>0.131726169054801</text:p>
          </table:table-cell>
          <table:table-cell office:value-type="float" office:value="0.131828799981453" calcext:value-type="float">
            <text:p>0.131828799981453</text:p>
          </table:table-cell>
          <table:table-cell office:value-type="float" office:value="0.131805707557346" calcext:value-type="float">
            <text:p>0.131805707557346</text:p>
          </table:table-cell>
          <table:table-cell office:value-type="float" office:value="0.131685148119454" calcext:value-type="float">
            <text:p>0.131685148119454</text:p>
          </table:table-cell>
          <table:table-cell office:value-type="float" office:value="0.131772978017923" calcext:value-type="float">
            <text:p>0.131772978017923</text:p>
          </table:table-cell>
          <table:table-cell office:value-type="float" office:value="0.131982460277586" calcext:value-type="float">
            <text:p>0.131982460277586</text:p>
          </table:table-cell>
          <table:table-cell office:value-type="float" office:value="0.131844938416805" calcext:value-type="float">
            <text:p>0.131844938416805</text:p>
          </table:table-cell>
          <table:table-cell office:value-type="float" office:value="0.131793790891032" calcext:value-type="float">
            <text:p>0.131793790891032</text:p>
          </table:table-cell>
          <table:table-cell office:value-type="float" office:value="0.131962400570468" calcext:value-type="float">
            <text:p>0.131962400570468</text:p>
          </table:table-cell>
          <table:table-cell office:value-type="float" office:value="0.131815079668003" calcext:value-type="float">
            <text:p>0.131815079668003</text:p>
          </table:table-cell>
          <table:table-cell office:value-type="float" office:value="0.131884867683581" calcext:value-type="float">
            <text:p>0.131884867683581</text:p>
          </table:table-cell>
          <table:table-cell office:value-type="float" office:value="0.131869001435062" calcext:value-type="float">
            <text:p>0.131869001435062</text:p>
          </table:table-cell>
          <table:table-cell office:value-type="float" office:value="0.13201794161265" calcext:value-type="float">
            <text:p>0.13201794161265</text:p>
          </table:table-cell>
          <table:table-cell office:value-type="float" office:value="0.132056111502568" calcext:value-type="float">
            <text:p>0.132056111502568</text:p>
          </table:table-cell>
          <table:table-cell office:value-type="float" office:value="0.132070084813693" calcext:value-type="float">
            <text:p>0.132070084813693</text:p>
          </table:table-cell>
          <table:table-cell office:value-type="float" office:value="0.131936518914758" calcext:value-type="float">
            <text:p>0.131936518914758</text:p>
          </table:table-cell>
          <table:table-cell office:value-type="float" office:value="0.132068058311577" calcext:value-type="float">
            <text:p>0.132068058311577</text:p>
          </table:table-cell>
          <table:table-cell office:value-type="float" office:value="0.131939118302819" calcext:value-type="float">
            <text:p>0.131939118302819</text:p>
          </table:table-cell>
          <table:table-cell office:value-type="float" office:value="0.132021383899263" calcext:value-type="float">
            <text:p>0.132021383899263</text:p>
          </table:table-cell>
          <table:table-cell office:value-type="float" office:value="0.132105750598585" calcext:value-type="float">
            <text:p>0.132105750598585</text:p>
          </table:table-cell>
          <table:table-cell office:value-type="float" office:value="0.13205541211214" calcext:value-type="float">
            <text:p>0.13205541211214</text:p>
          </table:table-cell>
          <table:table-cell office:value-type="float" office:value="0.131836384616214" calcext:value-type="float">
            <text:p>0.131836384616214</text:p>
          </table:table-cell>
          <table:table-cell office:value-type="float" office:value="0.131830634133487" calcext:value-type="float">
            <text:p>0.131830634133487</text:p>
          </table:table-cell>
          <table:table-cell office:value-type="float" office:value="0.132053257348102" calcext:value-type="float">
            <text:p>0.132053257348102</text:p>
          </table:table-cell>
          <table:table-cell office:value-type="float" office:value="0.131894154785089" calcext:value-type="float">
            <text:p>0.131894154785089</text:p>
          </table:table-cell>
          <table:table-cell office:value-type="float" office:value="0.131895903992618" calcext:value-type="float">
            <text:p>0.131895903992618</text:p>
          </table:table-cell>
          <table:table-cell office:value-type="float" office:value="0.132038388746795" calcext:value-type="float">
            <text:p>0.132038388746795</text:p>
          </table:table-cell>
          <table:table-cell office:value-type="float" office:value="0.131880630857203" calcext:value-type="float">
            <text:p>0.131880630857203</text:p>
          </table:table-cell>
          <table:table-cell office:value-type="float" office:value="0.131986796049524" calcext:value-type="float">
            <text:p>0.131986796049524</text:p>
          </table:table-cell>
          <table:table-cell office:value-type="float" office:value="0.131905070948715" calcext:value-type="float">
            <text:p>0.131905070948715</text:p>
          </table:table-cell>
          <table:table-cell office:value-type="float" office:value="0.13195438789936" calcext:value-type="float">
            <text:p>0.13195438789936</text:p>
          </table:table-cell>
          <table:table-cell office:value-type="float" office:value="0.132031548824309" calcext:value-type="float">
            <text:p>0.132031548824309</text:p>
          </table:table-cell>
          <table:table-cell office:value-type="float" office:value="0.132088275445307" calcext:value-type="float">
            <text:p>0.132088275445307</text:p>
          </table:table-cell>
          <table:table-cell office:value-type="float" office:value="0.131988049211332" calcext:value-type="float">
            <text:p>0.131988049211332</text:p>
          </table:table-cell>
          <table:table-cell office:value-type="float" office:value="0.132041904534546" calcext:value-type="float">
            <text:p>0.132041904534546</text:p>
          </table:table-cell>
          <table:table-cell office:value-type="float" office:value="0.13193782978178" calcext:value-type="float">
            <text:p>0.13193782978178</text:p>
          </table:table-cell>
          <table:table-cell office:value-type="float" office:value="0.132036611421863" calcext:value-type="float">
            <text:p>0.132036611421863</text:p>
          </table:table-cell>
          <table:table-cell office:value-type="float" office:value="0.131940574547922" calcext:value-type="float">
            <text:p>0.131940574547922</text:p>
          </table:table-cell>
          <table:table-cell office:value-type="float" office:value="0.131947112658126" calcext:value-type="float">
            <text:p>0.131947112658126</text:p>
          </table:table-cell>
          <table:table-cell office:value-type="float" office:value="0.131910454817191" calcext:value-type="float">
            <text:p>0.131910454817191</text:p>
          </table:table-cell>
          <table:table-cell office:value-type="float" office:value="0.131949658488913" calcext:value-type="float">
            <text:p>0.131949658488913</text:p>
          </table:table-cell>
          <table:table-cell office:value-type="float" office:value="0.132035730658596" calcext:value-type="float">
            <text:p>0.132035730658596</text:p>
          </table:table-cell>
          <table:table-cell office:value-type="float" office:value="0.132071113927488" calcext:value-type="float">
            <text:p>0.132071113927488</text:p>
          </table:table-cell>
          <table:table-cell office:value-type="float" office:value="0.13201751200946" calcext:value-type="float">
            <text:p>0.13201751200946</text:p>
          </table:table-cell>
          <table:table-cell office:value-type="float" office:value="0.13189530370053" calcext:value-type="float">
            <text:p>0.13189530370053</text:p>
          </table:table-cell>
          <table:table-cell office:value-type="float" office:value="0.131807285975829" calcext:value-type="float">
            <text:p>0.131807285975829</text:p>
          </table:table-cell>
          <table:table-cell office:value-type="float" office:value="0.132026059505245" calcext:value-type="float">
            <text:p>0.132026059505245</text:p>
          </table:table-cell>
          <table:table-cell office:value-type="float" office:value="0.131770955872968" calcext:value-type="float">
            <text:p>0.131770955872968</text:p>
          </table:table-cell>
          <table:table-cell office:value-type="float" office:value="0.131748206180787" calcext:value-type="float">
            <text:p>0.131748206180787</text:p>
          </table:table-cell>
          <table:table-cell office:value-type="float" office:value="0.131798650685607" calcext:value-type="float">
            <text:p>0.131798650685607</text:p>
          </table:table-cell>
          <table:table-cell office:value-type="float" office:value="0.131943394382859" calcext:value-type="float">
            <text:p>0.131943394382859</text:p>
          </table:table-cell>
          <table:table-cell office:value-type="float" office:value="0.1319487408743" calcext:value-type="float">
            <text:p>0.1319487408743</text:p>
          </table:table-cell>
          <table:table-cell office:value-type="float" office:value="0.131925953540734" calcext:value-type="float">
            <text:p>0.131925953540734</text:p>
          </table:table-cell>
          <table:table-cell office:value-type="float" office:value="0.131881980336354" calcext:value-type="float">
            <text:p>0.131881980336354</text:p>
          </table:table-cell>
          <table:table-cell office:value-type="float" office:value="0.13207974642603" calcext:value-type="float">
            <text:p>0.13207974642603</text:p>
          </table:table-cell>
          <table:table-cell office:value-type="float" office:value="0.131904172693665" calcext:value-type="float">
            <text:p>0.131904172693665</text:p>
          </table:table-cell>
          <table:table-cell office:value-type="float" office:value="0.132111704842523" calcext:value-type="float">
            <text:p>0.132111704842523</text:p>
          </table:table-cell>
          <table:table-cell office:value-type="float" office:value="0.132035121970052" calcext:value-type="float">
            <text:p>0.13203512197005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7050543332015" calcext:value-type="float">
            <text:p>-0.011705054333202</text:p>
          </table:table-cell>
          <table:table-cell office:value-type="float" office:value="-0.0117179700586678" calcext:value-type="float">
            <text:p>-0.011717970058668</text:p>
          </table:table-cell>
          <table:table-cell office:value-type="float" office:value="-0.0117492960192138" calcext:value-type="float">
            <text:p>-0.011749296019214</text:p>
          </table:table-cell>
          <table:table-cell office:value-type="float" office:value="-0.0117191979133774" calcext:value-type="float">
            <text:p>-0.011719197913377</text:p>
          </table:table-cell>
          <table:table-cell office:value-type="float" office:value="-0.0117077520010617" calcext:value-type="float">
            <text:p>-0.011707752001062</text:p>
          </table:table-cell>
          <table:table-cell office:value-type="float" office:value="-0.0117221107636696" calcext:value-type="float">
            <text:p>-0.01172211076367</text:p>
          </table:table-cell>
          <table:table-cell office:value-type="float" office:value="-0.0117041929529244" calcext:value-type="float">
            <text:p>-0.011704192952924</text:p>
          </table:table-cell>
          <table:table-cell office:value-type="float" office:value="-0.0117885143715425" calcext:value-type="float">
            <text:p>-0.011788514371543</text:p>
          </table:table-cell>
          <table:table-cell office:value-type="float" office:value="-0.0117375396311192" calcext:value-type="float">
            <text:p>-0.011737539631119</text:p>
          </table:table-cell>
          <table:table-cell office:value-type="float" office:value="-0.0117092478730376" calcext:value-type="float">
            <text:p>-0.011709247873038</text:p>
          </table:table-cell>
          <table:table-cell office:value-type="float" office:value="-0.0117204977397086" calcext:value-type="float">
            <text:p>-0.011720497739709</text:p>
          </table:table-cell>
          <table:table-cell office:value-type="float" office:value="-0.0117100983666034" calcext:value-type="float">
            <text:p>-0.011710098366603</text:p>
          </table:table-cell>
          <table:table-cell office:value-type="float" office:value="-0.0117230427612181" calcext:value-type="float">
            <text:p>-0.011723042761218</text:p>
          </table:table-cell>
          <table:table-cell office:value-type="float" office:value="-0.0117075112294614" calcext:value-type="float">
            <text:p>-0.011707511229461</text:p>
          </table:table-cell>
          <table:table-cell office:value-type="float" office:value="-0.0117071061683566" calcext:value-type="float">
            <text:p>-0.011707106168357</text:p>
          </table:table-cell>
          <table:table-cell office:value-type="float" office:value="-0.0117229909993587" calcext:value-type="float">
            <text:p>-0.011722990999359</text:p>
          </table:table-cell>
          <table:table-cell office:value-type="float" office:value="-0.0117310034361848" calcext:value-type="float">
            <text:p>-0.011731003436185</text:p>
          </table:table-cell>
          <table:table-cell office:value-type="float" office:value="-0.0117202276342853" calcext:value-type="float">
            <text:p>-0.011720227634285</text:p>
          </table:table-cell>
          <table:table-cell office:value-type="float" office:value="-0.0117374142608267" calcext:value-type="float">
            <text:p>-0.011737414260827</text:p>
          </table:table-cell>
          <table:table-cell office:value-type="float" office:value="-0.0117288506170676" calcext:value-type="float">
            <text:p>-0.011728850617068</text:p>
          </table:table-cell>
          <table:table-cell office:value-type="float" office:value="-0.0117177110282811" calcext:value-type="float">
            <text:p>-0.011717711028281</text:p>
          </table:table-cell>
          <table:table-cell office:value-type="float" office:value="-0.0117053461438308" calcext:value-type="float">
            <text:p>-0.011705346143831</text:p>
          </table:table-cell>
          <table:table-cell office:value-type="float" office:value="-0.0117446895345386" calcext:value-type="float">
            <text:p>-0.011744689534539</text:p>
          </table:table-cell>
          <table:table-cell office:value-type="float" office:value="-0.0117308039704957" calcext:value-type="float">
            <text:p>-0.011730803970496</text:p>
          </table:table-cell>
          <table:table-cell office:value-type="float" office:value="-0.0117429629367743" calcext:value-type="float">
            <text:p>-0.011742962936774</text:p>
          </table:table-cell>
          <table:table-cell office:value-type="float" office:value="-0.0117906338169672" calcext:value-type="float">
            <text:p>-0.011790633816967</text:p>
          </table:table-cell>
          <table:table-cell office:value-type="float" office:value="-0.0117325542852281" calcext:value-type="float">
            <text:p>-0.011732554285228</text:p>
          </table:table-cell>
          <table:table-cell office:value-type="float" office:value="-0.0117206771666126" calcext:value-type="float">
            <text:p>-0.011720677166613</text:p>
          </table:table-cell>
          <table:table-cell office:value-type="float" office:value="-0.0117334257348656" calcext:value-type="float">
            <text:p>-0.011733425734866</text:p>
          </table:table-cell>
          <table:table-cell office:value-type="float" office:value="-0.0117236039931956" calcext:value-type="float">
            <text:p>-0.011723603993196</text:p>
          </table:table-cell>
          <table:table-cell office:value-type="float" office:value="-0.0117117463284673" calcext:value-type="float">
            <text:p>-0.011711746328467</text:p>
          </table:table-cell>
          <table:table-cell office:value-type="float" office:value="-0.011721094746529" calcext:value-type="float">
            <text:p>-0.011721094746529</text:p>
          </table:table-cell>
          <table:table-cell office:value-type="float" office:value="-0.0117043914393048" calcext:value-type="float">
            <text:p>-0.011704391439305</text:p>
          </table:table-cell>
          <table:table-cell office:value-type="float" office:value="-0.0117321548905023" calcext:value-type="float">
            <text:p>-0.011732154890502</text:p>
          </table:table-cell>
          <table:table-cell office:value-type="float" office:value="-0.011737885025918" calcext:value-type="float">
            <text:p>-0.011737885025918</text:p>
          </table:table-cell>
          <table:table-cell office:value-type="float" office:value="-0.0117171351782372" calcext:value-type="float">
            <text:p>-0.011717135178237</text:p>
          </table:table-cell>
          <table:table-cell office:value-type="float" office:value="-0.0118052910883419" calcext:value-type="float">
            <text:p>-0.011805291088342</text:p>
          </table:table-cell>
          <table:table-cell office:value-type="float" office:value="-0.0117216357634997" calcext:value-type="float">
            <text:p>-0.0117216357635</text:p>
          </table:table-cell>
          <table:table-cell office:value-type="float" office:value="-0.0117385910113717" calcext:value-type="float">
            <text:p>-0.011738591011372</text:p>
          </table:table-cell>
          <table:table-cell office:value-type="float" office:value="-0.0117452425737571" calcext:value-type="float">
            <text:p>-0.011745242573757</text:p>
          </table:table-cell>
          <table:table-cell office:value-type="float" office:value="-0.0115633165800313" calcext:value-type="float">
            <text:p>-0.011563316580031</text:p>
          </table:table-cell>
          <table:table-cell office:value-type="float" office:value="-0.0113624368773382" calcext:value-type="float">
            <text:p>-0.011362436877338</text:p>
          </table:table-cell>
          <table:table-cell office:value-type="float" office:value="-0.0109056723064461" calcext:value-type="float">
            <text:p>-0.010905672306446</text:p>
          </table:table-cell>
          <table:table-cell office:value-type="float" office:value="-0.0107866997696897" calcext:value-type="float">
            <text:p>-0.01078669976969</text:p>
          </table:table-cell>
          <table:table-cell office:value-type="float" office:value="-0.0116350918373801" calcext:value-type="float">
            <text:p>-0.01163509183738</text:p>
          </table:table-cell>
          <table:table-cell office:value-type="float" office:value="-0.0122162371912241" calcext:value-type="float">
            <text:p>-0.012216237191224</text:p>
          </table:table-cell>
          <table:table-cell office:value-type="float" office:value="-0.012875415822882" calcext:value-type="float">
            <text:p>-0.012875415822882</text:p>
          </table:table-cell>
          <table:table-cell office:value-type="float" office:value="-0.0128228842582578" calcext:value-type="float">
            <text:p>-0.012822884258258</text:p>
          </table:table-cell>
          <table:table-cell office:value-type="float" office:value="-0.0129784863634753" calcext:value-type="float">
            <text:p>-0.012978486363475</text:p>
          </table:table-cell>
          <table:table-cell office:value-type="float" office:value="-0.0124274969851398" calcext:value-type="float">
            <text:p>-0.01242749698514</text:p>
          </table:table-cell>
          <table:table-cell office:value-type="float" office:value="-0.0116534043228835" calcext:value-type="float">
            <text:p>-0.011653404322884</text:p>
          </table:table-cell>
          <table:table-cell office:value-type="float" office:value="-0.0236809311336863" calcext:value-type="float">
            <text:p>-0.023680931133686</text:p>
          </table:table-cell>
          <table:table-cell office:value-type="float" office:value="-0.0311856837127101" calcext:value-type="float">
            <text:p>-0.03118568371271</text:p>
          </table:table-cell>
          <table:table-cell office:value-type="float" office:value="-0.056251568076712" calcext:value-type="float">
            <text:p>-0.056251568076712</text:p>
          </table:table-cell>
          <table:table-cell office:value-type="float" office:value="-0.060271735164627" calcext:value-type="float">
            <text:p>-0.060271735164627</text:p>
          </table:table-cell>
          <table:table-cell office:value-type="float" office:value="-0.0633413138701132" calcext:value-type="float">
            <text:p>-0.063341313870113</text:p>
          </table:table-cell>
          <table:table-cell office:value-type="float" office:value="-0.0633343304259102" calcext:value-type="float">
            <text:p>-0.06333433042591</text:p>
          </table:table-cell>
          <table:table-cell office:value-type="float" office:value="-0.0622304965227067" calcext:value-type="float">
            <text:p>-0.062230496522707</text:p>
          </table:table-cell>
          <table:table-cell office:value-type="float" office:value="-0.0622445324764134" calcext:value-type="float">
            <text:p>-0.062244532476413</text:p>
          </table:table-cell>
          <table:table-cell office:value-type="float" office:value="-0.0636649524406268" calcext:value-type="float">
            <text:p>-0.063664952440627</text:p>
          </table:table-cell>
          <table:table-cell office:value-type="float" office:value="-0.0592205771511366" calcext:value-type="float">
            <text:p>-0.059220577151137</text:p>
          </table:table-cell>
          <table:table-cell office:value-type="float" office:value="-0.0477022749314703" calcext:value-type="float">
            <text:p>-0.04770227493147</text:p>
          </table:table-cell>
          <table:table-cell office:value-type="float" office:value="-0.0341312741976371" calcext:value-type="float">
            <text:p>-0.034131274197637</text:p>
          </table:table-cell>
          <table:table-cell office:value-type="float" office:value="-0.0247951809872943" calcext:value-type="float">
            <text:p>-0.024795180987294</text:p>
          </table:table-cell>
          <table:table-cell office:value-type="float" office:value="-0.0228519532037399" calcext:value-type="float">
            <text:p>-0.02285195320374</text:p>
          </table:table-cell>
          <table:table-cell office:value-type="float" office:value="-0.0233431063809622" calcext:value-type="float">
            <text:p>-0.023343106380962</text:p>
          </table:table-cell>
          <table:table-cell office:value-type="float" office:value="-0.0234313383357094" calcext:value-type="float">
            <text:p>-0.023431338335709</text:p>
          </table:table-cell>
          <table:table-cell office:value-type="float" office:value="-0.0216032394514422" calcext:value-type="float">
            <text:p>-0.021603239451442</text:p>
          </table:table-cell>
          <table:table-cell office:value-type="float" office:value="-0.0198329904401978" calcext:value-type="float">
            <text:p>-0.019832990440198</text:p>
          </table:table-cell>
          <table:table-cell office:value-type="float" office:value="-0.0177183654019756" calcext:value-type="float">
            <text:p>-0.017718365401976</text:p>
          </table:table-cell>
          <table:table-cell office:value-type="float" office:value="-0.0169877881300212" calcext:value-type="float">
            <text:p>-0.016987788130021</text:p>
          </table:table-cell>
          <table:table-cell office:value-type="float" office:value="-0.0165215497929233" calcext:value-type="float">
            <text:p>-0.016521549792923</text:p>
          </table:table-cell>
          <table:table-cell office:value-type="float" office:value="-0.0182460870773303" calcext:value-type="float">
            <text:p>-0.01824608707733</text:p>
          </table:table-cell>
          <table:table-cell office:value-type="float" office:value="-0.0549527167334649" calcext:value-type="float">
            <text:p>-0.054952716733465</text:p>
          </table:table-cell>
          <table:table-cell office:value-type="float" office:value="-0.0543860061752992" calcext:value-type="float">
            <text:p>-0.054386006175299</text:p>
          </table:table-cell>
          <table:table-cell office:value-type="float" office:value="-0.0527435747012354" calcext:value-type="float">
            <text:p>-0.052743574701235</text:p>
          </table:table-cell>
          <table:table-cell office:value-type="float" office:value="-0.0488231981520153" calcext:value-type="float">
            <text:p>-0.048823198152015</text:p>
          </table:table-cell>
          <table:table-cell office:value-type="float" office:value="-0.044526973496968" calcext:value-type="float">
            <text:p>-0.044526973496968</text:p>
          </table:table-cell>
          <table:table-cell office:value-type="float" office:value="-0.0399980924715374" calcext:value-type="float">
            <text:p>-0.039998092471537</text:p>
          </table:table-cell>
          <table:table-cell office:value-type="float" office:value="-0.038885534424534" calcext:value-type="float">
            <text:p>-0.038885534424534</text:p>
          </table:table-cell>
          <table:table-cell office:value-type="float" office:value="-0.0372533542564834" calcext:value-type="float">
            <text:p>-0.037253354256483</text:p>
          </table:table-cell>
          <table:table-cell office:value-type="float" office:value="-0.0336380711610855" calcext:value-type="float">
            <text:p>-0.033638071161086</text:p>
          </table:table-cell>
          <table:table-cell office:value-type="float" office:value="-0.0260288426552046" calcext:value-type="float">
            <text:p>-0.026028842655205</text:p>
          </table:table-cell>
          <table:table-cell office:value-type="float" office:value="-0.0258567536644199" calcext:value-type="float">
            <text:p>-0.02585675366442</text:p>
          </table:table-cell>
          <table:table-cell office:value-type="float" office:value="-0.0250224602260549" calcext:value-type="float">
            <text:p>-0.025022460226055</text:p>
          </table:table-cell>
          <table:table-cell office:value-type="float" office:value="-0.0244160575345647" calcext:value-type="float">
            <text:p>-0.024416057534565</text:p>
          </table:table-cell>
          <table:table-cell office:value-type="float" office:value="-0.0264142083355294" calcext:value-type="float">
            <text:p>-0.026414208335529</text:p>
          </table:table-cell>
          <table:table-cell office:value-type="float" office:value="-0.0262750844001227" calcext:value-type="float">
            <text:p>-0.026275084400123</text:p>
          </table:table-cell>
          <table:table-cell office:value-type="float" office:value="-0.0254447841412162" calcext:value-type="float">
            <text:p>-0.025444784141216</text:p>
          </table:table-cell>
          <table:table-cell office:value-type="float" office:value="-0.021050671772491" calcext:value-type="float">
            <text:p>-0.021050671772491</text:p>
          </table:table-cell>
          <table:table-cell office:value-type="float" office:value="-0.0202204611087718" calcext:value-type="float">
            <text:p>-0.020220461108772</text:p>
          </table:table-cell>
          <table:table-cell office:value-type="float" office:value="-0.0413409491309094" calcext:value-type="float">
            <text:p>-0.041340949130909</text:p>
          </table:table-cell>
          <table:table-cell office:value-type="float" office:value="-0.0415431301594567" calcext:value-type="float">
            <text:p>-0.041543130159457</text:p>
          </table:table-cell>
          <table:table-cell office:value-type="float" office:value="-0.045740486179557" calcext:value-type="float">
            <text:p>-0.045740486179557</text:p>
          </table:table-cell>
          <table:table-cell office:value-type="float" office:value="-0.0508853904542332" calcext:value-type="float">
            <text:p>-0.050885390454233</text:p>
          </table:table-cell>
          <table:table-cell office:value-type="float" office:value="-0.0623431541761126" calcext:value-type="float">
            <text:p>-0.062343154176113</text:p>
          </table:table-cell>
          <table:table-cell office:value-type="float" office:value="-0.062225009646771" calcext:value-type="float">
            <text:p>-0.062225009646771</text:p>
          </table:table-cell>
          <table:table-cell office:value-type="float" office:value="-0.0594830098812807" calcext:value-type="float">
            <text:p>-0.059483009881281</text:p>
          </table:table-cell>
          <table:table-cell office:value-type="float" office:value="-0.0584378786618454" calcext:value-type="float">
            <text:p>-0.058437878661845</text:p>
          </table:table-cell>
          <table:table-cell office:value-type="float" office:value="-0.0511652958282082" calcext:value-type="float">
            <text:p>-0.051165295828208</text:p>
          </table:table-cell>
          <table:table-cell office:value-type="float" office:value="-0.025757769407951" calcext:value-type="float">
            <text:p>-0.025757769407951</text:p>
          </table:table-cell>
          <table:table-cell office:value-type="float" office:value="-0.024610069043055" calcext:value-type="float">
            <text:p>-0.024610069043055</text:p>
          </table:table-cell>
          <table:table-cell office:value-type="float" office:value="-0.0241891061776443" calcext:value-type="float">
            <text:p>-0.024189106177644</text:p>
          </table:table-cell>
          <table:table-cell office:value-type="float" office:value="-0.0260178111335076" calcext:value-type="float">
            <text:p>-0.026017811133508</text:p>
          </table:table-cell>
          <table:table-cell office:value-type="float" office:value="-0.025415393800325" calcext:value-type="float">
            <text:p>-0.025415393800325</text:p>
          </table:table-cell>
          <table:table-cell office:value-type="float" office:value="-0.0158427359927822" calcext:value-type="float">
            <text:p>-0.015842735992782</text:p>
          </table:table-cell>
          <table:table-cell office:value-type="float" office:value="-0.0169143567151693" calcext:value-type="float">
            <text:p>-0.016914356715169</text:p>
          </table:table-cell>
          <table:table-cell office:value-type="float" office:value="-0.0168722179533526" calcext:value-type="float">
            <text:p>-0.016872217953353</text:p>
          </table:table-cell>
          <table:table-cell office:value-type="float" office:value="-0.0179673053900302" calcext:value-type="float">
            <text:p>-0.01796730539003</text:p>
          </table:table-cell>
          <table:table-cell office:value-type="float" office:value="-0.0576346785374892" calcext:value-type="float">
            <text:p>-0.057634678537489</text:p>
          </table:table-cell>
          <table:table-cell office:value-type="float" office:value="-0.0619685755680863" calcext:value-type="float">
            <text:p>-0.061968575568086</text:p>
          </table:table-cell>
          <table:table-cell office:value-type="float" office:value="-0.058436947302113" calcext:value-type="float">
            <text:p>-0.058436947302113</text:p>
          </table:table-cell>
          <table:table-cell office:value-type="float" office:value="-0.05339951777124" calcext:value-type="float">
            <text:p>-0.05339951777124</text:p>
          </table:table-cell>
          <table:table-cell office:value-type="float" office:value="-0.0491747544127899" calcext:value-type="float">
            <text:p>-0.04917475441279</text:p>
          </table:table-cell>
          <table:table-cell office:value-type="float" office:value="-0.0364860681654837" calcext:value-type="float">
            <text:p>-0.036486068165484</text:p>
          </table:table-cell>
          <table:table-cell office:value-type="float" office:value="-0.0309484015347142" calcext:value-type="float">
            <text:p>-0.030948401534714</text:p>
          </table:table-cell>
          <table:table-cell office:value-type="float" office:value="-0.0185345459167992" calcext:value-type="float">
            <text:p>-0.018534545916799</text:p>
          </table:table-cell>
          <table:table-cell office:value-type="float" office:value="-0.0248964715013339" calcext:value-type="float">
            <text:p>-0.024896471501334</text:p>
          </table:table-cell>
          <table:table-cell office:value-type="float" office:value="-0.0290548118205137" calcext:value-type="float">
            <text:p>-0.029054811820514</text:p>
          </table:table-cell>
          <table:table-cell office:value-type="float" office:value="-0.030078043483296" calcext:value-type="float">
            <text:p>-0.030078043483296</text:p>
          </table:table-cell>
          <table:table-cell office:value-type="float" office:value="-0.0286103584672372" calcext:value-type="float">
            <text:p>-0.028610358467237</text:p>
          </table:table-cell>
          <table:table-cell office:value-type="float" office:value="-0.0265530166913882" calcext:value-type="float">
            <text:p>-0.026553016691388</text:p>
          </table:table-cell>
          <table:table-cell office:value-type="float" office:value="-0.0275775817739934" calcext:value-type="float">
            <text:p>-0.027577581773993</text:p>
          </table:table-cell>
          <table:table-cell office:value-type="float" office:value="-0.0282892102751026" calcext:value-type="float">
            <text:p>-0.028289210275103</text:p>
          </table:table-cell>
          <table:table-cell office:value-type="float" office:value="-0.0272668854076317" calcext:value-type="float">
            <text:p>-0.027266885407632</text:p>
          </table:table-cell>
          <table:table-cell office:value-type="float" office:value="-0.0238441562919241" calcext:value-type="float">
            <text:p>-0.023844156291924</text:p>
          </table:table-cell>
          <table:table-cell office:value-type="float" office:value="-0.0186220296766195" calcext:value-type="float">
            <text:p>-0.01862202967662</text:p>
          </table:table-cell>
          <table:table-cell office:value-type="float" office:value="-0.0407671693863582" calcext:value-type="float">
            <text:p>-0.040767169386358</text:p>
          </table:table-cell>
          <table:table-cell office:value-type="float" office:value="-0.0433894908225845" calcext:value-type="float">
            <text:p>-0.043389490822585</text:p>
          </table:table-cell>
          <table:table-cell office:value-type="float" office:value="-0.0432438080370172" calcext:value-type="float">
            <text:p>-0.043243808037017</text:p>
          </table:table-cell>
          <table:table-cell office:value-type="float" office:value="-0.0418795273799881" calcext:value-type="float">
            <text:p>-0.041879527379988</text:p>
          </table:table-cell>
          <table:table-cell office:value-type="float" office:value="-0.0460937844683124" calcext:value-type="float">
            <text:p>-0.046093784468312</text:p>
          </table:table-cell>
          <table:table-cell office:value-type="float" office:value="-0.056746322458455" calcext:value-type="float">
            <text:p>-0.056746322458455</text:p>
          </table:table-cell>
          <table:table-cell office:value-type="float" office:value="-0.0605936771815184" calcext:value-type="float">
            <text:p>-0.060593677181518</text:p>
          </table:table-cell>
          <table:table-cell office:value-type="float" office:value="-0.0632788996874267" calcext:value-type="float">
            <text:p>-0.063278899687427</text:p>
          </table:table-cell>
          <table:table-cell office:value-type="float" office:value="-0.0644892537733084" calcext:value-type="float">
            <text:p>-0.064489253773308</text:p>
          </table:table-cell>
          <table:table-cell office:value-type="float" office:value="-0.0640984172941684" calcext:value-type="float">
            <text:p>-0.064098417294168</text:p>
          </table:table-cell>
          <table:table-cell office:value-type="float" office:value="-0.0631746618908499" calcext:value-type="float">
            <text:p>-0.06317466189085</text:p>
          </table:table-cell>
          <table:table-cell office:value-type="float" office:value="-0.0626811980084065" calcext:value-type="float">
            <text:p>-0.062681198008407</text:p>
          </table:table-cell>
          <table:table-cell office:value-type="float" office:value="-0.0649567963165485" calcext:value-type="float">
            <text:p>-0.064956796316549</text:p>
          </table:table-cell>
          <table:table-cell office:value-type="float" office:value="-0.0627579107101598" calcext:value-type="float">
            <text:p>-0.06275791071016</text:p>
          </table:table-cell>
          <table:table-cell office:value-type="float" office:value="-0.0587555549179411" calcext:value-type="float">
            <text:p>-0.058755554917941</text:p>
          </table:table-cell>
          <table:table-cell office:value-type="float" office:value="-0.0311051546547674" calcext:value-type="float">
            <text:p>-0.031105154654767</text:p>
          </table:table-cell>
          <table:table-cell office:value-type="float" office:value="-0.0276465095154701" calcext:value-type="float">
            <text:p>-0.02764650951547</text:p>
          </table:table-cell>
          <table:table-cell office:value-type="float" office:value="-0.0251959275784054" calcext:value-type="float">
            <text:p>-0.025195927578405</text:p>
          </table:table-cell>
          <table:table-cell office:value-type="float" office:value="-0.0231060901302922" calcext:value-type="float">
            <text:p>-0.023106090130292</text:p>
          </table:table-cell>
          <table:table-cell office:value-type="float" office:value="-0.022608309152535" calcext:value-type="float">
            <text:p>-0.022608309152535</text:p>
          </table:table-cell>
          <table:table-cell office:value-type="float" office:value="-0.0228156489800376" calcext:value-type="float">
            <text:p>-0.022815648980038</text:p>
          </table:table-cell>
          <table:table-cell office:value-type="float" office:value="-0.0225831862598612" calcext:value-type="float">
            <text:p>-0.022583186259861</text:p>
          </table:table-cell>
          <table:table-cell office:value-type="float" office:value="-0.0209970522273987" calcext:value-type="float">
            <text:p>-0.020997052227399</text:p>
          </table:table-cell>
          <table:table-cell office:value-type="float" office:value="-0.0187353092244728" calcext:value-type="float">
            <text:p>-0.018735309224473</text:p>
          </table:table-cell>
          <table:table-cell office:value-type="float" office:value="-0.0176827013685467" calcext:value-type="float">
            <text:p>-0.017682701368547</text:p>
          </table:table-cell>
          <table:table-cell office:value-type="float" office:value="-0.0171666745017637" calcext:value-type="float">
            <text:p>-0.017166674501764</text:p>
          </table:table-cell>
          <table:table-cell office:value-type="float" office:value="-0.016689713865538" calcext:value-type="float">
            <text:p>-0.016689713865538</text:p>
          </table:table-cell>
          <table:table-cell office:value-type="float" office:value="-0.0163826009233678" calcext:value-type="float">
            <text:p>-0.016382600923368</text:p>
          </table:table-cell>
          <table:table-cell office:value-type="float" office:value="-0.0551227322933636" calcext:value-type="float">
            <text:p>-0.055122732293364</text:p>
          </table:table-cell>
          <table:table-cell office:value-type="float" office:value="-0.0541004047728063" calcext:value-type="float">
            <text:p>-0.054100404772806</text:p>
          </table:table-cell>
          <table:table-cell office:value-type="float" office:value="-0.053780946481892" calcext:value-type="float">
            <text:p>-0.053780946481892</text:p>
          </table:table-cell>
          <table:table-cell office:value-type="float" office:value="-0.0482748291536518" calcext:value-type="float">
            <text:p>-0.048274829153652</text:p>
          </table:table-cell>
          <table:table-cell office:value-type="float" office:value="-0.0425587585054356" calcext:value-type="float">
            <text:p>-0.042558758505436</text:p>
          </table:table-cell>
          <table:table-cell office:value-type="float" office:value="-0.0396073665880389" calcext:value-type="float">
            <text:p>-0.039607366588039</text:p>
          </table:table-cell>
          <table:table-cell office:value-type="float" office:value="-0.0249804372811641" calcext:value-type="float">
            <text:p>-0.024980437281164</text:p>
          </table:table-cell>
          <table:table-cell office:value-type="float" office:value="-0.0273811196342489" calcext:value-type="float">
            <text:p>-0.027381119634249</text:p>
          </table:table-cell>
          <table:table-cell office:value-type="float" office:value="-0.0279784044612791" calcext:value-type="float">
            <text:p>-0.027978404461279</text:p>
          </table:table-cell>
          <table:table-cell office:value-type="float" office:value="-0.0276140497024319" calcext:value-type="float">
            <text:p>-0.027614049702432</text:p>
          </table:table-cell>
          <table:table-cell office:value-type="float" office:value="-0.0267470230225647" calcext:value-type="float">
            <text:p>-0.026747023022565</text:p>
          </table:table-cell>
          <table:table-cell office:value-type="float" office:value="-0.0269898000886862" calcext:value-type="float">
            <text:p>-0.026989800088686</text:p>
          </table:table-cell>
          <table:table-cell office:value-type="float" office:value="-0.0280319473328811" calcext:value-type="float">
            <text:p>-0.028031947332881</text:p>
          </table:table-cell>
          <table:table-cell office:value-type="float" office:value="-0.0259290646385606" calcext:value-type="float">
            <text:p>-0.025929064638561</text:p>
          </table:table-cell>
          <table:table-cell office:value-type="float" office:value="-0.0227369063901296" calcext:value-type="float">
            <text:p>-0.02273690639013</text:p>
          </table:table-cell>
          <table:table-cell office:value-type="float" office:value="-0.0192630337859033" calcext:value-type="float">
            <text:p>-0.019263033785903</text:p>
          </table:table-cell>
          <table:table-cell office:value-type="float" office:value="-0.0468539419384867" calcext:value-type="float">
            <text:p>-0.046853941938487</text:p>
          </table:table-cell>
          <table:table-cell office:value-type="float" office:value="-0.045369840180196" calcext:value-type="float">
            <text:p>-0.045369840180196</text:p>
          </table:table-cell>
          <table:table-cell office:value-type="float" office:value="-0.0650371193673197" calcext:value-type="float">
            <text:p>-0.06503711936732</text:p>
          </table:table-cell>
          <table:table-cell office:value-type="float" office:value="-0.0660823253288223" calcext:value-type="float">
            <text:p>-0.066082325328822</text:p>
          </table:table-cell>
          <table:table-cell office:value-type="float" office:value="-0.0654458336806786" calcext:value-type="float">
            <text:p>-0.065445833680679</text:p>
          </table:table-cell>
          <table:table-cell office:value-type="float" office:value="-0.0639517901613548" calcext:value-type="float">
            <text:p>-0.063951790161355</text:p>
          </table:table-cell>
          <table:table-cell office:value-type="float" office:value="-0.0645559897550367" calcext:value-type="float">
            <text:p>-0.064555989755037</text:p>
          </table:table-cell>
          <table:table-cell office:value-type="float" office:value="-0.0642423661872937" calcext:value-type="float">
            <text:p>-0.064242366187294</text:p>
          </table:table-cell>
          <table:table-cell office:value-type="float" office:value="-0.0593955972280606" calcext:value-type="float">
            <text:p>-0.059395597228061</text:p>
          </table:table-cell>
          <table:table-cell office:value-type="float" office:value="-0.0270227453681182" calcext:value-type="float">
            <text:p>-0.027022745368118</text:p>
          </table:table-cell>
          <table:table-cell office:value-type="float" office:value="-0.0223867226282677" calcext:value-type="float">
            <text:p>-0.022386722628268</text:p>
          </table:table-cell>
          <table:table-cell office:value-type="float" office:value="-0.0200154230100723" calcext:value-type="float">
            <text:p>-0.020015423010072</text:p>
          </table:table-cell>
          <table:table-cell office:value-type="float" office:value="-0.0187152065401297" calcext:value-type="float">
            <text:p>-0.01871520654013</text:p>
          </table:table-cell>
          <table:table-cell office:value-type="float" office:value="-0.0191644969448883" calcext:value-type="float">
            <text:p>-0.019164496944888</text:p>
          </table:table-cell>
          <table:table-cell office:value-type="float" office:value="-0.0201795653878463" calcext:value-type="float">
            <text:p>-0.020179565387846</text:p>
          </table:table-cell>
          <table:table-cell office:value-type="float" office:value="-0.019682959428089" calcext:value-type="float">
            <text:p>-0.019682959428089</text:p>
          </table:table-cell>
          <table:table-cell office:value-type="float" office:value="-0.0171320509229735" calcext:value-type="float">
            <text:p>-0.017132050922974</text:p>
          </table:table-cell>
          <table:table-cell office:value-type="float" office:value="-0.0169983014320578" calcext:value-type="float">
            <text:p>-0.016998301432058</text:p>
          </table:table-cell>
          <table:table-cell office:value-type="float" office:value="-0.0169104628473337" calcext:value-type="float">
            <text:p>-0.016910462847334</text:p>
          </table:table-cell>
          <table:table-cell office:value-type="float" office:value="-0.0166878770817683" calcext:value-type="float">
            <text:p>-0.016687877081768</text:p>
          </table:table-cell>
          <table:table-cell office:value-type="float" office:value="-0.0557628542753078" calcext:value-type="float">
            <text:p>-0.055762854275308</text:p>
          </table:table-cell>
          <table:table-cell office:value-type="float" office:value="-0.0553091251980334" calcext:value-type="float">
            <text:p>-0.055309125198033</text:p>
          </table:table-cell>
          <table:table-cell office:value-type="float" office:value="-0.0545980191202109" calcext:value-type="float">
            <text:p>-0.054598019120211</text:p>
          </table:table-cell>
          <table:table-cell office:value-type="float" office:value="-0.0527829262925905" calcext:value-type="float">
            <text:p>-0.052782926292591</text:p>
          </table:table-cell>
          <table:table-cell office:value-type="float" office:value="-0.0488802974888776" calcext:value-type="float">
            <text:p>-0.048880297488878</text:p>
          </table:table-cell>
          <table:table-cell office:value-type="float" office:value="-0.0372914269930969" calcext:value-type="float">
            <text:p>-0.037291426993097</text:p>
          </table:table-cell>
          <table:table-cell office:value-type="float" office:value="-0.0320614897262498" calcext:value-type="float">
            <text:p>-0.03206148972625</text:p>
          </table:table-cell>
          <table:table-cell office:value-type="float" office:value="-0.030384274250798" calcext:value-type="float">
            <text:p>-0.030384274250798</text:p>
          </table:table-cell>
          <table:table-cell office:value-type="float" office:value="-0.0299701559691254" calcext:value-type="float">
            <text:p>-0.029970155969125</text:p>
          </table:table-cell>
          <table:table-cell office:value-type="float" office:value="-0.029022875530317" calcext:value-type="float">
            <text:p>-0.029022875530317</text:p>
          </table:table-cell>
          <table:table-cell office:value-type="float" office:value="-0.028822102846196" calcext:value-type="float">
            <text:p>-0.028822102846196</text:p>
          </table:table-cell>
          <table:table-cell office:value-type="float" office:value="-0.0272599613308544" calcext:value-type="float">
            <text:p>-0.027259961330854</text:p>
          </table:table-cell>
          <table:table-cell office:value-type="float" office:value="-0.0257336041649368" calcext:value-type="float">
            <text:p>-0.025733604164937</text:p>
          </table:table-cell>
          <table:table-cell office:value-type="float" office:value="-0.0189710303228542" calcext:value-type="float">
            <text:p>-0.018971030322854</text:p>
          </table:table-cell>
          <table:table-cell office:value-type="float" office:value="-0.0468037263851657" calcext:value-type="float">
            <text:p>-0.046803726385166</text:p>
          </table:table-cell>
          <table:table-cell office:value-type="float" office:value="-0.0464599620191263" calcext:value-type="float">
            <text:p>-0.046459962019126</text:p>
          </table:table-cell>
          <table:table-cell office:value-type="float" office:value="-0.0665244939868398" calcext:value-type="float">
            <text:p>-0.06652449398684</text:p>
          </table:table-cell>
          <table:table-cell office:value-type="float" office:value="-0.0664744369129521" calcext:value-type="float">
            <text:p>-0.066474436912952</text:p>
          </table:table-cell>
          <table:table-cell office:value-type="float" office:value="-0.0288232133605357" calcext:value-type="float">
            <text:p>-0.028823213360536</text:p>
          </table:table-cell>
          <table:table-cell office:value-type="float" office:value="-0.0254265777717294" calcext:value-type="float">
            <text:p>-0.025426577771729</text:p>
          </table:table-cell>
          <table:table-cell office:value-type="float" office:value="-0.0216965200290609" calcext:value-type="float">
            <text:p>-0.021696520029061</text:p>
          </table:table-cell>
          <table:table-cell office:value-type="float" office:value="-0.0189797879693934" calcext:value-type="float">
            <text:p>-0.018979787969393</text:p>
          </table:table-cell>
          <table:table-cell office:value-type="float" office:value="-0.0154922387096711" calcext:value-type="float">
            <text:p>-0.015492238709671</text:p>
          </table:table-cell>
          <table:table-cell office:value-type="float" office:value="-0.0135869346966219" calcext:value-type="float">
            <text:p>-0.013586934696622</text:p>
          </table:table-cell>
          <table:table-cell office:value-type="float" office:value="-0.0127397430894424" calcext:value-type="float">
            <text:p>-0.012739743089442</text:p>
          </table:table-cell>
          <table:table-cell office:value-type="float" office:value="-0.012461469413764" calcext:value-type="float">
            <text:p>-0.012461469413764</text:p>
          </table:table-cell>
          <table:table-cell office:value-type="float" office:value="-0.0124079022523379" calcext:value-type="float">
            <text:p>-0.012407902252338</text:p>
          </table:table-cell>
          <table:table-cell office:value-type="float" office:value="-0.0123223923643033" calcext:value-type="float">
            <text:p>-0.012322392364303</text:p>
          </table:table-cell>
          <table:table-cell office:value-type="float" office:value="-0.0147432224130265" calcext:value-type="float">
            <text:p>-0.014743222413027</text:p>
          </table:table-cell>
          <table:table-cell office:value-type="float" office:value="-0.0519330514711216" calcext:value-type="float">
            <text:p>-0.051933051471122</text:p>
          </table:table-cell>
          <table:table-cell office:value-type="float" office:value="-0.0506062133251033" calcext:value-type="float">
            <text:p>-0.050606213325103</text:p>
          </table:table-cell>
          <table:table-cell office:value-type="float" office:value="-0.0511500215190175" calcext:value-type="float">
            <text:p>-0.051150021519018</text:p>
          </table:table-cell>
          <table:table-cell office:value-type="float" office:value="-0.0484326633265442" calcext:value-type="float">
            <text:p>-0.048432663326544</text:p>
          </table:table-cell>
          <table:table-cell office:value-type="float" office:value="-0.0320863063954123" calcext:value-type="float">
            <text:p>-0.032086306395412</text:p>
          </table:table-cell>
          <table:table-cell office:value-type="float" office:value="-0.0237210257478841" calcext:value-type="float">
            <text:p>-0.023721025747884</text:p>
          </table:table-cell>
          <table:table-cell office:value-type="float" office:value="-0.0150687563549697" calcext:value-type="float">
            <text:p>-0.01506875635497</text:p>
          </table:table-cell>
          <table:table-cell office:value-type="float" office:value="-0.0256819568231606" calcext:value-type="float">
            <text:p>-0.025681956823161</text:p>
          </table:table-cell>
          <table:table-cell office:value-type="float" office:value="-0.0283245572925863" calcext:value-type="float">
            <text:p>-0.028324557292586</text:p>
          </table:table-cell>
          <table:table-cell office:value-type="float" office:value="-0.0287210326398562" calcext:value-type="float">
            <text:p>-0.028721032639856</text:p>
          </table:table-cell>
          <table:table-cell office:value-type="float" office:value="-0.0270405229543148" calcext:value-type="float">
            <text:p>-0.027040522954315</text:p>
          </table:table-cell>
          <table:table-cell office:value-type="float" office:value="-0.0271698825871772" calcext:value-type="float">
            <text:p>-0.027169882587177</text:p>
          </table:table-cell>
          <table:table-cell office:value-type="float" office:value="-0.0257584368578972" calcext:value-type="float">
            <text:p>-0.025758436857897</text:p>
          </table:table-cell>
          <table:table-cell office:value-type="float" office:value="-0.0246582275764323" calcext:value-type="float">
            <text:p>-0.024658227576432</text:p>
          </table:table-cell>
          <table:table-cell office:value-type="float" office:value="-0.0212023985412818" calcext:value-type="float">
            <text:p>-0.021202398541282</text:p>
          </table:table-cell>
          <table:table-cell office:value-type="float" office:value="-0.0186802177845106" calcext:value-type="float">
            <text:p>-0.018680217784511</text:p>
          </table:table-cell>
          <table:table-cell office:value-type="float" office:value="-0.0201968049393408" calcext:value-type="float">
            <text:p>-0.020196804939341</text:p>
          </table:table-cell>
          <table:table-cell office:value-type="float" office:value="-0.0413785656912463" calcext:value-type="float">
            <text:p>-0.041378565691246</text:p>
          </table:table-cell>
          <table:table-cell office:value-type="float" office:value="-0.039459523005077" calcext:value-type="float">
            <text:p>-0.039459523005077</text:p>
          </table:table-cell>
          <table:table-cell office:value-type="float" office:value="-0.038233703749502" calcext:value-type="float">
            <text:p>-0.038233703749502</text:p>
          </table:table-cell>
          <table:table-cell office:value-type="float" office:value="-0.0539864437602901" calcext:value-type="float">
            <text:p>-0.05398644376029</text:p>
          </table:table-cell>
          <table:table-cell office:value-type="float" office:value="-0.0568252756019859" calcext:value-type="float">
            <text:p>-0.056825275601986</text:p>
          </table:table-cell>
          <table:table-cell office:value-type="float" office:value="-0.0587321738039595" calcext:value-type="float">
            <text:p>-0.05873217380396</text:p>
          </table:table-cell>
          <table:table-cell office:value-type="float" office:value="-0.0554332940833003" calcext:value-type="float">
            <text:p>-0.0554332940833</text:p>
          </table:table-cell>
          <table:table-cell office:value-type="float" office:value="-0.053097789169605" calcext:value-type="float">
            <text:p>-0.053097789169605</text:p>
          </table:table-cell>
          <table:table-cell office:value-type="float" office:value="-0.0502590034528919" calcext:value-type="float">
            <text:p>-0.050259003452892</text:p>
          </table:table-cell>
          <table:table-cell office:value-type="float" office:value="-0.0490612020929733" calcext:value-type="float">
            <text:p>-0.049061202092973</text:p>
          </table:table-cell>
          <table:table-cell office:value-type="float" office:value="-0.025699136177192" calcext:value-type="float">
            <text:p>-0.025699136177192</text:p>
          </table:table-cell>
          <table:table-cell office:value-type="float" office:value="-0.0200660575182477" calcext:value-type="float">
            <text:p>-0.020066057518248</text:p>
          </table:table-cell>
          <table:table-cell office:value-type="float" office:value="-0.0161562609114042" calcext:value-type="float">
            <text:p>-0.016156260911404</text:p>
          </table:table-cell>
          <table:table-cell office:value-type="float" office:value="-0.0154259393579971" calcext:value-type="float">
            <text:p>-0.015425939357997</text:p>
          </table:table-cell>
          <table:table-cell office:value-type="float" office:value="-0.0156109540147231" calcext:value-type="float">
            <text:p>-0.015610954014723</text:p>
          </table:table-cell>
          <table:table-cell office:value-type="float" office:value="-0.0170883075722646" calcext:value-type="float">
            <text:p>-0.017088307572265</text:p>
          </table:table-cell>
          <table:table-cell office:value-type="float" office:value="-0.0165098344160356" calcext:value-type="float">
            <text:p>-0.016509834416036</text:p>
          </table:table-cell>
          <table:table-cell office:value-type="float" office:value="-0.0165145975649476" calcext:value-type="float">
            <text:p>-0.016514597564948</text:p>
          </table:table-cell>
          <table:table-cell office:value-type="float" office:value="-0.0165425609914437" calcext:value-type="float">
            <text:p>-0.016542560991444</text:p>
          </table:table-cell>
          <table:table-cell office:value-type="float" office:value="-0.016643146243565" calcext:value-type="float">
            <text:p>-0.016643146243565</text:p>
          </table:table-cell>
          <table:table-cell office:value-type="float" office:value="-0.0168098734274366" calcext:value-type="float">
            <text:p>-0.016809873427437</text:p>
          </table:table-cell>
          <table:table-cell office:value-type="float" office:value="-0.0169939900782718" calcext:value-type="float">
            <text:p>-0.016993990078272</text:p>
          </table:table-cell>
          <table:table-cell office:value-type="float" office:value="-0.0169735002057915" calcext:value-type="float">
            <text:p>-0.016973500205792</text:p>
          </table:table-cell>
          <table:table-cell office:value-type="float" office:value="-0.0170264322895891" calcext:value-type="float">
            <text:p>-0.017026432289589</text:p>
          </table:table-cell>
          <table:table-cell office:value-type="float" office:value="-0.0171658503862398" calcext:value-type="float">
            <text:p>-0.01716585038624</text:p>
          </table:table-cell>
          <table:table-cell office:value-type="float" office:value="-0.0171326848104169" calcext:value-type="float">
            <text:p>-0.017132684810417</text:p>
          </table:table-cell>
          <table:table-cell office:value-type="float" office:value="-0.01722854998166" calcext:value-type="float">
            <text:p>-0.01722854998166</text:p>
          </table:table-cell>
          <table:table-cell office:value-type="float" office:value="-0.0172419853671348" calcext:value-type="float">
            <text:p>-0.017241985367135</text:p>
          </table:table-cell>
          <table:table-cell office:value-type="float" office:value="-0.0173311357501874" calcext:value-type="float">
            <text:p>-0.017331135750187</text:p>
          </table:table-cell>
          <table:table-cell office:value-type="float" office:value="-0.017477846552181" calcext:value-type="float">
            <text:p>-0.017477846552181</text:p>
          </table:table-cell>
          <table:table-cell office:value-type="float" office:value="-0.0174938964441609" calcext:value-type="float">
            <text:p>-0.017493896444161</text:p>
          </table:table-cell>
          <table:table-cell office:value-type="float" office:value="-0.0174914990449534" calcext:value-type="float">
            <text:p>-0.017491499044953</text:p>
          </table:table-cell>
          <table:table-cell office:value-type="float" office:value="-0.0174973309633254" calcext:value-type="float">
            <text:p>-0.017497330963325</text:p>
          </table:table-cell>
          <table:table-cell office:value-type="float" office:value="-0.0174932978137042" calcext:value-type="float">
            <text:p>-0.017493297813704</text:p>
          </table:table-cell>
          <table:table-cell office:value-type="float" office:value="-0.0175181149925016" calcext:value-type="float">
            <text:p>-0.017518114992502</text:p>
          </table:table-cell>
          <table:table-cell office:value-type="float" office:value="-0.0174957862712018" calcext:value-type="float">
            <text:p>-0.017495786271202</text:p>
          </table:table-cell>
          <table:table-cell office:value-type="float" office:value="-0.0175335067525698" calcext:value-type="float">
            <text:p>-0.01753350675257</text:p>
          </table:table-cell>
          <table:table-cell office:value-type="float" office:value="-0.0175241925693641" calcext:value-type="float">
            <text:p>-0.017524192569364</text:p>
          </table:table-cell>
          <table:table-cell office:value-type="float" office:value="-0.0175263422805038" calcext:value-type="float">
            <text:p>-0.017526342280504</text:p>
          </table:table-cell>
          <table:table-cell office:value-type="float" office:value="-0.0175599323632398" calcext:value-type="float">
            <text:p>-0.01755993236324</text:p>
          </table:table-cell>
          <table:table-cell office:value-type="float" office:value="-0.017530003409166" calcext:value-type="float">
            <text:p>-0.017530003409166</text:p>
          </table:table-cell>
          <table:table-cell office:value-type="float" office:value="-0.0175398156436543" calcext:value-type="float">
            <text:p>-0.017539815643654</text:p>
          </table:table-cell>
          <table:table-cell office:value-type="float" office:value="-0.0175281834193539" calcext:value-type="float">
            <text:p>-0.017528183419354</text:p>
          </table:table-cell>
          <table:table-cell office:value-type="float" office:value="-0.0175517943856465" calcext:value-type="float">
            <text:p>-0.017551794385647</text:p>
          </table:table-cell>
          <table:table-cell office:value-type="float" office:value="-0.0175424014382627" calcext:value-type="float">
            <text:p>-0.017542401438263</text:p>
          </table:table-cell>
          <table:table-cell office:value-type="float" office:value="-0.0175402439090025" calcext:value-type="float">
            <text:p>-0.017540243909003</text:p>
          </table:table-cell>
          <table:table-cell office:value-type="float" office:value="-0.0175472755793283" calcext:value-type="float">
            <text:p>-0.017547275579328</text:p>
          </table:table-cell>
          <table:table-cell office:value-type="float" office:value="-0.0175791894912402" calcext:value-type="float">
            <text:p>-0.01757918949124</text:p>
          </table:table-cell>
          <table:table-cell office:value-type="float" office:value="-0.0175560257494868" calcext:value-type="float">
            <text:p>-0.017556025749487</text:p>
          </table:table-cell>
          <table:table-cell office:value-type="float" office:value="-0.0175588774596821" calcext:value-type="float">
            <text:p>-0.017558877459682</text:p>
          </table:table-cell>
          <table:table-cell office:value-type="float" office:value="-0.0175701879827529" calcext:value-type="float">
            <text:p>-0.017570187982753</text:p>
          </table:table-cell>
          <table:table-cell office:value-type="float" office:value="-0.0175657307114098" calcext:value-type="float">
            <text:p>-0.01756573071141</text:p>
          </table:table-cell>
          <table:table-cell office:value-type="float" office:value="-0.0175763903276918" calcext:value-type="float">
            <text:p>-0.017576390327692</text:p>
          </table:table-cell>
          <table:table-cell office:value-type="float" office:value="-0.0175738071165545" calcext:value-type="float">
            <text:p>-0.017573807116555</text:p>
          </table:table-cell>
          <table:table-cell office:value-type="float" office:value="-0.0175926239389009" calcext:value-type="float">
            <text:p>-0.017592623938901</text:p>
          </table:table-cell>
          <table:table-cell office:value-type="float" office:value="-0.017590289812461" calcext:value-type="float">
            <text:p>-0.017590289812461</text:p>
          </table:table-cell>
          <table:table-cell office:value-type="float" office:value="-0.0176096265170334" calcext:value-type="float">
            <text:p>-0.017609626517033</text:p>
          </table:table-cell>
          <table:table-cell office:value-type="float" office:value="-0.0175926586115161" calcext:value-type="float">
            <text:p>-0.017592658611516</text:p>
          </table:table-cell>
          <table:table-cell office:value-type="float" office:value="-0.0176096434168668" calcext:value-type="float">
            <text:p>-0.017609643416867</text:p>
          </table:table-cell>
          <table:table-cell office:value-type="float" office:value="-0.0175767027005497" calcext:value-type="float">
            <text:p>-0.01757670270055</text:p>
          </table:table-cell>
          <table:table-cell office:value-type="float" office:value="-0.0175986910845585" calcext:value-type="float">
            <text:p>-0.017598691084559</text:p>
          </table:table-cell>
          <table:table-cell office:value-type="float" office:value="-0.0176092790954027" calcext:value-type="float">
            <text:p>-0.017609279095403</text:p>
          </table:table-cell>
          <table:table-cell office:value-type="float" office:value="-0.0176062461487393" calcext:value-type="float">
            <text:p>-0.017606246148739</text:p>
          </table:table-cell>
          <table:table-cell office:value-type="float" office:value="-0.0175646944102345" calcext:value-type="float">
            <text:p>-0.017564694410235</text:p>
          </table:table-cell>
          <table:table-cell office:value-type="float" office:value="-0.0175765910054083" calcext:value-type="float">
            <text:p>-0.017576591005408</text:p>
          </table:table-cell>
          <table:table-cell office:value-type="float" office:value="-0.0176140387196349" calcext:value-type="float">
            <text:p>-0.017614038719635</text:p>
          </table:table-cell>
          <table:table-cell office:value-type="float" office:value="-0.0175816641380901" calcext:value-type="float">
            <text:p>-0.01758166413809</text:p>
          </table:table-cell>
          <table:table-cell office:value-type="float" office:value="-0.0175723054026867" calcext:value-type="float">
            <text:p>-0.017572305402687</text:p>
          </table:table-cell>
          <table:table-cell office:value-type="float" office:value="-0.0175962250013466" calcext:value-type="float">
            <text:p>-0.017596225001347</text:p>
          </table:table-cell>
          <table:table-cell office:value-type="float" office:value="-0.017577774360129" calcext:value-type="float">
            <text:p>-0.017577774360129</text:p>
          </table:table-cell>
          <table:table-cell office:value-type="float" office:value="-0.0176085106515213" calcext:value-type="float">
            <text:p>-0.017608510651521</text:p>
          </table:table-cell>
          <table:table-cell office:value-type="float" office:value="-0.0175719445716874" calcext:value-type="float">
            <text:p>-0.017571944571687</text:p>
          </table:table-cell>
          <table:table-cell office:value-type="float" office:value="-0.0175927402597215" calcext:value-type="float">
            <text:p>-0.017592740259722</text:p>
          </table:table-cell>
          <table:table-cell office:value-type="float" office:value="-0.0175921690447993" calcext:value-type="float">
            <text:p>-0.017592169044799</text:p>
          </table:table-cell>
          <table:table-cell office:value-type="float" office:value="-0.0176077406962508" calcext:value-type="float">
            <text:p>-0.017607740696251</text:p>
          </table:table-cell>
          <table:table-cell office:value-type="float" office:value="-0.0175781306095895" calcext:value-type="float">
            <text:p>-0.01757813060959</text:p>
          </table:table-cell>
          <table:table-cell office:value-type="float" office:value="-0.0175940347128254" calcext:value-type="float">
            <text:p>-0.017594034712825</text:p>
          </table:table-cell>
          <table:table-cell office:value-type="float" office:value="-0.0175798070975315" calcext:value-type="float">
            <text:p>-0.017579807097532</text:p>
          </table:table-cell>
          <table:table-cell office:value-type="float" office:value="-0.0175883340176001" calcext:value-type="float">
            <text:p>-0.0175883340176</text:p>
          </table:table-cell>
          <table:table-cell office:value-type="float" office:value="-0.0175885643684623" calcext:value-type="float">
            <text:p>-0.017588564368462</text:p>
          </table:table-cell>
          <table:table-cell office:value-type="float" office:value="-0.0175772715594315" calcext:value-type="float">
            <text:p>-0.017577271559432</text:p>
          </table:table-cell>
          <table:table-cell office:value-type="float" office:value="-0.0175843828066996" calcext:value-type="float">
            <text:p>-0.0175843828067</text:p>
          </table:table-cell>
          <table:table-cell office:value-type="float" office:value="-0.0175593554657596" calcext:value-type="float">
            <text:p>-0.01755935546576</text:p>
          </table:table-cell>
          <table:table-cell office:value-type="float" office:value="-0.0176050140231248" calcext:value-type="float">
            <text:p>-0.017605014023125</text:p>
          </table:table-cell>
          <table:table-cell office:value-type="float" office:value="-0.017602663234298" calcext:value-type="float">
            <text:p>-0.017602663234298</text:p>
          </table:table-cell>
          <table:table-cell office:value-type="float" office:value="-0.0176039675506094" calcext:value-type="float">
            <text:p>-0.017603967550609</text:p>
          </table:table-cell>
          <table:table-cell office:value-type="float" office:value="-0.0175711752485574" calcext:value-type="float">
            <text:p>-0.017571175248557</text:p>
          </table:table-cell>
          <table:table-cell office:value-type="float" office:value="-0.0175663506888913" calcext:value-type="float">
            <text:p>-0.017566350688891</text:p>
          </table:table-cell>
          <table:table-cell office:value-type="float" office:value="-0.017582850348786" calcext:value-type="float">
            <text:p>-0.017582850348786</text:p>
          </table:table-cell>
          <table:table-cell office:value-type="float" office:value="-0.0175605170511361" calcext:value-type="float">
            <text:p>-0.017560517051136</text:p>
          </table:table-cell>
          <table:table-cell office:value-type="float" office:value="-0.0175554566269873" calcext:value-type="float">
            <text:p>-0.017555456626987</text:p>
          </table:table-cell>
          <table:table-cell office:value-type="float" office:value="-0.0175607637275224" calcext:value-type="float">
            <text:p>-0.017560763727522</text:p>
          </table:table-cell>
          <table:table-cell office:value-type="float" office:value="-0.0175715812224162" calcext:value-type="float">
            <text:p>-0.017571581222416</text:p>
          </table:table-cell>
          <table:table-cell office:value-type="float" office:value="-0.0175926302497486" calcext:value-type="float">
            <text:p>-0.017592630249749</text:p>
          </table:table-cell>
          <table:table-cell office:value-type="float" office:value="-0.017580846588571" calcext:value-type="float">
            <text:p>-0.017580846588571</text:p>
          </table:table-cell>
          <table:table-cell office:value-type="float" office:value="-0.0175650635401759" calcext:value-type="float">
            <text:p>-0.017565063540176</text:p>
          </table:table-cell>
          <table:table-cell office:value-type="float" office:value="-0.0176024620497291" calcext:value-type="float">
            <text:p>-0.017602462049729</text:p>
          </table:table-cell>
          <table:table-cell office:value-type="float" office:value="-0.0175806123778822" calcext:value-type="float">
            <text:p>-0.017580612377882</text:p>
          </table:table-cell>
          <table:table-cell office:value-type="float" office:value="-0.0176080881812301" calcext:value-type="float">
            <text:p>-0.01760808818123</text:p>
          </table:table-cell>
          <table:table-cell office:value-type="float" office:value="-0.017595173653019" calcext:value-type="float">
            <text:p>-0.017595173653019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25903730477313" calcext:value-type="float">
            <text:p>0.525903730477313</text:p>
          </table:table-cell>
          <table:table-cell office:value-type="float" office:value="0.526179230244646" calcext:value-type="float">
            <text:p>0.526179230244646</text:p>
          </table:table-cell>
          <table:table-cell office:value-type="float" office:value="0.527229816189237" calcext:value-type="float">
            <text:p>0.527229816189237</text:p>
          </table:table-cell>
          <table:table-cell office:value-type="float" office:value="0.526352851147832" calcext:value-type="float">
            <text:p>0.526352851147832</text:p>
          </table:table-cell>
          <table:table-cell office:value-type="float" office:value="0.526342359031943" calcext:value-type="float">
            <text:p>0.526342359031943</text:p>
          </table:table-cell>
          <table:table-cell office:value-type="float" office:value="0.526131572380424" calcext:value-type="float">
            <text:p>0.526131572380424</text:p>
          </table:table-cell>
          <table:table-cell office:value-type="float" office:value="0.526030372105144" calcext:value-type="float">
            <text:p>0.526030372105144</text:p>
          </table:table-cell>
          <table:table-cell office:value-type="float" office:value="0.526513227337129" calcext:value-type="float">
            <text:p>0.526513227337129</text:p>
          </table:table-cell>
          <table:table-cell office:value-type="float" office:value="0.527106117823744" calcext:value-type="float">
            <text:p>0.527106117823744</text:p>
          </table:table-cell>
          <table:table-cell office:value-type="float" office:value="0.525866963846943" calcext:value-type="float">
            <text:p>0.525866963846943</text:p>
          </table:table-cell>
          <table:table-cell office:value-type="float" office:value="0.52643545408423" calcext:value-type="float">
            <text:p>0.52643545408423</text:p>
          </table:table-cell>
          <table:table-cell office:value-type="float" office:value="0.526479721590962" calcext:value-type="float">
            <text:p>0.526479721590962</text:p>
          </table:table-cell>
          <table:table-cell office:value-type="float" office:value="0.526456184386461" calcext:value-type="float">
            <text:p>0.526456184386461</text:p>
          </table:table-cell>
          <table:table-cell office:value-type="float" office:value="0.525961476311855" calcext:value-type="float">
            <text:p>0.525961476311855</text:p>
          </table:table-cell>
          <table:table-cell office:value-type="float" office:value="0.526196201909893" calcext:value-type="float">
            <text:p>0.526196201909893</text:p>
          </table:table-cell>
          <table:table-cell office:value-type="float" office:value="0.526632841931376" calcext:value-type="float">
            <text:p>0.526632841931376</text:p>
          </table:table-cell>
          <table:table-cell office:value-type="float" office:value="0.526774159394603" calcext:value-type="float">
            <text:p>0.526774159394603</text:p>
          </table:table-cell>
          <table:table-cell office:value-type="float" office:value="0.526453473241445" calcext:value-type="float">
            <text:p>0.526453473241445</text:p>
          </table:table-cell>
          <table:table-cell office:value-type="float" office:value="0.526883572414696" calcext:value-type="float">
            <text:p>0.526883572414696</text:p>
          </table:table-cell>
          <table:table-cell office:value-type="float" office:value="0.526440155826599" calcext:value-type="float">
            <text:p>0.526440155826599</text:p>
          </table:table-cell>
          <table:table-cell office:value-type="float" office:value="0.526428802349343" calcext:value-type="float">
            <text:p>0.526428802349343</text:p>
          </table:table-cell>
          <table:table-cell office:value-type="float" office:value="0.526187615174442" calcext:value-type="float">
            <text:p>0.526187615174442</text:p>
          </table:table-cell>
          <table:table-cell office:value-type="float" office:value="0.526830550829151" calcext:value-type="float">
            <text:p>0.526830550829151</text:p>
          </table:table-cell>
          <table:table-cell office:value-type="float" office:value="0.526718250890739" calcext:value-type="float">
            <text:p>0.526718250890739</text:p>
          </table:table-cell>
          <table:table-cell office:value-type="float" office:value="0.526816816402065" calcext:value-type="float">
            <text:p>0.526816816402065</text:p>
          </table:table-cell>
          <table:table-cell office:value-type="float" office:value="0.526580126980787" calcext:value-type="float">
            <text:p>0.526580126980787</text:p>
          </table:table-cell>
          <table:table-cell office:value-type="float" office:value="0.52659766788245" calcext:value-type="float">
            <text:p>0.52659766788245</text:p>
          </table:table-cell>
          <table:table-cell office:value-type="float" office:value="0.526438586041425" calcext:value-type="float">
            <text:p>0.526438586041425</text:p>
          </table:table-cell>
          <table:table-cell office:value-type="float" office:value="0.526741124735226" calcext:value-type="float">
            <text:p>0.526741124735226</text:p>
          </table:table-cell>
          <table:table-cell office:value-type="float" office:value="0.526748549969545" calcext:value-type="float">
            <text:p>0.526748549969545</text:p>
          </table:table-cell>
          <table:table-cell office:value-type="float" office:value="0.526281759417309" calcext:value-type="float">
            <text:p>0.526281759417309</text:p>
          </table:table-cell>
          <table:table-cell office:value-type="float" office:value="0.52644267625711" calcext:value-type="float">
            <text:p>0.52644267625711</text:p>
          </table:table-cell>
          <table:table-cell office:value-type="float" office:value="0.525885823774028" calcext:value-type="float">
            <text:p>0.525885823774028</text:p>
          </table:table-cell>
          <table:table-cell office:value-type="float" office:value="0.526862770128813" calcext:value-type="float">
            <text:p>0.526862770128813</text:p>
          </table:table-cell>
          <table:table-cell office:value-type="float" office:value="0.526918787398196" calcext:value-type="float">
            <text:p>0.526918787398196</text:p>
          </table:table-cell>
          <table:table-cell office:value-type="float" office:value="0.526449952522487" calcext:value-type="float">
            <text:p>0.526449952522487</text:p>
          </table:table-cell>
          <table:table-cell office:value-type="float" office:value="0.526476511995135" calcext:value-type="float">
            <text:p>0.526476511995135</text:p>
          </table:table-cell>
          <table:table-cell office:value-type="float" office:value="0.526520772897115" calcext:value-type="float">
            <text:p>0.526520772897115</text:p>
          </table:table-cell>
          <table:table-cell office:value-type="float" office:value="0.526816153363804" calcext:value-type="float">
            <text:p>0.526816153363804</text:p>
          </table:table-cell>
          <table:table-cell office:value-type="float" office:value="0.527053230534323" calcext:value-type="float">
            <text:p>0.527053230534323</text:p>
          </table:table-cell>
          <table:table-cell office:value-type="float" office:value="0.526736140597854" calcext:value-type="float">
            <text:p>0.526736140597854</text:p>
          </table:table-cell>
          <table:table-cell office:value-type="float" office:value="0.527170774118402" calcext:value-type="float">
            <text:p>0.527170774118402</text:p>
          </table:table-cell>
          <table:table-cell office:value-type="float" office:value="0.526550724657315" calcext:value-type="float">
            <text:p>0.526550724657315</text:p>
          </table:table-cell>
          <table:table-cell office:value-type="float" office:value="0.530205386550891" calcext:value-type="float">
            <text:p>0.530205386550891</text:p>
          </table:table-cell>
          <table:table-cell office:value-type="float" office:value="0.537993613710534" calcext:value-type="float">
            <text:p>0.537993613710534</text:p>
          </table:table-cell>
          <table:table-cell office:value-type="float" office:value="0.540680925418348" calcext:value-type="float">
            <text:p>0.540680925418348</text:p>
          </table:table-cell>
          <table:table-cell office:value-type="float" office:value="0.543403258252547" calcext:value-type="float">
            <text:p>0.543403258252547</text:p>
          </table:table-cell>
          <table:table-cell office:value-type="float" office:value="0.541831112374264" calcext:value-type="float">
            <text:p>0.541831112374264</text:p>
          </table:table-cell>
          <table:table-cell office:value-type="float" office:value="0.534325525032683" calcext:value-type="float">
            <text:p>0.534325525032683</text:p>
          </table:table-cell>
          <table:table-cell office:value-type="float" office:value="0.529641645385275" calcext:value-type="float">
            <text:p>0.529641645385275</text:p>
          </table:table-cell>
          <table:table-cell office:value-type="float" office:value="0.515709647933307" calcext:value-type="float">
            <text:p>0.515709647933307</text:p>
          </table:table-cell>
          <table:table-cell office:value-type="float" office:value="0.515370023145288" calcext:value-type="float">
            <text:p>0.515370023145288</text:p>
          </table:table-cell>
          <table:table-cell office:value-type="float" office:value="0.537266904997703" calcext:value-type="float">
            <text:p>0.537266904997703</text:p>
          </table:table-cell>
          <table:table-cell office:value-type="float" office:value="0.551630477688563" calcext:value-type="float">
            <text:p>0.551630477688563</text:p>
          </table:table-cell>
          <table:table-cell office:value-type="float" office:value="0.552027961038099" calcext:value-type="float">
            <text:p>0.552027961038099</text:p>
          </table:table-cell>
          <table:table-cell office:value-type="float" office:value="0.539865645478427" calcext:value-type="float">
            <text:p>0.539865645478427</text:p>
          </table:table-cell>
          <table:table-cell office:value-type="float" office:value="0.540277785906584" calcext:value-type="float">
            <text:p>0.540277785906584</text:p>
          </table:table-cell>
          <table:table-cell office:value-type="float" office:value="0.542645150336503" calcext:value-type="float">
            <text:p>0.542645150336503</text:p>
          </table:table-cell>
          <table:table-cell office:value-type="float" office:value="0.549655469064514" calcext:value-type="float">
            <text:p>0.549655469064514</text:p>
          </table:table-cell>
          <table:table-cell office:value-type="float" office:value="0.550097876934129" calcext:value-type="float">
            <text:p>0.550097876934129</text:p>
          </table:table-cell>
          <table:table-cell office:value-type="float" office:value="0.547380283390368" calcext:value-type="float">
            <text:p>0.547380283390368</text:p>
          </table:table-cell>
          <table:table-cell office:value-type="float" office:value="0.535435721049636" calcext:value-type="float">
            <text:p>0.535435721049636</text:p>
          </table:table-cell>
          <table:table-cell office:value-type="float" office:value="0.52297138009317" calcext:value-type="float">
            <text:p>0.52297138009317</text:p>
          </table:table-cell>
          <table:table-cell office:value-type="float" office:value="0.488821133520595" calcext:value-type="float">
            <text:p>0.488821133520595</text:p>
          </table:table-cell>
          <table:table-cell office:value-type="float" office:value="0.48882628751359" calcext:value-type="float">
            <text:p>0.48882628751359</text:p>
          </table:table-cell>
          <table:table-cell office:value-type="float" office:value="0.500820274080001" calcext:value-type="float">
            <text:p>0.500820274080001</text:p>
          </table:table-cell>
          <table:table-cell office:value-type="float" office:value="0.501664160238455" calcext:value-type="float">
            <text:p>0.501664160238455</text:p>
          </table:table-cell>
          <table:table-cell office:value-type="float" office:value="0.493515089021516" calcext:value-type="float">
            <text:p>0.493515089021516</text:p>
          </table:table-cell>
          <table:table-cell office:value-type="float" office:value="0.487901993720722" calcext:value-type="float">
            <text:p>0.487901993720722</text:p>
          </table:table-cell>
          <table:table-cell office:value-type="float" office:value="0.481895675112107" calcext:value-type="float">
            <text:p>0.481895675112107</text:p>
          </table:table-cell>
          <table:table-cell office:value-type="float" office:value="0.481526637512968" calcext:value-type="float">
            <text:p>0.481526637512968</text:p>
          </table:table-cell>
          <table:table-cell office:value-type="float" office:value="0.487055191450076" calcext:value-type="float">
            <text:p>0.487055191450076</text:p>
          </table:table-cell>
          <table:table-cell office:value-type="float" office:value="0.512108713186118" calcext:value-type="float">
            <text:p>0.512108713186118</text:p>
          </table:table-cell>
          <table:table-cell office:value-type="float" office:value="0.546705605487577" calcext:value-type="float">
            <text:p>0.546705605487577</text:p>
          </table:table-cell>
          <table:table-cell office:value-type="float" office:value="0.53563716664466" calcext:value-type="float">
            <text:p>0.53563716664466</text:p>
          </table:table-cell>
          <table:table-cell office:value-type="float" office:value="0.52852799752948" calcext:value-type="float">
            <text:p>0.52852799752948</text:p>
          </table:table-cell>
          <table:table-cell office:value-type="float" office:value="0.518112831412855" calcext:value-type="float">
            <text:p>0.518112831412855</text:p>
          </table:table-cell>
          <table:table-cell office:value-type="float" office:value="0.506365271253338" calcext:value-type="float">
            <text:p>0.506365271253338</text:p>
          </table:table-cell>
          <table:table-cell office:value-type="float" office:value="0.493560346256813" calcext:value-type="float">
            <text:p>0.493560346256813</text:p>
          </table:table-cell>
          <table:table-cell office:value-type="float" office:value="0.485458535171782" calcext:value-type="float">
            <text:p>0.485458535171782</text:p>
          </table:table-cell>
          <table:table-cell office:value-type="float" office:value="0.479215641462011" calcext:value-type="float">
            <text:p>0.479215641462011</text:p>
          </table:table-cell>
          <table:table-cell office:value-type="float" office:value="0.484069904098713" calcext:value-type="float">
            <text:p>0.484069904098713</text:p>
          </table:table-cell>
          <table:table-cell office:value-type="float" office:value="0.46475195592095" calcext:value-type="float">
            <text:p>0.46475195592095</text:p>
          </table:table-cell>
          <table:table-cell office:value-type="float" office:value="0.462601794962972" calcext:value-type="float">
            <text:p>0.462601794962972</text:p>
          </table:table-cell>
          <table:table-cell office:value-type="float" office:value="0.473108041308307" calcext:value-type="float">
            <text:p>0.473108041308307</text:p>
          </table:table-cell>
          <table:table-cell office:value-type="float" office:value="0.488950244187832" calcext:value-type="float">
            <text:p>0.488950244187832</text:p>
          </table:table-cell>
          <table:table-cell office:value-type="float" office:value="0.498823465056801" calcext:value-type="float">
            <text:p>0.498823465056801</text:p>
          </table:table-cell>
          <table:table-cell office:value-type="float" office:value="0.497046077710506" calcext:value-type="float">
            <text:p>0.497046077710506</text:p>
          </table:table-cell>
          <table:table-cell office:value-type="float" office:value="0.486422186083026" calcext:value-type="float">
            <text:p>0.486422186083026</text:p>
          </table:table-cell>
          <table:table-cell office:value-type="float" office:value="0.4775947612188" calcext:value-type="float">
            <text:p>0.4775947612188</text:p>
          </table:table-cell>
          <table:table-cell office:value-type="float" office:value="0.482359166269946" calcext:value-type="float">
            <text:p>0.482359166269946</text:p>
          </table:table-cell>
          <table:table-cell office:value-type="float" office:value="0.483304942899102" calcext:value-type="float">
            <text:p>0.483304942899102</text:p>
          </table:table-cell>
          <table:table-cell office:value-type="float" office:value="0.504628997232483" calcext:value-type="float">
            <text:p>0.504628997232483</text:p>
          </table:table-cell>
          <table:table-cell office:value-type="float" office:value="0.531310155352125" calcext:value-type="float">
            <text:p>0.531310155352125</text:p>
          </table:table-cell>
          <table:table-cell office:value-type="float" office:value="0.539263172334856" calcext:value-type="float">
            <text:p>0.539263172334856</text:p>
          </table:table-cell>
          <table:table-cell office:value-type="float" office:value="0.548563104599743" calcext:value-type="float">
            <text:p>0.548563104599743</text:p>
          </table:table-cell>
          <table:table-cell office:value-type="float" office:value="0.544802406649252" calcext:value-type="float">
            <text:p>0.544802406649252</text:p>
          </table:table-cell>
          <table:table-cell office:value-type="float" office:value="0.5450070233944" calcext:value-type="float">
            <text:p>0.5450070233944</text:p>
          </table:table-cell>
          <table:table-cell office:value-type="float" office:value="0.542242623794507" calcext:value-type="float">
            <text:p>0.542242623794507</text:p>
          </table:table-cell>
          <table:table-cell office:value-type="float" office:value="0.54263096824116" calcext:value-type="float">
            <text:p>0.54263096824116</text:p>
          </table:table-cell>
          <table:table-cell office:value-type="float" office:value="0.512829857284278" calcext:value-type="float">
            <text:p>0.512829857284278</text:p>
          </table:table-cell>
          <table:table-cell office:value-type="float" office:value="0.490902544272178" calcext:value-type="float">
            <text:p>0.490902544272178</text:p>
          </table:table-cell>
          <table:table-cell office:value-type="float" office:value="0.535714954508386" calcext:value-type="float">
            <text:p>0.535714954508386</text:p>
          </table:table-cell>
          <table:table-cell office:value-type="float" office:value="0.519939495785527" calcext:value-type="float">
            <text:p>0.519939495785527</text:p>
          </table:table-cell>
          <table:table-cell office:value-type="float" office:value="0.518449635071106" calcext:value-type="float">
            <text:p>0.518449635071106</text:p>
          </table:table-cell>
          <table:table-cell office:value-type="float" office:value="0.48688217619078" calcext:value-type="float">
            <text:p>0.48688217619078</text:p>
          </table:table-cell>
          <table:table-cell office:value-type="float" office:value="0.503449324674508" calcext:value-type="float">
            <text:p>0.503449324674508</text:p>
          </table:table-cell>
          <table:table-cell office:value-type="float" office:value="0.508360466084948" calcext:value-type="float">
            <text:p>0.508360466084948</text:p>
          </table:table-cell>
          <table:table-cell office:value-type="float" office:value="0.522077245019567" calcext:value-type="float">
            <text:p>0.522077245019567</text:p>
          </table:table-cell>
          <table:table-cell office:value-type="float" office:value="0.570803713626693" calcext:value-type="float">
            <text:p>0.570803713626693</text:p>
          </table:table-cell>
          <table:table-cell office:value-type="float" office:value="0.576591724511066" calcext:value-type="float">
            <text:p>0.576591724511066</text:p>
          </table:table-cell>
          <table:table-cell office:value-type="float" office:value="0.554725322612066" calcext:value-type="float">
            <text:p>0.554725322612066</text:p>
          </table:table-cell>
          <table:table-cell office:value-type="float" office:value="0.544580300042343" calcext:value-type="float">
            <text:p>0.544580300042343</text:p>
          </table:table-cell>
          <table:table-cell office:value-type="float" office:value="0.540891741448066" calcext:value-type="float">
            <text:p>0.540891741448066</text:p>
          </table:table-cell>
          <table:table-cell office:value-type="float" office:value="0.498965604720056" calcext:value-type="float">
            <text:p>0.498965604720056</text:p>
          </table:table-cell>
          <table:table-cell office:value-type="float" office:value="0.487534221785196" calcext:value-type="float">
            <text:p>0.487534221785196</text:p>
          </table:table-cell>
          <table:table-cell office:value-type="float" office:value="0.471702287918167" calcext:value-type="float">
            <text:p>0.471702287918167</text:p>
          </table:table-cell>
          <table:table-cell office:value-type="float" office:value="0.490969727965896" calcext:value-type="float">
            <text:p>0.490969727965896</text:p>
          </table:table-cell>
          <table:table-cell office:value-type="float" office:value="0.488063798203083" calcext:value-type="float">
            <text:p>0.488063798203083</text:p>
          </table:table-cell>
          <table:table-cell office:value-type="float" office:value="0.482435761621699" calcext:value-type="float">
            <text:p>0.482435761621699</text:p>
          </table:table-cell>
          <table:table-cell office:value-type="float" office:value="0.500887638274012" calcext:value-type="float">
            <text:p>0.500887638274012</text:p>
          </table:table-cell>
          <table:table-cell office:value-type="float" office:value="0.520138349580456" calcext:value-type="float">
            <text:p>0.520138349580456</text:p>
          </table:table-cell>
          <table:table-cell office:value-type="float" office:value="0.527450536428834" calcext:value-type="float">
            <text:p>0.527450536428834</text:p>
          </table:table-cell>
          <table:table-cell office:value-type="float" office:value="0.53004482685668" calcext:value-type="float">
            <text:p>0.53004482685668</text:p>
          </table:table-cell>
          <table:table-cell office:value-type="float" office:value="0.519120624107197" calcext:value-type="float">
            <text:p>0.519120624107197</text:p>
          </table:table-cell>
          <table:table-cell office:value-type="float" office:value="0.500477320318793" calcext:value-type="float">
            <text:p>0.500477320318793</text:p>
          </table:table-cell>
          <table:table-cell office:value-type="float" office:value="0.48870926965945" calcext:value-type="float">
            <text:p>0.48870926965945</text:p>
          </table:table-cell>
          <table:table-cell office:value-type="float" office:value="0.48233785228597" calcext:value-type="float">
            <text:p>0.48233785228597</text:p>
          </table:table-cell>
          <table:table-cell office:value-type="float" office:value="0.472297095021791" calcext:value-type="float">
            <text:p>0.472297095021791</text:p>
          </table:table-cell>
          <table:table-cell office:value-type="float" office:value="0.482588489929338" calcext:value-type="float">
            <text:p>0.482588489929338</text:p>
          </table:table-cell>
          <table:table-cell office:value-type="float" office:value="0.48861752476369" calcext:value-type="float">
            <text:p>0.48861752476369</text:p>
          </table:table-cell>
          <table:table-cell office:value-type="float" office:value="0.52427183796205" calcext:value-type="float">
            <text:p>0.52427183796205</text:p>
          </table:table-cell>
          <table:table-cell office:value-type="float" office:value="0.536722011706443" calcext:value-type="float">
            <text:p>0.536722011706443</text:p>
          </table:table-cell>
          <table:table-cell office:value-type="float" office:value="0.539425284975275" calcext:value-type="float">
            <text:p>0.539425284975275</text:p>
          </table:table-cell>
          <table:table-cell office:value-type="float" office:value="0.539590500422261" calcext:value-type="float">
            <text:p>0.539590500422261</text:p>
          </table:table-cell>
          <table:table-cell office:value-type="float" office:value="0.538915534563138" calcext:value-type="float">
            <text:p>0.538915534563138</text:p>
          </table:table-cell>
          <table:table-cell office:value-type="float" office:value="0.537376379171994" calcext:value-type="float">
            <text:p>0.537376379171994</text:p>
          </table:table-cell>
          <table:table-cell office:value-type="float" office:value="0.539324498908062" calcext:value-type="float">
            <text:p>0.539324498908062</text:p>
          </table:table-cell>
          <table:table-cell office:value-type="float" office:value="0.54012900769482" calcext:value-type="float">
            <text:p>0.54012900769482</text:p>
          </table:table-cell>
          <table:table-cell office:value-type="float" office:value="0.541799465527183" calcext:value-type="float">
            <text:p>0.541799465527183</text:p>
          </table:table-cell>
          <table:table-cell office:value-type="float" office:value="0.541998235252395" calcext:value-type="float">
            <text:p>0.541998235252395</text:p>
          </table:table-cell>
          <table:table-cell office:value-type="float" office:value="0.539278108556395" calcext:value-type="float">
            <text:p>0.539278108556395</text:p>
          </table:table-cell>
          <table:table-cell office:value-type="float" office:value="0.4894475873048" calcext:value-type="float">
            <text:p>0.4894475873048</text:p>
          </table:table-cell>
          <table:table-cell office:value-type="float" office:value="0.479924791651975" calcext:value-type="float">
            <text:p>0.479924791651975</text:p>
          </table:table-cell>
          <table:table-cell office:value-type="float" office:value="0.466170591912885" calcext:value-type="float">
            <text:p>0.466170591912885</text:p>
          </table:table-cell>
          <table:table-cell office:value-type="float" office:value="0.458294646802512" calcext:value-type="float">
            <text:p>0.458294646802512</text:p>
          </table:table-cell>
          <table:table-cell office:value-type="float" office:value="0.464357440033474" calcext:value-type="float">
            <text:p>0.464357440033474</text:p>
          </table:table-cell>
          <table:table-cell office:value-type="float" office:value="0.470888654674947" calcext:value-type="float">
            <text:p>0.470888654674947</text:p>
          </table:table-cell>
          <table:table-cell office:value-type="float" office:value="0.471875459836923" calcext:value-type="float">
            <text:p>0.471875459836923</text:p>
          </table:table-cell>
          <table:table-cell office:value-type="float" office:value="0.469298316595332" calcext:value-type="float">
            <text:p>0.469298316595332</text:p>
          </table:table-cell>
          <table:table-cell office:value-type="float" office:value="0.465776044566052" calcext:value-type="float">
            <text:p>0.465776044566052</text:p>
          </table:table-cell>
          <table:table-cell office:value-type="float" office:value="0.465577810553411" calcext:value-type="float">
            <text:p>0.465577810553411</text:p>
          </table:table-cell>
          <table:table-cell office:value-type="float" office:value="0.465170735986123" calcext:value-type="float">
            <text:p>0.465170735986123</text:p>
          </table:table-cell>
          <table:table-cell office:value-type="float" office:value="0.468091118799423" calcext:value-type="float">
            <text:p>0.468091118799423</text:p>
          </table:table-cell>
          <table:table-cell office:value-type="float" office:value="0.473712994081392" calcext:value-type="float">
            <text:p>0.473712994081392</text:p>
          </table:table-cell>
          <table:table-cell office:value-type="float" office:value="0.537989685607353" calcext:value-type="float">
            <text:p>0.537989685607353</text:p>
          </table:table-cell>
          <table:table-cell office:value-type="float" office:value="0.529355579199503" calcext:value-type="float">
            <text:p>0.529355579199503</text:p>
          </table:table-cell>
          <table:table-cell office:value-type="float" office:value="0.524926590857882" calcext:value-type="float">
            <text:p>0.524926590857882</text:p>
          </table:table-cell>
          <table:table-cell office:value-type="float" office:value="0.512613147955283" calcext:value-type="float">
            <text:p>0.512613147955283</text:p>
          </table:table-cell>
          <table:table-cell office:value-type="float" office:value="0.51030351325089" calcext:value-type="float">
            <text:p>0.51030351325089</text:p>
          </table:table-cell>
          <table:table-cell office:value-type="float" office:value="0.492022513980266" calcext:value-type="float">
            <text:p>0.492022513980266</text:p>
          </table:table-cell>
          <table:table-cell office:value-type="float" office:value="0.463361695307883" calcext:value-type="float">
            <text:p>0.463361695307883</text:p>
          </table:table-cell>
          <table:table-cell office:value-type="float" office:value="0.465529757195812" calcext:value-type="float">
            <text:p>0.465529757195812</text:p>
          </table:table-cell>
          <table:table-cell office:value-type="float" office:value="0.457743937829429" calcext:value-type="float">
            <text:p>0.457743937829429</text:p>
          </table:table-cell>
          <table:table-cell office:value-type="float" office:value="0.465317767897237" calcext:value-type="float">
            <text:p>0.465317767897237</text:p>
          </table:table-cell>
          <table:table-cell office:value-type="float" office:value="0.473182635448139" calcext:value-type="float">
            <text:p>0.473182635448139</text:p>
          </table:table-cell>
          <table:table-cell office:value-type="float" office:value="0.487569104508802" calcext:value-type="float">
            <text:p>0.487569104508802</text:p>
          </table:table-cell>
          <table:table-cell office:value-type="float" office:value="0.494582321709943" calcext:value-type="float">
            <text:p>0.494582321709943</text:p>
          </table:table-cell>
          <table:table-cell office:value-type="float" office:value="0.486777051912117" calcext:value-type="float">
            <text:p>0.486777051912117</text:p>
          </table:table-cell>
          <table:table-cell office:value-type="float" office:value="0.480576398232964" calcext:value-type="float">
            <text:p>0.480576398232964</text:p>
          </table:table-cell>
          <table:table-cell office:value-type="float" office:value="0.462016755015456" calcext:value-type="float">
            <text:p>0.462016755015456</text:p>
          </table:table-cell>
          <table:table-cell office:value-type="float" office:value="0.491925336807639" calcext:value-type="float">
            <text:p>0.491925336807639</text:p>
          </table:table-cell>
          <table:table-cell office:value-type="float" office:value="0.512197799159312" calcext:value-type="float">
            <text:p>0.512197799159312</text:p>
          </table:table-cell>
          <table:table-cell office:value-type="float" office:value="0.553068453179538" calcext:value-type="float">
            <text:p>0.553068453179538</text:p>
          </table:table-cell>
          <table:table-cell office:value-type="float" office:value="0.546428161295199" calcext:value-type="float">
            <text:p>0.546428161295199</text:p>
          </table:table-cell>
          <table:table-cell office:value-type="float" office:value="0.549374256483637" calcext:value-type="float">
            <text:p>0.549374256483637</text:p>
          </table:table-cell>
          <table:table-cell office:value-type="float" office:value="0.549607820646794" calcext:value-type="float">
            <text:p>0.549607820646794</text:p>
          </table:table-cell>
          <table:table-cell office:value-type="float" office:value="0.555080457998351" calcext:value-type="float">
            <text:p>0.555080457998351</text:p>
          </table:table-cell>
          <table:table-cell office:value-type="float" office:value="0.549520117378164" calcext:value-type="float">
            <text:p>0.549520117378164</text:p>
          </table:table-cell>
          <table:table-cell office:value-type="float" office:value="0.554504313786581" calcext:value-type="float">
            <text:p>0.554504313786581</text:p>
          </table:table-cell>
          <table:table-cell office:value-type="float" office:value="0.513761868042009" calcext:value-type="float">
            <text:p>0.513761868042009</text:p>
          </table:table-cell>
          <table:table-cell office:value-type="float" office:value="0.493823995119455" calcext:value-type="float">
            <text:p>0.493823995119455</text:p>
          </table:table-cell>
          <table:table-cell office:value-type="float" office:value="0.481669279324311" calcext:value-type="float">
            <text:p>0.481669279324311</text:p>
          </table:table-cell>
          <table:table-cell office:value-type="float" office:value="0.478693290500859" calcext:value-type="float">
            <text:p>0.478693290500859</text:p>
          </table:table-cell>
          <table:table-cell office:value-type="float" office:value="0.487926817019092" calcext:value-type="float">
            <text:p>0.487926817019092</text:p>
          </table:table-cell>
          <table:table-cell office:value-type="float" office:value="0.48773721480866" calcext:value-type="float">
            <text:p>0.48773721480866</text:p>
          </table:table-cell>
          <table:table-cell office:value-type="float" office:value="0.485550166385431" calcext:value-type="float">
            <text:p>0.485550166385431</text:p>
          </table:table-cell>
          <table:table-cell office:value-type="float" office:value="0.478713847502297" calcext:value-type="float">
            <text:p>0.478713847502297</text:p>
          </table:table-cell>
          <table:table-cell office:value-type="float" office:value="0.480616339834743" calcext:value-type="float">
            <text:p>0.480616339834743</text:p>
          </table:table-cell>
          <table:table-cell office:value-type="float" office:value="0.48238278418559" calcext:value-type="float">
            <text:p>0.48238278418559</text:p>
          </table:table-cell>
          <table:table-cell office:value-type="float" office:value="0.486225080750045" calcext:value-type="float">
            <text:p>0.486225080750045</text:p>
          </table:table-cell>
          <table:table-cell office:value-type="float" office:value="0.555440795222872" calcext:value-type="float">
            <text:p>0.555440795222872</text:p>
          </table:table-cell>
          <table:table-cell office:value-type="float" office:value="0.554083477393081" calcext:value-type="float">
            <text:p>0.554083477393081</text:p>
          </table:table-cell>
          <table:table-cell office:value-type="float" office:value="0.541519851082606" calcext:value-type="float">
            <text:p>0.541519851082606</text:p>
          </table:table-cell>
          <table:table-cell office:value-type="float" office:value="0.538726383715737" calcext:value-type="float">
            <text:p>0.538726383715737</text:p>
          </table:table-cell>
          <table:table-cell office:value-type="float" office:value="0.540760648066323" calcext:value-type="float">
            <text:p>0.540760648066323</text:p>
          </table:table-cell>
          <table:table-cell office:value-type="float" office:value="0.503648921474495" calcext:value-type="float">
            <text:p>0.503648921474495</text:p>
          </table:table-cell>
          <table:table-cell office:value-type="float" office:value="0.480039353901016" calcext:value-type="float">
            <text:p>0.480039353901016</text:p>
          </table:table-cell>
          <table:table-cell office:value-type="float" office:value="0.477681024663721" calcext:value-type="float">
            <text:p>0.477681024663721</text:p>
          </table:table-cell>
          <table:table-cell office:value-type="float" office:value="0.485433288676967" calcext:value-type="float">
            <text:p>0.485433288676967</text:p>
          </table:table-cell>
          <table:table-cell office:value-type="float" office:value="0.499121489442341" calcext:value-type="float">
            <text:p>0.499121489442341</text:p>
          </table:table-cell>
          <table:table-cell office:value-type="float" office:value="0.508704810979221" calcext:value-type="float">
            <text:p>0.508704810979221</text:p>
          </table:table-cell>
          <table:table-cell office:value-type="float" office:value="0.497135759025778" calcext:value-type="float">
            <text:p>0.497135759025778</text:p>
          </table:table-cell>
          <table:table-cell office:value-type="float" office:value="0.487149388933271" calcext:value-type="float">
            <text:p>0.487149388933271</text:p>
          </table:table-cell>
          <table:table-cell office:value-type="float" office:value="0.459476492713034" calcext:value-type="float">
            <text:p>0.459476492713034</text:p>
          </table:table-cell>
          <table:table-cell office:value-type="float" office:value="0.490860639996757" calcext:value-type="float">
            <text:p>0.490860639996757</text:p>
          </table:table-cell>
          <table:table-cell office:value-type="float" office:value="0.470055414130652" calcext:value-type="float">
            <text:p>0.470055414130652</text:p>
          </table:table-cell>
          <table:table-cell office:value-type="float" office:value="0.560478922764851" calcext:value-type="float">
            <text:p>0.560478922764851</text:p>
          </table:table-cell>
          <table:table-cell office:value-type="float" office:value="0.55738452839344" calcext:value-type="float">
            <text:p>0.55738452839344</text:p>
          </table:table-cell>
          <table:table-cell office:value-type="float" office:value="0.500511226906978" calcext:value-type="float">
            <text:p>0.500511226906978</text:p>
          </table:table-cell>
          <table:table-cell office:value-type="float" office:value="0.500507352613688" calcext:value-type="float">
            <text:p>0.500507352613688</text:p>
          </table:table-cell>
          <table:table-cell office:value-type="float" office:value="0.479716304849324" calcext:value-type="float">
            <text:p>0.479716304849324</text:p>
          </table:table-cell>
          <table:table-cell office:value-type="float" office:value="0.482859526109397" calcext:value-type="float">
            <text:p>0.482859526109397</text:p>
          </table:table-cell>
          <table:table-cell office:value-type="float" office:value="0.48548081616741" calcext:value-type="float">
            <text:p>0.48548081616741</text:p>
          </table:table-cell>
          <table:table-cell office:value-type="float" office:value="0.484102326245146" calcext:value-type="float">
            <text:p>0.484102326245146</text:p>
          </table:table-cell>
          <table:table-cell office:value-type="float" office:value="0.484032142700203" calcext:value-type="float">
            <text:p>0.484032142700203</text:p>
          </table:table-cell>
          <table:table-cell office:value-type="float" office:value="0.490321503616366" calcext:value-type="float">
            <text:p>0.490321503616366</text:p>
          </table:table-cell>
          <table:table-cell office:value-type="float" office:value="0.493679445359434" calcext:value-type="float">
            <text:p>0.493679445359434</text:p>
          </table:table-cell>
          <table:table-cell office:value-type="float" office:value="0.49605557462089" calcext:value-type="float">
            <text:p>0.49605557462089</text:p>
          </table:table-cell>
          <table:table-cell office:value-type="float" office:value="0.535285692018374" calcext:value-type="float">
            <text:p>0.535285692018374</text:p>
          </table:table-cell>
          <table:table-cell office:value-type="float" office:value="0.575079886219829" calcext:value-type="float">
            <text:p>0.575079886219829</text:p>
          </table:table-cell>
          <table:table-cell office:value-type="float" office:value="0.56216161422741" calcext:value-type="float">
            <text:p>0.56216161422741</text:p>
          </table:table-cell>
          <table:table-cell office:value-type="float" office:value="0.571587952353844" calcext:value-type="float">
            <text:p>0.571587952353844</text:p>
          </table:table-cell>
          <table:table-cell office:value-type="float" office:value="0.549708995631034" calcext:value-type="float">
            <text:p>0.549708995631034</text:p>
          </table:table-cell>
          <table:table-cell office:value-type="float" office:value="0.520813430830967" calcext:value-type="float">
            <text:p>0.520813430830967</text:p>
          </table:table-cell>
          <table:table-cell office:value-type="float" office:value="0.488417902153127" calcext:value-type="float">
            <text:p>0.488417902153127</text:p>
          </table:table-cell>
          <table:table-cell office:value-type="float" office:value="0.485731644188462" calcext:value-type="float">
            <text:p>0.485731644188462</text:p>
          </table:table-cell>
          <table:table-cell office:value-type="float" office:value="0.501155046812986" calcext:value-type="float">
            <text:p>0.501155046812986</text:p>
          </table:table-cell>
          <table:table-cell office:value-type="float" office:value="0.502536086540407" calcext:value-type="float">
            <text:p>0.502536086540407</text:p>
          </table:table-cell>
          <table:table-cell office:value-type="float" office:value="0.519914684615458" calcext:value-type="float">
            <text:p>0.519914684615458</text:p>
          </table:table-cell>
          <table:table-cell office:value-type="float" office:value="0.524740862523878" calcext:value-type="float">
            <text:p>0.524740862523878</text:p>
          </table:table-cell>
          <table:table-cell office:value-type="float" office:value="0.534420358107563" calcext:value-type="float">
            <text:p>0.534420358107563</text:p>
          </table:table-cell>
          <table:table-cell office:value-type="float" office:value="0.546004674000655" calcext:value-type="float">
            <text:p>0.546004674000655</text:p>
          </table:table-cell>
          <table:table-cell office:value-type="float" office:value="0.545192644604333" calcext:value-type="float">
            <text:p>0.545192644604333</text:p>
          </table:table-cell>
          <table:table-cell office:value-type="float" office:value="0.542237130461746" calcext:value-type="float">
            <text:p>0.542237130461746</text:p>
          </table:table-cell>
          <table:table-cell office:value-type="float" office:value="0.528338698741535" calcext:value-type="float">
            <text:p>0.528338698741535</text:p>
          </table:table-cell>
          <table:table-cell office:value-type="float" office:value="0.535088392364449" calcext:value-type="float">
            <text:p>0.535088392364449</text:p>
          </table:table-cell>
          <table:table-cell office:value-type="float" office:value="0.534202576548058" calcext:value-type="float">
            <text:p>0.534202576548058</text:p>
          </table:table-cell>
          <table:table-cell office:value-type="float" office:value="0.532281779107044" calcext:value-type="float">
            <text:p>0.532281779107044</text:p>
          </table:table-cell>
          <table:table-cell office:value-type="float" office:value="0.534926424318742" calcext:value-type="float">
            <text:p>0.534926424318742</text:p>
          </table:table-cell>
          <table:table-cell office:value-type="float" office:value="0.560956818875644" calcext:value-type="float">
            <text:p>0.560956818875644</text:p>
          </table:table-cell>
          <table:table-cell office:value-type="float" office:value="0.554735962158449" calcext:value-type="float">
            <text:p>0.554735962158449</text:p>
          </table:table-cell>
          <table:table-cell office:value-type="float" office:value="0.548485404736959" calcext:value-type="float">
            <text:p>0.548485404736959</text:p>
          </table:table-cell>
          <table:table-cell office:value-type="float" office:value="0.552927895736104" calcext:value-type="float">
            <text:p>0.552927895736104</text:p>
          </table:table-cell>
          <table:table-cell office:value-type="float" office:value="0.550645737082037" calcext:value-type="float">
            <text:p>0.550645737082037</text:p>
          </table:table-cell>
          <table:table-cell office:value-type="float" office:value="0.537609294211831" calcext:value-type="float">
            <text:p>0.537609294211831</text:p>
          </table:table-cell>
          <table:table-cell office:value-type="float" office:value="0.546026230919128" calcext:value-type="float">
            <text:p>0.546026230919128</text:p>
          </table:table-cell>
          <table:table-cell office:value-type="float" office:value="0.518083881677395" calcext:value-type="float">
            <text:p>0.518083881677395</text:p>
          </table:table-cell>
          <table:table-cell office:value-type="float" office:value="0.548290254752705" calcext:value-type="float">
            <text:p>0.548290254752705</text:p>
          </table:table-cell>
          <table:table-cell office:value-type="float" office:value="0.541625936151273" calcext:value-type="float">
            <text:p>0.541625936151273</text:p>
          </table:table-cell>
          <table:table-cell office:value-type="float" office:value="0.528200215852705" calcext:value-type="float">
            <text:p>0.528200215852705</text:p>
          </table:table-cell>
          <table:table-cell office:value-type="float" office:value="0.534544248466796" calcext:value-type="float">
            <text:p>0.534544248466796</text:p>
          </table:table-cell>
          <table:table-cell office:value-type="float" office:value="0.532726841361871" calcext:value-type="float">
            <text:p>0.532726841361871</text:p>
          </table:table-cell>
          <table:table-cell office:value-type="float" office:value="0.531620469583715" calcext:value-type="float">
            <text:p>0.531620469583715</text:p>
          </table:table-cell>
          <table:table-cell office:value-type="float" office:value="0.531481307820257" calcext:value-type="float">
            <text:p>0.531481307820257</text:p>
          </table:table-cell>
          <table:table-cell office:value-type="float" office:value="0.531530542275405" calcext:value-type="float">
            <text:p>0.531530542275405</text:p>
          </table:table-cell>
          <table:table-cell office:value-type="float" office:value="0.530754787140808" calcext:value-type="float">
            <text:p>0.530754787140808</text:p>
          </table:table-cell>
          <table:table-cell office:value-type="float" office:value="0.531200838398174" calcext:value-type="float">
            <text:p>0.531200838398174</text:p>
          </table:table-cell>
          <table:table-cell office:value-type="float" office:value="0.532437852414492" calcext:value-type="float">
            <text:p>0.532437852414492</text:p>
          </table:table-cell>
          <table:table-cell office:value-type="float" office:value="0.531084498218367" calcext:value-type="float">
            <text:p>0.531084498218367</text:p>
          </table:table-cell>
          <table:table-cell office:value-type="float" office:value="0.532592989689261" calcext:value-type="float">
            <text:p>0.532592989689261</text:p>
          </table:table-cell>
          <table:table-cell office:value-type="float" office:value="0.532797856323836" calcext:value-type="float">
            <text:p>0.532797856323836</text:p>
          </table:table-cell>
          <table:table-cell office:value-type="float" office:value="0.532581130084264" calcext:value-type="float">
            <text:p>0.532581130084264</text:p>
          </table:table-cell>
          <table:table-cell office:value-type="float" office:value="0.533579707392331" calcext:value-type="float">
            <text:p>0.533579707392331</text:p>
          </table:table-cell>
          <table:table-cell office:value-type="float" office:value="0.532477411783841" calcext:value-type="float">
            <text:p>0.532477411783841</text:p>
          </table:table-cell>
          <table:table-cell office:value-type="float" office:value="0.532707152017336" calcext:value-type="float">
            <text:p>0.532707152017336</text:p>
          </table:table-cell>
          <table:table-cell office:value-type="float" office:value="0.532700119969555" calcext:value-type="float">
            <text:p>0.532700119969555</text:p>
          </table:table-cell>
          <table:table-cell office:value-type="float" office:value="0.531703927072956" calcext:value-type="float">
            <text:p>0.531703927072956</text:p>
          </table:table-cell>
          <table:table-cell office:value-type="float" office:value="0.532141706621755" calcext:value-type="float">
            <text:p>0.532141706621755</text:p>
          </table:table-cell>
          <table:table-cell office:value-type="float" office:value="0.532532845263174" calcext:value-type="float">
            <text:p>0.532532845263174</text:p>
          </table:table-cell>
          <table:table-cell office:value-type="float" office:value="0.532064265659" calcext:value-type="float">
            <text:p>0.532064265659</text:p>
          </table:table-cell>
          <table:table-cell office:value-type="float" office:value="0.532244924178815" calcext:value-type="float">
            <text:p>0.532244924178815</text:p>
          </table:table-cell>
          <table:table-cell office:value-type="float" office:value="0.531912571504183" calcext:value-type="float">
            <text:p>0.531912571504183</text:p>
          </table:table-cell>
          <table:table-cell office:value-type="float" office:value="0.532360511375147" calcext:value-type="float">
            <text:p>0.532360511375147</text:p>
          </table:table-cell>
          <table:table-cell office:value-type="float" office:value="0.531995470678958" calcext:value-type="float">
            <text:p>0.531995470678958</text:p>
          </table:table-cell>
          <table:table-cell office:value-type="float" office:value="0.532165715842176" calcext:value-type="float">
            <text:p>0.532165715842176</text:p>
          </table:table-cell>
          <table:table-cell office:value-type="float" office:value="0.53318356236381" calcext:value-type="float">
            <text:p>0.53318356236381</text:p>
          </table:table-cell>
          <table:table-cell office:value-type="float" office:value="0.532199761676038" calcext:value-type="float">
            <text:p>0.532199761676038</text:p>
          </table:table-cell>
          <table:table-cell office:value-type="float" office:value="0.532249442971158" calcext:value-type="float">
            <text:p>0.532249442971158</text:p>
          </table:table-cell>
          <table:table-cell office:value-type="float" office:value="0.531744662863409" calcext:value-type="float">
            <text:p>0.531744662863409</text:p>
          </table:table-cell>
          <table:table-cell office:value-type="float" office:value="0.53212781259765" calcext:value-type="float">
            <text:p>0.53212781259765</text:p>
          </table:table-cell>
          <table:table-cell office:value-type="float" office:value="0.531868300272257" calcext:value-type="float">
            <text:p>0.531868300272257</text:p>
          </table:table-cell>
          <table:table-cell office:value-type="float" office:value="0.531379911562927" calcext:value-type="float">
            <text:p>0.531379911562927</text:p>
          </table:table-cell>
          <table:table-cell office:value-type="float" office:value="0.531675554409179" calcext:value-type="float">
            <text:p>0.531675554409179</text:p>
          </table:table-cell>
          <table:table-cell office:value-type="float" office:value="0.532529456582317" calcext:value-type="float">
            <text:p>0.532529456582317</text:p>
          </table:table-cell>
          <table:table-cell office:value-type="float" office:value="0.531953826322201" calcext:value-type="float">
            <text:p>0.531953826322201</text:p>
          </table:table-cell>
          <table:table-cell office:value-type="float" office:value="0.531695067911946" calcext:value-type="float">
            <text:p>0.531695067911946</text:p>
          </table:table-cell>
          <table:table-cell office:value-type="float" office:value="0.532355729588429" calcext:value-type="float">
            <text:p>0.532355729588429</text:p>
          </table:table-cell>
          <table:table-cell office:value-type="float" office:value="0.531766008878493" calcext:value-type="float">
            <text:p>0.531766008878493</text:p>
          </table:table-cell>
          <table:table-cell office:value-type="float" office:value="0.531996422109508" calcext:value-type="float">
            <text:p>0.531996422109508</text:p>
          </table:table-cell>
          <table:table-cell office:value-type="float" office:value="0.531895369806343" calcext:value-type="float">
            <text:p>0.531895369806343</text:p>
          </table:table-cell>
          <table:table-cell office:value-type="float" office:value="0.53264143909464" calcext:value-type="float">
            <text:p>0.53264143909464</text:p>
          </table:table-cell>
          <table:table-cell office:value-type="float" office:value="0.532674039702517" calcext:value-type="float">
            <text:p>0.532674039702517</text:p>
          </table:table-cell>
          <table:table-cell office:value-type="float" office:value="0.532687543058246" calcext:value-type="float">
            <text:p>0.532687543058246</text:p>
          </table:table-cell>
          <table:table-cell office:value-type="float" office:value="0.532297559998004" calcext:value-type="float">
            <text:p>0.532297559998004</text:p>
          </table:table-cell>
          <table:table-cell office:value-type="float" office:value="0.532702902512722" calcext:value-type="float">
            <text:p>0.532702902512722</text:p>
          </table:table-cell>
          <table:table-cell office:value-type="float" office:value="0.532176381969787" calcext:value-type="float">
            <text:p>0.532176381969787</text:p>
          </table:table-cell>
          <table:table-cell office:value-type="float" office:value="0.532545233818315" calcext:value-type="float">
            <text:p>0.532545233818315</text:p>
          </table:table-cell>
          <table:table-cell office:value-type="float" office:value="0.532794246493284" calcext:value-type="float">
            <text:p>0.532794246493284</text:p>
          </table:table-cell>
          <table:table-cell office:value-type="float" office:value="0.532611008762873" calcext:value-type="float">
            <text:p>0.532611008762873</text:p>
          </table:table-cell>
          <table:table-cell office:value-type="float" office:value="0.531695758227342" calcext:value-type="float">
            <text:p>0.531695758227342</text:p>
          </table:table-cell>
          <table:table-cell office:value-type="float" office:value="0.531664183318029" calcext:value-type="float">
            <text:p>0.531664183318029</text:p>
          </table:table-cell>
          <table:table-cell office:value-type="float" office:value="0.532601364298258" calcext:value-type="float">
            <text:p>0.532601364298258</text:p>
          </table:table-cell>
          <table:table-cell office:value-type="float" office:value="0.531893078963984" calcext:value-type="float">
            <text:p>0.531893078963984</text:p>
          </table:table-cell>
          <table:table-cell office:value-type="float" office:value="0.531873257419185" calcext:value-type="float">
            <text:p>0.531873257419185</text:p>
          </table:table-cell>
          <table:table-cell office:value-type="float" office:value="0.532476619066579" calcext:value-type="float">
            <text:p>0.532476619066579</text:p>
          </table:table-cell>
          <table:table-cell office:value-type="float" office:value="0.531809989292658" calcext:value-type="float">
            <text:p>0.531809989292658</text:p>
          </table:table-cell>
          <table:table-cell office:value-type="float" office:value="0.532220311793129" calcext:value-type="float">
            <text:p>0.532220311793129</text:p>
          </table:table-cell>
          <table:table-cell office:value-type="float" office:value="0.531868415608808" calcext:value-type="float">
            <text:p>0.531868415608808</text:p>
          </table:table-cell>
          <table:table-cell office:value-type="float" office:value="0.532016497252078" calcext:value-type="float">
            <text:p>0.532016497252078</text:p>
          </table:table-cell>
          <table:table-cell office:value-type="float" office:value="0.53228086047279" calcext:value-type="float">
            <text:p>0.53228086047279</text:p>
          </table:table-cell>
          <table:table-cell office:value-type="float" office:value="0.532538227379935" calcext:value-type="float">
            <text:p>0.532538227379935</text:p>
          </table:table-cell>
          <table:table-cell office:value-type="float" office:value="0.532094268014653" calcext:value-type="float">
            <text:p>0.532094268014653</text:p>
          </table:table-cell>
          <table:table-cell office:value-type="float" office:value="0.53228481470138" calcext:value-type="float">
            <text:p>0.53228481470138</text:p>
          </table:table-cell>
          <table:table-cell office:value-type="float" office:value="0.53184022455703" calcext:value-type="float">
            <text:p>0.53184022455703</text:p>
          </table:table-cell>
          <table:table-cell office:value-type="float" office:value="0.532150518256991" calcext:value-type="float">
            <text:p>0.532150518256991</text:p>
          </table:table-cell>
          <table:table-cell office:value-type="float" office:value="0.531912208812594" calcext:value-type="float">
            <text:p>0.531912208812594</text:p>
          </table:table-cell>
          <table:table-cell office:value-type="float" office:value="0.531817313308071" calcext:value-type="float">
            <text:p>0.531817313308071</text:p>
          </table:table-cell>
          <table:table-cell office:value-type="float" office:value="0.53171134728255" calcext:value-type="float">
            <text:p>0.53171134728255</text:p>
          </table:table-cell>
          <table:table-cell office:value-type="float" office:value="0.531865052605699" calcext:value-type="float">
            <text:p>0.531865052605699</text:p>
          </table:table-cell>
          <table:table-cell office:value-type="float" office:value="0.532223591016263" calcext:value-type="float">
            <text:p>0.532223591016263</text:p>
          </table:table-cell>
          <table:table-cell office:value-type="float" office:value="0.532367322134434" calcext:value-type="float">
            <text:p>0.532367322134434</text:p>
          </table:table-cell>
          <table:table-cell office:value-type="float" office:value="0.532165951039891" calcext:value-type="float">
            <text:p>0.532165951039891</text:p>
          </table:table-cell>
          <table:table-cell office:value-type="float" office:value="0.531575843220041" calcext:value-type="float">
            <text:p>0.531575843220041</text:p>
          </table:table-cell>
          <table:table-cell office:value-type="float" office:value="0.531263135734892" calcext:value-type="float">
            <text:p>0.531263135734892</text:p>
          </table:table-cell>
          <table:table-cell office:value-type="float" office:value="0.532116239933299" calcext:value-type="float">
            <text:p>0.532116239933299</text:p>
          </table:table-cell>
          <table:table-cell office:value-type="float" office:value="0.531088879219394" calcext:value-type="float">
            <text:p>0.531088879219394</text:p>
          </table:table-cell>
          <table:table-cell office:value-type="float" office:value="0.530944961471827" calcext:value-type="float">
            <text:p>0.530944961471827</text:p>
          </table:table-cell>
          <table:table-cell office:value-type="float" office:value="0.53116253333685" calcext:value-type="float">
            <text:p>0.53116253333685</text:p>
          </table:table-cell>
          <table:table-cell office:value-type="float" office:value="0.531755740304591" calcext:value-type="float">
            <text:p>0.531755740304591</text:p>
          </table:table-cell>
          <table:table-cell office:value-type="float" office:value="0.531794211848201" calcext:value-type="float">
            <text:p>0.531794211848201</text:p>
          </table:table-cell>
          <table:table-cell office:value-type="float" office:value="0.531640096693123" calcext:value-type="float">
            <text:p>0.531640096693123</text:p>
          </table:table-cell>
          <table:table-cell office:value-type="float" office:value="0.531407907309225" calcext:value-type="float">
            <text:p>0.531407907309225</text:p>
          </table:table-cell>
          <table:table-cell office:value-type="float" office:value="0.532210327186832" calcext:value-type="float">
            <text:p>0.532210327186832</text:p>
          </table:table-cell>
          <table:table-cell office:value-type="float" office:value="0.531459098660486" calcext:value-type="float">
            <text:p>0.531459098660486</text:p>
          </table:table-cell>
          <table:table-cell office:value-type="float" office:value="0.532350257654685" calcext:value-type="float">
            <text:p>0.532350257654685</text:p>
          </table:table-cell>
          <table:table-cell office:value-type="float" office:value="0.531949676484384" calcext:value-type="float">
            <text:p>0.531949676484384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3612239560915" calcext:value-type="float">
            <text:p>-0.203612239560915</text:p>
          </table:table-cell>
          <table:table-cell office:value-type="float" office:value="-0.203685807206824" calcext:value-type="float">
            <text:p>-0.203685807206824</text:p>
          </table:table-cell>
          <table:table-cell office:value-type="float" office:value="-0.203941840460595" calcext:value-type="float">
            <text:p>-0.203941840460595</text:p>
          </table:table-cell>
          <table:table-cell office:value-type="float" office:value="-0.203746993568618" calcext:value-type="float">
            <text:p>-0.203746993568618</text:p>
          </table:table-cell>
          <table:table-cell office:value-type="float" office:value="-0.203729873653654" calcext:value-type="float">
            <text:p>-0.203729873653654</text:p>
          </table:table-cell>
          <table:table-cell office:value-type="float" office:value="-0.203677653872502" calcext:value-type="float">
            <text:p>-0.203677653872502</text:p>
          </table:table-cell>
          <table:table-cell office:value-type="float" office:value="-0.203644755332091" calcext:value-type="float">
            <text:p>-0.203644755332091</text:p>
          </table:table-cell>
          <table:table-cell office:value-type="float" office:value="-0.203701683244371" calcext:value-type="float">
            <text:p>-0.203701683244371</text:p>
          </table:table-cell>
          <table:table-cell office:value-type="float" office:value="-0.203955355600012" calcext:value-type="float">
            <text:p>-0.203955355600012</text:p>
          </table:table-cell>
          <table:table-cell office:value-type="float" office:value="-0.203609787900377" calcext:value-type="float">
            <text:p>-0.203609787900377</text:p>
          </table:table-cell>
          <table:table-cell office:value-type="float" office:value="-0.203740263519002" calcext:value-type="float">
            <text:p>-0.203740263519002</text:p>
          </table:table-cell>
          <table:table-cell office:value-type="float" office:value="-0.203752292350337" calcext:value-type="float">
            <text:p>-0.203752292350337</text:p>
          </table:table-cell>
          <table:table-cell office:value-type="float" office:value="-0.203727973952568" calcext:value-type="float">
            <text:p>-0.203727973952568</text:p>
          </table:table-cell>
          <table:table-cell office:value-type="float" office:value="-0.203631867177717" calcext:value-type="float">
            <text:p>-0.203631867177717</text:p>
          </table:table-cell>
          <table:table-cell office:value-type="float" office:value="-0.203693744839425" calcext:value-type="float">
            <text:p>-0.203693744839425</text:p>
          </table:table-cell>
          <table:table-cell office:value-type="float" office:value="-0.203797501955415" calcext:value-type="float">
            <text:p>-0.203797501955415</text:p>
          </table:table-cell>
          <table:table-cell office:value-type="float" office:value="-0.203836557173764" calcext:value-type="float">
            <text:p>-0.203836557173764</text:p>
          </table:table-cell>
          <table:table-cell office:value-type="float" office:value="-0.203740198834889" calcext:value-type="float">
            <text:p>-0.203740198834889</text:p>
          </table:table-cell>
          <table:table-cell office:value-type="float" office:value="-0.203854220078152" calcext:value-type="float">
            <text:p>-0.203854220078152</text:p>
          </table:table-cell>
          <table:table-cell office:value-type="float" office:value="-0.20375482782711" calcext:value-type="float">
            <text:p>-0.20375482782711</text:p>
          </table:table-cell>
          <table:table-cell office:value-type="float" office:value="-0.203772302544297" calcext:value-type="float">
            <text:p>-0.203772302544297</text:p>
          </table:table-cell>
          <table:table-cell office:value-type="float" office:value="-0.20365723809" calcext:value-type="float">
            <text:p>-0.20365723809</text:p>
          </table:table-cell>
          <table:table-cell office:value-type="float" office:value="-0.20385454551132" calcext:value-type="float">
            <text:p>-0.20385454551132</text:p>
          </table:table-cell>
          <table:table-cell office:value-type="float" office:value="-0.203808731167361" calcext:value-type="float">
            <text:p>-0.203808731167361</text:p>
          </table:table-cell>
          <table:table-cell office:value-type="float" office:value="-0.203838441734301" calcext:value-type="float">
            <text:p>-0.203838441734301</text:p>
          </table:table-cell>
          <table:table-cell office:value-type="float" office:value="-0.203693234075133" calcext:value-type="float">
            <text:p>-0.203693234075133</text:p>
          </table:table-cell>
          <table:table-cell office:value-type="float" office:value="-0.203794351239725" calcext:value-type="float">
            <text:p>-0.203794351239725</text:p>
          </table:table-cell>
          <table:table-cell office:value-type="float" office:value="-0.2037554449665" calcext:value-type="float">
            <text:p>-0.2037554449665</text:p>
          </table:table-cell>
          <table:table-cell office:value-type="float" office:value="-0.203832419153426" calcext:value-type="float">
            <text:p>-0.203832419153426</text:p>
          </table:table-cell>
          <table:table-cell office:value-type="float" office:value="-0.203828947754904" calcext:value-type="float">
            <text:p>-0.203828947754904</text:p>
          </table:table-cell>
          <table:table-cell office:value-type="float" office:value="-0.203691204861626" calcext:value-type="float">
            <text:p>-0.203691204861626</text:p>
          </table:table-cell>
          <table:table-cell office:value-type="float" office:value="-0.203739502650667" calcext:value-type="float">
            <text:p>-0.203739502650667</text:p>
          </table:table-cell>
          <table:table-cell office:value-type="float" office:value="-0.203599798800658" calcext:value-type="float">
            <text:p>-0.203599798800658</text:p>
          </table:table-cell>
          <table:table-cell office:value-type="float" office:value="-0.203845947798887" calcext:value-type="float">
            <text:p>-0.203845947798887</text:p>
          </table:table-cell>
          <table:table-cell office:value-type="float" office:value="-0.203880824309779" calcext:value-type="float">
            <text:p>-0.203880824309779</text:p>
          </table:table-cell>
          <table:table-cell office:value-type="float" office:value="-0.20375333251035" calcext:value-type="float">
            <text:p>-0.20375333251035</text:p>
          </table:table-cell>
          <table:table-cell office:value-type="float" office:value="-0.203672672379897" calcext:value-type="float">
            <text:p>-0.203672672379897</text:p>
          </table:table-cell>
          <table:table-cell office:value-type="float" office:value="-0.203762693998068" calcext:value-type="float">
            <text:p>-0.203762693998068</text:p>
          </table:table-cell>
          <table:table-cell office:value-type="float" office:value="-0.20382587532307" calcext:value-type="float">
            <text:p>-0.20382587532307</text:p>
          </table:table-cell>
          <table:table-cell office:value-type="float" office:value="-0.203920832434873" calcext:value-type="float">
            <text:p>-0.203920832434873</text:p>
          </table:table-cell>
          <table:table-cell office:value-type="float" office:value="-0.203784407414054" calcext:value-type="float">
            <text:p>-0.203784407414054</text:p>
          </table:table-cell>
          <table:table-cell office:value-type="float" office:value="-0.203570539376852" calcext:value-type="float">
            <text:p>-0.203570539376852</text:p>
          </table:table-cell>
          <table:table-cell office:value-type="float" office:value="-0.203477241112264" calcext:value-type="float">
            <text:p>-0.203477241112264</text:p>
          </table:table-cell>
          <table:table-cell office:value-type="float" office:value="-0.204501359397635" calcext:value-type="float">
            <text:p>-0.204501359397635</text:p>
          </table:table-cell>
          <table:table-cell office:value-type="float" office:value="-0.207271972339089" calcext:value-type="float">
            <text:p>-0.207271972339089</text:p>
          </table:table-cell>
          <table:table-cell office:value-type="float" office:value="-0.208083789590501" calcext:value-type="float">
            <text:p>-0.208083789590501</text:p>
          </table:table-cell>
          <table:table-cell office:value-type="float" office:value="-0.209413425979119" calcext:value-type="float">
            <text:p>-0.209413425979119</text:p>
          </table:table-cell>
          <table:table-cell office:value-type="float" office:value="-0.209267960051242" calcext:value-type="float">
            <text:p>-0.209267960051242</text:p>
          </table:table-cell>
          <table:table-cell office:value-type="float" office:value="-0.208938836368939" calcext:value-type="float">
            <text:p>-0.208938836368939</text:p>
          </table:table-cell>
          <table:table-cell office:value-type="float" office:value="-0.208611962523005" calcext:value-type="float">
            <text:p>-0.208611962523005</text:p>
          </table:table-cell>
          <table:table-cell office:value-type="float" office:value="-0.204737199972226" calcext:value-type="float">
            <text:p>-0.204737199972226</text:p>
          </table:table-cell>
          <table:table-cell office:value-type="float" office:value="-0.210087210941373" calcext:value-type="float">
            <text:p>-0.210087210941373</text:p>
          </table:table-cell>
          <table:table-cell office:value-type="float" office:value="-0.220245217638092" calcext:value-type="float">
            <text:p>-0.220245217638092</text:p>
          </table:table-cell>
          <table:table-cell office:value-type="float" office:value="-0.261368661147455" calcext:value-type="float">
            <text:p>-0.261368661147455</text:p>
          </table:table-cell>
          <table:table-cell office:value-type="float" office:value="-0.259786435611967" calcext:value-type="float">
            <text:p>-0.259786435611967</text:p>
          </table:table-cell>
          <table:table-cell office:value-type="float" office:value="-0.254325948653424" calcext:value-type="float">
            <text:p>-0.254325948653424</text:p>
          </table:table-cell>
          <table:table-cell office:value-type="float" office:value="-0.255479369936928" calcext:value-type="float">
            <text:p>-0.255479369936928</text:p>
          </table:table-cell>
          <table:table-cell office:value-type="float" office:value="-0.256286116050264" calcext:value-type="float">
            <text:p>-0.256286116050264</text:p>
          </table:table-cell>
          <table:table-cell office:value-type="float" office:value="-0.258511691439423" calcext:value-type="float">
            <text:p>-0.258511691439423</text:p>
          </table:table-cell>
          <table:table-cell office:value-type="float" office:value="-0.258408993074556" calcext:value-type="float">
            <text:p>-0.258408993074556</text:p>
          </table:table-cell>
          <table:table-cell office:value-type="float" office:value="-0.260941402190982" calcext:value-type="float">
            <text:p>-0.260941402190982</text:p>
          </table:table-cell>
          <table:table-cell office:value-type="float" office:value="-0.26540401930513" calcext:value-type="float">
            <text:p>-0.26540401930513</text:p>
          </table:table-cell>
          <table:table-cell office:value-type="float" office:value="-0.270040749935587" calcext:value-type="float">
            <text:p>-0.270040749935587</text:p>
          </table:table-cell>
          <table:table-cell office:value-type="float" office:value="-0.260095573049685" calcext:value-type="float">
            <text:p>-0.260095573049685</text:p>
          </table:table-cell>
          <table:table-cell office:value-type="float" office:value="-0.253225293942279" calcext:value-type="float">
            <text:p>-0.253225293942279</text:p>
          </table:table-cell>
          <table:table-cell office:value-type="float" office:value="-0.257762448780602" calcext:value-type="float">
            <text:p>-0.257762448780602</text:p>
          </table:table-cell>
          <table:table-cell office:value-type="float" office:value="-0.25857016584406" calcext:value-type="float">
            <text:p>-0.25857016584406</text:p>
          </table:table-cell>
          <table:table-cell office:value-type="float" office:value="-0.259762553126158" calcext:value-type="float">
            <text:p>-0.259762553126158</text:p>
          </table:table-cell>
          <table:table-cell office:value-type="float" office:value="-0.259139615263492" calcext:value-type="float">
            <text:p>-0.259139615263492</text:p>
          </table:table-cell>
          <table:table-cell office:value-type="float" office:value="-0.257843074467513" calcext:value-type="float">
            <text:p>-0.257843074467513</text:p>
          </table:table-cell>
          <table:table-cell office:value-type="float" office:value="-0.25654187260165" calcext:value-type="float">
            <text:p>-0.25654187260165</text:p>
          </table:table-cell>
          <table:table-cell office:value-type="float" office:value="-0.254584743574811" calcext:value-type="float">
            <text:p>-0.254584743574811</text:p>
          </table:table-cell>
          <table:table-cell office:value-type="float" office:value="-0.262066674820624" calcext:value-type="float">
            <text:p>-0.262066674820624</text:p>
          </table:table-cell>
          <table:table-cell office:value-type="float" office:value="-0.193947966312273" calcext:value-type="float">
            <text:p>-0.193947966312273</text:p>
          </table:table-cell>
          <table:table-cell office:value-type="float" office:value="-0.192860984935537" calcext:value-type="float">
            <text:p>-0.192860984935537</text:p>
          </table:table-cell>
          <table:table-cell office:value-type="float" office:value="-0.191896548508977" calcext:value-type="float">
            <text:p>-0.191896548508977</text:p>
          </table:table-cell>
          <table:table-cell office:value-type="float" office:value="-0.188606915315172" calcext:value-type="float">
            <text:p>-0.188606915315172</text:p>
          </table:table-cell>
          <table:table-cell office:value-type="float" office:value="-0.186190255681995" calcext:value-type="float">
            <text:p>-0.186190255681995</text:p>
          </table:table-cell>
          <table:table-cell office:value-type="float" office:value="-0.189235642949596" calcext:value-type="float">
            <text:p>-0.189235642949596</text:p>
          </table:table-cell>
          <table:table-cell office:value-type="float" office:value="-0.191375029574276" calcext:value-type="float">
            <text:p>-0.191375029574276</text:p>
          </table:table-cell>
          <table:table-cell office:value-type="float" office:value="-0.192199332607758" calcext:value-type="float">
            <text:p>-0.192199332607758</text:p>
          </table:table-cell>
          <table:table-cell office:value-type="float" office:value="-0.19780311214572" calcext:value-type="float">
            <text:p>-0.19780311214572</text:p>
          </table:table-cell>
          <table:table-cell office:value-type="float" office:value="-0.210446929900841" calcext:value-type="float">
            <text:p>-0.210446929900841</text:p>
          </table:table-cell>
          <table:table-cell office:value-type="float" office:value="-0.212444240867227" calcext:value-type="float">
            <text:p>-0.212444240867227</text:p>
          </table:table-cell>
          <table:table-cell office:value-type="float" office:value="-0.217128772968211" calcext:value-type="float">
            <text:p>-0.217128772968211</text:p>
          </table:table-cell>
          <table:table-cell office:value-type="float" office:value="-0.22277659205875" calcext:value-type="float">
            <text:p>-0.22277659205875</text:p>
          </table:table-cell>
          <table:table-cell office:value-type="float" office:value="-0.223235147482952" calcext:value-type="float">
            <text:p>-0.223235147482952</text:p>
          </table:table-cell>
          <table:table-cell office:value-type="float" office:value="-0.217831610412262" calcext:value-type="float">
            <text:p>-0.217831610412262</text:p>
          </table:table-cell>
          <table:table-cell office:value-type="float" office:value="-0.21215208416565" calcext:value-type="float">
            <text:p>-0.21215208416565</text:p>
          </table:table-cell>
          <table:table-cell office:value-type="float" office:value="-0.201673556446622" calcext:value-type="float">
            <text:p>-0.201673556446622</text:p>
          </table:table-cell>
          <table:table-cell office:value-type="float" office:value="-0.199328546244939" calcext:value-type="float">
            <text:p>-0.199328546244939</text:p>
          </table:table-cell>
          <table:table-cell office:value-type="float" office:value="-0.2021903515379" calcext:value-type="float">
            <text:p>-0.2021903515379</text:p>
          </table:table-cell>
          <table:table-cell office:value-type="float" office:value="-0.238057788644317" calcext:value-type="float">
            <text:p>-0.238057788644317</text:p>
          </table:table-cell>
          <table:table-cell office:value-type="float" office:value="-0.248329780578369" calcext:value-type="float">
            <text:p>-0.248329780578369</text:p>
          </table:table-cell>
          <table:table-cell office:value-type="float" office:value="-0.248806149182635" calcext:value-type="float">
            <text:p>-0.248806149182635</text:p>
          </table:table-cell>
          <table:table-cell office:value-type="float" office:value="-0.24192165319923" calcext:value-type="float">
            <text:p>-0.24192165319923</text:p>
          </table:table-cell>
          <table:table-cell office:value-type="float" office:value="-0.238970458471423" calcext:value-type="float">
            <text:p>-0.238970458471423</text:p>
          </table:table-cell>
          <table:table-cell office:value-type="float" office:value="-0.240540009846191" calcext:value-type="float">
            <text:p>-0.240540009846191</text:p>
          </table:table-cell>
          <table:table-cell office:value-type="float" office:value="-0.239737540191833" calcext:value-type="float">
            <text:p>-0.239737540191833</text:p>
          </table:table-cell>
          <table:table-cell office:value-type="float" office:value="-0.243676314097378" calcext:value-type="float">
            <text:p>-0.243676314097378</text:p>
          </table:table-cell>
          <table:table-cell office:value-type="float" office:value="-0.252194296340762" calcext:value-type="float">
            <text:p>-0.252194296340762</text:p>
          </table:table-cell>
          <table:table-cell office:value-type="float" office:value="-0.235649175881185" calcext:value-type="float">
            <text:p>-0.235649175881185</text:p>
          </table:table-cell>
          <table:table-cell office:value-type="float" office:value="-0.223410420110553" calcext:value-type="float">
            <text:p>-0.223410420110553</text:p>
          </table:table-cell>
          <table:table-cell office:value-type="float" office:value="-0.217258230124405" calcext:value-type="float">
            <text:p>-0.217258230124405</text:p>
          </table:table-cell>
          <table:table-cell office:value-type="float" office:value="-0.218752514021799" calcext:value-type="float">
            <text:p>-0.218752514021799</text:p>
          </table:table-cell>
          <table:table-cell office:value-type="float" office:value="-0.229851737245675" calcext:value-type="float">
            <text:p>-0.229851737245675</text:p>
          </table:table-cell>
          <table:table-cell office:value-type="float" office:value="-0.227552802359919" calcext:value-type="float">
            <text:p>-0.227552802359919</text:p>
          </table:table-cell>
          <table:table-cell office:value-type="float" office:value="-0.228080989722542" calcext:value-type="float">
            <text:p>-0.228080989722542</text:p>
          </table:table-cell>
          <table:table-cell office:value-type="float" office:value="-0.232119846064353" calcext:value-type="float">
            <text:p>-0.232119846064353</text:p>
          </table:table-cell>
          <table:table-cell office:value-type="float" office:value="-0.193046907899945" calcext:value-type="float">
            <text:p>-0.193046907899945</text:p>
          </table:table-cell>
          <table:table-cell office:value-type="float" office:value="-0.202717460633098" calcext:value-type="float">
            <text:p>-0.202717460633098</text:p>
          </table:table-cell>
          <table:table-cell office:value-type="float" office:value="-0.200438466266299" calcext:value-type="float">
            <text:p>-0.200438466266299</text:p>
          </table:table-cell>
          <table:table-cell office:value-type="float" office:value="-0.197875615679718" calcext:value-type="float">
            <text:p>-0.197875615679718</text:p>
          </table:table-cell>
          <table:table-cell office:value-type="float" office:value="-0.199258882858707" calcext:value-type="float">
            <text:p>-0.199258882858707</text:p>
          </table:table-cell>
          <table:table-cell office:value-type="float" office:value="-0.212922925635521" calcext:value-type="float">
            <text:p>-0.212922925635521</text:p>
          </table:table-cell>
          <table:table-cell office:value-type="float" office:value="-0.213246548281585" calcext:value-type="float">
            <text:p>-0.213246548281585</text:p>
          </table:table-cell>
          <table:table-cell office:value-type="float" office:value="-0.215017937768012" calcext:value-type="float">
            <text:p>-0.215017937768012</text:p>
          </table:table-cell>
          <table:table-cell office:value-type="float" office:value="-0.222880428771555" calcext:value-type="float">
            <text:p>-0.222880428771555</text:p>
          </table:table-cell>
          <table:table-cell office:value-type="float" office:value="-0.223837409679005" calcext:value-type="float">
            <text:p>-0.223837409679005</text:p>
          </table:table-cell>
          <table:table-cell office:value-type="float" office:value="-0.222674500583044" calcext:value-type="float">
            <text:p>-0.222674500583044</text:p>
          </table:table-cell>
          <table:table-cell office:value-type="float" office:value="-0.228658619889596" calcext:value-type="float">
            <text:p>-0.228658619889596</text:p>
          </table:table-cell>
          <table:table-cell office:value-type="float" office:value="-0.235218253131258" calcext:value-type="float">
            <text:p>-0.235218253131258</text:p>
          </table:table-cell>
          <table:table-cell office:value-type="float" office:value="-0.237556987886622" calcext:value-type="float">
            <text:p>-0.237556987886622</text:p>
          </table:table-cell>
          <table:table-cell office:value-type="float" office:value="-0.237901571505906" calcext:value-type="float">
            <text:p>-0.237901571505906</text:p>
          </table:table-cell>
          <table:table-cell office:value-type="float" office:value="-0.236832685845116" calcext:value-type="float">
            <text:p>-0.236832685845116</text:p>
          </table:table-cell>
          <table:table-cell office:value-type="float" office:value="-0.235787218762784" calcext:value-type="float">
            <text:p>-0.235787218762784</text:p>
          </table:table-cell>
          <table:table-cell office:value-type="float" office:value="-0.238637673241894" calcext:value-type="float">
            <text:p>-0.238637673241894</text:p>
          </table:table-cell>
          <table:table-cell office:value-type="float" office:value="-0.244009622968379" calcext:value-type="float">
            <text:p>-0.244009622968379</text:p>
          </table:table-cell>
          <table:table-cell office:value-type="float" office:value="-0.243271744781327" calcext:value-type="float">
            <text:p>-0.243271744781327</text:p>
          </table:table-cell>
          <table:table-cell office:value-type="float" office:value="-0.255584500402078" calcext:value-type="float">
            <text:p>-0.255584500402078</text:p>
          </table:table-cell>
          <table:table-cell office:value-type="float" office:value="-0.259969425068305" calcext:value-type="float">
            <text:p>-0.259969425068305</text:p>
          </table:table-cell>
          <table:table-cell office:value-type="float" office:value="-0.272662040168609" calcext:value-type="float">
            <text:p>-0.272662040168609</text:p>
          </table:table-cell>
          <table:table-cell office:value-type="float" office:value="-0.265556750393138" calcext:value-type="float">
            <text:p>-0.265556750393138</text:p>
          </table:table-cell>
          <table:table-cell office:value-type="float" office:value="-0.261669432478208" calcext:value-type="float">
            <text:p>-0.261669432478208</text:p>
          </table:table-cell>
          <table:table-cell office:value-type="float" office:value="-0.258506764741042" calcext:value-type="float">
            <text:p>-0.258506764741042</text:p>
          </table:table-cell>
          <table:table-cell office:value-type="float" office:value="-0.256561568713614" calcext:value-type="float">
            <text:p>-0.256561568713614</text:p>
          </table:table-cell>
          <table:table-cell office:value-type="float" office:value="-0.255917599922185" calcext:value-type="float">
            <text:p>-0.255917599922185</text:p>
          </table:table-cell>
          <table:table-cell office:value-type="float" office:value="-0.258268353219736" calcext:value-type="float">
            <text:p>-0.258268353219736</text:p>
          </table:table-cell>
          <table:table-cell office:value-type="float" office:value="-0.258988335945433" calcext:value-type="float">
            <text:p>-0.258988335945433</text:p>
          </table:table-cell>
          <table:table-cell office:value-type="float" office:value="-0.258160292100093" calcext:value-type="float">
            <text:p>-0.258160292100093</text:p>
          </table:table-cell>
          <table:table-cell office:value-type="float" office:value="-0.259723910850275" calcext:value-type="float">
            <text:p>-0.259723910850275</text:p>
          </table:table-cell>
          <table:table-cell office:value-type="float" office:value="-0.262097374694202" calcext:value-type="float">
            <text:p>-0.262097374694202</text:p>
          </table:table-cell>
          <table:table-cell office:value-type="float" office:value="-0.271839237934441" calcext:value-type="float">
            <text:p>-0.271839237934441</text:p>
          </table:table-cell>
          <table:table-cell office:value-type="float" office:value="-0.270086632630238" calcext:value-type="float">
            <text:p>-0.270086632630238</text:p>
          </table:table-cell>
          <table:table-cell office:value-type="float" office:value="-0.264114748673426" calcext:value-type="float">
            <text:p>-0.264114748673426</text:p>
          </table:table-cell>
          <table:table-cell office:value-type="float" office:value="-0.258733698513501" calcext:value-type="float">
            <text:p>-0.258733698513501</text:p>
          </table:table-cell>
          <table:table-cell office:value-type="float" office:value="-0.260591783128471" calcext:value-type="float">
            <text:p>-0.260591783128471</text:p>
          </table:table-cell>
          <table:table-cell office:value-type="float" office:value="-0.263546802875996" calcext:value-type="float">
            <text:p>-0.263546802875996</text:p>
          </table:table-cell>
          <table:table-cell office:value-type="float" office:value="-0.264990975206963" calcext:value-type="float">
            <text:p>-0.264990975206963</text:p>
          </table:table-cell>
          <table:table-cell office:value-type="float" office:value="-0.266443018407294" calcext:value-type="float">
            <text:p>-0.266443018407294</text:p>
          </table:table-cell>
          <table:table-cell office:value-type="float" office:value="-0.265983974256701" calcext:value-type="float">
            <text:p>-0.265983974256701</text:p>
          </table:table-cell>
          <table:table-cell office:value-type="float" office:value="-0.265555042737485" calcext:value-type="float">
            <text:p>-0.265555042737485</text:p>
          </table:table-cell>
          <table:table-cell office:value-type="float" office:value="-0.264001585009915" calcext:value-type="float">
            <text:p>-0.264001585009915</text:p>
          </table:table-cell>
          <table:table-cell office:value-type="float" office:value="-0.263793802721255" calcext:value-type="float">
            <text:p>-0.263793802721255</text:p>
          </table:table-cell>
          <table:table-cell office:value-type="float" office:value="-0.264042643256351" calcext:value-type="float">
            <text:p>-0.264042643256351</text:p>
          </table:table-cell>
          <table:table-cell office:value-type="float" office:value="-0.198072695712287" calcext:value-type="float">
            <text:p>-0.198072695712287</text:p>
          </table:table-cell>
          <table:table-cell office:value-type="float" office:value="-0.195203321911649" calcext:value-type="float">
            <text:p>-0.195203321911649</text:p>
          </table:table-cell>
          <table:table-cell office:value-type="float" office:value="-0.193864813083366" calcext:value-type="float">
            <text:p>-0.193864813083366</text:p>
          </table:table-cell>
          <table:table-cell office:value-type="float" office:value="-0.188094172992778" calcext:value-type="float">
            <text:p>-0.188094172992778</text:p>
          </table:table-cell>
          <table:table-cell office:value-type="float" office:value="-0.190834743431313" calcext:value-type="float">
            <text:p>-0.190834743431313</text:p>
          </table:table-cell>
          <table:table-cell office:value-type="float" office:value="-0.195722459904415" calcext:value-type="float">
            <text:p>-0.195722459904415</text:p>
          </table:table-cell>
          <table:table-cell office:value-type="float" office:value="-0.203902880649605" calcext:value-type="float">
            <text:p>-0.203902880649605</text:p>
          </table:table-cell>
          <table:table-cell office:value-type="float" office:value="-0.214733854226731" calcext:value-type="float">
            <text:p>-0.214733854226731</text:p>
          </table:table-cell>
          <table:table-cell office:value-type="float" office:value="-0.216150527928888" calcext:value-type="float">
            <text:p>-0.216150527928888</text:p>
          </table:table-cell>
          <table:table-cell office:value-type="float" office:value="-0.222619811537422" calcext:value-type="float">
            <text:p>-0.222619811537422</text:p>
          </table:table-cell>
          <table:table-cell office:value-type="float" office:value="-0.228875436452755" calcext:value-type="float">
            <text:p>-0.228875436452755</text:p>
          </table:table-cell>
          <table:table-cell office:value-type="float" office:value="-0.2374169834663" calcext:value-type="float">
            <text:p>-0.2374169834663</text:p>
          </table:table-cell>
          <table:table-cell office:value-type="float" office:value="-0.237144253863125" calcext:value-type="float">
            <text:p>-0.237144253863125</text:p>
          </table:table-cell>
          <table:table-cell office:value-type="float" office:value="-0.228927010424854" calcext:value-type="float">
            <text:p>-0.228927010424854</text:p>
          </table:table-cell>
          <table:table-cell office:value-type="float" office:value="-0.223680369062996" calcext:value-type="float">
            <text:p>-0.223680369062996</text:p>
          </table:table-cell>
          <table:table-cell office:value-type="float" office:value="-0.214430449184972" calcext:value-type="float">
            <text:p>-0.214430449184972</text:p>
          </table:table-cell>
          <table:table-cell office:value-type="float" office:value="-0.223129966602234" calcext:value-type="float">
            <text:p>-0.223129966602234</text:p>
          </table:table-cell>
          <table:table-cell office:value-type="float" office:value="-0.251396430598688" calcext:value-type="float">
            <text:p>-0.251396430598688</text:p>
          </table:table-cell>
          <table:table-cell office:value-type="float" office:value="-0.247431846613376" calcext:value-type="float">
            <text:p>-0.247431846613376</text:p>
          </table:table-cell>
          <table:table-cell office:value-type="float" office:value="-0.242673497328234" calcext:value-type="float">
            <text:p>-0.242673497328234</text:p>
          </table:table-cell>
          <table:table-cell office:value-type="float" office:value="-0.244021224078336" calcext:value-type="float">
            <text:p>-0.244021224078336</text:p>
          </table:table-cell>
          <table:table-cell office:value-type="float" office:value="-0.245464760937997" calcext:value-type="float">
            <text:p>-0.245464760937997</text:p>
          </table:table-cell>
          <table:table-cell office:value-type="float" office:value="-0.247148942578266" calcext:value-type="float">
            <text:p>-0.247148942578266</text:p>
          </table:table-cell>
          <table:table-cell office:value-type="float" office:value="-0.245742158825389" calcext:value-type="float">
            <text:p>-0.245742158825389</text:p>
          </table:table-cell>
          <table:table-cell office:value-type="float" office:value="-0.252494772475666" calcext:value-type="float">
            <text:p>-0.252494772475666</text:p>
          </table:table-cell>
          <table:table-cell office:value-type="float" office:value="-0.263315320140278" calcext:value-type="float">
            <text:p>-0.263315320140278</text:p>
          </table:table-cell>
          <table:table-cell office:value-type="float" office:value="-0.255403387703968" calcext:value-type="float">
            <text:p>-0.255403387703968</text:p>
          </table:table-cell>
          <table:table-cell office:value-type="float" office:value="-0.249708925504378" calcext:value-type="float">
            <text:p>-0.249708925504378</text:p>
          </table:table-cell>
          <table:table-cell office:value-type="float" office:value="-0.247787594928041" calcext:value-type="float">
            <text:p>-0.247787594928041</text:p>
          </table:table-cell>
          <table:table-cell office:value-type="float" office:value="-0.252016247386559" calcext:value-type="float">
            <text:p>-0.252016247386559</text:p>
          </table:table-cell>
          <table:table-cell office:value-type="float" office:value="-0.255892869075741" calcext:value-type="float">
            <text:p>-0.255892869075741</text:p>
          </table:table-cell>
          <table:table-cell office:value-type="float" office:value="-0.258873688087882" calcext:value-type="float">
            <text:p>-0.258873688087882</text:p>
          </table:table-cell>
          <table:table-cell office:value-type="float" office:value="-0.265776398346105" calcext:value-type="float">
            <text:p>-0.265776398346105</text:p>
          </table:table-cell>
          <table:table-cell office:value-type="float" office:value="-0.268614215434246" calcext:value-type="float">
            <text:p>-0.268614215434246</text:p>
          </table:table-cell>
          <table:table-cell office:value-type="float" office:value="-0.268757831911775" calcext:value-type="float">
            <text:p>-0.268757831911775</text:p>
          </table:table-cell>
          <table:table-cell office:value-type="float" office:value="-0.269153880590921" calcext:value-type="float">
            <text:p>-0.269153880590921</text:p>
          </table:table-cell>
          <table:table-cell office:value-type="float" office:value="-0.217695535828294" calcext:value-type="float">
            <text:p>-0.217695535828294</text:p>
          </table:table-cell>
          <table:table-cell office:value-type="float" office:value="-0.217415298242462" calcext:value-type="float">
            <text:p>-0.217415298242462</text:p>
          </table:table-cell>
          <table:table-cell office:value-type="float" office:value="-0.215894593315981" calcext:value-type="float">
            <text:p>-0.215894593315981</text:p>
          </table:table-cell>
          <table:table-cell office:value-type="float" office:value="-0.215306466511815" calcext:value-type="float">
            <text:p>-0.215306466511815</text:p>
          </table:table-cell>
          <table:table-cell office:value-type="float" office:value="-0.215138769495036" calcext:value-type="float">
            <text:p>-0.215138769495036</text:p>
          </table:table-cell>
          <table:table-cell office:value-type="float" office:value="-0.207994735344665" calcext:value-type="float">
            <text:p>-0.207994735344665</text:p>
          </table:table-cell>
          <table:table-cell office:value-type="float" office:value="-0.210588759468744" calcext:value-type="float">
            <text:p>-0.210588759468744</text:p>
          </table:table-cell>
          <table:table-cell office:value-type="float" office:value="-0.229131617136886" calcext:value-type="float">
            <text:p>-0.229131617136886</text:p>
          </table:table-cell>
          <table:table-cell office:value-type="float" office:value="-0.236119390177814" calcext:value-type="float">
            <text:p>-0.236119390177814</text:p>
          </table:table-cell>
          <table:table-cell office:value-type="float" office:value="-0.246324845145498" calcext:value-type="float">
            <text:p>-0.246324845145498</text:p>
          </table:table-cell>
          <table:table-cell office:value-type="float" office:value="-0.249679097959983" calcext:value-type="float">
            <text:p>-0.249679097959983</text:p>
          </table:table-cell>
          <table:table-cell office:value-type="float" office:value="-0.243778481909202" calcext:value-type="float">
            <text:p>-0.243778481909202</text:p>
          </table:table-cell>
          <table:table-cell office:value-type="float" office:value="-0.239098580371972" calcext:value-type="float">
            <text:p>-0.239098580371972</text:p>
          </table:table-cell>
          <table:table-cell office:value-type="float" office:value="-0.227118558193069" calcext:value-type="float">
            <text:p>-0.227118558193069</text:p>
          </table:table-cell>
          <table:table-cell office:value-type="float" office:value="-0.241259349503665" calcext:value-type="float">
            <text:p>-0.241259349503665</text:p>
          </table:table-cell>
          <table:table-cell office:value-type="float" office:value="-0.237886484674812" calcext:value-type="float">
            <text:p>-0.237886484674812</text:p>
          </table:table-cell>
          <table:table-cell office:value-type="float" office:value="-0.264773047950993" calcext:value-type="float">
            <text:p>-0.264773047950993</text:p>
          </table:table-cell>
          <table:table-cell office:value-type="float" office:value="-0.26347299283979" calcext:value-type="float">
            <text:p>-0.26347299283979</text:p>
          </table:table-cell>
          <table:table-cell office:value-type="float" office:value="-0.267718683087088" calcext:value-type="float">
            <text:p>-0.267718683087088</text:p>
          </table:table-cell>
          <table:table-cell office:value-type="float" office:value="-0.264409294958241" calcext:value-type="float">
            <text:p>-0.264409294958241</text:p>
          </table:table-cell>
          <table:table-cell office:value-type="float" office:value="-0.247280695826791" calcext:value-type="float">
            <text:p>-0.247280695826791</text:p>
          </table:table-cell>
          <table:table-cell office:value-type="float" office:value="-0.246669299350306" calcext:value-type="float">
            <text:p>-0.246669299350306</text:p>
          </table:table-cell>
          <table:table-cell office:value-type="float" office:value="-0.253605841446337" calcext:value-type="float">
            <text:p>-0.253605841446337</text:p>
          </table:table-cell>
          <table:table-cell office:value-type="float" office:value="-0.25494949833416" calcext:value-type="float">
            <text:p>-0.25494949833416</text:p>
          </table:table-cell>
          <table:table-cell office:value-type="float" office:value="-0.255651333320314" calcext:value-type="float">
            <text:p>-0.255651333320314</text:p>
          </table:table-cell>
          <table:table-cell office:value-type="float" office:value="-0.256806860940675" calcext:value-type="float">
            <text:p>-0.256806860940675</text:p>
          </table:table-cell>
          <table:table-cell office:value-type="float" office:value="-0.257461128726585" calcext:value-type="float">
            <text:p>-0.257461128726585</text:p>
          </table:table-cell>
          <table:table-cell office:value-type="float" office:value="-0.257883166814135" calcext:value-type="float">
            <text:p>-0.257883166814135</text:p>
          </table:table-cell>
          <table:table-cell office:value-type="float" office:value="-0.271992730406539" calcext:value-type="float">
            <text:p>-0.271992730406539</text:p>
          </table:table-cell>
          <table:table-cell office:value-type="float" office:value="-0.211975706267209" calcext:value-type="float">
            <text:p>-0.211975706267209</text:p>
          </table:table-cell>
          <table:table-cell office:value-type="float" office:value="-0.205082053815263" calcext:value-type="float">
            <text:p>-0.205082053815263</text:p>
          </table:table-cell>
          <table:table-cell office:value-type="float" office:value="-0.210355127229353" calcext:value-type="float">
            <text:p>-0.210355127229353</text:p>
          </table:table-cell>
          <table:table-cell office:value-type="float" office:value="-0.208609220253066" calcext:value-type="float">
            <text:p>-0.208609220253066</text:p>
          </table:table-cell>
          <table:table-cell office:value-type="float" office:value="-0.204811999007639" calcext:value-type="float">
            <text:p>-0.204811999007639</text:p>
          </table:table-cell>
          <table:table-cell office:value-type="float" office:value="-0.209397359252699" calcext:value-type="float">
            <text:p>-0.209397359252699</text:p>
          </table:table-cell>
          <table:table-cell office:value-type="float" office:value="-0.213805445225325" calcext:value-type="float">
            <text:p>-0.213805445225325</text:p>
          </table:table-cell>
          <table:table-cell office:value-type="float" office:value="-0.222218900938044" calcext:value-type="float">
            <text:p>-0.222218900938044</text:p>
          </table:table-cell>
          <table:table-cell office:value-type="float" office:value="-0.224486232655967" calcext:value-type="float">
            <text:p>-0.224486232655967</text:p>
          </table:table-cell>
          <table:table-cell office:value-type="float" office:value="-0.233475438466453" calcext:value-type="float">
            <text:p>-0.233475438466453</text:p>
          </table:table-cell>
          <table:table-cell office:value-type="float" office:value="-0.237030344681353" calcext:value-type="float">
            <text:p>-0.237030344681353</text:p>
          </table:table-cell>
          <table:table-cell office:value-type="float" office:value="-0.241505617289911" calcext:value-type="float">
            <text:p>-0.241505617289911</text:p>
          </table:table-cell>
          <table:table-cell office:value-type="float" office:value="-0.243389662201445" calcext:value-type="float">
            <text:p>-0.243389662201445</text:p>
          </table:table-cell>
          <table:table-cell office:value-type="float" office:value="-0.239701535514635" calcext:value-type="float">
            <text:p>-0.239701535514635</text:p>
          </table:table-cell>
          <table:table-cell office:value-type="float" office:value="-0.233351900472786" calcext:value-type="float">
            <text:p>-0.233351900472786</text:p>
          </table:table-cell>
          <table:table-cell office:value-type="float" office:value="-0.226464616807198" calcext:value-type="float">
            <text:p>-0.226464616807198</text:p>
          </table:table-cell>
          <table:table-cell office:value-type="float" office:value="-0.225128557981906" calcext:value-type="float">
            <text:p>-0.225128557981906</text:p>
          </table:table-cell>
          <table:table-cell office:value-type="float" office:value="-0.235037219280232" calcext:value-type="float">
            <text:p>-0.235037219280232</text:p>
          </table:table-cell>
          <table:table-cell office:value-type="float" office:value="-0.244834607018233" calcext:value-type="float">
            <text:p>-0.244834607018233</text:p>
          </table:table-cell>
          <table:table-cell office:value-type="float" office:value="-0.248494451557666" calcext:value-type="float">
            <text:p>-0.248494451557666</text:p>
          </table:table-cell>
          <table:table-cell office:value-type="float" office:value="-0.252095005795714" calcext:value-type="float">
            <text:p>-0.252095005795714</text:p>
          </table:table-cell>
          <table:table-cell office:value-type="float" office:value="-0.248927810034797" calcext:value-type="float">
            <text:p>-0.248927810034797</text:p>
          </table:table-cell>
          <table:table-cell office:value-type="float" office:value="-0.246057322261862" calcext:value-type="float">
            <text:p>-0.246057322261862</text:p>
          </table:table-cell>
          <table:table-cell office:value-type="float" office:value="-0.251377645122308" calcext:value-type="float">
            <text:p>-0.251377645122308</text:p>
          </table:table-cell>
          <table:table-cell office:value-type="float" office:value="-0.253089802455552" calcext:value-type="float">
            <text:p>-0.253089802455552</text:p>
          </table:table-cell>
          <table:table-cell office:value-type="float" office:value="-0.254282834388732" calcext:value-type="float">
            <text:p>-0.254282834388732</text:p>
          </table:table-cell>
          <table:table-cell office:value-type="float" office:value="-0.259724152967907" calcext:value-type="float">
            <text:p>-0.259724152967907</text:p>
          </table:table-cell>
          <table:table-cell office:value-type="float" office:value="-0.263465319279489" calcext:value-type="float">
            <text:p>-0.263465319279489</text:p>
          </table:table-cell>
          <table:table-cell office:value-type="float" office:value="-0.19094614636534" calcext:value-type="float">
            <text:p>-0.19094614636534</text:p>
          </table:table-cell>
          <table:table-cell office:value-type="float" office:value="-0.201091524604853" calcext:value-type="float">
            <text:p>-0.201091524604853</text:p>
          </table:table-cell>
          <table:table-cell office:value-type="float" office:value="-0.199093992712053" calcext:value-type="float">
            <text:p>-0.199093992712053</text:p>
          </table:table-cell>
          <table:table-cell office:value-type="float" office:value="-0.195872486652945" calcext:value-type="float">
            <text:p>-0.195872486652945</text:p>
          </table:table-cell>
          <table:table-cell office:value-type="float" office:value="-0.19591395198483" calcext:value-type="float">
            <text:p>-0.19591395198483</text:p>
          </table:table-cell>
          <table:table-cell office:value-type="float" office:value="-0.198461868290201" calcext:value-type="float">
            <text:p>-0.198461868290201</text:p>
          </table:table-cell>
          <table:table-cell office:value-type="float" office:value="-0.198640816215545" calcext:value-type="float">
            <text:p>-0.198640816215545</text:p>
          </table:table-cell>
          <table:table-cell office:value-type="float" office:value="-0.197349084631099" calcext:value-type="float">
            <text:p>-0.197349084631099</text:p>
          </table:table-cell>
          <table:table-cell office:value-type="float" office:value="-0.19673102823297" calcext:value-type="float">
            <text:p>-0.19673102823297</text:p>
          </table:table-cell>
          <table:table-cell office:value-type="float" office:value="-0.197376757348362" calcext:value-type="float">
            <text:p>-0.197376757348362</text:p>
          </table:table-cell>
          <table:table-cell office:value-type="float" office:value="-0.197166778225116" calcext:value-type="float">
            <text:p>-0.197166778225116</text:p>
          </table:table-cell>
          <table:table-cell office:value-type="float" office:value="-0.196503595112102" calcext:value-type="float">
            <text:p>-0.196503595112102</text:p>
          </table:table-cell>
          <table:table-cell office:value-type="float" office:value="-0.196978427653831" calcext:value-type="float">
            <text:p>-0.196978427653831</text:p>
          </table:table-cell>
          <table:table-cell office:value-type="float" office:value="-0.19661628763897" calcext:value-type="float">
            <text:p>-0.19661628763897</text:p>
          </table:table-cell>
          <table:table-cell office:value-type="float" office:value="-0.196472503790018" calcext:value-type="float">
            <text:p>-0.196472503790018</text:p>
          </table:table-cell>
          <table:table-cell office:value-type="float" office:value="-0.196616598917066" calcext:value-type="float">
            <text:p>-0.196616598917066</text:p>
          </table:table-cell>
          <table:table-cell office:value-type="float" office:value="-0.196255555724055" calcext:value-type="float">
            <text:p>-0.196255555724055</text:p>
          </table:table-cell>
          <table:table-cell office:value-type="float" office:value="-0.196462840595291" calcext:value-type="float">
            <text:p>-0.196462840595291</text:p>
          </table:table-cell>
          <table:table-cell office:value-type="float" office:value="-0.196547564175765" calcext:value-type="float">
            <text:p>-0.196547564175765</text:p>
          </table:table-cell>
          <table:table-cell office:value-type="float" office:value="-0.19635397890961" calcext:value-type="float">
            <text:p>-0.19635397890961</text:p>
          </table:table-cell>
          <table:table-cell office:value-type="float" office:value="-0.196450068789502" calcext:value-type="float">
            <text:p>-0.196450068789502</text:p>
          </table:table-cell>
          <table:table-cell office:value-type="float" office:value="-0.196487275737813" calcext:value-type="float">
            <text:p>-0.196487275737813</text:p>
          </table:table-cell>
          <table:table-cell office:value-type="float" office:value="-0.196446279008623" calcext:value-type="float">
            <text:p>-0.196446279008623</text:p>
          </table:table-cell>
          <table:table-cell office:value-type="float" office:value="-0.19646626951815" calcext:value-type="float">
            <text:p>-0.19646626951815</text:p>
          </table:table-cell>
          <table:table-cell office:value-type="float" office:value="-0.19637527264655" calcext:value-type="float">
            <text:p>-0.19637527264655</text:p>
          </table:table-cell>
          <table:table-cell office:value-type="float" office:value="-0.196551968341461" calcext:value-type="float">
            <text:p>-0.196551968341461</text:p>
          </table:table-cell>
          <table:table-cell office:value-type="float" office:value="-0.196460465472695" calcext:value-type="float">
            <text:p>-0.196460465472695</text:p>
          </table:table-cell>
          <table:table-cell office:value-type="float" office:value="-0.196529174399532" calcext:value-type="float">
            <text:p>-0.196529174399532</text:p>
          </table:table-cell>
          <table:table-cell office:value-type="float" office:value="-0.196804697337911" calcext:value-type="float">
            <text:p>-0.196804697337911</text:p>
          </table:table-cell>
          <table:table-cell office:value-type="float" office:value="-0.196604999955662" calcext:value-type="float">
            <text:p>-0.196604999955662</text:p>
          </table:table-cell>
          <table:table-cell office:value-type="float" office:value="-0.196624606672433" calcext:value-type="float">
            <text:p>-0.196624606672433</text:p>
          </table:table-cell>
          <table:table-cell office:value-type="float" office:value="-0.196501783062492" calcext:value-type="float">
            <text:p>-0.196501783062492</text:p>
          </table:table-cell>
          <table:table-cell office:value-type="float" office:value="-0.196606812373216" calcext:value-type="float">
            <text:p>-0.196606812373216</text:p>
          </table:table-cell>
          <table:table-cell office:value-type="float" office:value="-0.196584322188395" calcext:value-type="float">
            <text:p>-0.196584322188395</text:p>
          </table:table-cell>
          <table:table-cell office:value-type="float" office:value="-0.196473915662195" calcext:value-type="float">
            <text:p>-0.196473915662195</text:p>
          </table:table-cell>
          <table:table-cell office:value-type="float" office:value="-0.196529811038879" calcext:value-type="float">
            <text:p>-0.196529811038879</text:p>
          </table:table-cell>
          <table:table-cell office:value-type="float" office:value="-0.196768506990395" calcext:value-type="float">
            <text:p>-0.196768506990395</text:p>
          </table:table-cell>
          <table:table-cell office:value-type="float" office:value="-0.19661618345922" calcext:value-type="float">
            <text:p>-0.19661618345922</text:p>
          </table:table-cell>
          <table:table-cell office:value-type="float" office:value="-0.196552353835601" calcext:value-type="float">
            <text:p>-0.196552353835601</text:p>
          </table:table-cell>
          <table:table-cell office:value-type="float" office:value="-0.196735442562395" calcext:value-type="float">
            <text:p>-0.196735442562395</text:p>
          </table:table-cell>
          <table:table-cell office:value-type="float" office:value="-0.196581234890544" calcext:value-type="float">
            <text:p>-0.196581234890544</text:p>
          </table:table-cell>
          <table:table-cell office:value-type="float" office:value="-0.196667992578826" calcext:value-type="float">
            <text:p>-0.196667992578826</text:p>
          </table:table-cell>
          <table:table-cell office:value-type="float" office:value="-0.196655707804982" calcext:value-type="float">
            <text:p>-0.196655707804982</text:p>
          </table:table-cell>
          <table:table-cell office:value-type="float" office:value="-0.196790637957246" calcext:value-type="float">
            <text:p>-0.196790637957246</text:p>
          </table:table-cell>
          <table:table-cell office:value-type="float" office:value="-0.196839735208728" calcext:value-type="float">
            <text:p>-0.196839735208728</text:p>
          </table:table-cell>
          <table:table-cell office:value-type="float" office:value="-0.196828286015963" calcext:value-type="float">
            <text:p>-0.196828286015963</text:p>
          </table:table-cell>
          <table:table-cell office:value-type="float" office:value="-0.196699159354757" calcext:value-type="float">
            <text:p>-0.196699159354757</text:p>
          </table:table-cell>
          <table:table-cell office:value-type="float" office:value="-0.196835934184955" calcext:value-type="float">
            <text:p>-0.196835934184955</text:p>
          </table:table-cell>
          <table:table-cell office:value-type="float" office:value="-0.196710915381697" calcext:value-type="float">
            <text:p>-0.196710915381697</text:p>
          </table:table-cell>
          <table:table-cell office:value-type="float" office:value="-0.196779649948947" calcext:value-type="float">
            <text:p>-0.196779649948947</text:p>
          </table:table-cell>
          <table:table-cell office:value-type="float" office:value="-0.196871390059481" calcext:value-type="float">
            <text:p>-0.196871390059481</text:p>
          </table:table-cell>
          <table:table-cell office:value-type="float" office:value="-0.196830028191952" calcext:value-type="float">
            <text:p>-0.196830028191952</text:p>
          </table:table-cell>
          <table:table-cell office:value-type="float" office:value="-0.196603309731851" calcext:value-type="float">
            <text:p>-0.196603309731851</text:p>
          </table:table-cell>
          <table:table-cell office:value-type="float" office:value="-0.196594960656639" calcext:value-type="float">
            <text:p>-0.196594960656639</text:p>
          </table:table-cell>
          <table:table-cell office:value-type="float" office:value="-0.196826863552151" calcext:value-type="float">
            <text:p>-0.196826863552151</text:p>
          </table:table-cell>
          <table:table-cell office:value-type="float" office:value="-0.196646705351898" calcext:value-type="float">
            <text:p>-0.196646705351898</text:p>
          </table:table-cell>
          <table:table-cell office:value-type="float" office:value="-0.196649973446185" calcext:value-type="float">
            <text:p>-0.196649973446185</text:p>
          </table:table-cell>
          <table:table-cell office:value-type="float" office:value="-0.196792624771076" calcext:value-type="float">
            <text:p>-0.196792624771076</text:p>
          </table:table-cell>
          <table:table-cell office:value-type="float" office:value="-0.196634260953493" calcext:value-type="float">
            <text:p>-0.196634260953493</text:p>
          </table:table-cell>
          <table:table-cell office:value-type="float" office:value="-0.196757607432889" calcext:value-type="float">
            <text:p>-0.196757607432889</text:p>
          </table:table-cell>
          <table:table-cell office:value-type="float" office:value="-0.196695360602177" calcext:value-type="float">
            <text:p>-0.196695360602177</text:p>
          </table:table-cell>
          <table:table-cell office:value-type="float" office:value="-0.196713292089734" calcext:value-type="float">
            <text:p>-0.196713292089734</text:p>
          </table:table-cell>
          <table:table-cell office:value-type="float" office:value="-0.19682833440497" calcext:value-type="float">
            <text:p>-0.19682833440497</text:p>
          </table:table-cell>
          <table:table-cell office:value-type="float" office:value="-0.196874252265301" calcext:value-type="float">
            <text:p>-0.196874252265301</text:p>
          </table:table-cell>
          <table:table-cell office:value-type="float" office:value="-0.196765777123632" calcext:value-type="float">
            <text:p>-0.196765777123632</text:p>
          </table:table-cell>
          <table:table-cell office:value-type="float" office:value="-0.196819455197234" calcext:value-type="float">
            <text:p>-0.196819455197234</text:p>
          </table:table-cell>
          <table:table-cell office:value-type="float" office:value="-0.196713555170277" calcext:value-type="float">
            <text:p>-0.196713555170277</text:p>
          </table:table-cell>
          <table:table-cell office:value-type="float" office:value="-0.196798854792656" calcext:value-type="float">
            <text:p>-0.196798854792656</text:p>
          </table:table-cell>
          <table:table-cell office:value-type="float" office:value="-0.196717321961065" calcext:value-type="float">
            <text:p>-0.196717321961065</text:p>
          </table:table-cell>
          <table:table-cell office:value-type="float" office:value="-0.196698704663273" calcext:value-type="float">
            <text:p>-0.196698704663273</text:p>
          </table:table-cell>
          <table:table-cell office:value-type="float" office:value="-0.196674589018537" calcext:value-type="float">
            <text:p>-0.196674589018537</text:p>
          </table:table-cell>
          <table:table-cell office:value-type="float" office:value="-0.196695717735397" calcext:value-type="float">
            <text:p>-0.196695717735397</text:p>
          </table:table-cell>
          <table:table-cell office:value-type="float" office:value="-0.196817395355636" calcext:value-type="float">
            <text:p>-0.196817395355636</text:p>
          </table:table-cell>
          <table:table-cell office:value-type="float" office:value="-0.196852868122491" calcext:value-type="float">
            <text:p>-0.196852868122491</text:p>
          </table:table-cell>
          <table:table-cell office:value-type="float" office:value="-0.196778518738362" calcext:value-type="float">
            <text:p>-0.196778518738362</text:p>
          </table:table-cell>
          <table:table-cell office:value-type="float" office:value="-0.196669304397109" calcext:value-type="float">
            <text:p>-0.196669304397109</text:p>
          </table:table-cell>
          <table:table-cell office:value-type="float" office:value="-0.19656473549579" calcext:value-type="float">
            <text:p>-0.19656473549579</text:p>
          </table:table-cell>
          <table:table-cell office:value-type="float" office:value="-0.19679375061906" calcext:value-type="float">
            <text:p>-0.19679375061906</text:p>
          </table:table-cell>
          <table:table-cell office:value-type="float" office:value="-0.196536575097725" calcext:value-type="float">
            <text:p>-0.196536575097725</text:p>
          </table:table-cell>
          <table:table-cell office:value-type="float" office:value="-0.196522373146784" calcext:value-type="float">
            <text:p>-0.196522373146784</text:p>
          </table:table-cell>
          <table:table-cell office:value-type="float" office:value="-0.196559045977949" calcext:value-type="float">
            <text:p>-0.196559045977949</text:p>
          </table:table-cell>
          <table:table-cell office:value-type="float" office:value="-0.196724045819146" calcext:value-type="float">
            <text:p>-0.196724045819146</text:p>
          </table:table-cell>
          <table:table-cell office:value-type="float" office:value="-0.196732916230061" calcext:value-type="float">
            <text:p>-0.196732916230061</text:p>
          </table:table-cell>
          <table:table-cell office:value-type="float" office:value="-0.196702237479568" calcext:value-type="float">
            <text:p>-0.196702237479568</text:p>
          </table:table-cell>
          <table:table-cell office:value-type="float" office:value="-0.196641884720521" calcext:value-type="float">
            <text:p>-0.196641884720521</text:p>
          </table:table-cell>
          <table:table-cell office:value-type="float" office:value="-0.196856364917662" calcext:value-type="float">
            <text:p>-0.196856364917662</text:p>
          </table:table-cell>
          <table:table-cell office:value-type="float" office:value="-0.196660493743355" calcext:value-type="float">
            <text:p>-0.196660493743355</text:p>
          </table:table-cell>
          <table:table-cell office:value-type="float" office:value="-0.196867460655874" calcext:value-type="float">
            <text:p>-0.196867460655874</text:p>
          </table:table-cell>
          <table:table-cell office:value-type="float" office:value="-0.196797912316137" calcext:value-type="float">
            <text:p>-0.196797912316137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018782788489" calcext:value-type="float">
            <text:p>0.297018782788489</text:p>
          </table:table-cell>
          <table:table-cell office:value-type="float" office:value="0.297048314310138" calcext:value-type="float">
            <text:p>0.297048314310138</text:p>
          </table:table-cell>
          <table:table-cell office:value-type="float" office:value="0.297072603414181" calcext:value-type="float">
            <text:p>0.297072603414181</text:p>
          </table:table-cell>
          <table:table-cell office:value-type="float" office:value="0.297047790742102" calcext:value-type="float">
            <text:p>0.297047790742102</text:p>
          </table:table-cell>
          <table:table-cell office:value-type="float" office:value="0.297028024205794" calcext:value-type="float">
            <text:p>0.297028024205794</text:p>
          </table:table-cell>
          <table:table-cell office:value-type="float" office:value="0.297040771386247" calcext:value-type="float">
            <text:p>0.297040771386247</text:p>
          </table:table-cell>
          <table:table-cell office:value-type="float" office:value="0.29701726489747" calcext:value-type="float">
            <text:p>0.29701726489747</text:p>
          </table:table-cell>
          <table:table-cell office:value-type="float" office:value="0.297116586151655" calcext:value-type="float">
            <text:p>0.297116586151655</text:p>
          </table:table-cell>
          <table:table-cell office:value-type="float" office:value="0.297066454783863" calcext:value-type="float">
            <text:p>0.297066454783863</text:p>
          </table:table-cell>
          <table:table-cell office:value-type="float" office:value="0.297031266984168" calcext:value-type="float">
            <text:p>0.297031266984168</text:p>
          </table:table-cell>
          <table:table-cell office:value-type="float" office:value="0.297031170203968" calcext:value-type="float">
            <text:p>0.297031170203968</text:p>
          </table:table-cell>
          <table:table-cell office:value-type="float" office:value="0.297034533905447" calcext:value-type="float">
            <text:p>0.297034533905447</text:p>
          </table:table-cell>
          <table:table-cell office:value-type="float" office:value="0.29704375029315" calcext:value-type="float">
            <text:p>0.29704375029315</text:p>
          </table:table-cell>
          <table:table-cell office:value-type="float" office:value="0.297039072597166" calcext:value-type="float">
            <text:p>0.297039072597166</text:p>
          </table:table-cell>
          <table:table-cell office:value-type="float" office:value="0.297026150819523" calcext:value-type="float">
            <text:p>0.297026150819523</text:p>
          </table:table-cell>
          <table:table-cell office:value-type="float" office:value="0.297044370803558" calcext:value-type="float">
            <text:p>0.297044370803558</text:p>
          </table:table-cell>
          <table:table-cell office:value-type="float" office:value="0.297055608075909" calcext:value-type="float">
            <text:p>0.297055608075909</text:p>
          </table:table-cell>
          <table:table-cell office:value-type="float" office:value="0.297035596766598" calcext:value-type="float">
            <text:p>0.297035596766598</text:p>
          </table:table-cell>
          <table:table-cell office:value-type="float" office:value="0.297057841842748" calcext:value-type="float">
            <text:p>0.297057841842748</text:p>
          </table:table-cell>
          <table:table-cell office:value-type="float" office:value="0.297052576332065" calcext:value-type="float">
            <text:p>0.297052576332065</text:p>
          </table:table-cell>
          <table:table-cell office:value-type="float" office:value="0.297049093140354" calcext:value-type="float">
            <text:p>0.297049093140354</text:p>
          </table:table-cell>
          <table:table-cell office:value-type="float" office:value="0.29702040379293" calcext:value-type="float">
            <text:p>0.29702040379293</text:p>
          </table:table-cell>
          <table:table-cell office:value-type="float" office:value="0.297072961105975" calcext:value-type="float">
            <text:p>0.297072961105975</text:p>
          </table:table-cell>
          <table:table-cell office:value-type="float" office:value="0.297050115611888" calcext:value-type="float">
            <text:p>0.297050115611888</text:p>
          </table:table-cell>
          <table:table-cell office:value-type="float" office:value="0.297059290177827" calcext:value-type="float">
            <text:p>0.297059290177827</text:p>
          </table:table-cell>
          <table:table-cell office:value-type="float" office:value="0.297112973374124" calcext:value-type="float">
            <text:p>0.297112973374124</text:p>
          </table:table-cell>
          <table:table-cell office:value-type="float" office:value="0.297058553492504" calcext:value-type="float">
            <text:p>0.297058553492504</text:p>
          </table:table-cell>
          <table:table-cell office:value-type="float" office:value="0.29703938116682" calcext:value-type="float">
            <text:p>0.29703938116682</text:p>
          </table:table-cell>
          <table:table-cell office:value-type="float" office:value="0.297066683199745" calcext:value-type="float">
            <text:p>0.297066683199745</text:p>
          </table:table-cell>
          <table:table-cell office:value-type="float" office:value="0.297025306985132" calcext:value-type="float">
            <text:p>0.297025306985132</text:p>
          </table:table-cell>
          <table:table-cell office:value-type="float" office:value="0.297029422019792" calcext:value-type="float">
            <text:p>0.297029422019792</text:p>
          </table:table-cell>
          <table:table-cell office:value-type="float" office:value="0.297041866917748" calcext:value-type="float">
            <text:p>0.297041866917748</text:p>
          </table:table-cell>
          <table:table-cell office:value-type="float" office:value="0.297029387892888" calcext:value-type="float">
            <text:p>0.297029387892888</text:p>
          </table:table-cell>
          <table:table-cell office:value-type="float" office:value="0.297051744271059" calcext:value-type="float">
            <text:p>0.297051744271059</text:p>
          </table:table-cell>
          <table:table-cell office:value-type="float" office:value="0.297056810942354" calcext:value-type="float">
            <text:p>0.297056810942354</text:p>
          </table:table-cell>
          <table:table-cell office:value-type="float" office:value="0.29704663864983" calcext:value-type="float">
            <text:p>0.29704663864983</text:p>
          </table:table-cell>
          <table:table-cell office:value-type="float" office:value="0.297127554432664" calcext:value-type="float">
            <text:p>0.297127554432664</text:p>
          </table:table-cell>
          <table:table-cell office:value-type="float" office:value="0.297040013307479" calcext:value-type="float">
            <text:p>0.297040013307479</text:p>
          </table:table-cell>
          <table:table-cell office:value-type="float" office:value="0.297054722482488" calcext:value-type="float">
            <text:p>0.297054722482488</text:p>
          </table:table-cell>
          <table:table-cell office:value-type="float" office:value="0.297068084951629" calcext:value-type="float">
            <text:p>0.297068084951629</text:p>
          </table:table-cell>
          <table:table-cell office:value-type="float" office:value="0.296883512896108" calcext:value-type="float">
            <text:p>0.296883512896108</text:p>
          </table:table-cell>
          <table:table-cell office:value-type="float" office:value="0.296685960887493" calcext:value-type="float">
            <text:p>0.296685960887493</text:p>
          </table:table-cell>
          <table:table-cell office:value-type="float" office:value="0.296235469413525" calcext:value-type="float">
            <text:p>0.296235469413525</text:p>
          </table:table-cell>
          <table:table-cell office:value-type="float" office:value="0.296124289612996" calcext:value-type="float">
            <text:p>0.296124289612996</text:p>
          </table:table-cell>
          <table:table-cell office:value-type="float" office:value="0.29696661230762" calcext:value-type="float">
            <text:p>0.29696661230762</text:p>
          </table:table-cell>
          <table:table-cell office:value-type="float" office:value="0.297552871736736" calcext:value-type="float">
            <text:p>0.297552871736736</text:p>
          </table:table-cell>
          <table:table-cell office:value-type="float" office:value="0.298200216669537" calcext:value-type="float">
            <text:p>0.298200216669537</text:p>
          </table:table-cell>
          <table:table-cell office:value-type="float" office:value="0.298155417965022" calcext:value-type="float">
            <text:p>0.298155417965022</text:p>
          </table:table-cell>
          <table:table-cell office:value-type="float" office:value="0.298290994941644" calcext:value-type="float">
            <text:p>0.298290994941644</text:p>
          </table:table-cell>
          <table:table-cell office:value-type="float" office:value="0.297749167391568" calcext:value-type="float">
            <text:p>0.297749167391568</text:p>
          </table:table-cell>
          <table:table-cell office:value-type="float" office:value="0.296979216032112" calcext:value-type="float">
            <text:p>0.296979216032112</text:p>
          </table:table-cell>
          <table:table-cell office:value-type="float" office:value="0.308987058590445" calcext:value-type="float">
            <text:p>0.308987058590445</text:p>
          </table:table-cell>
          <table:table-cell office:value-type="float" office:value="0.316506028036823" calcext:value-type="float">
            <text:p>0.316506028036823</text:p>
          </table:table-cell>
          <table:table-cell office:value-type="float" office:value="0.341567484673942" calcext:value-type="float">
            <text:p>0.341567484673942</text:p>
          </table:table-cell>
          <table:table-cell office:value-type="float" office:value="0.345587068207478" calcext:value-type="float">
            <text:p>0.345587068207478</text:p>
          </table:table-cell>
          <table:table-cell office:value-type="float" office:value="0.34866236410632" calcext:value-type="float">
            <text:p>0.34866236410632</text:p>
          </table:table-cell>
          <table:table-cell office:value-type="float" office:value="0.348652112644251" calcext:value-type="float">
            <text:p>0.348652112644251</text:p>
          </table:table-cell>
          <table:table-cell office:value-type="float" office:value="0.34753984911763" calcext:value-type="float">
            <text:p>0.34753984911763</text:p>
          </table:table-cell>
          <table:table-cell office:value-type="float" office:value="0.347563479300433" calcext:value-type="float">
            <text:p>0.347563479300433</text:p>
          </table:table-cell>
          <table:table-cell office:value-type="float" office:value="0.348996183587726" calcext:value-type="float">
            <text:p>0.348996183587726</text:p>
          </table:table-cell>
          <table:table-cell office:value-type="float" office:value="0.344553030423687" calcext:value-type="float">
            <text:p>0.344553030423687</text:p>
          </table:table-cell>
          <table:table-cell office:value-type="float" office:value="0.333037201648117" calcext:value-type="float">
            <text:p>0.333037201648117</text:p>
          </table:table-cell>
          <table:table-cell office:value-type="float" office:value="0.3194820390629" calcext:value-type="float">
            <text:p>0.3194820390629</text:p>
          </table:table-cell>
          <table:table-cell office:value-type="float" office:value="0.310150766927802" calcext:value-type="float">
            <text:p>0.310150766927802</text:p>
          </table:table-cell>
          <table:table-cell office:value-type="float" office:value="0.308212470771199" calcext:value-type="float">
            <text:p>0.308212470771199</text:p>
          </table:table-cell>
          <table:table-cell office:value-type="float" office:value="0.308698148288162" calcext:value-type="float">
            <text:p>0.308698148288162</text:p>
          </table:table-cell>
          <table:table-cell office:value-type="float" office:value="0.308793921706826" calcext:value-type="float">
            <text:p>0.308793921706826</text:p>
          </table:table-cell>
          <table:table-cell office:value-type="float" office:value="0.306958071482886" calcext:value-type="float">
            <text:p>0.306958071482886</text:p>
          </table:table-cell>
          <table:table-cell office:value-type="float" office:value="0.305159566445194" calcext:value-type="float">
            <text:p>0.305159566445194</text:p>
          </table:table-cell>
          <table:table-cell office:value-type="float" office:value="0.303054894213003" calcext:value-type="float">
            <text:p>0.303054894213003</text:p>
          </table:table-cell>
          <table:table-cell office:value-type="float" office:value="0.302323134083268" calcext:value-type="float">
            <text:p>0.302323134083268</text:p>
          </table:table-cell>
          <table:table-cell office:value-type="float" office:value="0.301851584593084" calcext:value-type="float">
            <text:p>0.301851584593084</text:p>
          </table:table-cell>
          <table:table-cell office:value-type="float" office:value="0.303582789662408" calcext:value-type="float">
            <text:p>0.303582789662408</text:p>
          </table:table-cell>
          <table:table-cell office:value-type="float" office:value="0.34031085520277" calcext:value-type="float">
            <text:p>0.34031085520277</text:p>
          </table:table-cell>
          <table:table-cell office:value-type="float" office:value="0.339723659510749" calcext:value-type="float">
            <text:p>0.339723659510749</text:p>
          </table:table-cell>
          <table:table-cell office:value-type="float" office:value="0.338076229414085" calcext:value-type="float">
            <text:p>0.338076229414085</text:p>
          </table:table-cell>
          <table:table-cell office:value-type="float" office:value="0.334153897331497" calcext:value-type="float">
            <text:p>0.334153897331497</text:p>
          </table:table-cell>
          <table:table-cell office:value-type="float" office:value="0.329841600757231" calcext:value-type="float">
            <text:p>0.329841600757231</text:p>
          </table:table-cell>
          <table:table-cell office:value-type="float" office:value="0.325324139093563" calcext:value-type="float">
            <text:p>0.325324139093563</text:p>
          </table:table-cell>
          <table:table-cell office:value-type="float" office:value="0.324201546304839" calcext:value-type="float">
            <text:p>0.324201546304839</text:p>
          </table:table-cell>
          <table:table-cell office:value-type="float" office:value="0.322586087252257" calcext:value-type="float">
            <text:p>0.322586087252257</text:p>
          </table:table-cell>
          <table:table-cell office:value-type="float" office:value="0.318989091032604" calcext:value-type="float">
            <text:p>0.318989091032604</text:p>
          </table:table-cell>
          <table:table-cell office:value-type="float" office:value="0.311376310841481" calcext:value-type="float">
            <text:p>0.311376310841481</text:p>
          </table:table-cell>
          <table:table-cell office:value-type="float" office:value="0.311203354746828" calcext:value-type="float">
            <text:p>0.311203354746828</text:p>
          </table:table-cell>
          <table:table-cell office:value-type="float" office:value="0.310359698458088" calcext:value-type="float">
            <text:p>0.310359698458088</text:p>
          </table:table-cell>
          <table:table-cell office:value-type="float" office:value="0.309759689216971" calcext:value-type="float">
            <text:p>0.309759689216971</text:p>
          </table:table-cell>
          <table:table-cell office:value-type="float" office:value="0.311743794490698" calcext:value-type="float">
            <text:p>0.311743794490698</text:p>
          </table:table-cell>
          <table:table-cell office:value-type="float" office:value="0.311602845041696" calcext:value-type="float">
            <text:p>0.311602845041696</text:p>
          </table:table-cell>
          <table:table-cell office:value-type="float" office:value="0.310785918028289" calcext:value-type="float">
            <text:p>0.310785918028289</text:p>
          </table:table-cell>
          <table:table-cell office:value-type="float" office:value="0.306372657033907" calcext:value-type="float">
            <text:p>0.306372657033907</text:p>
          </table:table-cell>
          <table:table-cell office:value-type="float" office:value="0.305540349502701" calcext:value-type="float">
            <text:p>0.305540349502701</text:p>
          </table:table-cell>
          <table:table-cell office:value-type="float" office:value="0.326651288563045" calcext:value-type="float">
            <text:p>0.326651288563045</text:p>
          </table:table-cell>
          <table:table-cell office:value-type="float" office:value="0.326860372695205" calcext:value-type="float">
            <text:p>0.326860372695205</text:p>
          </table:table-cell>
          <table:table-cell office:value-type="float" office:value="0.331069058999337" calcext:value-type="float">
            <text:p>0.331069058999337</text:p>
          </table:table-cell>
          <table:table-cell office:value-type="float" office:value="0.336209023923984" calcext:value-type="float">
            <text:p>0.336209023923984</text:p>
          </table:table-cell>
          <table:table-cell office:value-type="float" office:value="0.347663219995747" calcext:value-type="float">
            <text:p>0.347663219995747</text:p>
          </table:table-cell>
          <table:table-cell office:value-type="float" office:value="0.347543528620166" calcext:value-type="float">
            <text:p>0.347543528620166</text:p>
          </table:table-cell>
          <table:table-cell office:value-type="float" office:value="0.344794712729051" calcext:value-type="float">
            <text:p>0.344794712729051</text:p>
          </table:table-cell>
          <table:table-cell office:value-type="float" office:value="0.34373222640411" calcext:value-type="float">
            <text:p>0.34373222640411</text:p>
          </table:table-cell>
          <table:table-cell office:value-type="float" office:value="0.336484657378918" calcext:value-type="float">
            <text:p>0.336484657378918</text:p>
          </table:table-cell>
          <table:table-cell office:value-type="float" office:value="0.311077538204704" calcext:value-type="float">
            <text:p>0.311077538204704</text:p>
          </table:table-cell>
          <table:table-cell office:value-type="float" office:value="0.309932654192257" calcext:value-type="float">
            <text:p>0.309932654192257</text:p>
          </table:table-cell>
          <table:table-cell office:value-type="float" office:value="0.30950417353227" calcext:value-type="float">
            <text:p>0.30950417353227</text:p>
          </table:table-cell>
          <table:table-cell office:value-type="float" office:value="0.311330109941796" calcext:value-type="float">
            <text:p>0.311330109941796</text:p>
          </table:table-cell>
          <table:table-cell office:value-type="float" office:value="0.31070784068064" calcext:value-type="float">
            <text:p>0.31070784068064</text:p>
          </table:table-cell>
          <table:table-cell office:value-type="float" office:value="0.301143211801443" calcext:value-type="float">
            <text:p>0.301143211801443</text:p>
          </table:table-cell>
          <table:table-cell office:value-type="float" office:value="0.302223351267678" calcext:value-type="float">
            <text:p>0.302223351267678</text:p>
          </table:table-cell>
          <table:table-cell office:value-type="float" office:value="0.302167476842597" calcext:value-type="float">
            <text:p>0.302167476842597</text:p>
          </table:table-cell>
          <table:table-cell office:value-type="float" office:value="0.303262856659989" calcext:value-type="float">
            <text:p>0.303262856659989</text:p>
          </table:table-cell>
          <table:table-cell office:value-type="float" office:value="0.342937916776845" calcext:value-type="float">
            <text:p>0.342937916776845</text:p>
          </table:table-cell>
          <table:table-cell office:value-type="float" office:value="0.347286124426898" calcext:value-type="float">
            <text:p>0.347286124426898</text:p>
          </table:table-cell>
          <table:table-cell office:value-type="float" office:value="0.343738096644676" calcext:value-type="float">
            <text:p>0.343738096644676</text:p>
          </table:table-cell>
          <table:table-cell office:value-type="float" office:value="0.338699788148691" calcext:value-type="float">
            <text:p>0.338699788148691</text:p>
          </table:table-cell>
          <table:table-cell office:value-type="float" office:value="0.334470770192833" calcext:value-type="float">
            <text:p>0.334470770192833</text:p>
          </table:table-cell>
          <table:table-cell office:value-type="float" office:value="0.321772759433551" calcext:value-type="float">
            <text:p>0.321772759433551</text:p>
          </table:table-cell>
          <table:table-cell office:value-type="float" office:value="0.31623228187199" calcext:value-type="float">
            <text:p>0.31623228187199</text:p>
          </table:table-cell>
          <table:table-cell office:value-type="float" office:value="0.303835464334695" calcext:value-type="float">
            <text:p>0.303835464334695</text:p>
          </table:table-cell>
          <table:table-cell office:value-type="float" office:value="0.310200801967995" calcext:value-type="float">
            <text:p>0.310200801967995</text:p>
          </table:table-cell>
          <table:table-cell office:value-type="float" office:value="0.314364404432607" calcext:value-type="float">
            <text:p>0.314364404432607</text:p>
          </table:table-cell>
          <table:table-cell office:value-type="float" office:value="0.315384887189818" calcext:value-type="float">
            <text:p>0.315384887189818</text:p>
          </table:table-cell>
          <table:table-cell office:value-type="float" office:value="0.313928369946462" calcext:value-type="float">
            <text:p>0.313928369946462</text:p>
          </table:table-cell>
          <table:table-cell office:value-type="float" office:value="0.311860793402542" calcext:value-type="float">
            <text:p>0.311860793402542</text:p>
          </table:table-cell>
          <table:table-cell office:value-type="float" office:value="0.312894372669647" calcext:value-type="float">
            <text:p>0.312894372669647</text:p>
          </table:table-cell>
          <table:table-cell office:value-type="float" office:value="0.31360950638249" calcext:value-type="float">
            <text:p>0.31360950638249</text:p>
          </table:table-cell>
          <table:table-cell office:value-type="float" office:value="0.312572586118485" calcext:value-type="float">
            <text:p>0.312572586118485</text:p>
          </table:table-cell>
          <table:table-cell office:value-type="float" office:value="0.309144502894366" calcext:value-type="float">
            <text:p>0.309144502894366</text:p>
          </table:table-cell>
          <table:table-cell office:value-type="float" office:value="0.303903831818316" calcext:value-type="float">
            <text:p>0.303903831818316</text:p>
          </table:table-cell>
          <table:table-cell office:value-type="float" office:value="0.326045722204922" calcext:value-type="float">
            <text:p>0.326045722204922</text:p>
          </table:table-cell>
          <table:table-cell office:value-type="float" office:value="0.328672737013396" calcext:value-type="float">
            <text:p>0.328672737013396</text:p>
          </table:table-cell>
          <table:table-cell office:value-type="float" office:value="0.328529391263046" calcext:value-type="float">
            <text:p>0.328529391263046</text:p>
          </table:table-cell>
          <table:table-cell office:value-type="float" office:value="0.327157347847942" calcext:value-type="float">
            <text:p>0.327157347847942</text:p>
          </table:table-cell>
          <table:table-cell office:value-type="float" office:value="0.331384637716157" calcext:value-type="float">
            <text:p>0.331384637716157</text:p>
          </table:table-cell>
          <table:table-cell office:value-type="float" office:value="0.342041536314771" calcext:value-type="float">
            <text:p>0.342041536314771</text:p>
          </table:table-cell>
          <table:table-cell office:value-type="float" office:value="0.345880246778346" calcext:value-type="float">
            <text:p>0.345880246778346</text:p>
          </table:table-cell>
          <table:table-cell office:value-type="float" office:value="0.348565752458424" calcext:value-type="float">
            <text:p>0.348565752458424</text:p>
          </table:table-cell>
          <table:table-cell office:value-type="float" office:value="0.349790765262909" calcext:value-type="float">
            <text:p>0.349790765262909</text:p>
          </table:table-cell>
          <table:table-cell office:value-type="float" office:value="0.349385501487016" calcext:value-type="float">
            <text:p>0.349385501487016</text:p>
          </table:table-cell>
          <table:table-cell office:value-type="float" office:value="0.348466883417994" calcext:value-type="float">
            <text:p>0.348466883417994</text:p>
          </table:table-cell>
          <table:table-cell office:value-type="float" office:value="0.347959692394515" calcext:value-type="float">
            <text:p>0.347959692394515</text:p>
          </table:table-cell>
          <table:table-cell office:value-type="float" office:value="0.350239838205165" calcext:value-type="float">
            <text:p>0.350239838205165</text:p>
          </table:table-cell>
          <table:table-cell office:value-type="float" office:value="0.348063289398335" calcext:value-type="float">
            <text:p>0.348063289398335</text:p>
          </table:table-cell>
          <table:table-cell office:value-type="float" office:value="0.344050237747339" calcext:value-type="float">
            <text:p>0.344050237747339</text:p>
          </table:table-cell>
          <table:table-cell office:value-type="float" office:value="0.316418607177722" calcext:value-type="float">
            <text:p>0.316418607177722</text:p>
          </table:table-cell>
          <table:table-cell office:value-type="float" office:value="0.312945293726399" calcext:value-type="float">
            <text:p>0.312945293726399</text:p>
          </table:table-cell>
          <table:table-cell office:value-type="float" office:value="0.310500392790339" calcext:value-type="float">
            <text:p>0.310500392790339</text:p>
          </table:table-cell>
          <table:table-cell office:value-type="float" office:value="0.308408270895293" calcext:value-type="float">
            <text:p>0.308408270895293</text:p>
          </table:table-cell>
          <table:table-cell office:value-type="float" office:value="0.307907821727118" calcext:value-type="float">
            <text:p>0.307907821727118</text:p>
          </table:table-cell>
          <table:table-cell office:value-type="float" office:value="0.308122226588411" calcext:value-type="float">
            <text:p>0.308122226588411</text:p>
          </table:table-cell>
          <table:table-cell office:value-type="float" office:value="0.307867620554884" calcext:value-type="float">
            <text:p>0.307867620554884</text:p>
          </table:table-cell>
          <table:table-cell office:value-type="float" office:value="0.306274484429692" calcext:value-type="float">
            <text:p>0.306274484429692</text:p>
          </table:table-cell>
          <table:table-cell office:value-type="float" office:value="0.30402942269647" calcext:value-type="float">
            <text:p>0.30402942269647</text:p>
          </table:table-cell>
          <table:table-cell office:value-type="float" office:value="0.302963785390657" calcext:value-type="float">
            <text:p>0.302963785390657</text:p>
          </table:table-cell>
          <table:table-cell office:value-type="float" office:value="0.302448833582758" calcext:value-type="float">
            <text:p>0.302448833582758</text:p>
          </table:table-cell>
          <table:table-cell office:value-type="float" office:value="0.301973077889805" calcext:value-type="float">
            <text:p>0.301973077889805</text:p>
          </table:table-cell>
          <table:table-cell office:value-type="float" office:value="0.301659577832028" calcext:value-type="float">
            <text:p>0.301659577832028</text:p>
          </table:table-cell>
          <table:table-cell office:value-type="float" office:value="0.340425605800497" calcext:value-type="float">
            <text:p>0.340425605800497</text:p>
          </table:table-cell>
          <table:table-cell office:value-type="float" office:value="0.33940005599958" calcext:value-type="float">
            <text:p>0.33940005599958</text:p>
          </table:table-cell>
          <table:table-cell office:value-type="float" office:value="0.339068190269258" calcext:value-type="float">
            <text:p>0.339068190269258</text:p>
          </table:table-cell>
          <table:table-cell office:value-type="float" office:value="0.333559445950698" calcext:value-type="float">
            <text:p>0.333559445950698</text:p>
          </table:table-cell>
          <table:table-cell office:value-type="float" office:value="0.327845597085157" calcext:value-type="float">
            <text:p>0.327845597085157</text:p>
          </table:table-cell>
          <table:table-cell office:value-type="float" office:value="0.324893961510181" calcext:value-type="float">
            <text:p>0.324893961510181</text:p>
          </table:table-cell>
          <table:table-cell office:value-type="float" office:value="0.31027589147352" calcext:value-type="float">
            <text:p>0.31027589147352</text:p>
          </table:table-cell>
          <table:table-cell office:value-type="float" office:value="0.312682366835172" calcext:value-type="float">
            <text:p>0.312682366835172</text:p>
          </table:table-cell>
          <table:table-cell office:value-type="float" office:value="0.313280452670448" calcext:value-type="float">
            <text:p>0.313280452670448</text:p>
          </table:table-cell>
          <table:table-cell office:value-type="float" office:value="0.312907923855366" calcext:value-type="float">
            <text:p>0.312907923855366</text:p>
          </table:table-cell>
          <table:table-cell office:value-type="float" office:value="0.312048468095829" calcext:value-type="float">
            <text:p>0.312048468095829</text:p>
          </table:table-cell>
          <table:table-cell office:value-type="float" office:value="0.312286429769903" calcext:value-type="float">
            <text:p>0.312286429769903</text:p>
          </table:table-cell>
          <table:table-cell office:value-type="float" office:value="0.313337124326596" calcext:value-type="float">
            <text:p>0.313337124326596</text:p>
          </table:table-cell>
          <table:table-cell office:value-type="float" office:value="0.311220586471418" calcext:value-type="float">
            <text:p>0.311220586471418</text:p>
          </table:table-cell>
          <table:table-cell office:value-type="float" office:value="0.308019067722562" calcext:value-type="float">
            <text:p>0.308019067722562</text:p>
          </table:table-cell>
          <table:table-cell office:value-type="float" office:value="0.304540890503582" calcext:value-type="float">
            <text:p>0.304540890503582</text:p>
          </table:table-cell>
          <table:table-cell office:value-type="float" office:value="0.332128508591708" calcext:value-type="float">
            <text:p>0.332128508591708</text:p>
          </table:table-cell>
          <table:table-cell office:value-type="float" office:value="0.3306587680606" calcext:value-type="float">
            <text:p>0.3306587680606</text:p>
          </table:table-cell>
          <table:table-cell office:value-type="float" office:value="0.350332975015357" calcext:value-type="float">
            <text:p>0.350332975015357</text:p>
          </table:table-cell>
          <table:table-cell office:value-type="float" office:value="0.351381242471195" calcext:value-type="float">
            <text:p>0.351381242471195</text:p>
          </table:table-cell>
          <table:table-cell office:value-type="float" office:value="0.350727372922254" calcext:value-type="float">
            <text:p>0.350727372922254</text:p>
          </table:table-cell>
          <table:table-cell office:value-type="float" office:value="0.349262073251556" calcext:value-type="float">
            <text:p>0.349262073251556</text:p>
          </table:table-cell>
          <table:table-cell office:value-type="float" office:value="0.349833221833212" calcext:value-type="float">
            <text:p>0.349833221833212</text:p>
          </table:table-cell>
          <table:table-cell office:value-type="float" office:value="0.3495332340192" calcext:value-type="float">
            <text:p>0.3495332340192</text:p>
          </table:table-cell>
          <table:table-cell office:value-type="float" office:value="0.344682384596008" calcext:value-type="float">
            <text:p>0.344682384596008</text:p>
          </table:table-cell>
          <table:table-cell office:value-type="float" office:value="0.312322132855558" calcext:value-type="float">
            <text:p>0.312322132855558</text:p>
          </table:table-cell>
          <table:table-cell office:value-type="float" office:value="0.307680104345438" calcext:value-type="float">
            <text:p>0.307680104345438</text:p>
          </table:table-cell>
          <table:table-cell office:value-type="float" office:value="0.305312725068847" calcext:value-type="float">
            <text:p>0.305312725068847</text:p>
          </table:table-cell>
          <table:table-cell office:value-type="float" office:value="0.304000625666082" calcext:value-type="float">
            <text:p>0.304000625666082</text:p>
          </table:table-cell>
          <table:table-cell office:value-type="float" office:value="0.304446187529351" calcext:value-type="float">
            <text:p>0.304446187529351</text:p>
          </table:table-cell>
          <table:table-cell office:value-type="float" office:value="0.30547309222201" calcext:value-type="float">
            <text:p>0.30547309222201</text:p>
          </table:table-cell>
          <table:table-cell office:value-type="float" office:value="0.30497128378988" calcext:value-type="float">
            <text:p>0.30497128378988</text:p>
          </table:table-cell>
          <table:table-cell office:value-type="float" office:value="0.302423221342484" calcext:value-type="float">
            <text:p>0.302423221342484</text:p>
          </table:table-cell>
          <table:table-cell office:value-type="float" office:value="0.302280272781597" calcext:value-type="float">
            <text:p>0.302280272781597</text:p>
          </table:table-cell>
          <table:table-cell office:value-type="float" office:value="0.302185133193102" calcext:value-type="float">
            <text:p>0.302185133193102</text:p>
          </table:table-cell>
          <table:table-cell office:value-type="float" office:value="0.301969465409639" calcext:value-type="float">
            <text:p>0.301969465409639</text:p>
          </table:table-cell>
          <table:table-cell office:value-type="float" office:value="0.341050510318283" calcext:value-type="float">
            <text:p>0.341050510318283</text:p>
          </table:table-cell>
          <table:table-cell office:value-type="float" office:value="0.340599712107571" calcext:value-type="float">
            <text:p>0.340599712107571</text:p>
          </table:table-cell>
          <table:table-cell office:value-type="float" office:value="0.339880955547191" calcext:value-type="float">
            <text:p>0.339880955547191</text:p>
          </table:table-cell>
          <table:table-cell office:value-type="float" office:value="0.338069831302065" calcext:value-type="float">
            <text:p>0.338069831302065</text:p>
          </table:table-cell>
          <table:table-cell office:value-type="float" office:value="0.334167035579272" calcext:value-type="float">
            <text:p>0.334167035579272</text:p>
          </table:table-cell>
          <table:table-cell office:value-type="float" office:value="0.322583913108266" calcext:value-type="float">
            <text:p>0.322583913108266</text:p>
          </table:table-cell>
          <table:table-cell office:value-type="float" office:value="0.317341896451781" calcext:value-type="float">
            <text:p>0.317341896451781</text:p>
          </table:table-cell>
          <table:table-cell office:value-type="float" office:value="0.315683981026849" calcext:value-type="float">
            <text:p>0.315683981026849</text:p>
          </table:table-cell>
          <table:table-cell office:value-type="float" office:value="0.315281711675399" calcext:value-type="float">
            <text:p>0.315281711675399</text:p>
          </table:table-cell>
          <table:table-cell office:value-type="float" office:value="0.31431099295833" calcext:value-type="float">
            <text:p>0.31431099295833</text:p>
          </table:table-cell>
          <table:table-cell office:value-type="float" office:value="0.314116239248116" calcext:value-type="float">
            <text:p>0.314116239248116</text:p>
          </table:table-cell>
          <table:table-cell office:value-type="float" office:value="0.312557889732138" calcext:value-type="float">
            <text:p>0.312557889732138</text:p>
          </table:table-cell>
          <table:table-cell office:value-type="float" office:value="0.311009492099631" calcext:value-type="float">
            <text:p>0.311009492099631</text:p>
          </table:table-cell>
          <table:table-cell office:value-type="float" office:value="0.304248881326457" calcext:value-type="float">
            <text:p>0.304248881326457</text:p>
          </table:table-cell>
          <table:table-cell office:value-type="float" office:value="0.332068020885874" calcext:value-type="float">
            <text:p>0.332068020885874</text:p>
          </table:table-cell>
          <table:table-cell office:value-type="float" office:value="0.331730651107435" calcext:value-type="float">
            <text:p>0.331730651107435</text:p>
          </table:table-cell>
          <table:table-cell office:value-type="float" office:value="0.351819652255954" calcext:value-type="float">
            <text:p>0.351819652255954</text:p>
          </table:table-cell>
          <table:table-cell office:value-type="float" office:value="0.351772448063952" calcext:value-type="float">
            <text:p>0.351772448063952</text:p>
          </table:table-cell>
          <table:table-cell office:value-type="float" office:value="0.314106134272245" calcext:value-type="float">
            <text:p>0.314106134272245</text:p>
          </table:table-cell>
          <table:table-cell office:value-type="float" office:value="0.310703541224513" calcext:value-type="float">
            <text:p>0.310703541224513</text:p>
          </table:table-cell>
          <table:table-cell office:value-type="float" office:value="0.306980160075284" calcext:value-type="float">
            <text:p>0.306980160075284</text:p>
          </table:table-cell>
          <table:table-cell office:value-type="float" office:value="0.304265619561078" calcext:value-type="float">
            <text:p>0.304265619561078</text:p>
          </table:table-cell>
          <table:table-cell office:value-type="float" office:value="0.300763856854631" calcext:value-type="float">
            <text:p>0.300763856854631</text:p>
          </table:table-cell>
          <table:table-cell office:value-type="float" office:value="0.298861701848838" calcext:value-type="float">
            <text:p>0.298861701848838</text:p>
          </table:table-cell>
          <table:table-cell office:value-type="float" office:value="0.298023135882334" calcext:value-type="float">
            <text:p>0.298023135882334</text:p>
          </table:table-cell>
          <table:table-cell office:value-type="float" office:value="0.297745160293845" calcext:value-type="float">
            <text:p>0.297745160293845</text:p>
          </table:table-cell>
          <table:table-cell office:value-type="float" office:value="0.297694890848346" calcext:value-type="float">
            <text:p>0.297694890848346</text:p>
          </table:table-cell>
          <table:table-cell office:value-type="float" office:value="0.297606066038753" calcext:value-type="float">
            <text:p>0.297606066038753</text:p>
          </table:table-cell>
          <table:table-cell office:value-type="float" office:value="0.30003510595673" calcext:value-type="float">
            <text:p>0.30003510595673</text:p>
          </table:table-cell>
          <table:table-cell office:value-type="float" office:value="0.337218319620284" calcext:value-type="float">
            <text:p>0.337218319620284</text:p>
          </table:table-cell>
          <table:table-cell office:value-type="float" office:value="0.335905504490893" calcext:value-type="float">
            <text:p>0.335905504490893</text:p>
          </table:table-cell>
          <table:table-cell office:value-type="float" office:value="0.33644281547235" calcext:value-type="float">
            <text:p>0.33644281547235</text:p>
          </table:table-cell>
          <table:table-cell office:value-type="float" office:value="0.333710865054367" calcext:value-type="float">
            <text:p>0.333710865054367</text:p>
          </table:table-cell>
          <table:table-cell office:value-type="float" office:value="0.317363177922752" calcext:value-type="float">
            <text:p>0.317363177922752</text:p>
          </table:table-cell>
          <table:table-cell office:value-type="float" office:value="0.308992197625546" calcext:value-type="float">
            <text:p>0.308992197625546</text:p>
          </table:table-cell>
          <table:table-cell office:value-type="float" office:value="0.300345922478198" calcext:value-type="float">
            <text:p>0.300345922478198</text:p>
          </table:table-cell>
          <table:table-cell office:value-type="float" office:value="0.310977029269592" calcext:value-type="float">
            <text:p>0.310977029269592</text:p>
          </table:table-cell>
          <table:table-cell office:value-type="float" office:value="0.3136060451478" calcext:value-type="float">
            <text:p>0.3136060451478</text:p>
          </table:table-cell>
          <table:table-cell office:value-type="float" office:value="0.31401153206665" calcext:value-type="float">
            <text:p>0.31401153206665</text:p>
          </table:table-cell>
          <table:table-cell office:value-type="float" office:value="0.312327796593321" calcext:value-type="float">
            <text:p>0.312327796593321</text:p>
          </table:table-cell>
          <table:table-cell office:value-type="float" office:value="0.312454235851006" calcext:value-type="float">
            <text:p>0.312454235851006</text:p>
          </table:table-cell>
          <table:table-cell office:value-type="float" office:value="0.311047196374044" calcext:value-type="float">
            <text:p>0.311047196374044</text:p>
          </table:table-cell>
          <table:table-cell office:value-type="float" office:value="0.309927537122763" calcext:value-type="float">
            <text:p>0.309927537122763</text:p>
          </table:table-cell>
          <table:table-cell office:value-type="float" office:value="0.306481570659882" calcext:value-type="float">
            <text:p>0.306481570659882</text:p>
          </table:table-cell>
          <table:table-cell office:value-type="float" office:value="0.303941827908336" calcext:value-type="float">
            <text:p>0.303941827908336</text:p>
          </table:table-cell>
          <table:table-cell office:value-type="float" office:value="0.305470838680644" calcext:value-type="float">
            <text:p>0.305470838680644</text:p>
          </table:table-cell>
          <table:table-cell office:value-type="float" office:value="0.326653627301704" calcext:value-type="float">
            <text:p>0.326653627301704</text:p>
          </table:table-cell>
          <table:table-cell office:value-type="float" office:value="0.324724855414653" calcext:value-type="float">
            <text:p>0.324724855414653</text:p>
          </table:table-cell>
          <table:table-cell office:value-type="float" office:value="0.32349940953879" calcext:value-type="float">
            <text:p>0.32349940953879</text:p>
          </table:table-cell>
          <table:table-cell office:value-type="float" office:value="0.339252227315226" calcext:value-type="float">
            <text:p>0.339252227315226</text:p>
          </table:table-cell>
          <table:table-cell office:value-type="float" office:value="0.342100764391485" calcext:value-type="float">
            <text:p>0.342100764391485</text:p>
          </table:table-cell>
          <table:table-cell office:value-type="float" office:value="0.344014410275425" calcext:value-type="float">
            <text:p>0.344014410275425</text:p>
          </table:table-cell>
          <table:table-cell office:value-type="float" office:value="0.340711642404415" calcext:value-type="float">
            <text:p>0.340711642404415</text:p>
          </table:table-cell>
          <table:table-cell office:value-type="float" office:value="0.338377992213859" calcext:value-type="float">
            <text:p>0.338377992213859</text:p>
          </table:table-cell>
          <table:table-cell office:value-type="float" office:value="0.335523976623028" calcext:value-type="float">
            <text:p>0.335523976623028</text:p>
          </table:table-cell>
          <table:table-cell office:value-type="float" office:value="0.334331985070949" calcext:value-type="float">
            <text:p>0.334331985070949</text:p>
          </table:table-cell>
          <table:table-cell office:value-type="float" office:value="0.310974697222659" calcext:value-type="float">
            <text:p>0.310974697222659</text:p>
          </table:table-cell>
          <table:table-cell office:value-type="float" office:value="0.30534964546169" calcext:value-type="float">
            <text:p>0.30534964546169</text:p>
          </table:table-cell>
          <table:table-cell office:value-type="float" office:value="0.301427001011413" calcext:value-type="float">
            <text:p>0.301427001011413</text:p>
          </table:table-cell>
          <table:table-cell office:value-type="float" office:value="0.300685895366377" calcext:value-type="float">
            <text:p>0.300685895366377</text:p>
          </table:table-cell>
          <table:table-cell office:value-type="float" office:value="0.300885528008364" calcext:value-type="float">
            <text:p>0.300885528008364</text:p>
          </table:table-cell>
          <table:table-cell office:value-type="float" office:value="0.302354589940793" calcext:value-type="float">
            <text:p>0.302354589940793</text:p>
          </table:table-cell>
          <table:table-cell office:value-type="float" office:value="0.301768326335233" calcext:value-type="float">
            <text:p>0.301768326335233</text:p>
          </table:table-cell>
          <table:table-cell office:value-type="float" office:value="0.301788213552897" calcext:value-type="float">
            <text:p>0.301788213552897</text:p>
          </table:table-cell>
          <table:table-cell office:value-type="float" office:value="0.301819263004263" calcext:value-type="float">
            <text:p>0.301819263004263</text:p>
          </table:table-cell>
          <table:table-cell office:value-type="float" office:value="0.301912486336445" calcext:value-type="float">
            <text:p>0.301912486336445</text:p>
          </table:table-cell>
          <table:table-cell office:value-type="float" office:value="0.302083125078522" calcext:value-type="float">
            <text:p>0.302083125078522</text:p>
          </table:table-cell>
          <table:table-cell office:value-type="float" office:value="0.302261891981434" calcext:value-type="float">
            <text:p>0.302261891981434</text:p>
          </table:table-cell>
          <table:table-cell office:value-type="float" office:value="0.302251622298685" calcext:value-type="float">
            <text:p>0.302251622298685</text:p>
          </table:table-cell>
          <table:table-cell office:value-type="float" office:value="0.302293935301359" calcext:value-type="float">
            <text:p>0.302293935301359</text:p>
          </table:table-cell>
          <table:table-cell office:value-type="float" office:value="0.30243672441192" calcext:value-type="float">
            <text:p>0.30243672441192</text:p>
          </table:table-cell>
          <table:table-cell office:value-type="float" office:value="0.302397993341205" calcext:value-type="float">
            <text:p>0.302397993341205</text:p>
          </table:table-cell>
          <table:table-cell office:value-type="float" office:value="0.302494677747677" calcext:value-type="float">
            <text:p>0.302494677747677</text:p>
          </table:table-cell>
          <table:table-cell office:value-type="float" office:value="0.302503996495636" calcext:value-type="float">
            <text:p>0.302503996495636</text:p>
          </table:table-cell>
          <table:table-cell office:value-type="float" office:value="0.302601706532679" calcext:value-type="float">
            <text:p>0.302601706532679</text:p>
          </table:table-cell>
          <table:table-cell office:value-type="float" office:value="0.302748353171776" calcext:value-type="float">
            <text:p>0.302748353171776</text:p>
          </table:table-cell>
          <table:table-cell office:value-type="float" office:value="0.302771046173846" calcext:value-type="float">
            <text:p>0.302771046173846</text:p>
          </table:table-cell>
          <table:table-cell office:value-type="float" office:value="0.302772034419153" calcext:value-type="float">
            <text:p>0.302772034419153</text:p>
          </table:table-cell>
          <table:table-cell office:value-type="float" office:value="0.302757384224443" calcext:value-type="float">
            <text:p>0.302757384224443</text:p>
          </table:table-cell>
          <table:table-cell office:value-type="float" office:value="0.302767983422171" calcext:value-type="float">
            <text:p>0.302767983422171</text:p>
          </table:table-cell>
          <table:table-cell office:value-type="float" office:value="0.302781383537205" calcext:value-type="float">
            <text:p>0.302781383537205</text:p>
          </table:table-cell>
          <table:table-cell office:value-type="float" office:value="0.302757632420038" calcext:value-type="float">
            <text:p>0.302757632420038</text:p>
          </table:table-cell>
          <table:table-cell office:value-type="float" office:value="0.30280830422092" calcext:value-type="float">
            <text:p>0.30280830422092</text:p>
          </table:table-cell>
          <table:table-cell office:value-type="float" office:value="0.302789334255155" calcext:value-type="float">
            <text:p>0.302789334255155</text:p>
          </table:table-cell>
          <table:table-cell office:value-type="float" office:value="0.302799464579358" calcext:value-type="float">
            <text:p>0.302799464579358</text:p>
          </table:table-cell>
          <table:table-cell office:value-type="float" office:value="0.302816864468478" calcext:value-type="float">
            <text:p>0.302816864468478</text:p>
          </table:table-cell>
          <table:table-cell office:value-type="float" office:value="0.302799609537054" calcext:value-type="float">
            <text:p>0.302799609537054</text:p>
          </table:table-cell>
          <table:table-cell office:value-type="float" office:value="0.30281234532879" calcext:value-type="float">
            <text:p>0.30281234532879</text:p>
          </table:table-cell>
          <table:table-cell office:value-type="float" office:value="0.302789910471943" calcext:value-type="float">
            <text:p>0.302789910471943</text:p>
          </table:table-cell>
          <table:table-cell office:value-type="float" office:value="0.302823197876202" calcext:value-type="float">
            <text:p>0.302823197876202</text:p>
          </table:table-cell>
          <table:table-cell office:value-type="float" office:value="0.302818318075123" calcext:value-type="float">
            <text:p>0.302818318075123</text:p>
          </table:table-cell>
          <table:table-cell office:value-type="float" office:value="0.302813940712486" calcext:value-type="float">
            <text:p>0.302813940712486</text:p>
          </table:table-cell>
          <table:table-cell office:value-type="float" office:value="0.302807653560653" calcext:value-type="float">
            <text:p>0.302807653560653</text:p>
          </table:table-cell>
          <table:table-cell office:value-type="float" office:value="0.302849448667529" calcext:value-type="float">
            <text:p>0.302849448667529</text:p>
          </table:table-cell>
          <table:table-cell office:value-type="float" office:value="0.302825863668948" calcext:value-type="float">
            <text:p>0.302825863668948</text:p>
          </table:table-cell>
          <table:table-cell office:value-type="float" office:value="0.302818157259181" calcext:value-type="float">
            <text:p>0.302818157259181</text:p>
          </table:table-cell>
          <table:table-cell office:value-type="float" office:value="0.302836714835789" calcext:value-type="float">
            <text:p>0.302836714835789</text:p>
          </table:table-cell>
          <table:table-cell office:value-type="float" office:value="0.302827935220734" calcext:value-type="float">
            <text:p>0.302827935220734</text:p>
          </table:table-cell>
          <table:table-cell office:value-type="float" office:value="0.302843772439571" calcext:value-type="float">
            <text:p>0.302843772439571</text:p>
          </table:table-cell>
          <table:table-cell office:value-type="float" office:value="0.302843613228062" calcext:value-type="float">
            <text:p>0.302843613228062</text:p>
          </table:table-cell>
          <table:table-cell office:value-type="float" office:value="0.302857594880573" calcext:value-type="float">
            <text:p>0.302857594880573</text:p>
          </table:table-cell>
          <table:table-cell office:value-type="float" office:value="0.302858031938248" calcext:value-type="float">
            <text:p>0.302858031938248</text:p>
          </table:table-cell>
          <table:table-cell office:value-type="float" office:value="0.302874816080493" calcext:value-type="float">
            <text:p>0.302874816080493</text:p>
          </table:table-cell>
          <table:table-cell office:value-type="float" office:value="0.302852545920295" calcext:value-type="float">
            <text:p>0.302852545920295</text:p>
          </table:table-cell>
          <table:table-cell office:value-type="float" office:value="0.302877315685439" calcext:value-type="float">
            <text:p>0.302877315685439</text:p>
          </table:table-cell>
          <table:table-cell office:value-type="float" office:value="0.302845545488459" calcext:value-type="float">
            <text:p>0.302845545488459</text:p>
          </table:table-cell>
          <table:table-cell office:value-type="float" office:value="0.30285351854316" calcext:value-type="float">
            <text:p>0.30285351854316</text:p>
          </table:table-cell>
          <table:table-cell office:value-type="float" office:value="0.302867098049251" calcext:value-type="float">
            <text:p>0.302867098049251</text:p>
          </table:table-cell>
          <table:table-cell office:value-type="float" office:value="0.302864681947998" calcext:value-type="float">
            <text:p>0.302864681947998</text:p>
          </table:table-cell>
          <table:table-cell office:value-type="float" office:value="0.302826096989753" calcext:value-type="float">
            <text:p>0.302826096989753</text:p>
          </table:table-cell>
          <table:table-cell office:value-type="float" office:value="0.302846009425995" calcext:value-type="float">
            <text:p>0.302846009425995</text:p>
          </table:table-cell>
          <table:table-cell office:value-type="float" office:value="0.302883872016562" calcext:value-type="float">
            <text:p>0.302883872016562</text:p>
          </table:table-cell>
          <table:table-cell office:value-type="float" office:value="0.302841275156894" calcext:value-type="float">
            <text:p>0.302841275156894</text:p>
          </table:table-cell>
          <table:table-cell office:value-type="float" office:value="0.302837647303252" calcext:value-type="float">
            <text:p>0.302837647303252</text:p>
          </table:table-cell>
          <table:table-cell office:value-type="float" office:value="0.302854672119232" calcext:value-type="float">
            <text:p>0.302854672119232</text:p>
          </table:table-cell>
          <table:table-cell office:value-type="float" office:value="0.30284285711942" calcext:value-type="float">
            <text:p>0.30284285711942</text:p>
          </table:table-cell>
          <table:table-cell office:value-type="float" office:value="0.302878647813604" calcext:value-type="float">
            <text:p>0.302878647813604</text:p>
          </table:table-cell>
          <table:table-cell office:value-type="float" office:value="0.302843600527062" calcext:value-type="float">
            <text:p>0.302843600527062</text:p>
          </table:table-cell>
          <table:table-cell office:value-type="float" office:value="0.302851737334058" calcext:value-type="float">
            <text:p>0.302851737334058</text:p>
          </table:table-cell>
          <table:table-cell office:value-type="float" office:value="0.302871161804222" calcext:value-type="float">
            <text:p>0.302871161804222</text:p>
          </table:table-cell>
          <table:table-cell office:value-type="float" office:value="0.302884249815803" calcext:value-type="float">
            <text:p>0.302884249815803</text:p>
          </table:table-cell>
          <table:table-cell office:value-type="float" office:value="0.30284351653825" calcext:value-type="float">
            <text:p>0.30284351653825</text:p>
          </table:table-cell>
          <table:table-cell office:value-type="float" office:value="0.302856044461726" calcext:value-type="float">
            <text:p>0.302856044461726</text:p>
          </table:table-cell>
          <table:table-cell office:value-type="float" office:value="0.302840504723763" calcext:value-type="float">
            <text:p>0.302840504723763</text:p>
          </table:table-cell>
          <table:table-cell office:value-type="float" office:value="0.302854147241917" calcext:value-type="float">
            <text:p>0.302854147241917</text:p>
          </table:table-cell>
          <table:table-cell office:value-type="float" office:value="0.302857416505192" calcext:value-type="float">
            <text:p>0.302857416505192</text:p>
          </table:table-cell>
          <table:table-cell office:value-type="float" office:value="0.302836812161872" calcext:value-type="float">
            <text:p>0.302836812161872</text:p>
          </table:table-cell>
          <table:table-cell office:value-type="float" office:value="0.302846509621818" calcext:value-type="float">
            <text:p>0.302846509621818</text:p>
          </table:table-cell>
          <table:table-cell office:value-type="float" office:value="0.30281548830678" calcext:value-type="float">
            <text:p>0.30281548830678</text:p>
          </table:table-cell>
          <table:table-cell office:value-type="float" office:value="0.302875272334934" calcext:value-type="float">
            <text:p>0.302875272334934</text:p>
          </table:table-cell>
          <table:table-cell office:value-type="float" office:value="0.302864098661093" calcext:value-type="float">
            <text:p>0.302864098661093</text:p>
          </table:table-cell>
          <table:table-cell office:value-type="float" office:value="0.302864487836675" calcext:value-type="float">
            <text:p>0.302864487836675</text:p>
          </table:table-cell>
          <table:table-cell office:value-type="float" office:value="0.302837613190629" calcext:value-type="float">
            <text:p>0.302837613190629</text:p>
          </table:table-cell>
          <table:table-cell office:value-type="float" office:value="0.302819122391847" calcext:value-type="float">
            <text:p>0.302819122391847</text:p>
          </table:table-cell>
          <table:table-cell office:value-type="float" office:value="0.302854609010287" calcext:value-type="float">
            <text:p>0.302854609010287</text:p>
          </table:table-cell>
          <table:table-cell office:value-type="float" office:value="0.302831998274847" calcext:value-type="float">
            <text:p>0.302831998274847</text:p>
          </table:table-cell>
          <table:table-cell office:value-type="float" office:value="0.30282290329693" calcext:value-type="float">
            <text:p>0.30282290329693</text:p>
          </table:table-cell>
          <table:table-cell office:value-type="float" office:value="0.302823476028569" calcext:value-type="float">
            <text:p>0.302823476028569</text:p>
          </table:table-cell>
          <table:table-cell office:value-type="float" office:value="0.302846167910519" calcext:value-type="float">
            <text:p>0.302846167910519</text:p>
          </table:table-cell>
          <table:table-cell office:value-type="float" office:value="0.302862363530746" calcext:value-type="float">
            <text:p>0.302862363530746</text:p>
          </table:table-cell>
          <table:table-cell office:value-type="float" office:value="0.302848648837885" calcext:value-type="float">
            <text:p>0.302848648837885</text:p>
          </table:table-cell>
          <table:table-cell office:value-type="float" office:value="0.302827142281122" calcext:value-type="float">
            <text:p>0.302827142281122</text:p>
          </table:table-cell>
          <table:table-cell office:value-type="float" office:value="0.302871883508024" calcext:value-type="float">
            <text:p>0.302871883508024</text:p>
          </table:table-cell>
          <table:table-cell office:value-type="float" office:value="0.302839120006232" calcext:value-type="float">
            <text:p>0.302839120006232</text:p>
          </table:table-cell>
          <table:table-cell office:value-type="float" office:value="0.302864519576063" calcext:value-type="float">
            <text:p>0.302864519576063</text:p>
          </table:table-cell>
          <table:table-cell office:value-type="float" office:value="0.302855740817148" calcext:value-type="float">
            <text:p>0.302855740817148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8062516725359" calcext:value-type="float">
            <text:p>-0.328062516725359</text:p>
          </table:table-cell>
          <table:table-cell office:value-type="float" office:value="-0.328286483898771" calcext:value-type="float">
            <text:p>-0.328286483898771</text:p>
          </table:table-cell>
          <table:table-cell office:value-type="float" office:value="-0.329369277782493" calcext:value-type="float">
            <text:p>-0.329369277782493</text:p>
          </table:table-cell>
          <table:table-cell office:value-type="float" office:value="-0.328416189293838" calcext:value-type="float">
            <text:p>-0.328416189293838</text:p>
          </table:table-cell>
          <table:table-cell office:value-type="float" office:value="-0.328454431234859" calcext:value-type="float">
            <text:p>-0.328454431234859</text:p>
          </table:table-cell>
          <table:table-cell office:value-type="float" office:value="-0.328266814549706" calcext:value-type="float">
            <text:p>-0.328266814549706</text:p>
          </table:table-cell>
          <table:table-cell office:value-type="float" office:value="-0.32816069798234" calcext:value-type="float">
            <text:p>-0.32816069798234</text:p>
          </table:table-cell>
          <table:table-cell office:value-type="float" office:value="-0.328636217178461" calcext:value-type="float">
            <text:p>-0.328636217178461</text:p>
          </table:table-cell>
          <table:table-cell office:value-type="float" office:value="-0.329193759704315" calcext:value-type="float">
            <text:p>-0.329193759704315</text:p>
          </table:table-cell>
          <table:table-cell office:value-type="float" office:value="-0.327990151732186" calcext:value-type="float">
            <text:p>-0.327990151732186</text:p>
          </table:table-cell>
          <table:table-cell office:value-type="float" office:value="-0.328617744445467" calcext:value-type="float">
            <text:p>-0.328617744445467</text:p>
          </table:table-cell>
          <table:table-cell office:value-type="float" office:value="-0.32861181816454" calcext:value-type="float">
            <text:p>-0.32861181816454</text:p>
          </table:table-cell>
          <table:table-cell office:value-type="float" office:value="-0.328651549902214" calcext:value-type="float">
            <text:p>-0.328651549902214</text:p>
          </table:table-cell>
          <table:table-cell office:value-type="float" office:value="-0.328056857326445" calcext:value-type="float">
            <text:p>-0.328056857326445</text:p>
          </table:table-cell>
          <table:table-cell office:value-type="float" office:value="-0.32830390206189" calcext:value-type="float">
            <text:p>-0.32830390206189</text:p>
          </table:table-cell>
          <table:table-cell office:value-type="float" office:value="-0.328755765092792" calcext:value-type="float">
            <text:p>-0.328755765092792</text:p>
          </table:table-cell>
          <table:table-cell office:value-type="float" office:value="-0.328872603864498" calcext:value-type="float">
            <text:p>-0.328872603864498</text:p>
          </table:table-cell>
          <table:table-cell office:value-type="float" office:value="-0.328613357689861" calcext:value-type="float">
            <text:p>-0.328613357689861</text:p>
          </table:table-cell>
          <table:table-cell office:value-type="float" office:value="-0.329058511126702" calcext:value-type="float">
            <text:p>-0.329058511126702</text:p>
          </table:table-cell>
          <table:table-cell office:value-type="float" office:value="-0.328563920803611" calcext:value-type="float">
            <text:p>-0.328563920803611</text:p>
          </table:table-cell>
          <table:table-cell office:value-type="float" office:value="-0.328534135900889" calcext:value-type="float">
            <text:p>-0.328534135900889</text:p>
          </table:table-cell>
          <table:table-cell office:value-type="float" office:value="-0.328386433069182" calcext:value-type="float">
            <text:p>-0.328386433069182</text:p>
          </table:table-cell>
          <table:table-cell office:value-type="float" office:value="-0.328985102580327" calcext:value-type="float">
            <text:p>-0.328985102580327</text:p>
          </table:table-cell>
          <table:table-cell office:value-type="float" office:value="-0.328886137215315" calcext:value-type="float">
            <text:p>-0.328886137215315</text:p>
          </table:table-cell>
          <table:table-cell office:value-type="float" office:value="-0.328953914467941" calcext:value-type="float">
            <text:p>-0.328953914467941</text:p>
          </table:table-cell>
          <table:table-cell office:value-type="float" office:value="-0.328765705292306" calcext:value-type="float">
            <text:p>-0.328765705292306</text:p>
          </table:table-cell>
          <table:table-cell office:value-type="float" office:value="-0.328713278899575" calcext:value-type="float">
            <text:p>-0.328713278899575</text:p>
          </table:table-cell>
          <table:table-cell office:value-type="float" office:value="-0.328571698431524" calcext:value-type="float">
            <text:p>-0.328571698431524</text:p>
          </table:table-cell>
          <table:table-cell office:value-type="float" office:value="-0.328853576647563" calcext:value-type="float">
            <text:p>-0.328853576647563</text:p>
          </table:table-cell>
          <table:table-cell office:value-type="float" office:value="-0.328964662210032" calcext:value-type="float">
            <text:p>-0.328964662210032</text:p>
          </table:table-cell>
          <table:table-cell office:value-type="float" office:value="-0.328428947488941" calcext:value-type="float">
            <text:p>-0.328428947488941</text:p>
          </table:table-cell>
          <table:table-cell office:value-type="float" office:value="-0.328590814764196" calcext:value-type="float">
            <text:p>-0.328590814764196</text:p>
          </table:table-cell>
          <table:table-cell office:value-type="float" office:value="-0.328043692840635" calcext:value-type="float">
            <text:p>-0.328043692840635</text:p>
          </table:table-cell>
          <table:table-cell office:value-type="float" office:value="-0.329027508291125" calcext:value-type="float">
            <text:p>-0.329027508291125</text:p>
          </table:table-cell>
          <table:table-cell office:value-type="float" office:value="-0.329038447284387" calcext:value-type="float">
            <text:p>-0.329038447284387</text:p>
          </table:table-cell>
          <table:table-cell office:value-type="float" office:value="-0.328550594360613" calcext:value-type="float">
            <text:p>-0.328550594360613</text:p>
          </table:table-cell>
          <table:table-cell office:value-type="float" office:value="-0.328609458397184" calcext:value-type="float">
            <text:p>-0.328609458397184</text:p>
          </table:table-cell>
          <table:table-cell office:value-type="float" office:value="-0.328649960659131" calcext:value-type="float">
            <text:p>-0.328649960659131</text:p>
          </table:table-cell>
          <table:table-cell office:value-type="float" office:value="-0.328984883050032" calcext:value-type="float">
            <text:p>-0.328984883050032</text:p>
          </table:table-cell>
          <table:table-cell office:value-type="float" office:value="-0.32918180994647" calcext:value-type="float">
            <text:p>-0.32918180994647</text:p>
          </table:table-cell>
          <table:table-cell office:value-type="float" office:value="-0.328868509713007" calcext:value-type="float">
            <text:p>-0.328868509713007</text:p>
          </table:table-cell>
          <table:table-cell office:value-type="float" office:value="-0.329285335486806" calcext:value-type="float">
            <text:p>-0.329285335486806</text:p>
          </table:table-cell>
          <table:table-cell office:value-type="float" office:value="-0.328645688376987" calcext:value-type="float">
            <text:p>-0.328645688376987</text:p>
          </table:table-cell>
          <table:table-cell office:value-type="float" office:value="-0.332283118572751" calcext:value-type="float">
            <text:p>-0.332283118572751</text:p>
          </table:table-cell>
          <table:table-cell office:value-type="float" office:value="-0.340085940656619" calcext:value-type="float">
            <text:p>-0.340085940656619</text:p>
          </table:table-cell>
          <table:table-cell office:value-type="float" office:value="-0.342767800269" calcext:value-type="float">
            <text:p>-0.342767800269</text:p>
          </table:table-cell>
          <table:table-cell office:value-type="float" office:value="-0.345574907908306" calcext:value-type="float">
            <text:p>-0.345574907908306</text:p>
          </table:table-cell>
          <table:table-cell office:value-type="float" office:value="-0.343947072997094" calcext:value-type="float">
            <text:p>-0.343947072997094</text:p>
          </table:table-cell>
          <table:table-cell office:value-type="float" office:value="-0.336492299954499" calcext:value-type="float">
            <text:p>-0.336492299954499</text:p>
          </table:table-cell>
          <table:table-cell office:value-type="float" office:value="-0.331668762722713" calcext:value-type="float">
            <text:p>-0.331668762722713</text:p>
          </table:table-cell>
          <table:table-cell office:value-type="float" office:value="-0.317763580850371" calcext:value-type="float">
            <text:p>-0.317763580850371</text:p>
          </table:table-cell>
          <table:table-cell office:value-type="float" office:value="-0.317566557551081" calcext:value-type="float">
            <text:p>-0.317566557551081</text:p>
          </table:table-cell>
          <table:table-cell office:value-type="float" office:value="-0.33938746261099" calcext:value-type="float">
            <text:p>-0.33938746261099</text:p>
          </table:table-cell>
          <table:table-cell office:value-type="float" office:value="-0.353799381983609" calcext:value-type="float">
            <text:p>-0.353799381983609</text:p>
          </table:table-cell>
          <table:table-cell office:value-type="float" office:value="-0.354214718766059" calcext:value-type="float">
            <text:p>-0.354214718766059</text:p>
          </table:table-cell>
          <table:table-cell office:value-type="float" office:value="-0.341989803903822" calcext:value-type="float">
            <text:p>-0.341989803903822</text:p>
          </table:table-cell>
          <table:table-cell office:value-type="float" office:value="-0.342365320032207" calcext:value-type="float">
            <text:p>-0.342365320032207</text:p>
          </table:table-cell>
          <table:table-cell office:value-type="float" office:value="-0.344836299041794" calcext:value-type="float">
            <text:p>-0.344836299041794</text:p>
          </table:table-cell>
          <table:table-cell office:value-type="float" office:value="-0.351760005297317" calcext:value-type="float">
            <text:p>-0.351760005297317</text:p>
          </table:table-cell>
          <table:table-cell office:value-type="float" office:value="-0.352272210600794" calcext:value-type="float">
            <text:p>-0.352272210600794</text:p>
          </table:table-cell>
          <table:table-cell office:value-type="float" office:value="-0.349504000331588" calcext:value-type="float">
            <text:p>-0.349504000331588</text:p>
          </table:table-cell>
          <table:table-cell office:value-type="float" office:value="-0.337589247660062" calcext:value-type="float">
            <text:p>-0.337589247660062</text:p>
          </table:table-cell>
          <table:table-cell office:value-type="float" office:value="-0.325058163080763" calcext:value-type="float">
            <text:p>-0.325058163080763</text:p>
          </table:table-cell>
          <table:table-cell office:value-type="float" office:value="-0.290985350514437" calcext:value-type="float">
            <text:p>-0.290985350514437</text:p>
          </table:table-cell>
          <table:table-cell office:value-type="float" office:value="-0.290952467860607" calcext:value-type="float">
            <text:p>-0.290952467860607</text:p>
          </table:table-cell>
          <table:table-cell office:value-type="float" office:value="-0.303021457752839" calcext:value-type="float">
            <text:p>-0.303021457752839</text:p>
          </table:table-cell>
          <table:table-cell office:value-type="float" office:value="-0.303843905169197" calcext:value-type="float">
            <text:p>-0.303843905169197</text:p>
          </table:table-cell>
          <table:table-cell office:value-type="float" office:value="-0.295631986613727" calcext:value-type="float">
            <text:p>-0.295631986613727</text:p>
          </table:table-cell>
          <table:table-cell office:value-type="float" office:value="-0.290083500088312" calcext:value-type="float">
            <text:p>-0.290083500088312</text:p>
          </table:table-cell>
          <table:table-cell office:value-type="float" office:value="-0.284007297477386" calcext:value-type="float">
            <text:p>-0.284007297477386</text:p>
          </table:table-cell>
          <table:table-cell office:value-type="float" office:value="-0.283603239812186" calcext:value-type="float">
            <text:p>-0.283603239812186</text:p>
          </table:table-cell>
          <table:table-cell office:value-type="float" office:value="-0.289205661487925" calcext:value-type="float">
            <text:p>-0.289205661487925</text:p>
          </table:table-cell>
          <table:table-cell office:value-type="float" office:value="-0.314249493235792" calcext:value-type="float">
            <text:p>-0.314249493235792</text:p>
          </table:table-cell>
          <table:table-cell office:value-type="float" office:value="-0.348764954661446" calcext:value-type="float">
            <text:p>-0.348764954661446</text:p>
          </table:table-cell>
          <table:table-cell office:value-type="float" office:value="-0.337798905093515" calcext:value-type="float">
            <text:p>-0.337798905093515</text:p>
          </table:table-cell>
          <table:table-cell office:value-type="float" office:value="-0.330585779627304" calcext:value-type="float">
            <text:p>-0.330585779627304</text:p>
          </table:table-cell>
          <table:table-cell office:value-type="float" office:value="-0.320183847584288" calcext:value-type="float">
            <text:p>-0.320183847584288</text:p>
          </table:table-cell>
          <table:table-cell office:value-type="float" office:value="-0.308442500782025" calcext:value-type="float">
            <text:p>-0.308442500782025</text:p>
          </table:table-cell>
          <table:table-cell office:value-type="float" office:value="-0.295602789779683" calcext:value-type="float">
            <text:p>-0.295602789779683</text:p>
          </table:table-cell>
          <table:table-cell office:value-type="float" office:value="-0.287530295372685" calcext:value-type="float">
            <text:p>-0.287530295372685</text:p>
          </table:table-cell>
          <table:table-cell office:value-type="float" office:value="-0.281240178675449" calcext:value-type="float">
            <text:p>-0.281240178675449</text:p>
          </table:table-cell>
          <table:table-cell office:value-type="float" office:value="-0.286162783545511" calcext:value-type="float">
            <text:p>-0.286162783545511</text:p>
          </table:table-cell>
          <table:table-cell office:value-type="float" office:value="-0.266889368633092" calcext:value-type="float">
            <text:p>-0.266889368633092</text:p>
          </table:table-cell>
          <table:table-cell office:value-type="float" office:value="-0.264721582998654" calcext:value-type="float">
            <text:p>-0.264721582998654</text:p>
          </table:table-cell>
          <table:table-cell office:value-type="float" office:value="-0.275229698629064" calcext:value-type="float">
            <text:p>-0.275229698629064</text:p>
          </table:table-cell>
          <table:table-cell office:value-type="float" office:value="-0.291061166581291" calcext:value-type="float">
            <text:p>-0.291061166581291</text:p>
          </table:table-cell>
          <table:table-cell office:value-type="float" office:value="-0.300989781857408" calcext:value-type="float">
            <text:p>-0.300989781857408</text:p>
          </table:table-cell>
          <table:table-cell office:value-type="float" office:value="-0.299195595668528" calcext:value-type="float">
            <text:p>-0.299195595668528</text:p>
          </table:table-cell>
          <table:table-cell office:value-type="float" office:value="-0.288483009112597" calcext:value-type="float">
            <text:p>-0.288483009112597</text:p>
          </table:table-cell>
          <table:table-cell office:value-type="float" office:value="-0.279592513966376" calcext:value-type="float">
            <text:p>-0.279592513966376</text:p>
          </table:table-cell>
          <table:table-cell office:value-type="float" office:value="-0.28433935292665" calcext:value-type="float">
            <text:p>-0.28433935292665</text:p>
          </table:table-cell>
          <table:table-cell office:value-type="float" office:value="-0.285352806655383" calcext:value-type="float">
            <text:p>-0.285352806655383</text:p>
          </table:table-cell>
          <table:table-cell office:value-type="float" office:value="-0.306717874953322" calcext:value-type="float">
            <text:p>-0.306717874953322</text:p>
          </table:table-cell>
          <table:table-cell office:value-type="float" office:value="-0.333351880918949" calcext:value-type="float">
            <text:p>-0.333351880918949</text:p>
          </table:table-cell>
          <table:table-cell office:value-type="float" office:value="-0.341390556722646" calcext:value-type="float">
            <text:p>-0.341390556722646</text:p>
          </table:table-cell>
          <table:table-cell office:value-type="float" office:value="-0.350732261907717" calcext:value-type="float">
            <text:p>-0.350732261907717</text:p>
          </table:table-cell>
          <table:table-cell office:value-type="float" office:value="-0.346907242591417" calcext:value-type="float">
            <text:p>-0.346907242591417</text:p>
          </table:table-cell>
          <table:table-cell office:value-type="float" office:value="-0.347111891150262" calcext:value-type="float">
            <text:p>-0.347111891150262</text:p>
          </table:table-cell>
          <table:table-cell office:value-type="float" office:value="-0.344416170461115" calcext:value-type="float">
            <text:p>-0.344416170461115</text:p>
          </table:table-cell>
          <table:table-cell office:value-type="float" office:value="-0.344767522191552" calcext:value-type="float">
            <text:p>-0.344767522191552</text:p>
          </table:table-cell>
          <table:table-cell office:value-type="float" office:value="-0.314978609483175" calcext:value-type="float">
            <text:p>-0.314978609483175</text:p>
          </table:table-cell>
          <table:table-cell office:value-type="float" office:value="-0.29301894053133" calcext:value-type="float">
            <text:p>-0.29301894053133</text:p>
          </table:table-cell>
          <table:table-cell office:value-type="float" office:value="-0.337922874089378" calcext:value-type="float">
            <text:p>-0.337922874089378</text:p>
          </table:table-cell>
          <table:table-cell office:value-type="float" office:value="-0.322159513617793" calcext:value-type="float">
            <text:p>-0.322159513617793</text:p>
          </table:table-cell>
          <table:table-cell office:value-type="float" office:value="-0.320640696995078" calcext:value-type="float">
            <text:p>-0.320640696995078</text:p>
          </table:table-cell>
          <table:table-cell office:value-type="float" office:value="-0.289000550599441" calcext:value-type="float">
            <text:p>-0.289000550599441</text:p>
          </table:table-cell>
          <table:table-cell office:value-type="float" office:value="-0.305477337831123" calcext:value-type="float">
            <text:p>-0.305477337831123</text:p>
          </table:table-cell>
          <table:table-cell office:value-type="float" office:value="-0.310485222986818" calcext:value-type="float">
            <text:p>-0.310485222986818</text:p>
          </table:table-cell>
          <table:table-cell office:value-type="float" office:value="-0.32410576872625" calcext:value-type="float">
            <text:p>-0.32410576872625</text:p>
          </table:table-cell>
          <table:table-cell office:value-type="float" office:value="-0.372933625599568" calcext:value-type="float">
            <text:p>-0.372933625599568</text:p>
          </table:table-cell>
          <table:table-cell office:value-type="float" office:value="-0.378687661944308" calcext:value-type="float">
            <text:p>-0.378687661944308</text:p>
          </table:table-cell>
          <table:table-cell office:value-type="float" office:value="-0.356857424464644" calcext:value-type="float">
            <text:p>-0.356857424464644</text:p>
          </table:table-cell>
          <table:table-cell office:value-type="float" office:value="-0.346642589599969" calcext:value-type="float">
            <text:p>-0.346642589599969</text:p>
          </table:table-cell>
          <table:table-cell office:value-type="float" office:value="-0.342975499578417" calcext:value-type="float">
            <text:p>-0.342975499578417</text:p>
          </table:table-cell>
          <table:table-cell office:value-type="float" office:value="-0.301015205718507" calcext:value-type="float">
            <text:p>-0.301015205718507</text:p>
          </table:table-cell>
          <table:table-cell office:value-type="float" office:value="-0.289665749562397" calcext:value-type="float">
            <text:p>-0.289665749562397</text:p>
          </table:table-cell>
          <table:table-cell office:value-type="float" office:value="-0.273800506707315" calcext:value-type="float">
            <text:p>-0.273800506707315</text:p>
          </table:table-cell>
          <table:table-cell office:value-type="float" office:value="-0.293150352640649" calcext:value-type="float">
            <text:p>-0.293150352640649</text:p>
          </table:table-cell>
          <table:table-cell office:value-type="float" office:value="-0.290232402439756" calcext:value-type="float">
            <text:p>-0.290232402439756</text:p>
          </table:table-cell>
          <table:table-cell office:value-type="float" office:value="-0.284542556716311" calcext:value-type="float">
            <text:p>-0.284542556716311</text:p>
          </table:table-cell>
          <table:table-cell office:value-type="float" office:value="-0.303013072886126" calcext:value-type="float">
            <text:p>-0.303013072886126</text:p>
          </table:table-cell>
          <table:table-cell office:value-type="float" office:value="-0.322319475085511" calcext:value-type="float">
            <text:p>-0.322319475085511</text:p>
          </table:table-cell>
          <table:table-cell office:value-type="float" office:value="-0.329637304701168" calcext:value-type="float">
            <text:p>-0.329637304701168</text:p>
          </table:table-cell>
          <table:table-cell office:value-type="float" office:value="-0.332133164955669" calcext:value-type="float">
            <text:p>-0.332133164955669</text:p>
          </table:table-cell>
          <table:table-cell office:value-type="float" office:value="-0.321278578169732" calcext:value-type="float">
            <text:p>-0.321278578169732</text:p>
          </table:table-cell>
          <table:table-cell office:value-type="float" office:value="-0.302583307110459" calcext:value-type="float">
            <text:p>-0.302583307110459</text:p>
          </table:table-cell>
          <table:table-cell office:value-type="float" office:value="-0.290897722323935" calcext:value-type="float">
            <text:p>-0.290897722323935</text:p>
          </table:table-cell>
          <table:table-cell office:value-type="float" office:value="-0.284437654915442" calcext:value-type="float">
            <text:p>-0.284437654915442</text:p>
          </table:table-cell>
          <table:table-cell office:value-type="float" office:value="-0.274387982596554" calcext:value-type="float">
            <text:p>-0.274387982596554</text:p>
          </table:table-cell>
          <table:table-cell office:value-type="float" office:value="-0.284673149545187" calcext:value-type="float">
            <text:p>-0.284673149545187</text:p>
          </table:table-cell>
          <table:table-cell office:value-type="float" office:value="-0.290719252365864" calcext:value-type="float">
            <text:p>-0.290719252365864</text:p>
          </table:table-cell>
          <table:table-cell office:value-type="float" office:value="-0.326337832926087" calcext:value-type="float">
            <text:p>-0.326337832926087</text:p>
          </table:table-cell>
          <table:table-cell office:value-type="float" office:value="-0.338744908539582" calcext:value-type="float">
            <text:p>-0.338744908539582</text:p>
          </table:table-cell>
          <table:table-cell office:value-type="float" office:value="-0.341578363265315" calcext:value-type="float">
            <text:p>-0.341578363265315</text:p>
          </table:table-cell>
          <table:table-cell office:value-type="float" office:value="-0.341798306488317" calcext:value-type="float">
            <text:p>-0.341798306488317</text:p>
          </table:table-cell>
          <table:table-cell office:value-type="float" office:value="-0.341029993505848" calcext:value-type="float">
            <text:p>-0.341029993505848</text:p>
          </table:table-cell>
          <table:table-cell office:value-type="float" office:value="-0.339520050632603" calcext:value-type="float">
            <text:p>-0.339520050632603</text:p>
          </table:table-cell>
          <table:table-cell office:value-type="float" office:value="-0.341476903974408" calcext:value-type="float">
            <text:p>-0.341476903974408</text:p>
          </table:table-cell>
          <table:table-cell office:value-type="float" office:value="-0.342248878140805" calcext:value-type="float">
            <text:p>-0.342248878140805</text:p>
          </table:table-cell>
          <table:table-cell office:value-type="float" office:value="-0.343942154968539" calcext:value-type="float">
            <text:p>-0.343942154968539</text:p>
          </table:table-cell>
          <table:table-cell office:value-type="float" office:value="-0.344110360049229" calcext:value-type="float">
            <text:p>-0.344110360049229</text:p>
          </table:table-cell>
          <table:table-cell office:value-type="float" office:value="-0.341429666972366" calcext:value-type="float">
            <text:p>-0.341429666972366</text:p>
          </table:table-cell>
          <table:table-cell office:value-type="float" office:value="-0.291535549834478" calcext:value-type="float">
            <text:p>-0.291535549834478</text:p>
          </table:table-cell>
          <table:table-cell office:value-type="float" office:value="-0.281976473378688" calcext:value-type="float">
            <text:p>-0.281976473378688</text:p>
          </table:table-cell>
          <table:table-cell office:value-type="float" office:value="-0.268277906795549" calcext:value-type="float">
            <text:p>-0.268277906795549</text:p>
          </table:table-cell>
          <table:table-cell office:value-type="float" office:value="-0.260351228337957" calcext:value-type="float">
            <text:p>-0.260351228337957</text:p>
          </table:table-cell>
          <table:table-cell office:value-type="float" office:value="-0.266447260845575" calcext:value-type="float">
            <text:p>-0.266447260845575</text:p>
          </table:table-cell>
          <table:table-cell office:value-type="float" office:value="-0.272977162215523" calcext:value-type="float">
            <text:p>-0.272977162215523</text:p>
          </table:table-cell>
          <table:table-cell office:value-type="float" office:value="-0.274021803200597" calcext:value-type="float">
            <text:p>-0.274021803200597</text:p>
          </table:table-cell>
          <table:table-cell office:value-type="float" office:value="-0.271461384974842" calcext:value-type="float">
            <text:p>-0.271461384974842</text:p>
          </table:table-cell>
          <table:table-cell office:value-type="float" office:value="-0.267824927914464" calcext:value-type="float">
            <text:p>-0.267824927914464</text:p>
          </table:table-cell>
          <table:table-cell office:value-type="float" office:value="-0.267617223654277" calcext:value-type="float">
            <text:p>-0.267617223654277</text:p>
          </table:table-cell>
          <table:table-cell office:value-type="float" office:value="-0.267222251463596" calcext:value-type="float">
            <text:p>-0.267222251463596</text:p>
          </table:table-cell>
          <table:table-cell office:value-type="float" office:value="-0.270173881122155" calcext:value-type="float">
            <text:p>-0.270173881122155</text:p>
          </table:table-cell>
          <table:table-cell office:value-type="float" office:value="-0.275798887962676" calcext:value-type="float">
            <text:p>-0.275798887962676</text:p>
          </table:table-cell>
          <table:table-cell office:value-type="float" office:value="-0.340073889812261" calcext:value-type="float">
            <text:p>-0.340073889812261</text:p>
          </table:table-cell>
          <table:table-cell office:value-type="float" office:value="-0.331426599668752" calcext:value-type="float">
            <text:p>-0.331426599668752</text:p>
          </table:table-cell>
          <table:table-cell office:value-type="float" office:value="-0.327013633525876" calcext:value-type="float">
            <text:p>-0.327013633525876</text:p>
          </table:table-cell>
          <table:table-cell office:value-type="float" office:value="-0.314679298205051" calcext:value-type="float">
            <text:p>-0.314679298205051</text:p>
          </table:table-cell>
          <table:table-cell office:value-type="float" office:value="-0.312345690418854" calcext:value-type="float">
            <text:p>-0.312345690418854</text:p>
          </table:table-cell>
          <table:table-cell office:value-type="float" office:value="-0.293994210562761" calcext:value-type="float">
            <text:p>-0.293994210562761</text:p>
          </table:table-cell>
          <table:table-cell office:value-type="float" office:value="-0.265412941626358" calcext:value-type="float">
            <text:p>-0.265412941626358</text:p>
          </table:table-cell>
          <table:table-cell office:value-type="float" office:value="-0.267662323125145" calcext:value-type="float">
            <text:p>-0.267662323125145</text:p>
          </table:table-cell>
          <table:table-cell office:value-type="float" office:value="-0.259870874105382" calcext:value-type="float">
            <text:p>-0.259870874105382</text:p>
          </table:table-cell>
          <table:table-cell office:value-type="float" office:value="-0.267528504263027" calcext:value-type="float">
            <text:p>-0.267528504263027</text:p>
          </table:table-cell>
          <table:table-cell office:value-type="float" office:value="-0.275321756399213" calcext:value-type="float">
            <text:p>-0.275321756399213</text:p>
          </table:table-cell>
          <table:table-cell office:value-type="float" office:value="-0.289756960935716" calcext:value-type="float">
            <text:p>-0.289756960935716</text:p>
          </table:table-cell>
          <table:table-cell office:value-type="float" office:value="-0.296635934880938" calcext:value-type="float">
            <text:p>-0.296635934880938</text:p>
          </table:table-cell>
          <table:table-cell office:value-type="float" office:value="-0.288869892150117" calcext:value-type="float">
            <text:p>-0.288869892150117</text:p>
          </table:table-cell>
          <table:table-cell office:value-type="float" office:value="-0.282668985688765" calcext:value-type="float">
            <text:p>-0.282668985688765</text:p>
          </table:table-cell>
          <table:table-cell office:value-type="float" office:value="-0.264068702237124" calcext:value-type="float">
            <text:p>-0.264068702237124</text:p>
          </table:table-cell>
          <table:table-cell office:value-type="float" office:value="-0.293936726246133" calcext:value-type="float">
            <text:p>-0.293936726246133</text:p>
          </table:table-cell>
          <table:table-cell office:value-type="float" office:value="-0.314246765784207" calcext:value-type="float">
            <text:p>-0.314246765784207</text:p>
          </table:table-cell>
          <table:table-cell office:value-type="float" office:value="-0.355111288536098" calcext:value-type="float">
            <text:p>-0.355111288536098</text:p>
          </table:table-cell>
          <table:table-cell office:value-type="float" office:value="-0.348447325987667" calcext:value-type="float">
            <text:p>-0.348447325987667</text:p>
          </table:table-cell>
          <table:table-cell office:value-type="float" office:value="-0.351459392022701" calcext:value-type="float">
            <text:p>-0.351459392022701</text:p>
          </table:table-cell>
          <table:table-cell office:value-type="float" office:value="-0.351589960270203" calcext:value-type="float">
            <text:p>-0.351589960270203</text:p>
          </table:table-cell>
          <table:table-cell office:value-type="float" office:value="-0.357172899536062" calcext:value-type="float">
            <text:p>-0.357172899536062</text:p>
          </table:table-cell>
          <table:table-cell office:value-type="float" office:value="-0.351619650318596" calcext:value-type="float">
            <text:p>-0.351619650318596</text:p>
          </table:table-cell>
          <table:table-cell office:value-type="float" office:value="-0.356622659232649" calcext:value-type="float">
            <text:p>-0.356622659232649</text:p>
          </table:table-cell>
          <table:table-cell office:value-type="float" office:value="-0.315865253318484" calcext:value-type="float">
            <text:p>-0.315865253318484</text:p>
          </table:table-cell>
          <table:table-cell office:value-type="float" office:value="-0.295900246923436" calcext:value-type="float">
            <text:p>-0.295900246923436</text:p>
          </table:table-cell>
          <table:table-cell office:value-type="float" office:value="-0.283779486986086" calcext:value-type="float">
            <text:p>-0.283779486986086</text:p>
          </table:table-cell>
          <table:table-cell office:value-type="float" office:value="-0.280824010598323" calcext:value-type="float">
            <text:p>-0.280824010598323</text:p>
          </table:table-cell>
          <table:table-cell office:value-type="float" office:value="-0.290091591097603" calcext:value-type="float">
            <text:p>-0.290091591097603</text:p>
          </table:table-cell>
          <table:table-cell office:value-type="float" office:value="-0.289802380074027" calcext:value-type="float">
            <text:p>-0.289802380074027</text:p>
          </table:table-cell>
          <table:table-cell office:value-type="float" office:value="-0.28765636314709" calcext:value-type="float">
            <text:p>-0.28765636314709</text:p>
          </table:table-cell>
          <table:table-cell office:value-type="float" office:value="-0.280726395719652" calcext:value-type="float">
            <text:p>-0.280726395719652</text:p>
          </table:table-cell>
          <table:table-cell office:value-type="float" office:value="-0.282662579027914" calcext:value-type="float">
            <text:p>-0.282662579027914</text:p>
          </table:table-cell>
          <table:table-cell office:value-type="float" office:value="-0.284453916111198" calcext:value-type="float">
            <text:p>-0.284453916111198</text:p>
          </table:table-cell>
          <table:table-cell office:value-type="float" office:value="-0.288284129769438" calcext:value-type="float">
            <text:p>-0.288284129769438</text:p>
          </table:table-cell>
          <table:table-cell office:value-type="float" office:value="-0.357508151721268" calcext:value-type="float">
            <text:p>-0.357508151721268</text:p>
          </table:table-cell>
          <table:table-cell office:value-type="float" office:value="-0.35619105241809" calcext:value-type="float">
            <text:p>-0.35619105241809</text:p>
          </table:table-cell>
          <table:table-cell office:value-type="float" office:value="-0.343639472560572" calcext:value-type="float">
            <text:p>-0.343639472560572</text:p>
          </table:table-cell>
          <table:table-cell office:value-type="float" office:value="-0.34079639714514" calcext:value-type="float">
            <text:p>-0.34079639714514</text:p>
          </table:table-cell>
          <table:table-cell office:value-type="float" office:value="-0.342786303579521" calcext:value-type="float">
            <text:p>-0.342786303579521</text:p>
          </table:table-cell>
          <table:table-cell office:value-type="float" office:value="-0.305713238391978" calcext:value-type="float">
            <text:p>-0.305713238391978</text:p>
          </table:table-cell>
          <table:table-cell office:value-type="float" office:value="-0.282083185479811" calcext:value-type="float">
            <text:p>-0.282083185479811</text:p>
          </table:table-cell>
          <table:table-cell office:value-type="float" office:value="-0.279805503841774" calcext:value-type="float">
            <text:p>-0.279805503841774</text:p>
          </table:table-cell>
          <table:table-cell office:value-type="float" office:value="-0.287566350773763" calcext:value-type="float">
            <text:p>-0.287566350773763</text:p>
          </table:table-cell>
          <table:table-cell office:value-type="float" office:value="-0.301334729477217" calcext:value-type="float">
            <text:p>-0.301334729477217</text:p>
          </table:table-cell>
          <table:table-cell office:value-type="float" office:value="-0.310779186539441" calcext:value-type="float">
            <text:p>-0.310779186539441</text:p>
          </table:table-cell>
          <table:table-cell office:value-type="float" office:value="-0.299195219371523" calcext:value-type="float">
            <text:p>-0.299195219371523</text:p>
          </table:table-cell>
          <table:table-cell office:value-type="float" office:value="-0.289248240815513" calcext:value-type="float">
            <text:p>-0.289248240815513</text:p>
          </table:table-cell>
          <table:table-cell office:value-type="float" office:value="-0.26155014426206" calcext:value-type="float">
            <text:p>-0.26155014426206</text:p>
          </table:table-cell>
          <table:table-cell office:value-type="float" office:value="-0.292944571853456" calcext:value-type="float">
            <text:p>-0.292944571853456</text:p>
          </table:table-cell>
          <table:table-cell office:value-type="float" office:value="-0.27205466236395" calcext:value-type="float">
            <text:p>-0.27205466236395</text:p>
          </table:table-cell>
          <table:table-cell office:value-type="float" office:value="-0.362491433422052" calcext:value-type="float">
            <text:p>-0.362491433422052</text:p>
          </table:table-cell>
          <table:table-cell office:value-type="float" office:value="-0.35943561929254" calcext:value-type="float">
            <text:p>-0.35943561929254</text:p>
          </table:table-cell>
          <table:table-cell office:value-type="float" office:value="-0.30257123931477" calcext:value-type="float">
            <text:p>-0.30257123931477</text:p>
          </table:table-cell>
          <table:table-cell office:value-type="float" office:value="-0.302656610759991" calcext:value-type="float">
            <text:p>-0.302656610759991</text:p>
          </table:table-cell>
          <table:table-cell office:value-type="float" office:value="-0.281802464520401" calcext:value-type="float">
            <text:p>-0.281802464520401</text:p>
          </table:table-cell>
          <table:table-cell office:value-type="float" office:value="-0.284959102313499" calcext:value-type="float">
            <text:p>-0.284959102313499</text:p>
          </table:table-cell>
          <table:table-cell office:value-type="float" office:value="-0.287644851414003" calcext:value-type="float">
            <text:p>-0.287644851414003</text:p>
          </table:table-cell>
          <table:table-cell office:value-type="float" office:value="-0.286244301512573" calcext:value-type="float">
            <text:p>-0.286244301512573</text:p>
          </table:table-cell>
          <table:table-cell office:value-type="float" office:value="-0.28611178446313" calcext:value-type="float">
            <text:p>-0.28611178446313</text:p>
          </table:table-cell>
          <table:table-cell office:value-type="float" office:value="-0.292389526904953" calcext:value-type="float">
            <text:p>-0.292389526904953</text:p>
          </table:table-cell>
          <table:table-cell office:value-type="float" office:value="-0.295771250032295" calcext:value-type="float">
            <text:p>-0.295771250032295</text:p>
          </table:table-cell>
          <table:table-cell office:value-type="float" office:value="-0.298179738139542" calcext:value-type="float">
            <text:p>-0.298179738139542</text:p>
          </table:table-cell>
          <table:table-cell office:value-type="float" office:value="-0.337359972559855" calcext:value-type="float">
            <text:p>-0.337359972559855</text:p>
          </table:table-cell>
          <table:table-cell office:value-type="float" office:value="-0.377164615858725" calcext:value-type="float">
            <text:p>-0.377164615858725</text:p>
          </table:table-cell>
          <table:table-cell office:value-type="float" office:value="-0.364234516729287" calcext:value-type="float">
            <text:p>-0.364234516729287</text:p>
          </table:table-cell>
          <table:table-cell office:value-type="float" office:value="-0.373699917648349" calcext:value-type="float">
            <text:p>-0.373699917648349</text:p>
          </table:table-cell>
          <table:table-cell office:value-type="float" office:value="-0.351758688291839" calcext:value-type="float">
            <text:p>-0.351758688291839</text:p>
          </table:table-cell>
          <table:table-cell office:value-type="float" office:value="-0.322944830294752" calcext:value-type="float">
            <text:p>-0.322944830294752</text:p>
          </table:table-cell>
          <table:table-cell office:value-type="float" office:value="-0.29046295215046" calcext:value-type="float">
            <text:p>-0.29046295215046</text:p>
          </table:table-cell>
          <table:table-cell office:value-type="float" office:value="-0.287776045269396" calcext:value-type="float">
            <text:p>-0.287776045269396</text:p>
          </table:table-cell>
          <table:table-cell office:value-type="float" office:value="-0.303221957064236" calcext:value-type="float">
            <text:p>-0.303221957064236</text:p>
          </table:table-cell>
          <table:table-cell office:value-type="float" office:value="-0.304722581209613" calcext:value-type="float">
            <text:p>-0.304722581209613</text:p>
          </table:table-cell>
          <table:table-cell office:value-type="float" office:value="-0.322121773472592" calcext:value-type="float">
            <text:p>-0.322121773472592</text:p>
          </table:table-cell>
          <table:table-cell office:value-type="float" office:value="-0.326892852022709" calcext:value-type="float">
            <text:p>-0.326892852022709</text:p>
          </table:table-cell>
          <table:table-cell office:value-type="float" office:value="-0.336595837976747" calcext:value-type="float">
            <text:p>-0.336595837976747</text:p>
          </table:table-cell>
          <table:table-cell office:value-type="float" office:value="-0.348228647303936" calcext:value-type="float">
            <text:p>-0.348228647303936</text:p>
          </table:table-cell>
          <table:table-cell office:value-type="float" office:value="-0.347377103716602" calcext:value-type="float">
            <text:p>-0.347377103716602</text:p>
          </table:table-cell>
          <table:table-cell office:value-type="float" office:value="-0.34435489465291" calcext:value-type="float">
            <text:p>-0.34435489465291</text:p>
          </table:table-cell>
          <table:table-cell office:value-type="float" office:value="-0.330540215093909" calcext:value-type="float">
            <text:p>-0.330540215093909</text:p>
          </table:table-cell>
          <table:table-cell office:value-type="float" office:value="-0.337203445004742" calcext:value-type="float">
            <text:p>-0.337203445004742</text:p>
          </table:table-cell>
          <table:table-cell office:value-type="float" office:value="-0.336298254966291" calcext:value-type="float">
            <text:p>-0.336298254966291</text:p>
          </table:table-cell>
          <table:table-cell office:value-type="float" office:value="-0.33442780953197" calcext:value-type="float">
            <text:p>-0.33442780953197</text:p>
          </table:table-cell>
          <table:table-cell office:value-type="float" office:value="-0.337054835539048" calcext:value-type="float">
            <text:p>-0.337054835539048</text:p>
          </table:table-cell>
          <table:table-cell office:value-type="float" office:value="-0.363114121632186" calcext:value-type="float">
            <text:p>-0.363114121632186</text:p>
          </table:table-cell>
          <table:table-cell office:value-type="float" office:value="-0.356863501236187" calcext:value-type="float">
            <text:p>-0.356863501236187</text:p>
          </table:table-cell>
          <table:table-cell office:value-type="float" office:value="-0.350592611477367" calcext:value-type="float">
            <text:p>-0.350592611477367</text:p>
          </table:table-cell>
          <table:table-cell office:value-type="float" office:value="-0.355018232612159" calcext:value-type="float">
            <text:p>-0.355018232612159</text:p>
          </table:table-cell>
          <table:table-cell office:value-type="float" office:value="-0.352777039663213" calcext:value-type="float">
            <text:p>-0.352777039663213</text:p>
          </table:table-cell>
          <table:table-cell office:value-type="float" office:value="-0.339811982942838" calcext:value-type="float">
            <text:p>-0.339811982942838</text:p>
          </table:table-cell>
          <table:table-cell office:value-type="float" office:value="-0.348242247622795" calcext:value-type="float">
            <text:p>-0.348242247622795</text:p>
          </table:table-cell>
          <table:table-cell office:value-type="float" office:value="-0.320194781785668" calcext:value-type="float">
            <text:p>-0.320194781785668</text:p>
          </table:table-cell>
          <table:table-cell office:value-type="float" office:value="-0.350532121870574" calcext:value-type="float">
            <text:p>-0.350532121870574</text:p>
          </table:table-cell>
          <table:table-cell office:value-type="float" office:value="-0.343831899089896" calcext:value-type="float">
            <text:p>-0.343831899089896</text:p>
          </table:table-cell>
          <table:table-cell office:value-type="float" office:value="-0.330333372418083" calcext:value-type="float">
            <text:p>-0.330333372418083</text:p>
          </table:table-cell>
          <table:table-cell office:value-type="float" office:value="-0.336619637438032" calcext:value-type="float">
            <text:p>-0.336619637438032</text:p>
          </table:table-cell>
          <table:table-cell office:value-type="float" office:value="-0.334885025576174" calcext:value-type="float">
            <text:p>-0.334885025576174</text:p>
          </table:table-cell>
          <table:table-cell office:value-type="float" office:value="-0.333812007445802" calcext:value-type="float">
            <text:p>-0.333812007445802</text:p>
          </table:table-cell>
          <table:table-cell office:value-type="float" office:value="-0.333585229482749" calcext:value-type="float">
            <text:p>-0.333585229482749</text:p>
          </table:table-cell>
          <table:table-cell office:value-type="float" office:value="-0.333634540503459" calcext:value-type="float">
            <text:p>-0.333634540503459</text:p>
          </table:table-cell>
          <table:table-cell office:value-type="float" office:value="-0.332891520301605" calcext:value-type="float">
            <text:p>-0.332891520301605</text:p>
          </table:table-cell>
          <table:table-cell office:value-type="float" office:value="-0.3333480791966" calcext:value-type="float">
            <text:p>-0.3333480791966</text:p>
          </table:table-cell>
          <table:table-cell office:value-type="float" office:value="-0.334594719709361" calcext:value-type="float">
            <text:p>-0.334594719709361</text:p>
          </table:table-cell>
          <table:table-cell office:value-type="float" office:value="-0.333162129576765" calcext:value-type="float">
            <text:p>-0.333162129576765</text:p>
          </table:table-cell>
          <table:table-cell office:value-type="float" office:value="-0.334737865140726" calcext:value-type="float">
            <text:p>-0.334737865140726</text:p>
          </table:table-cell>
          <table:table-cell office:value-type="float" office:value="-0.334958155362632" calcext:value-type="float">
            <text:p>-0.334958155362632</text:p>
          </table:table-cell>
          <table:table-cell office:value-type="float" office:value="-0.334749095808984" calcext:value-type="float">
            <text:p>-0.334749095808984</text:p>
          </table:table-cell>
          <table:table-cell office:value-type="float" office:value="-0.335760435540742" calcext:value-type="float">
            <text:p>-0.335760435540742</text:p>
          </table:table-cell>
          <table:table-cell office:value-type="float" office:value="-0.334657544793873" calcext:value-type="float">
            <text:p>-0.334657544793873</text:p>
          </table:table-cell>
          <table:table-cell office:value-type="float" office:value="-0.334866422413098" calcext:value-type="float">
            <text:p>-0.334866422413098</text:p>
          </table:table-cell>
          <table:table-cell office:value-type="float" office:value="-0.334837458562489" calcext:value-type="float">
            <text:p>-0.334837458562489</text:p>
          </table:table-cell>
          <table:table-cell office:value-type="float" office:value="-0.333817827041688" calcext:value-type="float">
            <text:p>-0.333817827041688</text:p>
          </table:table-cell>
          <table:table-cell office:value-type="float" office:value="-0.334222941131997" calcext:value-type="float">
            <text:p>-0.334222941131997</text:p>
          </table:table-cell>
          <table:table-cell office:value-type="float" office:value="-0.334744688108268" calcext:value-type="float">
            <text:p>-0.334744688108268</text:p>
          </table:table-cell>
          <table:table-cell office:value-type="float" office:value="-0.3342007381319" calcext:value-type="float">
            <text:p>-0.3342007381319</text:p>
          </table:table-cell>
          <table:table-cell office:value-type="float" office:value="-0.334428161319807" calcext:value-type="float">
            <text:p>-0.334428161319807</text:p>
          </table:table-cell>
          <table:table-cell office:value-type="float" office:value="-0.334077228766061" calcext:value-type="float">
            <text:p>-0.334077228766061</text:p>
          </table:table-cell>
          <table:table-cell office:value-type="float" office:value="-0.334506260389183" calcext:value-type="float">
            <text:p>-0.334506260389183</text:p>
          </table:table-cell>
          <table:table-cell office:value-type="float" office:value="-0.334176724319361" calcext:value-type="float">
            <text:p>-0.334176724319361</text:p>
          </table:table-cell>
          <table:table-cell office:value-type="float" office:value="-0.334314808028947" calcext:value-type="float">
            <text:p>-0.334314808028947</text:p>
          </table:table-cell>
          <table:table-cell office:value-type="float" office:value="-0.335388379927162" calcext:value-type="float">
            <text:p>-0.335388379927162</text:p>
          </table:table-cell>
          <table:table-cell office:value-type="float" office:value="-0.334342897091248" calcext:value-type="float">
            <text:p>-0.334342897091248</text:p>
          </table:table-cell>
          <table:table-cell office:value-type="float" office:value="-0.334383506143262" calcext:value-type="float">
            <text:p>-0.334383506143262</text:p>
          </table:table-cell>
          <table:table-cell office:value-type="float" office:value="-0.333906320502586" calcext:value-type="float">
            <text:p>-0.333906320502586</text:p>
          </table:table-cell>
          <table:table-cell office:value-type="float" office:value="-0.334280763408309" calcext:value-type="float">
            <text:p>-0.334280763408309</text:p>
          </table:table-cell>
          <table:table-cell office:value-type="float" office:value="-0.334026503564144" calcext:value-type="float">
            <text:p>-0.334026503564144</text:p>
          </table:table-cell>
          <table:table-cell office:value-type="float" office:value="-0.333492070642222" calcext:value-type="float">
            <text:p>-0.333492070642222</text:p>
          </table:table-cell>
          <table:table-cell office:value-type="float" office:value="-0.333887471949651" calcext:value-type="float">
            <text:p>-0.333887471949651</text:p>
          </table:table-cell>
          <table:table-cell office:value-type="float" office:value="-0.334663263852201" calcext:value-type="float">
            <text:p>-0.334663263852201</text:p>
          </table:table-cell>
          <table:table-cell office:value-type="float" office:value="-0.334109988274546" calcext:value-type="float">
            <text:p>-0.334109988274546</text:p>
          </table:table-cell>
          <table:table-cell office:value-type="float" office:value="-0.333912996900478" calcext:value-type="float">
            <text:p>-0.333912996900478</text:p>
          </table:table-cell>
          <table:table-cell office:value-type="float" office:value="-0.334520661559847" calcext:value-type="float">
            <text:p>-0.334520661559847</text:p>
          </table:table-cell>
          <table:table-cell office:value-type="float" office:value="-0.333966107053215" calcext:value-type="float">
            <text:p>-0.333966107053215</text:p>
          </table:table-cell>
          <table:table-cell office:value-type="float" office:value="-0.334142211252868" calcext:value-type="float">
            <text:p>-0.334142211252868</text:p>
          </table:table-cell>
          <table:table-cell office:value-type="float" office:value="-0.334013889757934" calcext:value-type="float">
            <text:p>-0.334013889757934</text:p>
          </table:table-cell>
          <table:table-cell office:value-type="float" office:value="-0.334795989540763" calcext:value-type="float">
            <text:p>-0.334795989540763</text:p>
          </table:table-cell>
          <table:table-cell office:value-type="float" office:value="-0.334794275995446" calcext:value-type="float">
            <text:p>-0.334794275995446</text:p>
          </table:table-cell>
          <table:table-cell office:value-type="float" office:value="-0.334889767283289" calcext:value-type="float">
            <text:p>-0.334889767283289</text:p>
          </table:table-cell>
          <table:table-cell office:value-type="float" office:value="-0.334504604427271" calcext:value-type="float">
            <text:p>-0.334504604427271</text:p>
          </table:table-cell>
          <table:table-cell office:value-type="float" office:value="-0.334859730410065" calcext:value-type="float">
            <text:p>-0.334859730410065</text:p>
          </table:table-cell>
          <table:table-cell office:value-type="float" office:value="-0.334354371721138" calcext:value-type="float">
            <text:p>-0.334354371721138</text:p>
          </table:table-cell>
          <table:table-cell office:value-type="float" office:value="-0.334762460936348" calcext:value-type="float">
            <text:p>-0.334762460936348</text:p>
          </table:table-cell>
          <table:table-cell office:value-type="float" office:value="-0.33499425012563" calcext:value-type="float">
            <text:p>-0.33499425012563</text:p>
          </table:table-cell>
          <table:table-cell office:value-type="float" office:value="-0.334768678021034" calcext:value-type="float">
            <text:p>-0.334768678021034</text:p>
          </table:table-cell>
          <table:table-cell office:value-type="float" office:value="-0.333876476800184" calcext:value-type="float">
            <text:p>-0.333876476800184</text:p>
          </table:table-cell>
          <table:table-cell office:value-type="float" office:value="-0.333851242618383" calcext:value-type="float">
            <text:p>-0.333851242618383</text:p>
          </table:table-cell>
          <table:table-cell office:value-type="float" office:value="-0.334744054167987" calcext:value-type="float">
            <text:p>-0.334744054167987</text:p>
          </table:table-cell>
          <table:table-cell office:value-type="float" office:value="-0.334117499058725" calcext:value-type="float">
            <text:p>-0.334117499058725</text:p>
          </table:table-cell>
          <table:table-cell office:value-type="float" office:value="-0.334074143942754" calcext:value-type="float">
            <text:p>-0.334074143942754</text:p>
          </table:table-cell>
          <table:table-cell office:value-type="float" office:value="-0.334695952609463" calcext:value-type="float">
            <text:p>-0.334695952609463</text:p>
          </table:table-cell>
          <table:table-cell office:value-type="float" office:value="-0.334014176508289" calcext:value-type="float">
            <text:p>-0.334014176508289</text:p>
          </table:table-cell>
          <table:table-cell office:value-type="float" office:value="-0.334371868473651" calcext:value-type="float">
            <text:p>-0.334371868473651</text:p>
          </table:table-cell>
          <table:table-cell office:value-type="float" office:value="-0.333975922675178" calcext:value-type="float">
            <text:p>-0.333975922675178</text:p>
          </table:table-cell>
          <table:table-cell office:value-type="float" office:value="-0.334225753135712" calcext:value-type="float">
            <text:p>-0.334225753135712</text:p>
          </table:table-cell>
          <table:table-cell office:value-type="float" office:value="-0.334346404239682" calcext:value-type="float">
            <text:p>-0.334346404239682</text:p>
          </table:table-cell>
          <table:table-cell office:value-type="float" office:value="-0.33464828609004" calcext:value-type="float">
            <text:p>-0.33464828609004</text:p>
          </table:table-cell>
          <table:table-cell office:value-type="float" office:value="-0.334259072676289" calcext:value-type="float">
            <text:p>-0.334259072676289</text:p>
          </table:table-cell>
          <table:table-cell office:value-type="float" office:value="-0.334450372770875" calcext:value-type="float">
            <text:p>-0.334450372770875</text:p>
          </table:table-cell>
          <table:table-cell office:value-type="float" office:value="-0.334000675677882" calcext:value-type="float">
            <text:p>-0.334000675677882</text:p>
          </table:table-cell>
          <table:table-cell office:value-type="float" office:value="-0.334339915755863" calcext:value-type="float">
            <text:p>-0.334339915755863</text:p>
          </table:table-cell>
          <table:table-cell office:value-type="float" office:value="-0.334033910292373" calcext:value-type="float">
            <text:p>-0.334033910292373</text:p>
          </table:table-cell>
          <table:table-cell office:value-type="float" office:value="-0.33404139546451" calcext:value-type="float">
            <text:p>-0.33404139546451</text:p>
          </table:table-cell>
          <table:table-cell office:value-type="float" office:value="-0.333899729622231" calcext:value-type="float">
            <text:p>-0.333899729622231</text:p>
          </table:table-cell>
          <table:table-cell office:value-type="float" office:value="-0.334086625906814" calcext:value-type="float">
            <text:p>-0.334086625906814</text:p>
          </table:table-cell>
          <table:table-cell office:value-type="float" office:value="-0.334349966989809" calcext:value-type="float">
            <text:p>-0.334349966989809</text:p>
          </table:table-cell>
          <table:table-cell office:value-type="float" office:value="-0.334529676818058" calcext:value-type="float">
            <text:p>-0.334529676818058</text:p>
          </table:table-cell>
          <table:table-cell office:value-type="float" office:value="-0.334363300082055" calcext:value-type="float">
            <text:p>-0.334363300082055</text:p>
          </table:table-cell>
          <table:table-cell office:value-type="float" office:value="-0.333742674827471" calcext:value-type="float">
            <text:p>-0.333742674827471</text:p>
          </table:table-cell>
          <table:table-cell office:value-type="float" office:value="-0.333471814223241" calcext:value-type="float">
            <text:p>-0.333471814223241</text:p>
          </table:table-cell>
          <table:table-cell office:value-type="float" office:value="-0.334267324081985" calcext:value-type="float">
            <text:p>-0.334267324081985</text:p>
          </table:table-cell>
          <table:table-cell office:value-type="float" office:value="-0.333264102810421" calcext:value-type="float">
            <text:p>-0.333264102810421</text:p>
          </table:table-cell>
          <table:table-cell office:value-type="float" office:value="-0.333106326952808" calcext:value-type="float">
            <text:p>-0.333106326952808</text:p>
          </table:table-cell>
          <table:table-cell office:value-type="float" office:value="-0.333356942190291" calcext:value-type="float">
            <text:p>-0.333356942190291</text:p>
          </table:table-cell>
          <table:table-cell office:value-type="float" office:value="-0.333891744623207" calcext:value-type="float">
            <text:p>-0.333891744623207</text:p>
          </table:table-cell>
          <table:table-cell office:value-type="float" office:value="-0.333929526127508" calcext:value-type="float">
            <text:p>-0.333929526127508</text:p>
          </table:table-cell>
          <table:table-cell office:value-type="float" office:value="-0.333779069934041" calcext:value-type="float">
            <text:p>-0.333779069934041</text:p>
          </table:table-cell>
          <table:table-cell office:value-type="float" office:value="-0.333611402983609" calcext:value-type="float">
            <text:p>-0.333611402983609</text:p>
          </table:table-cell>
          <table:table-cell office:value-type="float" office:value="-0.334349480340242" calcext:value-type="float">
            <text:p>-0.334349480340242</text:p>
          </table:table-cell>
          <table:table-cell office:value-type="float" office:value="-0.333664201074995" calcext:value-type="float">
            <text:p>-0.333664201074995</text:p>
          </table:table-cell>
          <table:table-cell office:value-type="float" office:value="-0.334544454054529" calcext:value-type="float">
            <text:p>-0.334544454054529</text:p>
          </table:table-cell>
          <table:table-cell office:value-type="float" office:value="-0.334162661317592" calcext:value-type="float">
            <text:p>-0.33416266131759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64439210300726" calcext:value-type="float">
            <text:p>-2.64439210300726E-05</text:p>
          </table:table-cell>
          <table:table-cell office:value-type="float" office:value="0.0000295315216487513" calcext:value-type="float">
            <text:p>2.95315216487513E-05</text:p>
          </table:table-cell>
          <table:table-cell office:value-type="float" office:value="0.0000242891040433402" calcext:value-type="float">
            <text:p>2.42891040433402E-05</text:p>
          </table:table-cell>
          <table:table-cell office:value-type="float" office:value="-0.0000248126720788777" calcext:value-type="float">
            <text:p>-2.48126720788777E-05</text:p>
          </table:table-cell>
          <table:table-cell office:value-type="float" office:value="-0.0000197665363079191" calcext:value-type="float">
            <text:p>-1.97665363079191E-05</text:p>
          </table:table-cell>
          <table:table-cell office:value-type="float" office:value="0.0000127471804525214" calcext:value-type="float">
            <text:p>1.27471804525214E-05</text:p>
          </table:table-cell>
          <table:table-cell office:value-type="float" office:value="-0.0000235064887768033" calcext:value-type="float">
            <text:p>-2.35064887768033E-05</text:p>
          </table:table-cell>
          <table:table-cell office:value-type="float" office:value="0.0000993212541850475" calcext:value-type="float">
            <text:p>9.93212541850475E-05</text:p>
          </table:table-cell>
          <table:table-cell office:value-type="float" office:value="-0.0000501313677921389" calcext:value-type="float">
            <text:p>-5.01313677921389E-05</text:p>
          </table:table-cell>
          <table:table-cell office:value-type="float" office:value="-0.0000351877996949135" calcext:value-type="float">
            <text:p>-3.51877996949135E-05</text:p>
          </table:table-cell>
          <table:table-cell office:value-type="float" office:value="-0.0000000967801998541518" calcext:value-type="float">
            <text:p>-9.67801998541518E-08</text:p>
          </table:table-cell>
          <table:table-cell office:value-type="float" office:value="0.00000336370147852039" calcext:value-type="float">
            <text:p>3.36370147852039E-06</text:p>
          </table:table-cell>
          <table:table-cell office:value-type="float" office:value="0.00000921638770318145" calcext:value-type="float">
            <text:p>9.21638770318145E-06</text:p>
          </table:table-cell>
          <table:table-cell office:value-type="float" office:value="-0.00000467769598444523" calcext:value-type="float">
            <text:p>-4.67769598444523E-06</text:p>
          </table:table-cell>
          <table:table-cell office:value-type="float" office:value="-0.000012921777642394" calcext:value-type="float">
            <text:p>-1.2921777642394E-05</text:p>
          </table:table-cell>
          <table:table-cell office:value-type="float" office:value="0.0000182199840348951" calcext:value-type="float">
            <text:p>1.82199840348951E-05</text:p>
          </table:table-cell>
          <table:table-cell office:value-type="float" office:value="0.0000112372723508059" calcext:value-type="float">
            <text:p>1.12372723508059E-05</text:p>
          </table:table-cell>
          <table:table-cell office:value-type="float" office:value="-0.0000200113093111187" calcext:value-type="float">
            <text:p>-2.00113093111187E-05</text:p>
          </table:table-cell>
          <table:table-cell office:value-type="float" office:value="0.0000222450761502291" calcext:value-type="float">
            <text:p>2.22450761502291E-05</text:p>
          </table:table-cell>
          <table:table-cell office:value-type="float" office:value="-0.0000052655106828059" calcext:value-type="float">
            <text:p>-5.2655106828059E-06</text:p>
          </table:table-cell>
          <table:table-cell office:value-type="float" office:value="-0.00000348319171145084" calcext:value-type="float">
            <text:p>-3.48319171145084E-06</text:p>
          </table:table-cell>
          <table:table-cell office:value-type="float" office:value="-0.0000286893474233385" calcext:value-type="float">
            <text:p>-2.86893474233385E-05</text:p>
          </table:table-cell>
          <table:table-cell office:value-type="float" office:value="0.0000525573130445434" calcext:value-type="float">
            <text:p>5.25573130445434E-05</text:p>
          </table:table-cell>
          <table:table-cell office:value-type="float" office:value="-0.0000228454940873202" calcext:value-type="float">
            <text:p>-2.28454940873202E-05</text:p>
          </table:table-cell>
          <table:table-cell office:value-type="float" office:value="0.00000917456593912958" calcext:value-type="float">
            <text:p>9.17456593912958E-06</text:p>
          </table:table-cell>
          <table:table-cell office:value-type="float" office:value="0.0000536831962972273" calcext:value-type="float">
            <text:p>5.36831962972273E-05</text:p>
          </table:table-cell>
          <table:table-cell office:value-type="float" office:value="-0.0000544198816196384" calcext:value-type="float">
            <text:p>-5.44198816196384E-05</text:p>
          </table:table-cell>
          <table:table-cell office:value-type="float" office:value="-0.0000191723256842136" calcext:value-type="float">
            <text:p>-1.91723256842136E-05</text:p>
          </table:table-cell>
          <table:table-cell office:value-type="float" office:value="0.0000273020329249474" calcext:value-type="float">
            <text:p>2.73020329249474E-05</text:p>
          </table:table-cell>
          <table:table-cell office:value-type="float" office:value="-0.0000413762146134755" calcext:value-type="float">
            <text:p>-4.13762146134755E-05</text:p>
          </table:table-cell>
          <table:table-cell office:value-type="float" office:value="0.00000411503466002383" calcext:value-type="float">
            <text:p>4.11503466002383E-06</text:p>
          </table:table-cell>
          <table:table-cell office:value-type="float" office:value="0.0000124448979564318" calcext:value-type="float">
            <text:p>1.24448979564318E-05</text:p>
          </table:table-cell>
          <table:table-cell office:value-type="float" office:value="-0.0000124790248597351" calcext:value-type="float">
            <text:p>-1.24790248597351E-05</text:p>
          </table:table-cell>
          <table:table-cell office:value-type="float" office:value="0.0000223563781707736" calcext:value-type="float">
            <text:p>2.23563781707736E-05</text:p>
          </table:table-cell>
          <table:table-cell office:value-type="float" office:value="0.00000506667129468452" calcext:value-type="float">
            <text:p>5.06667129468452E-06</text:p>
          </table:table-cell>
          <table:table-cell office:value-type="float" office:value="-0.0000101722925236469" calcext:value-type="float">
            <text:p>-1.01722925236469E-05</text:p>
          </table:table-cell>
          <table:table-cell office:value-type="float" office:value="0.000080915782833646" calcext:value-type="float">
            <text:p>8.0915782833646E-05</text:p>
          </table:table-cell>
          <table:table-cell office:value-type="float" office:value="-0.0000875411251848868" calcext:value-type="float">
            <text:p>-8.75411251848868E-05</text:p>
          </table:table-cell>
          <table:table-cell office:value-type="float" office:value="0.0000147091750090089" calcext:value-type="float">
            <text:p>1.47091750090089E-05</text:p>
          </table:table-cell>
          <table:table-cell office:value-type="float" office:value="0.0000133624691407985" calcext:value-type="float">
            <text:p>1.33624691407985E-05</text:p>
          </table:table-cell>
          <table:table-cell office:value-type="float" office:value="-0.000184572055521026" calcext:value-type="float">
            <text:p>-0.000184572055521</text:p>
          </table:table-cell>
          <table:table-cell office:value-type="float" office:value="-0.000197552008614987" calcext:value-type="float">
            <text:p>-0.000197552008615</text:p>
          </table:table-cell>
          <table:table-cell office:value-type="float" office:value="-0.000450491473967751" calcext:value-type="float">
            <text:p>-0.000450491473968</text:p>
          </table:table-cell>
          <table:table-cell office:value-type="float" office:value="-0.000111179800528494" calcext:value-type="float">
            <text:p>-0.000111179800528</text:p>
          </table:table-cell>
          <table:table-cell office:value-type="float" office:value="0.000842322694623698" calcext:value-type="float">
            <text:p>0.000842322694624</text:p>
          </table:table-cell>
          <table:table-cell office:value-type="float" office:value="0.000586259429115776" calcext:value-type="float">
            <text:p>0.000586259429116</text:p>
          </table:table-cell>
          <table:table-cell office:value-type="float" office:value="0.000647344932801386" calcext:value-type="float">
            <text:p>0.000647344932801</text:p>
          </table:table-cell>
          <table:table-cell office:value-type="float" office:value="-0.0000447987045157361" calcext:value-type="float">
            <text:p>-4.47987045157361E-05</text:p>
          </table:table-cell>
          <table:table-cell office:value-type="float" office:value="0.000135576976622476" calcext:value-type="float">
            <text:p>0.000135576976622</text:p>
          </table:table-cell>
          <table:table-cell office:value-type="float" office:value="-0.000541827550075813" calcext:value-type="float">
            <text:p>-0.000541827550076</text:p>
          </table:table-cell>
          <table:table-cell office:value-type="float" office:value="-0.000769951359456622" calcext:value-type="float">
            <text:p>-0.000769951359457</text:p>
          </table:table-cell>
          <table:table-cell office:value-type="float" office:value="0.0120078425583333" calcext:value-type="float">
            <text:p>0.012007842558333</text:p>
          </table:table-cell>
          <table:table-cell office:value-type="float" office:value="0.00751896944637853" calcext:value-type="float">
            <text:p>0.007518969446379</text:p>
          </table:table-cell>
          <table:table-cell office:value-type="float" office:value="0.0250614566371182" calcext:value-type="float">
            <text:p>0.025061456637118</text:p>
          </table:table-cell>
          <table:table-cell office:value-type="float" office:value="0.0040195835335366" calcext:value-type="float">
            <text:p>0.004019583533537</text:p>
          </table:table-cell>
          <table:table-cell office:value-type="float" office:value="0.00307529589884159" calcext:value-type="float">
            <text:p>0.003075295898842</text:p>
          </table:table-cell>
          <table:table-cell office:value-type="float" office:value="-0.0000102514620685668" calcext:value-type="float">
            <text:p>-1.02514620685668E-05</text:p>
          </table:table-cell>
          <table:table-cell office:value-type="float" office:value="-0.00111226352662169" calcext:value-type="float">
            <text:p>-0.001112263526622</text:p>
          </table:table-cell>
          <table:table-cell office:value-type="float" office:value="0.0000236301828034358" calcext:value-type="float">
            <text:p>2.36301828034358E-05</text:p>
          </table:table-cell>
          <table:table-cell office:value-type="float" office:value="0.00143270428729353" calcext:value-type="float">
            <text:p>0.001432704287294</text:p>
          </table:table-cell>
          <table:table-cell office:value-type="float" office:value="-0.0044431531640397" calcext:value-type="float">
            <text:p>-0.00444315316404</text:p>
          </table:table-cell>
          <table:table-cell office:value-type="float" office:value="-0.0115158287755695" calcext:value-type="float">
            <text:p>-0.01151582877557</text:p>
          </table:table-cell>
          <table:table-cell office:value-type="float" office:value="-0.0135551625852172" calcext:value-type="float">
            <text:p>-0.013555162585217</text:p>
          </table:table-cell>
          <table:table-cell office:value-type="float" office:value="-0.00933127213509805" calcext:value-type="float">
            <text:p>-0.009331272135098</text:p>
          </table:table-cell>
          <table:table-cell office:value-type="float" office:value="-0.00193829615660285" calcext:value-type="float">
            <text:p>-0.001938296156603</text:p>
          </table:table-cell>
          <table:table-cell office:value-type="float" office:value="0.000485677516962935" calcext:value-type="float">
            <text:p>0.000485677516963</text:p>
          </table:table-cell>
          <table:table-cell office:value-type="float" office:value="0.000095773418663625" calcext:value-type="float">
            <text:p>9.5773418663625E-05</text:p>
          </table:table-cell>
          <table:table-cell office:value-type="float" office:value="-0.00183585022393984" calcext:value-type="float">
            <text:p>-0.00183585022394</text:p>
          </table:table-cell>
          <table:table-cell office:value-type="float" office:value="-0.00179850503769224" calcext:value-type="float">
            <text:p>-0.001798505037692</text:p>
          </table:table-cell>
          <table:table-cell office:value-type="float" office:value="-0.00210467223219074" calcext:value-type="float">
            <text:p>-0.002104672232191</text:p>
          </table:table-cell>
          <table:table-cell office:value-type="float" office:value="-0.000731760129735415" calcext:value-type="float">
            <text:p>-0.000731760129735</text:p>
          </table:table-cell>
          <table:table-cell office:value-type="float" office:value="-0.00047154949018402" calcext:value-type="float">
            <text:p>-0.000471549490184</text:p>
          </table:table-cell>
          <table:table-cell office:value-type="float" office:value="0.00173120506932434" calcext:value-type="float">
            <text:p>0.001731205069324</text:p>
          </table:table-cell>
          <table:table-cell office:value-type="float" office:value="0.0367280655403626" calcext:value-type="float">
            <text:p>0.036728065540363</text:p>
          </table:table-cell>
          <table:table-cell office:value-type="float" office:value="-0.000587195692020981" calcext:value-type="float">
            <text:p>-0.000587195692021</text:p>
          </table:table-cell>
          <table:table-cell office:value-type="float" office:value="-0.00164743009666424" calcext:value-type="float">
            <text:p>-0.001647430096664</text:p>
          </table:table-cell>
          <table:table-cell office:value-type="float" office:value="-0.00392233208258791" calcext:value-type="float">
            <text:p>-0.003922332082588</text:p>
          </table:table-cell>
          <table:table-cell office:value-type="float" office:value="-0.00431229657426663" calcext:value-type="float">
            <text:p>-0.004312296574267</text:p>
          </table:table-cell>
          <table:table-cell office:value-type="float" office:value="-0.00451746166366801" calcext:value-type="float">
            <text:p>-0.004517461663668</text:p>
          </table:table-cell>
          <table:table-cell office:value-type="float" office:value="-0.00112259278872323" calcext:value-type="float">
            <text:p>-0.001122592788723</text:p>
          </table:table-cell>
          <table:table-cell office:value-type="float" office:value="-0.00161545905258215" calcext:value-type="float">
            <text:p>-0.001615459052582</text:p>
          </table:table-cell>
          <table:table-cell office:value-type="float" office:value="-0.00359699621965359" calcext:value-type="float">
            <text:p>-0.003596996219654</text:p>
          </table:table-cell>
          <table:table-cell office:value-type="float" office:value="-0.00761278019112244" calcext:value-type="float">
            <text:p>-0.007612780191122</text:p>
          </table:table-cell>
          <table:table-cell office:value-type="float" office:value="-0.000172956094653676" calcext:value-type="float">
            <text:p>-0.000172956094654</text:p>
          </table:table-cell>
          <table:table-cell office:value-type="float" office:value="-0.000843656288740113" calcext:value-type="float">
            <text:p>-0.00084365628874</text:p>
          </table:table-cell>
          <table:table-cell office:value-type="float" office:value="-0.00060000924111614" calcext:value-type="float">
            <text:p>-0.000600009241116</text:p>
          </table:table-cell>
          <table:table-cell office:value-type="float" office:value="0.00198410527372667" calcext:value-type="float">
            <text:p>0.001984105273727</text:p>
          </table:table-cell>
          <table:table-cell office:value-type="float" office:value="-0.000140949449002392" calcext:value-type="float">
            <text:p>-0.000140949449002</text:p>
          </table:table-cell>
          <table:table-cell office:value-type="float" office:value="-0.000816927013406188" calcext:value-type="float">
            <text:p>-0.000816927013406</text:p>
          </table:table-cell>
          <table:table-cell office:value-type="float" office:value="-0.00441326099438211" calcext:value-type="float">
            <text:p>-0.004413260994382</text:p>
          </table:table-cell>
          <table:table-cell office:value-type="float" office:value="-0.000832307531205889" calcext:value-type="float">
            <text:p>-0.000832307531206</text:p>
          </table:table-cell>
          <table:table-cell office:value-type="float" office:value="0.0211109390603433" calcext:value-type="float">
            <text:p>0.021110939060343</text:p>
          </table:table-cell>
          <table:table-cell office:value-type="float" office:value="0.000209084132159976" calcext:value-type="float">
            <text:p>0.00020908413216</text:p>
          </table:table-cell>
          <table:table-cell office:value-type="float" office:value="0.00420868630413224" calcext:value-type="float">
            <text:p>0.004208686304132</text:p>
          </table:table-cell>
          <table:table-cell office:value-type="float" office:value="0.00513996492464697" calcext:value-type="float">
            <text:p>0.005139964924647</text:p>
          </table:table-cell>
          <table:table-cell office:value-type="float" office:value="0.0114541960717626" calcext:value-type="float">
            <text:p>0.011454196071763</text:p>
          </table:table-cell>
          <table:table-cell office:value-type="float" office:value="-0.000119691375580322" calcext:value-type="float">
            <text:p>-0.00011969137558</text:p>
          </table:table-cell>
          <table:table-cell office:value-type="float" office:value="-0.00274881589111553" calcext:value-type="float">
            <text:p>-0.002748815891116</text:p>
          </table:table-cell>
          <table:table-cell office:value-type="float" office:value="-0.00106248632494099" calcext:value-type="float">
            <text:p>-0.001062486324941</text:p>
          </table:table-cell>
          <table:table-cell office:value-type="float" office:value="-0.00724756902519214" calcext:value-type="float">
            <text:p>-0.007247569025192</text:p>
          </table:table-cell>
          <table:table-cell office:value-type="float" office:value="-0.0254071191742136" calcext:value-type="float">
            <text:p>-0.025407119174214</text:p>
          </table:table-cell>
          <table:table-cell office:value-type="float" office:value="-0.00114488401244717" calcext:value-type="float">
            <text:p>-0.001144884012447</text:p>
          </table:table-cell>
          <table:table-cell office:value-type="float" office:value="-0.000428480659986408" calcext:value-type="float">
            <text:p>-0.000428480659986</text:p>
          </table:table-cell>
          <table:table-cell office:value-type="float" office:value="0.00182593640952555" calcext:value-type="float">
            <text:p>0.001825936409526</text:p>
          </table:table-cell>
          <table:table-cell office:value-type="float" office:value="-0.000622269261156438" calcext:value-type="float">
            <text:p>-0.000622269261156</text:p>
          </table:table-cell>
          <table:table-cell office:value-type="float" office:value="-0.00956462887919696" calcext:value-type="float">
            <text:p>-0.009564628879197</text:p>
          </table:table-cell>
          <table:table-cell office:value-type="float" office:value="0.00108013946623586" calcext:value-type="float">
            <text:p>0.001080139466236</text:p>
          </table:table-cell>
          <table:table-cell office:value-type="float" office:value="-0.0000558744250814813" calcext:value-type="float">
            <text:p>-5.58744250814813E-05</text:p>
          </table:table-cell>
          <table:table-cell office:value-type="float" office:value="0.00109537981739172" calcext:value-type="float">
            <text:p>0.001095379817392</text:p>
          </table:table-cell>
          <table:table-cell office:value-type="float" office:value="0.0396750601168558" calcext:value-type="float">
            <text:p>0.039675060116856</text:p>
          </table:table-cell>
          <table:table-cell office:value-type="float" office:value="0.00434820765005362" calcext:value-type="float">
            <text:p>0.004348207650054</text:p>
          </table:table-cell>
          <table:table-cell office:value-type="float" office:value="-0.00354802778222207" calcext:value-type="float">
            <text:p>-0.003548027782222</text:p>
          </table:table-cell>
          <table:table-cell office:value-type="float" office:value="-0.0050383084959853" calcext:value-type="float">
            <text:p>-0.005038308495985</text:p>
          </table:table-cell>
          <table:table-cell office:value-type="float" office:value="-0.00422901795585817" calcext:value-type="float">
            <text:p>-0.004229017955858</text:p>
          </table:table-cell>
          <table:table-cell office:value-type="float" office:value="-0.0126980107592813" calcext:value-type="float">
            <text:p>-0.012698010759281</text:p>
          </table:table-cell>
          <table:table-cell office:value-type="float" office:value="-0.0055404775615609" calcext:value-type="float">
            <text:p>-0.005540477561561</text:p>
          </table:table-cell>
          <table:table-cell office:value-type="float" office:value="-0.0123968175372959" calcext:value-type="float">
            <text:p>-0.012396817537296</text:p>
          </table:table-cell>
          <table:table-cell office:value-type="float" office:value="0.00636533763330072" calcext:value-type="float">
            <text:p>0.006365337633301</text:p>
          </table:table-cell>
          <table:table-cell office:value-type="float" office:value="0.004163602464612" calcext:value-type="float">
            <text:p>0.004163602464612</text:p>
          </table:table-cell>
          <table:table-cell office:value-type="float" office:value="0.00102048275721123" calcext:value-type="float">
            <text:p>0.001020482757211</text:p>
          </table:table-cell>
          <table:table-cell office:value-type="float" office:value="-0.00145651724335671" calcext:value-type="float">
            <text:p>-0.001456517243357</text:p>
          </table:table-cell>
          <table:table-cell office:value-type="float" office:value="-0.0020675765439197" calcext:value-type="float">
            <text:p>-0.00206757654392</text:p>
          </table:table-cell>
          <table:table-cell office:value-type="float" office:value="0.00103357926710468" calcext:value-type="float">
            <text:p>0.001033579267105</text:p>
          </table:table-cell>
          <table:table-cell office:value-type="float" office:value="0.000715133712843652" calcext:value-type="float">
            <text:p>0.000715133712844</text:p>
          </table:table-cell>
          <table:table-cell office:value-type="float" office:value="-0.00103692026400531" calcext:value-type="float">
            <text:p>-0.001036920264005</text:p>
          </table:table-cell>
          <table:table-cell office:value-type="float" office:value="-0.00342808322411936" calcext:value-type="float">
            <text:p>-0.003428083224119</text:p>
          </table:table-cell>
          <table:table-cell office:value-type="float" office:value="-0.00524067107604959" calcext:value-type="float">
            <text:p>-0.00524067107605</text:p>
          </table:table-cell>
          <table:table-cell office:value-type="float" office:value="0.0221418903866062" calcext:value-type="float">
            <text:p>0.022141890386606</text:p>
          </table:table-cell>
          <table:table-cell office:value-type="float" office:value="0.00262701480847377" calcext:value-type="float">
            <text:p>0.002627014808474</text:p>
          </table:table-cell>
          <table:table-cell office:value-type="float" office:value="-0.000143345750350077" calcext:value-type="float">
            <text:p>-0.00014334575035</text:p>
          </table:table-cell>
          <table:table-cell office:value-type="float" office:value="-0.00137204341510422" calcext:value-type="float">
            <text:p>-0.001372043415104</text:p>
          </table:table-cell>
          <table:table-cell office:value-type="float" office:value="0.00422728986821541" calcext:value-type="float">
            <text:p>0.004227289868215</text:p>
          </table:table-cell>
          <table:table-cell office:value-type="float" office:value="0.0106568985986137" calcext:value-type="float">
            <text:p>0.010656898598614</text:p>
          </table:table-cell>
          <table:table-cell office:value-type="float" office:value="0.0038387104635752" calcext:value-type="float">
            <text:p>0.003838710463575</text:p>
          </table:table-cell>
          <table:table-cell office:value-type="float" office:value="0.0026855056800783" calcext:value-type="float">
            <text:p>0.002685505680078</text:p>
          </table:table-cell>
          <table:table-cell office:value-type="float" office:value="0.00122501280448495" calcext:value-type="float">
            <text:p>0.001225012804485</text:p>
          </table:table-cell>
          <table:table-cell office:value-type="float" office:value="-0.000405263775893561" calcext:value-type="float">
            <text:p>-0.000405263775894</text:p>
          </table:table-cell>
          <table:table-cell office:value-type="float" office:value="-0.000918618069021437" calcext:value-type="float">
            <text:p>-0.000918618069021</text:p>
          </table:table-cell>
          <table:table-cell office:value-type="float" office:value="-0.000507191023479847" calcext:value-type="float">
            <text:p>-0.00050719102348</text:p>
          </table:table-cell>
          <table:table-cell office:value-type="float" office:value="0.00228014581065017" calcext:value-type="float">
            <text:p>0.00228014581065</text:p>
          </table:table-cell>
          <table:table-cell office:value-type="float" office:value="-0.00217654880682994" calcext:value-type="float">
            <text:p>-0.00217654880683</text:p>
          </table:table-cell>
          <table:table-cell office:value-type="float" office:value="-0.00401305165099541" calcext:value-type="float">
            <text:p>-0.004013051650995</text:p>
          </table:table-cell>
          <table:table-cell office:value-type="float" office:value="-0.0276316305696177" calcext:value-type="float">
            <text:p>-0.027631630569618</text:p>
          </table:table-cell>
          <table:table-cell office:value-type="float" office:value="-0.00347331345132307" calcext:value-type="float">
            <text:p>-0.003473313451323</text:p>
          </table:table-cell>
          <table:table-cell office:value-type="float" office:value="-0.00244490093605976" calcext:value-type="float">
            <text:p>-0.00244490093606</text:p>
          </table:table-cell>
          <table:table-cell office:value-type="float" office:value="-0.00209212189504537" calcext:value-type="float">
            <text:p>-0.002092121895045</text:p>
          </table:table-cell>
          <table:table-cell office:value-type="float" office:value="-0.000500449168175376" calcext:value-type="float">
            <text:p>-0.000500449168175</text:p>
          </table:table-cell>
          <table:table-cell office:value-type="float" office:value="0.000214404861293316" calcext:value-type="float">
            <text:p>0.000214404861293</text:p>
          </table:table-cell>
          <table:table-cell office:value-type="float" office:value="-0.00025460603352756" calcext:value-type="float">
            <text:p>-0.000254606033528</text:p>
          </table:table-cell>
          <table:table-cell office:value-type="float" office:value="-0.00159313612519213" calcext:value-type="float">
            <text:p>-0.001593136125192</text:p>
          </table:table-cell>
          <table:table-cell office:value-type="float" office:value="-0.00224506173322198" calcext:value-type="float">
            <text:p>-0.002245061733222</text:p>
          </table:table-cell>
          <table:table-cell office:value-type="float" office:value="-0.00106563730581283" calcext:value-type="float">
            <text:p>-0.001065637305813</text:p>
          </table:table-cell>
          <table:table-cell office:value-type="float" office:value="-0.000514951807898567" calcext:value-type="float">
            <text:p>-0.000514951807899</text:p>
          </table:table-cell>
          <table:table-cell office:value-type="float" office:value="-0.000475755692953772" calcext:value-type="float">
            <text:p>-0.000475755692954</text:p>
          </table:table-cell>
          <table:table-cell office:value-type="float" office:value="-0.000313500057776306" calcext:value-type="float">
            <text:p>-0.000313500057776</text:p>
          </table:table-cell>
          <table:table-cell office:value-type="float" office:value="0.0387660279684684" calcext:value-type="float">
            <text:p>0.038766027968468</text:p>
          </table:table-cell>
          <table:table-cell office:value-type="float" office:value="-0.00102554980091657" calcext:value-type="float">
            <text:p>-0.001025549800917</text:p>
          </table:table-cell>
          <table:table-cell office:value-type="float" office:value="-0.000331865730321901" calcext:value-type="float">
            <text:p>-0.000331865730322</text:p>
          </table:table-cell>
          <table:table-cell office:value-type="float" office:value="-0.00550874431856058" calcext:value-type="float">
            <text:p>-0.005508744318561</text:p>
          </table:table-cell>
          <table:table-cell office:value-type="float" office:value="-0.00571384886554077" calcext:value-type="float">
            <text:p>-0.005713848865541</text:p>
          </table:table-cell>
          <table:table-cell office:value-type="float" office:value="-0.00295163557497552" calcext:value-type="float">
            <text:p>-0.002951635574976</text:p>
          </table:table-cell>
          <table:table-cell office:value-type="float" office:value="-0.0146180700366613" calcext:value-type="float">
            <text:p>-0.014618070036661</text:p>
          </table:table-cell>
          <table:table-cell office:value-type="float" office:value="0.00240647536165206" calcext:value-type="float">
            <text:p>0.002406475361652</text:p>
          </table:table-cell>
          <table:table-cell office:value-type="float" office:value="0.000598085835276152" calcext:value-type="float">
            <text:p>0.000598085835276</text:p>
          </table:table-cell>
          <table:table-cell office:value-type="float" office:value="-0.000372528815082096" calcext:value-type="float">
            <text:p>-0.000372528815082</text:p>
          </table:table-cell>
          <table:table-cell office:value-type="float" office:value="-0.000859455759537164" calcext:value-type="float">
            <text:p>-0.000859455759537</text:p>
          </table:table-cell>
          <table:table-cell office:value-type="float" office:value="0.000237961674074416" calcext:value-type="float">
            <text:p>0.000237961674074</text:p>
          </table:table-cell>
          <table:table-cell office:value-type="float" office:value="0.00105069455669288" calcext:value-type="float">
            <text:p>0.001050694556693</text:p>
          </table:table-cell>
          <table:table-cell office:value-type="float" office:value="-0.00211653785517812" calcext:value-type="float">
            <text:p>-0.002116537855178</text:p>
          </table:table-cell>
          <table:table-cell office:value-type="float" office:value="-0.00320151874885599" calcext:value-type="float">
            <text:p>-0.003201518748856</text:p>
          </table:table-cell>
          <table:table-cell office:value-type="float" office:value="-0.00347817721898036" calcext:value-type="float">
            <text:p>-0.00347817721898</text:p>
          </table:table-cell>
          <table:table-cell office:value-type="float" office:value="0.0275876180881264" calcext:value-type="float">
            <text:p>0.027587618088126</text:p>
          </table:table-cell>
          <table:table-cell office:value-type="float" office:value="-0.00146974053110788" calcext:value-type="float">
            <text:p>-0.001469740531108</text:p>
          </table:table-cell>
          <table:table-cell office:value-type="float" office:value="0.0196742069547567" calcext:value-type="float">
            <text:p>0.019674206954757</text:p>
          </table:table-cell>
          <table:table-cell office:value-type="float" office:value="0.0010482674558378" calcext:value-type="float">
            <text:p>0.001048267455838</text:p>
          </table:table-cell>
          <table:table-cell office:value-type="float" office:value="-0.000653869548940922" calcext:value-type="float">
            <text:p>-0.000653869548941</text:p>
          </table:table-cell>
          <table:table-cell office:value-type="float" office:value="-0.00146529967069814" calcext:value-type="float">
            <text:p>-0.001465299670698</text:p>
          </table:table-cell>
          <table:table-cell office:value-type="float" office:value="0.000571148581656633" calcext:value-type="float">
            <text:p>0.000571148581657</text:p>
          </table:table-cell>
          <table:table-cell office:value-type="float" office:value="-0.000299987814012637" calcext:value-type="float">
            <text:p>-0.000299987814013</text:p>
          </table:table-cell>
          <table:table-cell office:value-type="float" office:value="-0.00485084942319214" calcext:value-type="float">
            <text:p>-0.004850849423192</text:p>
          </table:table-cell>
          <table:table-cell office:value-type="float" office:value="-0.0323602517404497" calcext:value-type="float">
            <text:p>-0.03236025174045</text:p>
          </table:table-cell>
          <table:table-cell office:value-type="float" office:value="-0.00464202851011997" calcext:value-type="float">
            <text:p>-0.00464202851012</text:p>
          </table:table-cell>
          <table:table-cell office:value-type="float" office:value="-0.00236737927659142" calcext:value-type="float">
            <text:p>-0.002367379276591</text:p>
          </table:table-cell>
          <table:table-cell office:value-type="float" office:value="-0.00131209940276478" calcext:value-type="float">
            <text:p>-0.001312099402765</text:p>
          </table:table-cell>
          <table:table-cell office:value-type="float" office:value="0.000445561863269051" calcext:value-type="float">
            <text:p>0.000445561863269</text:p>
          </table:table-cell>
          <table:table-cell office:value-type="float" office:value="0.00102690469265943" calcext:value-type="float">
            <text:p>0.001026904692659</text:p>
          </table:table-cell>
          <table:table-cell office:value-type="float" office:value="-0.000501808432130491" calcext:value-type="float">
            <text:p>-0.00050180843213</text:p>
          </table:table-cell>
          <table:table-cell office:value-type="float" office:value="-0.00254806244739542" calcext:value-type="float">
            <text:p>-0.002548062447395</text:p>
          </table:table-cell>
          <table:table-cell office:value-type="float" office:value="-0.00014294856088698" calcext:value-type="float">
            <text:p>-0.000142948560887</text:p>
          </table:table-cell>
          <table:table-cell office:value-type="float" office:value="-0.0000951395884952189" calcext:value-type="float">
            <text:p>-9.51395884952189E-05</text:p>
          </table:table-cell>
          <table:table-cell office:value-type="float" office:value="-0.000215667783462825" calcext:value-type="float">
            <text:p>-0.000215667783463</text:p>
          </table:table-cell>
          <table:table-cell office:value-type="float" office:value="0.0390810449086437" calcext:value-type="float">
            <text:p>0.039081044908644</text:p>
          </table:table-cell>
          <table:table-cell office:value-type="float" office:value="-0.000450798210712422" calcext:value-type="float">
            <text:p>-0.000450798210712</text:p>
          </table:table-cell>
          <table:table-cell office:value-type="float" office:value="-0.000718756560380007" calcext:value-type="float">
            <text:p>-0.00071875656038</text:p>
          </table:table-cell>
          <table:table-cell office:value-type="float" office:value="-0.0018111242451252" calcext:value-type="float">
            <text:p>-0.001811124245125</text:p>
          </table:table-cell>
          <table:table-cell office:value-type="float" office:value="-0.00390279572279328" calcext:value-type="float">
            <text:p>-0.003902795722793</text:p>
          </table:table-cell>
          <table:table-cell office:value-type="float" office:value="-0.0115831224710059" calcext:value-type="float">
            <text:p>-0.011583122471006</text:p>
          </table:table-cell>
          <table:table-cell office:value-type="float" office:value="-0.00524201665648494" calcext:value-type="float">
            <text:p>-0.005242016656485</text:p>
          </table:table-cell>
          <table:table-cell office:value-type="float" office:value="-0.00165791542493215" calcext:value-type="float">
            <text:p>-0.001657915424932</text:p>
          </table:table-cell>
          <table:table-cell office:value-type="float" office:value="-0.000402269351449602" calcext:value-type="float">
            <text:p>-0.00040226935145</text:p>
          </table:table-cell>
          <table:table-cell office:value-type="float" office:value="-0.000970718717069718" calcext:value-type="float">
            <text:p>-0.00097071871707</text:p>
          </table:table-cell>
          <table:table-cell office:value-type="float" office:value="-0.00019475371021338" calcext:value-type="float">
            <text:p>-0.000194753710213</text:p>
          </table:table-cell>
          <table:table-cell office:value-type="float" office:value="-0.00155834951597872" calcext:value-type="float">
            <text:p>-0.001558349515979</text:p>
          </table:table-cell>
          <table:table-cell office:value-type="float" office:value="-0.0015483976325063" calcext:value-type="float">
            <text:p>-0.001548397632506</text:p>
          </table:table-cell>
          <table:table-cell office:value-type="float" office:value="-0.00676061077317397" calcext:value-type="float">
            <text:p>-0.006760610773174</text:p>
          </table:table-cell>
          <table:table-cell office:value-type="float" office:value="0.0278191395594164" calcext:value-type="float">
            <text:p>0.027819139559416</text:p>
          </table:table-cell>
          <table:table-cell office:value-type="float" office:value="-0.000337369778438457" calcext:value-type="float">
            <text:p>-0.000337369778438</text:p>
          </table:table-cell>
          <table:table-cell office:value-type="float" office:value="0.0200890011485182" calcext:value-type="float">
            <text:p>0.020089001148518</text:p>
          </table:table-cell>
          <table:table-cell office:value-type="float" office:value="-0.0000472041920015487" calcext:value-type="float">
            <text:p>-4.72041920015487E-05</text:p>
          </table:table-cell>
          <table:table-cell office:value-type="float" office:value="-0.0376663137917075" calcext:value-type="float">
            <text:p>-0.037666313791708</text:p>
          </table:table-cell>
          <table:table-cell office:value-type="float" office:value="-0.00340259304773172" calcext:value-type="float">
            <text:p>-0.003402593047732</text:p>
          </table:table-cell>
          <table:table-cell office:value-type="float" office:value="-0.00372338114922888" calcext:value-type="float">
            <text:p>-0.003723381149229</text:p>
          </table:table-cell>
          <table:table-cell office:value-type="float" office:value="-0.00271454051420605" calcext:value-type="float">
            <text:p>-0.002714540514206</text:p>
          </table:table-cell>
          <table:table-cell office:value-type="float" office:value="-0.0035017627064472" calcext:value-type="float">
            <text:p>-0.003501762706447</text:p>
          </table:table-cell>
          <table:table-cell office:value-type="float" office:value="-0.00190215500579244" calcext:value-type="float">
            <text:p>-0.001902155005792</text:p>
          </table:table-cell>
          <table:table-cell office:value-type="float" office:value="-0.00083856596650389" calcext:value-type="float">
            <text:p>-0.000838565966504</text:p>
          </table:table-cell>
          <table:table-cell office:value-type="float" office:value="-0.000277975588488855" calcext:value-type="float">
            <text:p>-0.000277975588489</text:p>
          </table:table-cell>
          <table:table-cell office:value-type="float" office:value="-0.0000502694454993513" calcext:value-type="float">
            <text:p>-5.02694454993513E-05</text:p>
          </table:table-cell>
          <table:table-cell office:value-type="float" office:value="-0.0000888248095929356" calcext:value-type="float">
            <text:p>-8.88248095929356E-05</text:p>
          </table:table-cell>
          <table:table-cell office:value-type="float" office:value="0.00242903991797655" calcext:value-type="float">
            <text:p>0.002429039917977</text:p>
          </table:table-cell>
          <table:table-cell office:value-type="float" office:value="0.0371832136635547" calcext:value-type="float">
            <text:p>0.037183213663555</text:p>
          </table:table-cell>
          <table:table-cell office:value-type="float" office:value="-0.00131281512939185" calcext:value-type="float">
            <text:p>-0.001312815129392</text:p>
          </table:table-cell>
          <table:table-cell office:value-type="float" office:value="0.000537310981457373" calcext:value-type="float">
            <text:p>0.000537310981457</text:p>
          </table:table-cell>
          <table:table-cell office:value-type="float" office:value="-0.00273195041798324" calcext:value-type="float">
            <text:p>-0.002731950417983</text:p>
          </table:table-cell>
          <table:table-cell office:value-type="float" office:value="-0.0163476871316143" calcext:value-type="float">
            <text:p>-0.016347687131614</text:p>
          </table:table-cell>
          <table:table-cell office:value-type="float" office:value="-0.00837098029720629" calcext:value-type="float">
            <text:p>-0.008370980297206</text:p>
          </table:table-cell>
          <table:table-cell office:value-type="float" office:value="-0.0086462751473485" calcext:value-type="float">
            <text:p>-0.008646275147349</text:p>
          </table:table-cell>
          <table:table-cell office:value-type="float" office:value="0.0106311067913944" calcext:value-type="float">
            <text:p>0.010631106791394</text:p>
          </table:table-cell>
          <table:table-cell office:value-type="float" office:value="0.0026290158782078" calcext:value-type="float">
            <text:p>0.002629015878208</text:p>
          </table:table-cell>
          <table:table-cell office:value-type="float" office:value="0.000405486918850118" calcext:value-type="float">
            <text:p>0.00040548691885</text:p>
          </table:table-cell>
          <table:table-cell office:value-type="float" office:value="-0.00168373547332873" calcext:value-type="float">
            <text:p>-0.001683735473329</text:p>
          </table:table-cell>
          <table:table-cell office:value-type="float" office:value="0.000126439257684519" calcext:value-type="float">
            <text:p>0.000126439257685</text:p>
          </table:table-cell>
          <table:table-cell office:value-type="float" office:value="-0.00140703947696175" calcext:value-type="float">
            <text:p>-0.001407039476962</text:p>
          </table:table-cell>
          <table:table-cell office:value-type="float" office:value="-0.00111965925128071" calcext:value-type="float">
            <text:p>-0.001119659251281</text:p>
          </table:table-cell>
          <table:table-cell office:value-type="float" office:value="-0.0034459664628812" calcext:value-type="float">
            <text:p>-0.003445966462881</text:p>
          </table:table-cell>
          <table:table-cell office:value-type="float" office:value="-0.00253974275154584" calcext:value-type="float">
            <text:p>-0.002539742751546</text:p>
          </table:table-cell>
          <table:table-cell office:value-type="float" office:value="0.00152901077230799" calcext:value-type="float">
            <text:p>0.001529010772308</text:p>
          </table:table-cell>
          <table:table-cell office:value-type="float" office:value="0.0211827886210598" calcext:value-type="float">
            <text:p>0.02118278862106</text:p>
          </table:table-cell>
          <table:table-cell office:value-type="float" office:value="-0.00192877188705098" calcext:value-type="float">
            <text:p>-0.001928771887051</text:p>
          </table:table-cell>
          <table:table-cell office:value-type="float" office:value="-0.00122544587586293" calcext:value-type="float">
            <text:p>-0.001225445875863</text:p>
          </table:table-cell>
          <table:table-cell office:value-type="float" office:value="0.0157528177764354" calcext:value-type="float">
            <text:p>0.015752817776435</text:p>
          </table:table-cell>
          <table:table-cell office:value-type="float" office:value="0.00284853707625898" calcext:value-type="float">
            <text:p>0.002848537076259</text:p>
          </table:table-cell>
          <table:table-cell office:value-type="float" office:value="0.00191364588394072" calcext:value-type="float">
            <text:p>0.001913645883941</text:p>
          </table:table-cell>
          <table:table-cell office:value-type="float" office:value="-0.00330276787101069" calcext:value-type="float">
            <text:p>-0.003302767871011</text:p>
          </table:table-cell>
          <table:table-cell office:value-type="float" office:value="-0.0023336501905552" calcext:value-type="float">
            <text:p>-0.002333650190555</text:p>
          </table:table-cell>
          <table:table-cell office:value-type="float" office:value="-0.00285401559083137" calcext:value-type="float">
            <text:p>-0.002854015590831</text:p>
          </table:table-cell>
          <table:table-cell office:value-type="float" office:value="-0.00119199155207933" calcext:value-type="float">
            <text:p>-0.001191991552079</text:p>
          </table:table-cell>
          <table:table-cell office:value-type="float" office:value="-0.0233572878482893" calcext:value-type="float">
            <text:p>-0.023357287848289</text:p>
          </table:table-cell>
          <table:table-cell office:value-type="float" office:value="-0.00562505176096972" calcext:value-type="float">
            <text:p>-0.00562505176097</text:p>
          </table:table-cell>
          <table:table-cell office:value-type="float" office:value="-0.00392264445027679" calcext:value-type="float">
            <text:p>-0.003922644450277</text:p>
          </table:table-cell>
          <table:table-cell office:value-type="float" office:value="-0.000741105645035878" calcext:value-type="float">
            <text:p>-0.000741105645036</text:p>
          </table:table-cell>
          <table:table-cell office:value-type="float" office:value="0.000199632641986636" calcext:value-type="float">
            <text:p>0.000199632641987</text:p>
          </table:table-cell>
          <table:table-cell office:value-type="float" office:value="0.00146906193242941" calcext:value-type="float">
            <text:p>0.001469061932429</text:p>
          </table:table-cell>
          <table:table-cell office:value-type="float" office:value="-0.000586263605560022" calcext:value-type="float">
            <text:p>-0.00058626360556</text:p>
          </table:table-cell>
          <table:table-cell office:value-type="float" office:value="0.0000198872176639386" calcext:value-type="float">
            <text:p>1.98872176639386E-05</text:p>
          </table:table-cell>
          <table:table-cell office:value-type="float" office:value="0.0000310494513656723" calcext:value-type="float">
            <text:p>3.10494513656723E-05</text:p>
          </table:table-cell>
          <table:table-cell office:value-type="float" office:value="0.0000932233321822018" calcext:value-type="float">
            <text:p>9.32233321822018E-05</text:p>
          </table:table-cell>
          <table:table-cell office:value-type="float" office:value="0.000170638742077567" calcext:value-type="float">
            <text:p>0.000170638742078</text:p>
          </table:table-cell>
          <table:table-cell office:value-type="float" office:value="0.000178766902911631" calcext:value-type="float">
            <text:p>0.000178766902912</text:p>
          </table:table-cell>
          <table:table-cell office:value-type="float" office:value="-0.0000102696827490867" calcext:value-type="float">
            <text:p>-1.02696827490867E-05</text:p>
          </table:table-cell>
          <table:table-cell office:value-type="float" office:value="0.0000423130026740992" calcext:value-type="float">
            <text:p>4.23130026740992E-05</text:p>
          </table:table-cell>
          <table:table-cell office:value-type="float" office:value="0.000142789110560482" calcext:value-type="float">
            <text:p>0.00014278911056</text:p>
          </table:table-cell>
          <table:table-cell office:value-type="float" office:value="-0.0000387310707142263" calcext:value-type="float">
            <text:p>-3.87310707142263E-05</text:p>
          </table:table-cell>
          <table:table-cell office:value-type="float" office:value="0.0000966844064721473" calcext:value-type="float">
            <text:p>9.66844064721473E-05</text:p>
          </table:table-cell>
          <table:table-cell office:value-type="float" office:value="0.00000931874795845333" calcext:value-type="float">
            <text:p>9.31874795845333E-06</text:p>
          </table:table-cell>
          <table:table-cell office:value-type="float" office:value="0.0000977100370431749" calcext:value-type="float">
            <text:p>9.77100370431749E-05</text:p>
          </table:table-cell>
          <table:table-cell office:value-type="float" office:value="0.000146646639097081" calcext:value-type="float">
            <text:p>0.000146646639097</text:p>
          </table:table-cell>
          <table:table-cell office:value-type="float" office:value="0.0000226930020698624" calcext:value-type="float">
            <text:p>2.26930020698624E-05</text:p>
          </table:table-cell>
          <table:table-cell office:value-type="float" office:value="0.000000988245306698943" calcext:value-type="float">
            <text:p>9.88245306698943E-07</text:p>
          </table:table-cell>
          <table:table-cell office:value-type="float" office:value="-0.0000146501947093647" calcext:value-type="float">
            <text:p>-1.46501947093647E-05</text:p>
          </table:table-cell>
          <table:table-cell office:value-type="float" office:value="0.0000105991977276676" calcext:value-type="float">
            <text:p>1.05991977276676E-05</text:p>
          </table:table-cell>
          <table:table-cell office:value-type="float" office:value="0.0000134001150342566" calcext:value-type="float">
            <text:p>1.34001150342566E-05</text:p>
          </table:table-cell>
          <table:table-cell office:value-type="float" office:value="-0.0000237511171672922" calcext:value-type="float">
            <text:p>-2.37511171672922E-05</text:p>
          </table:table-cell>
          <table:table-cell office:value-type="float" office:value="0.000050671800881974" calcext:value-type="float">
            <text:p>5.0671800881974E-05</text:p>
          </table:table-cell>
          <table:table-cell office:value-type="float" office:value="-0.0000189699657647813" calcext:value-type="float">
            <text:p>-1.89699657647813E-05</text:p>
          </table:table-cell>
          <table:table-cell office:value-type="float" office:value="0.0000101303242029394" calcext:value-type="float">
            <text:p>1.01303242029394E-05</text:p>
          </table:table-cell>
          <table:table-cell office:value-type="float" office:value="0.0000173998891194183" calcext:value-type="float">
            <text:p>1.73998891194183E-05</text:p>
          </table:table-cell>
          <table:table-cell office:value-type="float" office:value="-0.0000172549314235715" calcext:value-type="float">
            <text:p>-1.72549314235715E-05</text:p>
          </table:table-cell>
          <table:table-cell office:value-type="float" office:value="0.0000127357917356075" calcext:value-type="float">
            <text:p>1.27357917356075E-05</text:p>
          </table:table-cell>
          <table:table-cell office:value-type="float" office:value="-0.0000224348568461097" calcext:value-type="float">
            <text:p>-2.24348568461097E-05</text:p>
          </table:table-cell>
          <table:table-cell office:value-type="float" office:value="0.0000332874042586195" calcext:value-type="float">
            <text:p>3.32874042586195E-05</text:p>
          </table:table-cell>
          <table:table-cell office:value-type="float" office:value="-0.00000487980107916064" calcext:value-type="float">
            <text:p>-4.87980107916064E-06</text:p>
          </table:table-cell>
          <table:table-cell office:value-type="float" office:value="-0.00000437736263714239" calcext:value-type="float">
            <text:p>-4.37736263714239E-06</text:p>
          </table:table-cell>
          <table:table-cell office:value-type="float" office:value="-0.00000628715183309536" calcext:value-type="float">
            <text:p>-6.28715183309536E-06</text:p>
          </table:table-cell>
          <table:table-cell office:value-type="float" office:value="0.0000417951068761302" calcext:value-type="float">
            <text:p>4.17951068761302E-05</text:p>
          </table:table-cell>
          <table:table-cell office:value-type="float" office:value="-0.0000235849985807945" calcext:value-type="float">
            <text:p>-2.35849985807945E-05</text:p>
          </table:table-cell>
          <table:table-cell office:value-type="float" office:value="-0.00000770640976660575" calcext:value-type="float">
            <text:p>-7.70640976660575E-06</text:p>
          </table:table-cell>
          <table:table-cell office:value-type="float" office:value="0.0000185575766080137" calcext:value-type="float">
            <text:p>1.85575766080137E-05</text:p>
          </table:table-cell>
          <table:table-cell office:value-type="float" office:value="-0.00000877961505557634" calcext:value-type="float">
            <text:p>-8.77961505557634E-06</text:p>
          </table:table-cell>
          <table:table-cell office:value-type="float" office:value="0.0000158372188369671" calcext:value-type="float">
            <text:p>1.58372188369671E-05</text:p>
          </table:table-cell>
          <table:table-cell office:value-type="float" office:value="-0.00000015921150919862" calcext:value-type="float">
            <text:p>-1.5921150919862E-07</text:p>
          </table:table-cell>
          <table:table-cell office:value-type="float" office:value="0.0000139816525118186" calcext:value-type="float">
            <text:p>1.39816525118186E-05</text:p>
          </table:table-cell>
          <table:table-cell office:value-type="float" office:value="0.000000437057674385066" calcext:value-type="float">
            <text:p>4.37057674385066E-07</text:p>
          </table:table-cell>
          <table:table-cell office:value-type="float" office:value="0.000016784142245152" calcext:value-type="float">
            <text:p>1.6784142245152E-05</text:p>
          </table:table-cell>
          <table:table-cell office:value-type="float" office:value="-0.0000222701601977904" calcext:value-type="float">
            <text:p>-2.22701601977904E-05</text:p>
          </table:table-cell>
          <table:table-cell office:value-type="float" office:value="0.0000247697651443168" calcext:value-type="float">
            <text:p>2.47697651443168E-05</text:p>
          </table:table-cell>
          <table:table-cell office:value-type="float" office:value="-0.0000317701969803075" calcext:value-type="float">
            <text:p>-3.17701969803075E-05</text:p>
          </table:table-cell>
          <table:table-cell office:value-type="float" office:value="0.00000797305470051635" calcext:value-type="float">
            <text:p>7.97305470051635E-06</text:p>
          </table:table-cell>
          <table:table-cell office:value-type="float" office:value="0.0000135795060915433" calcext:value-type="float">
            <text:p>1.35795060915433E-05</text:p>
          </table:table-cell>
          <table:table-cell office:value-type="float" office:value="-0.00000241610125362168" calcext:value-type="float">
            <text:p>-2.41610125362168E-06</text:p>
          </table:table-cell>
          <table:table-cell office:value-type="float" office:value="-0.0000385849582444364" calcext:value-type="float">
            <text:p>-3.85849582444364E-05</text:p>
          </table:table-cell>
          <table:table-cell office:value-type="float" office:value="0.0000199124362417202" calcext:value-type="float">
            <text:p>1.99124362417202E-05</text:p>
          </table:table-cell>
          <table:table-cell office:value-type="float" office:value="0.0000378625905667063" calcext:value-type="float">
            <text:p>3.78625905667063E-05</text:p>
          </table:table-cell>
          <table:table-cell office:value-type="float" office:value="-0.0000425968596678428" calcext:value-type="float">
            <text:p>-4.25968596678428E-05</text:p>
          </table:table-cell>
          <table:table-cell office:value-type="float" office:value="-0.00000362785364127483" calcext:value-type="float">
            <text:p>-3.62785364127483E-06</text:p>
          </table:table-cell>
          <table:table-cell office:value-type="float" office:value="0.0000170248159799824" calcext:value-type="float">
            <text:p>1.70248159799824E-05</text:p>
          </table:table-cell>
          <table:table-cell office:value-type="float" office:value="-0.000011814999812787" calcext:value-type="float">
            <text:p>-1.1814999812787E-05</text:p>
          </table:table-cell>
          <table:table-cell office:value-type="float" office:value="0.0000357906941840791" calcext:value-type="float">
            <text:p>3.57906941840791E-05</text:p>
          </table:table-cell>
          <table:table-cell office:value-type="float" office:value="-0.000035047286541523" calcext:value-type="float">
            <text:p>-3.5047286541523E-05</text:p>
          </table:table-cell>
          <table:table-cell office:value-type="float" office:value="0.00000813680699529584" calcext:value-type="float">
            <text:p>8.13680699529584E-06</text:p>
          </table:table-cell>
          <table:table-cell office:value-type="float" office:value="0.0000194244701646751" calcext:value-type="float">
            <text:p>1.94244701646751E-05</text:p>
          </table:table-cell>
          <table:table-cell office:value-type="float" office:value="0.0000130880115805643" calcext:value-type="float">
            <text:p>1.30880115805643E-05</text:p>
          </table:table-cell>
          <table:table-cell office:value-type="float" office:value="-0.000040733277552607" calcext:value-type="float">
            <text:p>-4.0733277552607E-05</text:p>
          </table:table-cell>
          <table:table-cell office:value-type="float" office:value="0.0000125279234755582" calcext:value-type="float">
            <text:p>1.25279234755582E-05</text:p>
          </table:table-cell>
          <table:table-cell office:value-type="float" office:value="-0.0000155397379627553" calcext:value-type="float">
            <text:p>-1.55397379627553E-05</text:p>
          </table:table-cell>
          <table:table-cell office:value-type="float" office:value="0.0000136425181541111" calcext:value-type="float">
            <text:p>1.36425181541111E-05</text:p>
          </table:table-cell>
          <table:table-cell office:value-type="float" office:value="0.00000326926327537391" calcext:value-type="float">
            <text:p>3.26926327537391E-06</text:p>
          </table:table-cell>
          <table:table-cell office:value-type="float" office:value="-0.0000206043433205738" calcext:value-type="float">
            <text:p>-2.06043433205738E-05</text:p>
          </table:table-cell>
          <table:table-cell office:value-type="float" office:value="0.00000969745994588989" calcext:value-type="float">
            <text:p>9.69745994588989E-06</text:p>
          </table:table-cell>
          <table:table-cell office:value-type="float" office:value="-0.0000310213150376271" calcext:value-type="float">
            <text:p>-3.10213150376271E-05</text:p>
          </table:table-cell>
          <table:table-cell office:value-type="float" office:value="0.0000597840281533757" calcext:value-type="float">
            <text:p>5.97840281533757E-05</text:p>
          </table:table-cell>
          <table:table-cell office:value-type="float" office:value="-0.0000111736738402923" calcext:value-type="float">
            <text:p>-1.11736738402923E-05</text:p>
          </table:table-cell>
          <table:table-cell office:value-type="float" office:value="0.00000038917558170537" calcext:value-type="float">
            <text:p>3.8917558170537E-07</text:p>
          </table:table-cell>
          <table:table-cell office:value-type="float" office:value="-0.000026874646045838" calcext:value-type="float">
            <text:p>-2.6874646045838E-05</text:p>
          </table:table-cell>
          <table:table-cell office:value-type="float" office:value="-0.0000184907987823557" calcext:value-type="float">
            <text:p>-1.84907987823557E-05</text:p>
          </table:table-cell>
          <table:table-cell office:value-type="float" office:value="0.000035486618440661" calcext:value-type="float">
            <text:p>3.5486618440661E-05</text:p>
          </table:table-cell>
          <table:table-cell office:value-type="float" office:value="-0.0000226107354400207" calcext:value-type="float">
            <text:p>-2.26107354400207E-05</text:p>
          </table:table-cell>
          <table:table-cell office:value-type="float" office:value="-0.00000909497791701241" calcext:value-type="float">
            <text:p>-9.09497791701241E-06</text:p>
          </table:table-cell>
          <table:table-cell office:value-type="float" office:value="0.000000572731639059132" calcext:value-type="float">
            <text:p>5.72731639059132E-07</text:p>
          </table:table-cell>
          <table:table-cell office:value-type="float" office:value="0.000022691881949477" calcext:value-type="float">
            <text:p>2.2691881949477E-05</text:p>
          </table:table-cell>
          <table:table-cell office:value-type="float" office:value="0.0000161956202273106" calcext:value-type="float">
            <text:p>1.61956202273106E-05</text:p>
          </table:table-cell>
          <table:table-cell office:value-type="float" office:value="-0.0000137146928609333" calcext:value-type="float">
            <text:p>-1.37146928609333E-05</text:p>
          </table:table-cell>
          <table:table-cell office:value-type="float" office:value="-0.0000215065567635841" calcext:value-type="float">
            <text:p>-2.15065567635841E-05</text:p>
          </table:table-cell>
          <table:table-cell office:value-type="float" office:value="0.000044741226902234" calcext:value-type="float">
            <text:p>4.4741226902234E-05</text:p>
          </table:table-cell>
          <table:table-cell office:value-type="float" office:value="-0.0000327635017922656" calcext:value-type="float">
            <text:p>-3.27635017922656E-05</text:p>
          </table:table-cell>
          <table:table-cell office:value-type="float" office:value="0.0000253995698310527" calcext:value-type="float">
            <text:p>2.53995698310527E-05</text:p>
          </table:table-cell>
          <table:table-cell office:value-type="float" office:value="-0.00000877875891491797" calcext:value-type="float">
            <text:p>-8.77875891491797E-06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66571029182" calcext:value-type="float">
            <text:p>1.0566571029182</text:p>
          </table:table-cell>
          <table:table-cell table:formula="of:=[.B9]*9.8" office:value-type="float" office:value="10.3552396085984" calcext:value-type="float">
            <text:p>10.355239608598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212813368069661" calcext:value-type="float">
            <text:p>2.12813368069661E-06</text:p>
          </table:table-cell>
          <table:table-cell table:formula="of:=0.5*[.D12]*(([.D5]-[.C5])/([.D1]-[.C1]))^2" office:value-type="float" office:value="0.00010310604710582" calcext:value-type="float">
            <text:p>0.000103106047106</text:p>
          </table:table-cell>
          <table:table-cell table:formula="of:=0.5*[.E12]*(([.E5]-[.D5])/([.E1]-[.D1]))^2" office:value-type="float" office:value="0.0000149284685024384" calcext:value-type="float">
            <text:p>1.49284685024384E-05</text:p>
          </table:table-cell>
          <table:table-cell table:formula="of:=0.5*[.F12]*(([.F5]-[.E5])/([.F1]-[.E1]))^2" office:value-type="float" office:value="0.000000460986687832145" calcext:value-type="float">
            <text:p>4.60986687832145E-07</text:p>
          </table:table-cell>
          <table:table-cell table:formula="of:=0.5*[.G12]*(([.G5]-[.F5])/([.G1]-[.F1]))^2" office:value-type="float" office:value="0.00000428905367361392" calcext:value-type="float">
            <text:p>4.28905367361392E-06</text:p>
          </table:table-cell>
          <table:table-cell table:formula="of:=0.5*[.H12]*(([.H5]-[.G5])/([.H1]-[.G1]))^2" office:value-type="float" office:value="0.000000425577292370117" calcext:value-type="float">
            <text:p>4.25577292370117E-07</text:p>
          </table:table-cell>
          <table:table-cell table:formula="of:=0.5*[.I12]*(([.I5]-[.H5])/([.I1]-[.H1]))^2" office:value-type="float" office:value="0.00000509724715649672" calcext:value-type="float">
            <text:p>5.09724715649672E-06</text:p>
          </table:table-cell>
          <table:table-cell table:formula="of:=0.5*[.J12]*(([.J5]-[.I5])/([.J1]-[.I1]))^2" office:value-type="float" office:value="0.000101213319800226" calcext:value-type="float">
            <text:p>0.0001012133198</text:p>
          </table:table-cell>
          <table:table-cell table:formula="of:=0.5*[.K12]*(([.K5]-[.J5])/([.K1]-[.J1]))^2" office:value-type="float" office:value="0.0000469560407186846" calcext:value-type="float">
            <text:p>4.69560407186846E-05</text:p>
          </table:table-cell>
          <table:table-cell table:formula="of:=0.5*[.L12]*(([.L5]-[.K5])/([.L1]-[.K1]))^2" office:value-type="float" office:value="0.0000267758895056892" calcext:value-type="float">
            <text:p>2.67758895056892E-05</text:p>
          </table:table-cell>
          <table:table-cell table:formula="of:=0.5*[.M12]*(([.M5]-[.L5])/([.M1]-[.L1]))^2" office:value-type="float" office:value="0.000000227582181994739" calcext:value-type="float">
            <text:p>2.27582181994739E-07</text:p>
          </table:table-cell>
          <table:table-cell table:formula="of:=0.5*[.N12]*(([.N5]-[.M5])/([.N1]-[.M1]))^2" office:value-type="float" office:value="0.000000930154504302613" calcext:value-type="float">
            <text:p>9.30154504302613E-07</text:p>
          </table:table-cell>
          <table:table-cell table:formula="of:=0.5*[.O12]*(([.O5]-[.N5])/([.O1]-[.N1]))^2" office:value-type="float" office:value="0.0000145275769590701" calcext:value-type="float">
            <text:p>1.45275769590701E-05</text:p>
          </table:table-cell>
          <table:table-cell table:formula="of:=0.5*[.P12]*(([.P5]-[.O5])/([.P1]-[.O1]))^2" office:value-type="float" office:value="0.00000602216936788606" calcext:value-type="float">
            <text:p>6.02216936788606E-06</text:p>
          </table:table-cell>
          <table:table-cell table:formula="of:=0.5*[.Q12]*(([.Q5]-[.P5])/([.Q1]-[.P1]))^2" office:value-type="float" office:value="0.00000423315405786801" calcext:value-type="float">
            <text:p>4.23315405786801E-06</text:p>
          </table:table-cell>
          <table:table-cell table:formula="of:=0.5*[.R12]*(([.R5]-[.Q5])/([.R1]-[.Q1]))^2" office:value-type="float" office:value="0.000002399106495896" calcext:value-type="float">
            <text:p>2.399106495896E-06</text:p>
          </table:table-cell>
          <table:table-cell table:formula="of:=0.5*[.S12]*(([.S5]-[.R5])/([.S1]-[.R1]))^2" office:value-type="float" office:value="0.0000146037297337134" calcext:value-type="float">
            <text:p>1.46037297337134E-05</text:p>
          </table:table-cell>
          <table:table-cell table:formula="of:=0.5*[.T12]*(([.T5]-[.S5])/([.T1]-[.S1]))^2" office:value-type="float" office:value="0.0000051121058192638" calcext:value-type="float">
            <text:p>5.1121058192638E-06</text:p>
          </table:table-cell>
          <table:table-cell table:formula="of:=0.5*[.U12]*(([.U5]-[.T5])/([.U1]-[.T1]))^2" office:value-type="float" office:value="0.0000155380473136296" calcext:value-type="float">
            <text:p>1.55380473136296E-05</text:p>
          </table:table-cell>
          <table:table-cell table:formula="of:=0.5*[.V12]*(([.V5]-[.U5])/([.V1]-[.U1]))^2" office:value-type="float" office:value="0.000000120073896014188" calcext:value-type="float">
            <text:p>1.20073896014188E-07</text:p>
          </table:table-cell>
          <table:table-cell table:formula="of:=0.5*[.W12]*(([.W5]-[.V5])/([.W1]-[.V1]))^2" office:value-type="float" office:value="0.0000208244600961412" calcext:value-type="float">
            <text:p>2.08244600961412E-05</text:p>
          </table:table-cell>
          <table:table-cell table:formula="of:=0.5*[.X12]*(([.X5]-[.W5])/([.X1]-[.W1]))^2" office:value-type="float" office:value="0.0000153079923413838" calcext:value-type="float">
            <text:p>1.53079923413838E-05</text:p>
          </table:table-cell>
          <table:table-cell table:formula="of:=0.5*[.Y12]*(([.Y5]-[.X5])/([.Y1]-[.X1]))^2" office:value-type="float" office:value="0.000000825342746814523" calcext:value-type="float">
            <text:p>8.25342746814523E-07</text:p>
          </table:table-cell>
          <table:table-cell table:formula="of:=0.5*[.Z12]*(([.Z5]-[.Y5])/([.Z1]-[.Y1]))^2" office:value-type="float" office:value="0.000000347098928663141" calcext:value-type="float">
            <text:p>3.47098928663141E-07</text:p>
          </table:table-cell>
          <table:table-cell table:formula="of:=0.5*[.AA12]*(([.AA5]-[.Z5])/([.AA1]-[.Z1]))^2" office:value-type="float" office:value="0.00000829106736363298" calcext:value-type="float">
            <text:p>8.29106736363298E-06</text:p>
          </table:table-cell>
          <table:table-cell table:formula="of:=0.5*[.AB12]*(([.AB5]-[.AA5])/([.AB1]-[.AA1]))^2" office:value-type="float" office:value="0.00000402051013477635" calcext:value-type="float">
            <text:p>4.02051013477635E-06</text:p>
          </table:table-cell>
          <table:table-cell table:formula="of:=0.5*[.AC12]*(([.AC5]-[.AB5])/([.AC1]-[.AB1]))^2" office:value-type="float" office:value="0.000000264538046139172" calcext:value-type="float">
            <text:p>2.64538046139172E-07</text:p>
          </table:table-cell>
          <table:table-cell table:formula="of:=0.5*[.AD12]*(([.AD5]-[.AC5])/([.AD1]-[.AC1]))^2" office:value-type="float" office:value="0.00000232973269415701" calcext:value-type="float">
            <text:p>2.32973269415701E-06</text:p>
          </table:table-cell>
          <table:table-cell table:formula="of:=0.5*[.AE12]*(([.AE5]-[.AD5])/([.AE1]-[.AD1]))^2" office:value-type="float" office:value="0.0000000189531635249637" calcext:value-type="float">
            <text:p>1.89531635249637E-08</text:p>
          </table:table-cell>
          <table:table-cell table:formula="of:=0.5*[.AF12]*(([.AF5]-[.AE5])/([.AF1]-[.AE1]))^2" office:value-type="float" office:value="0.00000746026537113389" calcext:value-type="float">
            <text:p>7.46026537113389E-06</text:p>
          </table:table-cell>
          <table:table-cell table:formula="of:=0.5*[.AG12]*(([.AG5]-[.AF5])/([.AG1]-[.AF1]))^2" office:value-type="float" office:value="0.000000407653298304094" calcext:value-type="float">
            <text:p>4.07653298304094E-07</text:p>
          </table:table-cell>
          <table:table-cell table:formula="of:=0.5*[.AH12]*(([.AH5]-[.AG5])/([.AH1]-[.AG1]))^2" office:value-type="float" office:value="0.00000767419134431984" calcext:value-type="float">
            <text:p>7.67419134431984E-06</text:p>
          </table:table-cell>
          <table:table-cell table:formula="of:=0.5*[.AI12]*(([.AI5]-[.AH5])/([.AI1]-[.AH1]))^2" office:value-type="float" office:value="0.0000238240243038055" calcext:value-type="float">
            <text:p>2.38240243038055E-05</text:p>
          </table:table-cell>
          <table:table-cell table:formula="of:=0.5*[.AJ12]*(([.AJ5]-[.AI5])/([.AJ1]-[.AI1]))^2" office:value-type="float" office:value="0.00000191310507106505" calcext:value-type="float">
            <text:p>1.91310507106505E-06</text:p>
          </table:table-cell>
          <table:table-cell table:formula="of:=0.5*[.AK12]*(([.AK5]-[.AJ5])/([.AK1]-[.AJ1]))^2" office:value-type="float" office:value="0.00000639121577140863" calcext:value-type="float">
            <text:p>6.39121577140863E-06</text:p>
          </table:table-cell>
          <table:table-cell table:formula="of:=0.5*[.AL12]*(([.AL5]-[.AK5])/([.AL1]-[.AK1]))^2" office:value-type="float" office:value="0.0000102327084719976" calcext:value-type="float">
            <text:p>1.02327084719976E-05</text:p>
          </table:table-cell>
          <table:table-cell table:formula="of:=0.5*[.AM12]*(([.AM5]-[.AL5])/([.AM1]-[.AL1]))^2" office:value-type="float" office:value="0.00000318651313421801" calcext:value-type="float">
            <text:p>3.18651313421801E-06</text:p>
          </table:table-cell>
          <table:table-cell table:formula="of:=0.5*[.AN12]*(([.AN5]-[.AM5])/([.AN1]-[.AM1]))^2" office:value-type="float" office:value="0.00000627850765916517" calcext:value-type="float">
            <text:p>6.27850765916517E-06</text:p>
          </table:table-cell>
          <table:table-cell table:formula="of:=0.5*[.AO12]*(([.AO5]-[.AN5])/([.AO1]-[.AN1]))^2" office:value-type="float" office:value="0.0000141818851172173" calcext:value-type="float">
            <text:p>1.41818851172173E-05</text:p>
          </table:table-cell>
          <table:table-cell table:formula="of:=0.5*[.AP12]*(([.AP5]-[.AO5])/([.AP1]-[.AO1]))^2" office:value-type="float" office:value="0.00000731824653265176" calcext:value-type="float">
            <text:p>7.31824653265176E-06</text:p>
          </table:table-cell>
          <table:table-cell table:formula="of:=0.5*[.AQ12]*(([.AQ5]-[.AP5])/([.AQ1]-[.AP1]))^2" office:value-type="float" office:value="0.000017985012562749" calcext:value-type="float">
            <text:p>1.7985012562749E-05</text:p>
          </table:table-cell>
          <table:table-cell table:formula="of:=0.5*[.AR12]*(([.AR5]-[.AQ5])/([.AR1]-[.AQ1]))^2" office:value-type="float" office:value="0.00000342270298531439" calcext:value-type="float">
            <text:p>3.42270298531439E-06</text:p>
          </table:table-cell>
          <table:table-cell table:formula="of:=0.5*[.AS12]*(([.AS5]-[.AR5])/([.AS1]-[.AR1]))^2" office:value-type="float" office:value="0.001649578555134" calcext:value-type="float">
            <text:p>0.001649578555134</text:p>
          </table:table-cell>
          <table:table-cell table:formula="of:=0.5*[.AT12]*(([.AT5]-[.AS5])/([.AT1]-[.AS1]))^2" office:value-type="float" office:value="0.00301837919902644" calcext:value-type="float">
            <text:p>0.003018379199026</text:p>
          </table:table-cell>
          <table:table-cell table:formula="of:=0.5*[.AU12]*(([.AU5]-[.AT5])/([.AU1]-[.AT1]))^2" office:value-type="float" office:value="0.00103656256755612" calcext:value-type="float">
            <text:p>0.001036562567556</text:p>
          </table:table-cell>
          <table:table-cell table:formula="of:=0.5*[.AV12]*(([.AV5]-[.AU5])/([.AV1]-[.AU1]))^2" office:value-type="float" office:value="0.000695159980501367" calcext:value-type="float">
            <text:p>0.000695159980501</text:p>
          </table:table-cell>
          <table:table-cell table:formula="of:=0.5*[.AW12]*(([.AW5]-[.AV5])/([.AW1]-[.AV1]))^2" office:value-type="float" office:value="0.000033281395839612" calcext:value-type="float">
            <text:p>3.3281395839612E-05</text:p>
          </table:table-cell>
          <table:table-cell table:formula="of:=0.5*[.AX12]*(([.AX5]-[.AW5])/([.AX1]-[.AW1]))^2" office:value-type="float" office:value="0.0000425925989219976" calcext:value-type="float">
            <text:p>4.25925989219976E-05</text:p>
          </table:table-cell>
          <table:table-cell table:formula="of:=0.5*[.AY12]*(([.AY5]-[.AX5])/([.AY1]-[.AX1]))^2" office:value-type="float" office:value="0.000168050308972556" calcext:value-type="float">
            <text:p>0.000168050308973</text:p>
          </table:table-cell>
          <table:table-cell table:formula="of:=0.5*[.AZ12]*(([.AZ5]-[.AY5])/([.AZ1]-[.AY1]))^2" office:value-type="float" office:value="0.00590349453478693" calcext:value-type="float">
            <text:p>0.005903494534787</text:p>
          </table:table-cell>
          <table:table-cell table:formula="of:=0.5*[.BA12]*(([.BA5]-[.AZ5])/([.BA1]-[.AZ1]))^2" office:value-type="float" office:value="0.00500200055461649" calcext:value-type="float">
            <text:p>0.005002000554617</text:p>
          </table:table-cell>
          <table:table-cell table:formula="of:=0.5*[.BB12]*(([.BB5]-[.BA5])/([.BB1]-[.BA1]))^2" office:value-type="float" office:value="0.162291569067709" calcext:value-type="float">
            <text:p>0.162291569067709</text:p>
          </table:table-cell>
          <table:table-cell table:formula="of:=0.5*[.BC12]*(([.BC5]-[.BB5])/([.BC1]-[.BB1]))^2" office:value-type="float" office:value="0.0415603042936374" calcext:value-type="float">
            <text:p>0.041560304293638</text:p>
          </table:table-cell>
          <table:table-cell table:formula="of:=0.5*[.BD12]*(([.BD5]-[.BC5])/([.BD1]-[.BC1]))^2" office:value-type="float" office:value="0.00393745631195941" calcext:value-type="float">
            <text:p>0.003937456311959</text:p>
          </table:table-cell>
          <table:table-cell table:formula="of:=0.5*[.BE12]*(([.BE5]-[.BD5])/([.BE1]-[.BD1]))^2" office:value-type="float" office:value="0.0117242435288817" calcext:value-type="float">
            <text:p>0.011724243528882</text:p>
          </table:table-cell>
          <table:table-cell table:formula="of:=0.5*[.BF12]*(([.BF5]-[.BE5])/([.BF1]-[.BE1]))^2" office:value-type="float" office:value="0.0020924490475366" calcext:value-type="float">
            <text:p>0.002092449047537</text:p>
          </table:table-cell>
          <table:table-cell table:formula="of:=0.5*[.BG12]*(([.BG5]-[.BF5])/([.BG1]-[.BF1]))^2" office:value-type="float" office:value="0.00102366756165173" calcext:value-type="float">
            <text:p>0.001023667561652</text:p>
          </table:table-cell>
          <table:table-cell table:formula="of:=0.5*[.BH12]*(([.BH5]-[.BG5])/([.BH1]-[.BG1]))^2" office:value-type="float" office:value="0.00194761718759305" calcext:value-type="float">
            <text:p>0.001947617187593</text:p>
          </table:table-cell>
          <table:table-cell table:formula="of:=0.5*[.BI12]*(([.BI5]-[.BH5])/([.BI1]-[.BH1]))^2" office:value-type="float" office:value="0.0000165884583768319" calcext:value-type="float">
            <text:p>1.65884583768319E-05</text:p>
          </table:table-cell>
          <table:table-cell table:formula="of:=0.5*[.BJ12]*(([.BJ5]-[.BI5])/([.BJ1]-[.BI1]))^2" office:value-type="float" office:value="0.00112072223482991" calcext:value-type="float">
            <text:p>0.00112072223483</text:p>
          </table:table-cell>
          <table:table-cell table:formula="of:=0.5*[.BK12]*(([.BK5]-[.BJ5])/([.BK1]-[.BJ1]))^2" office:value-type="float" office:value="0.00783020979839852" calcext:value-type="float">
            <text:p>0.007830209798399</text:p>
          </table:table-cell>
          <table:table-cell table:formula="of:=0.5*[.BL12]*(([.BL5]-[.BK5])/([.BL1]-[.BK1]))^2" office:value-type="float" office:value="0.0084530155892945" calcext:value-type="float">
            <text:p>0.008453015589295</text:p>
          </table:table-cell>
          <table:table-cell table:formula="of:=0.5*[.BM12]*(([.BM5]-[.BL5])/([.BM1]-[.BL1]))^2" office:value-type="float" office:value="0.0388883188652838" calcext:value-type="float">
            <text:p>0.038888318865284</text:p>
          </table:table-cell>
          <table:table-cell table:formula="of:=0.5*[.BN12]*(([.BN5]-[.BM5])/([.BN1]-[.BM1]))^2" office:value-type="float" office:value="0.00824814429326786" calcext:value-type="float">
            <text:p>0.008248144293268</text:p>
          </table:table-cell>
          <table:table-cell table:formula="of:=0.5*[.BO12]*(([.BO5]-[.BN5])/([.BO1]-[.BN1]))^2" office:value-type="float" office:value="0.00809396545266977" calcext:value-type="float">
            <text:p>0.00809396545267</text:p>
          </table:table-cell>
          <table:table-cell table:formula="of:=0.5*[.BP12]*(([.BP5]-[.BO5])/([.BP1]-[.BO1]))^2" office:value-type="float" office:value="0.00102605975084003" calcext:value-type="float">
            <text:p>0.00102605975084</text:p>
          </table:table-cell>
          <table:table-cell table:formula="of:=0.5*[.BQ12]*(([.BQ5]-[.BP5])/([.BQ1]-[.BP1]))^2" office:value-type="float" office:value="0.000248452990332199" calcext:value-type="float">
            <text:p>0.000248452990332</text:p>
          </table:table-cell>
          <table:table-cell table:formula="of:=0.5*[.BR12]*(([.BR5]-[.BQ5])/([.BR1]-[.BQ1]))^2" office:value-type="float" office:value="0.000610300314047974" calcext:value-type="float">
            <text:p>0.000610300314048</text:p>
          </table:table-cell>
          <table:table-cell table:formula="of:=0.5*[.BS12]*(([.BS5]-[.BR5])/([.BS1]-[.BR1]))^2" office:value-type="float" office:value="0.00066094209720907" calcext:value-type="float">
            <text:p>0.000660942097209</text:p>
          </table:table-cell>
          <table:table-cell table:formula="of:=0.5*[.BT12]*(([.BT5]-[.BS5])/([.BT1]-[.BS1]))^2" office:value-type="float" office:value="0.0026628303073159" calcext:value-type="float">
            <text:p>0.002662830307316</text:p>
          </table:table-cell>
          <table:table-cell table:formula="of:=0.5*[.BU12]*(([.BU5]-[.BT5])/([.BU1]-[.BT1]))^2" office:value-type="float" office:value="0.00150601728859973" calcext:value-type="float">
            <text:p>0.0015060172886</text:p>
          </table:table-cell>
          <table:table-cell table:formula="of:=0.5*[.BV12]*(([.BV5]-[.BU5])/([.BV1]-[.BU1]))^2" office:value-type="float" office:value="0.0880403098867976" calcext:value-type="float">
            <text:p>0.088040309886798</text:p>
          </table:table-cell>
          <table:table-cell table:formula="of:=0.5*[.BW12]*(([.BW5]-[.BV5])/([.BW1]-[.BV1]))^2" office:value-type="float" office:value="0.114026809639157" calcext:value-type="float">
            <text:p>0.114026809639157</text:p>
          </table:table-cell>
          <table:table-cell table:formula="of:=0.5*[.BX12]*(([.BX5]-[.BW5])/([.BX1]-[.BW1]))^2" office:value-type="float" office:value="0.00046456625903527" calcext:value-type="float">
            <text:p>0.000464566259035</text:p>
          </table:table-cell>
          <table:table-cell table:formula="of:=0.5*[.BY12]*(([.BY5]-[.BX5])/([.BY1]-[.BX1]))^2" office:value-type="float" office:value="0.00146287613559668" calcext:value-type="float">
            <text:p>0.001462876135597</text:p>
          </table:table-cell>
          <table:table-cell table:formula="of:=0.5*[.BZ12]*(([.BZ5]-[.BY5])/([.BZ1]-[.BY1]))^2" office:value-type="float" office:value="0.0170195897339666" calcext:value-type="float">
            <text:p>0.017019589733967</text:p>
          </table:table-cell>
          <table:table-cell table:formula="of:=0.5*[.CA12]*(([.CA5]-[.BZ5])/([.CA1]-[.BZ1]))^2" office:value-type="float" office:value="0.00918525717476907" calcext:value-type="float">
            <text:p>0.009185257174769</text:p>
          </table:table-cell>
          <table:table-cell table:formula="of:=0.5*[.CB12]*(([.CB5]-[.CA5])/([.CB1]-[.CA1]))^2" office:value-type="float" office:value="0.00364660323440574" calcext:value-type="float">
            <text:p>0.003646603234406</text:p>
          </table:table-cell>
          <table:table-cell table:formula="of:=0.5*[.CC12]*(([.CC5]-[.CB5])/([.CC1]-[.CB1]))^2" office:value-type="float" office:value="0.00719844842356416" calcext:value-type="float">
            <text:p>0.007198448423564</text:p>
          </table:table-cell>
          <table:table-cell table:formula="of:=0.5*[.CD12]*(([.CD5]-[.CC5])/([.CD1]-[.CC1]))^2" office:value-type="float" office:value="0.00106864668002784" calcext:value-type="float">
            <text:p>0.001068646680028</text:p>
          </table:table-cell>
          <table:table-cell table:formula="of:=0.5*[.CE12]*(([.CE5]-[.CD5])/([.CE1]-[.CD1]))^2" office:value-type="float" office:value="0.0493881122882165" calcext:value-type="float">
            <text:p>0.049388112288217</text:p>
          </table:table-cell>
          <table:table-cell table:formula="of:=0.5*[.CF12]*(([.CF5]-[.CE5])/([.CF1]-[.CE1]))^2" office:value-type="float" office:value="0.0157143642948014" calcext:value-type="float">
            <text:p>0.015714364294801</text:p>
          </table:table-cell>
          <table:table-cell table:formula="of:=0.5*[.CG12]*(([.CG5]-[.CF5])/([.CG1]-[.CF1]))^2" office:value-type="float" office:value="0.00627410406472839" calcext:value-type="float">
            <text:p>0.006274104064728</text:p>
          </table:table-cell>
          <table:table-cell table:formula="of:=0.5*[.CH12]*(([.CH5]-[.CG5])/([.CH1]-[.CG1]))^2" office:value-type="float" office:value="0.0345138004155457" calcext:value-type="float">
            <text:p>0.034513800415546</text:p>
          </table:table-cell>
          <table:table-cell table:formula="of:=0.5*[.CI12]*(([.CI5]-[.CH5])/([.CI1]-[.CH1]))^2" office:value-type="float" office:value="0.0125418588133371" calcext:value-type="float">
            <text:p>0.012541858813337</text:p>
          </table:table-cell>
          <table:table-cell table:formula="of:=0.5*[.CJ12]*(([.CJ5]-[.CI5])/([.CJ1]-[.CI1]))^2" office:value-type="float" office:value="0.000082676869393628" calcext:value-type="float">
            <text:p>8.2676869393628E-05</text:p>
          </table:table-cell>
          <table:table-cell table:formula="of:=0.5*[.CK12]*(([.CK5]-[.CJ5])/([.CK1]-[.CJ1]))^2" office:value-type="float" office:value="0.0114803895298038" calcext:value-type="float">
            <text:p>0.011480389529804</text:p>
          </table:table-cell>
          <table:table-cell table:formula="of:=0.5*[.CL12]*(([.CL5]-[.CK5])/([.CL1]-[.CK1]))^2" office:value-type="float" office:value="0.0507323016973384" calcext:value-type="float">
            <text:p>0.050732301697338</text:p>
          </table:table-cell>
          <table:table-cell table:formula="of:=0.5*[.CM12]*(([.CM5]-[.CL5])/([.CM1]-[.CL1]))^2" office:value-type="float" office:value="0.0431718725758857" calcext:value-type="float">
            <text:p>0.043171872575886</text:p>
          </table:table-cell>
          <table:table-cell table:formula="of:=0.5*[.CN12]*(([.CN5]-[.CM5])/([.CN1]-[.CM1]))^2" office:value-type="float" office:value="0.00864867978003372" calcext:value-type="float">
            <text:p>0.008648679780034</text:p>
          </table:table-cell>
          <table:table-cell table:formula="of:=0.5*[.CO12]*(([.CO5]-[.CN5])/([.CO1]-[.CN1]))^2" office:value-type="float" office:value="0.00143119233109053" calcext:value-type="float">
            <text:p>0.001431192331091</text:p>
          </table:table-cell>
          <table:table-cell table:formula="of:=0.5*[.CP12]*(([.CP5]-[.CO5])/([.CP1]-[.CO1]))^2" office:value-type="float" office:value="0.126460988899188" calcext:value-type="float">
            <text:p>0.126460988899188</text:p>
          </table:table-cell>
          <table:table-cell table:formula="of:=0.5*[.CQ12]*(([.CQ5]-[.CP5])/([.CQ1]-[.CP1]))^2" office:value-type="float" office:value="0.165951850917761" calcext:value-type="float">
            <text:p>0.165951850917761</text:p>
          </table:table-cell>
          <table:table-cell table:formula="of:=0.5*[.CR12]*(([.CR5]-[.CQ5])/([.CR1]-[.CQ1]))^2" office:value-type="float" office:value="0.000356915354296571" calcext:value-type="float">
            <text:p>0.000356915354297</text:p>
          </table:table-cell>
          <table:table-cell table:formula="of:=0.5*[.CS12]*(([.CS5]-[.CR5])/([.CS1]-[.CR1]))^2" office:value-type="float" office:value="0.00828282894326596" calcext:value-type="float">
            <text:p>0.008282828943266</text:p>
          </table:table-cell>
          <table:table-cell table:formula="of:=0.5*[.CT12]*(([.CT5]-[.CS5])/([.CT1]-[.CS1]))^2" office:value-type="float" office:value="0.00342463831223444" calcext:value-type="float">
            <text:p>0.003424638312234</text:p>
          </table:table-cell>
          <table:table-cell table:formula="of:=0.5*[.CU12]*(([.CU5]-[.CT5])/([.CU1]-[.CT1]))^2" office:value-type="float" office:value="0.000968650139472132" calcext:value-type="float">
            <text:p>0.000968650139472</text:p>
          </table:table-cell>
          <table:table-cell table:formula="of:=0.5*[.CV12]*(([.CV5]-[.CU5])/([.CV1]-[.CU1]))^2" office:value-type="float" office:value="0.00011253657588689" calcext:value-type="float">
            <text:p>0.000112536575887</text:p>
          </table:table-cell>
          <table:table-cell table:formula="of:=0.5*[.CW12]*(([.CW5]-[.CV5])/([.CW1]-[.CV1]))^2" office:value-type="float" office:value="0.00610015797860107" calcext:value-type="float">
            <text:p>0.006100157978601</text:p>
          </table:table-cell>
          <table:table-cell table:formula="of:=0.5*[.CX12]*(([.CX5]-[.CW5])/([.CX1]-[.CW1]))^2" office:value-type="float" office:value="0.0126797275193838" calcext:value-type="float">
            <text:p>0.012679727519384</text:p>
          </table:table-cell>
          <table:table-cell table:formula="of:=0.5*[.CY12]*(([.CY5]-[.CX5])/([.CY1]-[.CX1]))^2" office:value-type="float" office:value="0.0478383648792811" calcext:value-type="float">
            <text:p>0.047838364879281</text:p>
          </table:table-cell>
          <table:table-cell table:formula="of:=0.5*[.CZ12]*(([.CZ5]-[.CY5])/([.CZ1]-[.CY1]))^2" office:value-type="float" office:value="0.0147243668022475" calcext:value-type="float">
            <text:p>0.014724366802248</text:p>
          </table:table-cell>
          <table:table-cell table:formula="of:=0.5*[.DA12]*(([.DA5]-[.CZ5])/([.DA1]-[.CZ1]))^2" office:value-type="float" office:value="0.0148826942363535" calcext:value-type="float">
            <text:p>0.014882694236354</text:p>
          </table:table-cell>
          <table:table-cell table:formula="of:=0.5*[.DB12]*(([.DB5]-[.DA5])/([.DB1]-[.DA1]))^2" office:value-type="float" office:value="0.00351162355304574" calcext:value-type="float">
            <text:p>0.003511623553046</text:p>
          </table:table-cell>
          <table:table-cell table:formula="of:=0.5*[.DC12]*(([.DC5]-[.DB5])/([.DC1]-[.DB1]))^2" office:value-type="float" office:value="0.0121089185345972" calcext:value-type="float">
            <text:p>0.012108918534597</text:p>
          </table:table-cell>
          <table:table-cell table:formula="of:=0.5*[.DD12]*(([.DD5]-[.DC5])/([.DD1]-[.DC1]))^2" office:value-type="float" office:value="0.000923528883912006" calcext:value-type="float">
            <text:p>0.000923528883912</text:p>
          </table:table-cell>
          <table:table-cell table:formula="of:=0.5*[.DE12]*(([.DE5]-[.DD5])/([.DE1]-[.DD1]))^2" office:value-type="float" office:value="0.000438744337530058" calcext:value-type="float">
            <text:p>0.00043874433753</text:p>
          </table:table-cell>
          <table:table-cell table:formula="of:=0.5*[.DF12]*(([.DF5]-[.DE5])/([.DF1]-[.DE1]))^2" office:value-type="float" office:value="0.0256542033185252" calcext:value-type="float">
            <text:p>0.025654203318525</text:p>
          </table:table-cell>
          <table:table-cell table:formula="of:=0.5*[.DG12]*(([.DG5]-[.DF5])/([.DG1]-[.DF1]))^2" office:value-type="float" office:value="0.0489996915401526" calcext:value-type="float">
            <text:p>0.048999691540153</text:p>
          </table:table-cell>
          <table:table-cell table:formula="of:=0.5*[.DH12]*(([.DH5]-[.DG5])/([.DH1]-[.DG1]))^2" office:value-type="float" office:value="0.0367689493119602" calcext:value-type="float">
            <text:p>0.03676894931196</text:p>
          </table:table-cell>
          <table:table-cell table:formula="of:=0.5*[.DI12]*(([.DI5]-[.DH5])/([.DI1]-[.DH1]))^2" office:value-type="float" office:value="0.00204201496421738" calcext:value-type="float">
            <text:p>0.002042014964217</text:p>
          </table:table-cell>
          <table:table-cell table:formula="of:=0.5*[.DJ12]*(([.DJ5]-[.DI5])/([.DJ1]-[.DI1]))^2" office:value-type="float" office:value="0.0103297139612639" calcext:value-type="float">
            <text:p>0.010329713961264</text:p>
          </table:table-cell>
          <table:table-cell table:formula="of:=0.5*[.DK12]*(([.DK5]-[.DJ5])/([.DK1]-[.DJ1]))^2" office:value-type="float" office:value="0.00300917647013614" calcext:value-type="float">
            <text:p>0.003009176470136</text:p>
          </table:table-cell>
          <table:table-cell table:formula="of:=0.5*[.DL12]*(([.DL5]-[.DK5])/([.DL1]-[.DK1]))^2" office:value-type="float" office:value="0.0183515353041859" calcext:value-type="float">
            <text:p>0.018351535304186</text:p>
          </table:table-cell>
          <table:table-cell table:formula="of:=0.5*[.DM12]*(([.DM5]-[.DL5])/([.DM1]-[.DL1]))^2" office:value-type="float" office:value="0.000164705125133996" calcext:value-type="float">
            <text:p>0.000164705125134</text:p>
          </table:table-cell>
          <table:table-cell table:formula="of:=0.5*[.DN12]*(([.DN5]-[.DM5])/([.DN1]-[.DM1]))^2" office:value-type="float" office:value="0.00123368318789239" calcext:value-type="float">
            <text:p>0.001233683187892</text:p>
          </table:table-cell>
          <table:table-cell table:formula="of:=0.5*[.DO12]*(([.DO5]-[.DN5])/([.DO1]-[.DN1]))^2" office:value-type="float" office:value="0.0972228284159648" calcext:value-type="float">
            <text:p>0.097222828415965</text:p>
          </table:table-cell>
          <table:table-cell table:formula="of:=0.5*[.DP12]*(([.DP5]-[.DO5])/([.DP1]-[.DO1]))^2" office:value-type="float" office:value="0.00144030502236093" calcext:value-type="float">
            <text:p>0.001440305022361</text:p>
          </table:table-cell>
          <table:table-cell table:formula="of:=0.5*[.DQ12]*(([.DQ5]-[.DP5])/([.DQ1]-[.DP1]))^2" office:value-type="float" office:value="0.00212683233907155" calcext:value-type="float">
            <text:p>0.002126832339072</text:p>
          </table:table-cell>
          <table:table-cell table:formula="of:=0.5*[.DR12]*(([.DR5]-[.DQ5])/([.DR1]-[.DQ1]))^2" office:value-type="float" office:value="0.0563181545823344" calcext:value-type="float">
            <text:p>0.056318154582334</text:p>
          </table:table-cell>
          <table:table-cell table:formula="of:=0.5*[.DS12]*(([.DS5]-[.DR5])/([.DS1]-[.DR1]))^2" office:value-type="float" office:value="0.0169180442763843" calcext:value-type="float">
            <text:p>0.016918044276384</text:p>
          </table:table-cell>
          <table:table-cell table:formula="of:=0.5*[.DT12]*(([.DT5]-[.DS5])/([.DT1]-[.DS1]))^2" office:value-type="float" office:value="0.00860220657756309" calcext:value-type="float">
            <text:p>0.008602206577563</text:p>
          </table:table-cell>
          <table:table-cell table:formula="of:=0.5*[.DU12]*(([.DU5]-[.DT5])/([.DU1]-[.DT1]))^2" office:value-type="float" office:value="0.000186737257719818" calcext:value-type="float">
            <text:p>0.00018673725772</text:p>
          </table:table-cell>
          <table:table-cell table:formula="of:=0.5*[.DV12]*(([.DV5]-[.DU5])/([.DV1]-[.DU1]))^2" office:value-type="float" office:value="0.000449211058587739" calcext:value-type="float">
            <text:p>0.000449211058588</text:p>
          </table:table-cell>
          <table:table-cell table:formula="of:=0.5*[.DW12]*(([.DW5]-[.DV5])/([.DW1]-[.DV1]))^2" office:value-type="float" office:value="0.000429742853627118" calcext:value-type="float">
            <text:p>0.000429742853627</text:p>
          </table:table-cell>
          <table:table-cell table:formula="of:=0.5*[.DX12]*(([.DX5]-[.DW5])/([.DX1]-[.DW1]))^2" office:value-type="float" office:value="0.00319457473575001" calcext:value-type="float">
            <text:p>0.00319457473575</text:p>
          </table:table-cell>
          <table:table-cell table:formula="of:=0.5*[.DY12]*(([.DY5]-[.DX5])/([.DY1]-[.DX1]))^2" office:value-type="float" office:value="0.00504277159996465" calcext:value-type="float">
            <text:p>0.005042771599965</text:p>
          </table:table-cell>
          <table:table-cell table:formula="of:=0.5*[.DZ12]*(([.DZ5]-[.DY5])/([.DZ1]-[.DY1]))^2" office:value-type="float" office:value="0.000856282902498773" calcext:value-type="float">
            <text:p>0.000856282902499</text:p>
          </table:table-cell>
          <table:table-cell table:formula="of:=0.5*[.EA12]*(([.EA5]-[.DZ5])/([.EA1]-[.DZ1]))^2" office:value-type="float" office:value="0.0596071636388377" calcext:value-type="float">
            <text:p>0.059607163638838</text:p>
          </table:table-cell>
          <table:table-cell table:formula="of:=0.5*[.EB12]*(([.EB5]-[.EA5])/([.EB1]-[.EA1]))^2" office:value-type="float" office:value="0.0302393325747275" calcext:value-type="float">
            <text:p>0.030239332574728</text:p>
          </table:table-cell>
          <table:table-cell table:formula="of:=0.5*[.EC12]*(([.EC5]-[.EB5])/([.EC1]-[.EB1]))^2" office:value-type="float" office:value="0.253367058363785" calcext:value-type="float">
            <text:p>0.253367058363785</text:p>
          </table:table-cell>
          <table:table-cell table:formula="of:=0.5*[.ED12]*(([.ED5]-[.EC5])/([.ED1]-[.EC1]))^2" office:value-type="float" office:value="0.019849447459668" calcext:value-type="float">
            <text:p>0.019849447459668</text:p>
          </table:table-cell>
          <table:table-cell table:formula="of:=0.5*[.EE12]*(([.EE5]-[.ED5])/([.EE1]-[.ED1]))^2" office:value-type="float" office:value="0.0237655597692349" calcext:value-type="float">
            <text:p>0.023765559769235</text:p>
          </table:table-cell>
          <table:table-cell table:formula="of:=0.5*[.EF12]*(([.EF5]-[.EE5])/([.EF1]-[.EE1]))^2" office:value-type="float" office:value="0.0157309541414758" calcext:value-type="float">
            <text:p>0.015730954141476</text:p>
          </table:table-cell>
          <table:table-cell table:formula="of:=0.5*[.EG12]*(([.EG5]-[.EF5])/([.EG1]-[.EF1]))^2" office:value-type="float" office:value="0.0059507907098303" calcext:value-type="float">
            <text:p>0.00595079070983</text:p>
          </table:table-cell>
          <table:table-cell table:formula="of:=0.5*[.EH12]*(([.EH5]-[.EG5])/([.EH1]-[.EG1]))^2" office:value-type="float" office:value="0.000652195157451285" calcext:value-type="float">
            <text:p>0.000652195157451</text:p>
          </table:table-cell>
          <table:table-cell table:formula="of:=0.5*[.EI12]*(([.EI5]-[.EH5])/([.EI1]-[.EH1]))^2" office:value-type="float" office:value="0.00869072140844565" calcext:value-type="float">
            <text:p>0.008690721408446</text:p>
          </table:table-cell>
          <table:table-cell table:formula="of:=0.5*[.EJ12]*(([.EJ5]-[.EI5])/([.EJ1]-[.EI1]))^2" office:value-type="float" office:value="0.000203804357957621" calcext:value-type="float">
            <text:p>0.000203804357958</text:p>
          </table:table-cell>
          <table:table-cell table:formula="of:=0.5*[.EK12]*(([.EK5]-[.EJ5])/([.EK1]-[.EJ1]))^2" office:value-type="float" office:value="0.000269559258050312" calcext:value-type="float">
            <text:p>0.00026955925805</text:p>
          </table:table-cell>
          <table:table-cell table:formula="of:=0.5*[.EL12]*(([.EL5]-[.EK5])/([.EL1]-[.EK1]))^2" office:value-type="float" office:value="0.000961197048402504" calcext:value-type="float">
            <text:p>0.000961197048403</text:p>
          </table:table-cell>
          <table:table-cell table:formula="of:=0.5*[.EM12]*(([.EM5]-[.EL5])/([.EM1]-[.EL1]))^2" office:value-type="float" office:value="0.00885869426377342" calcext:value-type="float">
            <text:p>0.008858694263773</text:p>
          </table:table-cell>
          <table:table-cell table:formula="of:=0.5*[.EN12]*(([.EN5]-[.EM5])/([.EN1]-[.EM1]))^2" office:value-type="float" office:value="0.00596964521413983" calcext:value-type="float">
            <text:p>0.00596964521414</text:p>
          </table:table-cell>
          <table:table-cell table:formula="of:=0.5*[.EO12]*(([.EO5]-[.EN5])/([.EO1]-[.EN1]))^2" office:value-type="float" office:value="0.00483028455671444" calcext:value-type="float">
            <text:p>0.004830284556714</text:p>
          </table:table-cell>
          <table:table-cell table:formula="of:=0.5*[.EP12]*(([.EP5]-[.EO5])/([.EP1]-[.EO1]))^2" office:value-type="float" office:value="0.0560824777795383" calcext:value-type="float">
            <text:p>0.056082477779538</text:p>
          </table:table-cell>
          <table:table-cell table:formula="of:=0.5*[.EQ12]*(([.EQ5]-[.EP5])/([.EQ1]-[.EP1]))^2" office:value-type="float" office:value="0.0113834907313834" calcext:value-type="float">
            <text:p>0.011383490731383</text:p>
          </table:table-cell>
          <table:table-cell table:formula="of:=0.5*[.ER12]*(([.ER5]-[.EQ5])/([.ER1]-[.EQ1]))^2" office:value-type="float" office:value="0.00542911748357268" calcext:value-type="float">
            <text:p>0.005429117483573</text:p>
          </table:table-cell>
          <table:table-cell table:formula="of:=0.5*[.ES12]*(([.ES5]-[.ER5])/([.ES1]-[.ER1]))^2" office:value-type="float" office:value="0.00343288336848677" calcext:value-type="float">
            <text:p>0.003432883368487</text:p>
          </table:table-cell>
          <table:table-cell table:formula="of:=0.5*[.ET12]*(([.ET5]-[.ES5])/([.ET1]-[.ES1]))^2" office:value-type="float" office:value="0.00327971650236727" calcext:value-type="float">
            <text:p>0.003279716502367</text:p>
          </table:table-cell>
          <table:table-cell table:formula="of:=0.5*[.EU12]*(([.EU5]-[.ET5])/([.EU1]-[.ET1]))^2" office:value-type="float" office:value="0.000828890855608147" calcext:value-type="float">
            <text:p>0.000828890855608</text:p>
          </table:table-cell>
          <table:table-cell table:formula="of:=0.5*[.EV12]*(([.EV5]-[.EU5])/([.EV1]-[.EU1]))^2" office:value-type="float" office:value="0.0000828407620345111" calcext:value-type="float">
            <text:p>8.28407620345111E-05</text:p>
          </table:table-cell>
          <table:table-cell table:formula="of:=0.5*[.EW12]*(([.EW5]-[.EV5])/([.EW1]-[.EV1]))^2" office:value-type="float" office:value="0.000289317155385093" calcext:value-type="float">
            <text:p>0.000289317155385</text:p>
          </table:table-cell>
          <table:table-cell table:formula="of:=0.5*[.EX12]*(([.EX5]-[.EW5])/([.EX1]-[.EW1]))^2" office:value-type="float" office:value="0.00379481786830392" calcext:value-type="float">
            <text:p>0.003794817868304</text:p>
          </table:table-cell>
          <table:table-cell table:formula="of:=0.5*[.EY12]*(([.EY5]-[.EX5])/([.EY1]-[.EX1]))^2" office:value-type="float" office:value="0.0000678914862451571" calcext:value-type="float">
            <text:p>6.78914862451571E-05</text:p>
          </table:table-cell>
          <table:table-cell table:formula="of:=0.5*[.EZ12]*(([.EZ5]-[.EY5])/([.EZ1]-[.EY1]))^2" office:value-type="float" office:value="0.0000973720493109157" calcext:value-type="float">
            <text:p>9.73720493109157E-05</text:p>
          </table:table-cell>
          <table:table-cell table:formula="of:=0.5*[.FA12]*(([.FA5]-[.EZ5])/([.FA1]-[.EZ1]))^2" office:value-type="float" office:value="0.0844990328342167" calcext:value-type="float">
            <text:p>0.084499032834217</text:p>
          </table:table-cell>
          <table:table-cell table:formula="of:=0.5*[.FB12]*(([.FB5]-[.FA5])/([.FB1]-[.FA1]))^2" office:value-type="float" office:value="0.0129491365359078" calcext:value-type="float">
            <text:p>0.012949136535908</text:p>
          </table:table-cell>
          <table:table-cell table:formula="of:=0.5*[.FC12]*(([.FC5]-[.FB5])/([.FC1]-[.FB1]))^2" office:value-type="float" office:value="0.00281779265590833" calcext:value-type="float">
            <text:p>0.002817792655908</text:p>
          </table:table-cell>
          <table:table-cell table:formula="of:=0.5*[.FD12]*(([.FD5]-[.FC5])/([.FD1]-[.FC1]))^2" office:value-type="float" office:value="0.0130936505812177" calcext:value-type="float">
            <text:p>0.013093650581218</text:p>
          </table:table-cell>
          <table:table-cell table:formula="of:=0.5*[.FE12]*(([.FE5]-[.FD5])/([.FE1]-[.FD1]))^2" office:value-type="float" office:value="0.00295319145711402" calcext:value-type="float">
            <text:p>0.002953191457114</text:p>
          </table:table-cell>
          <table:table-cell table:formula="of:=0.5*[.FF12]*(([.FF5]-[.FE5])/([.FF1]-[.FE1]))^2" office:value-type="float" office:value="0.00939344248667006" calcext:value-type="float">
            <text:p>0.00939344248667</text:p>
          </table:table-cell>
          <table:table-cell table:formula="of:=0.5*[.FG12]*(([.FG5]-[.FF5])/([.FG1]-[.FF1]))^2" office:value-type="float" office:value="0.0116944409457435" calcext:value-type="float">
            <text:p>0.011694440945744</text:p>
          </table:table-cell>
          <table:table-cell table:formula="of:=0.5*[.FH12]*(([.FH5]-[.FG5])/([.FH1]-[.FG1]))^2" office:value-type="float" office:value="0.0461262090096694" calcext:value-type="float">
            <text:p>0.04612620900967</text:p>
          </table:table-cell>
          <table:table-cell table:formula="of:=0.5*[.FI12]*(([.FI5]-[.FH5])/([.FI1]-[.FH1]))^2" office:value-type="float" office:value="0.00315654820105066" calcext:value-type="float">
            <text:p>0.003156548201051</text:p>
          </table:table-cell>
          <table:table-cell table:formula="of:=0.5*[.FJ12]*(([.FJ5]-[.FI5])/([.FJ1]-[.FI1]))^2" office:value-type="float" office:value="0.0658241322548705" calcext:value-type="float">
            <text:p>0.065824132254871</text:p>
          </table:table-cell>
          <table:table-cell table:formula="of:=0.5*[.FK12]*(([.FK5]-[.FJ5])/([.FK1]-[.FJ1]))^2" office:value-type="float" office:value="0.0615480308274822" calcext:value-type="float">
            <text:p>0.061548030827482</text:p>
          </table:table-cell>
          <table:table-cell table:formula="of:=0.5*[.FL12]*(([.FL5]-[.FK5])/([.FL1]-[.FK1]))^2" office:value-type="float" office:value="0.0286870467482861" calcext:value-type="float">
            <text:p>0.028687046748286</text:p>
          </table:table-cell>
          <table:table-cell table:formula="of:=0.5*[.FM12]*(([.FM5]-[.FL5])/([.FM1]-[.FL1]))^2" office:value-type="float" office:value="0.0000129985471225357" calcext:value-type="float">
            <text:p>1.29985471225357E-05</text:p>
          </table:table-cell>
          <table:table-cell table:formula="of:=0.5*[.FN12]*(([.FN5]-[.FM5])/([.FN1]-[.FM1]))^2" office:value-type="float" office:value="0.0265500336842241" calcext:value-type="float">
            <text:p>0.026550033684224</text:p>
          </table:table-cell>
          <table:table-cell table:formula="of:=0.5*[.FO12]*(([.FO5]-[.FN5])/([.FO1]-[.FN1]))^2" office:value-type="float" office:value="0.0432947781491274" calcext:value-type="float">
            <text:p>0.043294778149127</text:p>
          </table:table-cell>
          <table:table-cell table:formula="of:=0.5*[.FP12]*(([.FP5]-[.FO5])/([.FP1]-[.FO1]))^2" office:value-type="float" office:value="0.13450283558505" calcext:value-type="float">
            <text:p>0.13450283558505</text:p>
          </table:table-cell>
          <table:table-cell table:formula="of:=0.5*[.FQ12]*(([.FQ5]-[.FP5])/([.FQ1]-[.FP1]))^2" office:value-type="float" office:value="0.00743571501156672" calcext:value-type="float">
            <text:p>0.007435715011567</text:p>
          </table:table-cell>
          <table:table-cell table:formula="of:=0.5*[.FR12]*(([.FR5]-[.FQ5])/([.FR1]-[.FQ1]))^2" office:value-type="float" office:value="0.0785001930240127" calcext:value-type="float">
            <text:p>0.078500193024013</text:p>
          </table:table-cell>
          <table:table-cell table:formula="of:=0.5*[.FS12]*(([.FS5]-[.FR5])/([.FS1]-[.FR1]))^2" office:value-type="float" office:value="0.00154424710314239" calcext:value-type="float">
            <text:p>0.001544247103142</text:p>
          </table:table-cell>
          <table:table-cell table:formula="of:=0.5*[.FT12]*(([.FT5]-[.FS5])/([.FT1]-[.FS1]))^2" office:value-type="float" office:value="0.0088980046130887" calcext:value-type="float">
            <text:p>0.008898004613089</text:p>
          </table:table-cell>
          <table:table-cell table:formula="of:=0.5*[.FU12]*(([.FU5]-[.FT5])/([.FU1]-[.FT1]))^2" office:value-type="float" office:value="0.00285522656262464" calcext:value-type="float">
            <text:p>0.002855226562625</text:p>
          </table:table-cell>
          <table:table-cell table:formula="of:=0.5*[.FV12]*(([.FV5]-[.FU5])/([.FV1]-[.FU1]))^2" office:value-type="float" office:value="0.0032755665485662" calcext:value-type="float">
            <text:p>0.003275566548566</text:p>
          </table:table-cell>
          <table:table-cell table:formula="of:=0.5*[.FW12]*(([.FW5]-[.FV5])/([.FW1]-[.FV1]))^2" office:value-type="float" office:value="0.00111468367584008" calcext:value-type="float">
            <text:p>0.00111468367584</text:p>
          </table:table-cell>
          <table:table-cell table:formula="of:=0.5*[.FX12]*(([.FX5]-[.FW5])/([.FX1]-[.FW1]))^2" office:value-type="float" office:value="0.000777723762128787" calcext:value-type="float">
            <text:p>0.000777723762129</text:p>
          </table:table-cell>
          <table:table-cell table:formula="of:=0.5*[.FY12]*(([.FY5]-[.FX5])/([.FY1]-[.FX1]))^2" office:value-type="float" office:value="0.0179189014870351" calcext:value-type="float">
            <text:p>0.017918901487035</text:p>
          </table:table-cell>
          <table:table-cell table:formula="of:=0.5*[.FZ12]*(([.FZ5]-[.FY5])/([.FZ1]-[.FY1]))^2" office:value-type="float" office:value="0.00736178180754401" calcext:value-type="float">
            <text:p>0.007361781807544</text:p>
          </table:table-cell>
          <table:table-cell table:formula="of:=0.5*[.GA12]*(([.GA5]-[.FZ5])/([.GA1]-[.FZ1]))^2" office:value-type="float" office:value="0.0983973491684825" calcext:value-type="float">
            <text:p>0.098397349168483</text:p>
          </table:table-cell>
          <table:table-cell table:formula="of:=0.5*[.GB12]*(([.GB5]-[.GA5])/([.GB1]-[.GA1]))^2" office:value-type="float" office:value="0.0509717910408641" calcext:value-type="float">
            <text:p>0.050971791040864</text:p>
          </table:table-cell>
          <table:table-cell table:formula="of:=0.5*[.GC12]*(([.GC5]-[.GB5])/([.GC1]-[.GB1]))^2" office:value-type="float" office:value="0.00145144785456834" calcext:value-type="float">
            <text:p>0.001451447854568</text:p>
          </table:table-cell>
          <table:table-cell table:formula="of:=0.5*[.GD12]*(([.GD5]-[.GC5])/([.GD1]-[.GC1]))^2" office:value-type="float" office:value="0.00703079345303919" calcext:value-type="float">
            <text:p>0.007030793453039</text:p>
          </table:table-cell>
          <table:table-cell table:formula="of:=0.5*[.GE12]*(([.GE5]-[.GD5])/([.GE1]-[.GD1]))^2" office:value-type="float" office:value="0.00590890756054999" calcext:value-type="float">
            <text:p>0.00590890756055</text:p>
          </table:table-cell>
          <table:table-cell table:formula="of:=0.5*[.GF12]*(([.GF5]-[.GE5])/([.GF1]-[.GE1]))^2" office:value-type="float" office:value="0.0139743481818809" calcext:value-type="float">
            <text:p>0.013974348181881</text:p>
          </table:table-cell>
          <table:table-cell table:formula="of:=0.5*[.GG12]*(([.GG5]-[.GF5])/([.GG1]-[.GF1]))^2" office:value-type="float" office:value="0.0187343936670175" calcext:value-type="float">
            <text:p>0.018734393667018</text:p>
          </table:table-cell>
          <table:table-cell table:formula="of:=0.5*[.GH12]*(([.GH5]-[.GG5])/([.GH1]-[.GG1]))^2" office:value-type="float" office:value="0.0126656984441048" calcext:value-type="float">
            <text:p>0.012665698444105</text:p>
          </table:table-cell>
          <table:table-cell table:formula="of:=0.5*[.GI12]*(([.GI5]-[.GH5])/([.GI1]-[.GH1]))^2" office:value-type="float" office:value="0.0000324391066801393" calcext:value-type="float">
            <text:p>3.24391066801393E-05</text:p>
          </table:table-cell>
          <table:table-cell table:formula="of:=0.5*[.GJ12]*(([.GJ5]-[.GI5])/([.GJ1]-[.GI1]))^2" office:value-type="float" office:value="0.000246693373058603" calcext:value-type="float">
            <text:p>0.000246693373059</text:p>
          </table:table-cell>
          <table:table-cell table:formula="of:=0.5*[.GK12]*(([.GK5]-[.GJ5])/([.GK1]-[.GJ1]))^2" office:value-type="float" office:value="0.0416458729051927" calcext:value-type="float">
            <text:p>0.041645872905193</text:p>
          </table:table-cell>
          <table:table-cell table:formula="of:=0.5*[.GL12]*(([.GL5]-[.GK5])/([.GL1]-[.GK1]))^2" office:value-type="float" office:value="0.0000308780606071688" calcext:value-type="float">
            <text:p>3.08780606071688E-05</text:p>
          </table:table-cell>
          <table:table-cell table:formula="of:=0.5*[.GM12]*(([.GM5]-[.GL5])/([.GM1]-[.GL1]))^2" office:value-type="float" office:value="0.00363705819856644" calcext:value-type="float">
            <text:p>0.003637058198566</text:p>
          </table:table-cell>
          <table:table-cell table:formula="of:=0.5*[.GN12]*(([.GN5]-[.GM5])/([.GN1]-[.GM1]))^2" office:value-type="float" office:value="0.000544004247722372" calcext:value-type="float">
            <text:p>0.000544004247722</text:p>
          </table:table-cell>
          <table:table-cell table:formula="of:=0.5*[.GO12]*(([.GO5]-[.GN5])/([.GO1]-[.GN1]))^2" office:value-type="float" office:value="0.0000442293969965113" calcext:value-type="float">
            <text:p>4.42293969965113E-05</text:p>
          </table:table-cell>
          <table:table-cell table:formula="of:=0.5*[.GP12]*(([.GP5]-[.GO5])/([.GP1]-[.GO1]))^2" office:value-type="float" office:value="0.0200672285626594" calcext:value-type="float">
            <text:p>0.020067228562659</text:p>
          </table:table-cell>
          <table:table-cell table:formula="of:=0.5*[.GQ12]*(([.GQ5]-[.GP5])/([.GQ1]-[.GP1]))^2" office:value-type="float" office:value="0.00264580411170471" calcext:value-type="float">
            <text:p>0.002645804111705</text:p>
          </table:table-cell>
          <table:table-cell table:formula="of:=0.5*[.GR12]*(([.GR5]-[.GQ5])/([.GR1]-[.GQ1]))^2" office:value-type="float" office:value="0.0150222495382817" calcext:value-type="float">
            <text:p>0.015022249538282</text:p>
          </table:table-cell>
          <table:table-cell table:formula="of:=0.5*[.GS12]*(([.GS5]-[.GR5])/([.GS1]-[.GR1]))^2" office:value-type="float" office:value="0.0768002722641305" calcext:value-type="float">
            <text:p>0.076800272264131</text:p>
          </table:table-cell>
          <table:table-cell table:formula="of:=0.5*[.GT12]*(([.GT5]-[.GS5])/([.GT1]-[.GS1]))^2" office:value-type="float" office:value="0.0409533966701976" calcext:value-type="float">
            <text:p>0.040953396670198</text:p>
          </table:table-cell>
          <table:table-cell table:formula="of:=0.5*[.GU12]*(([.GU5]-[.GT5])/([.GU1]-[.GT1]))^2" office:value-type="float" office:value="0.00196623907965184" calcext:value-type="float">
            <text:p>0.001966239079652</text:p>
          </table:table-cell>
          <table:table-cell table:formula="of:=0.5*[.GV12]*(([.GV5]-[.GU5])/([.GV1]-[.GU1]))^2" office:value-type="float" office:value="0.0136905185848667" calcext:value-type="float">
            <text:p>0.013690518584867</text:p>
          </table:table-cell>
          <table:table-cell table:formula="of:=0.5*[.GW12]*(([.GW5]-[.GV5])/([.GW1]-[.GV1]))^2" office:value-type="float" office:value="0.034448063888032" calcext:value-type="float">
            <text:p>0.034448063888032</text:p>
          </table:table-cell>
          <table:table-cell table:formula="of:=0.5*[.GX12]*(([.GX5]-[.GW5])/([.GX1]-[.GW1]))^2" office:value-type="float" office:value="0.0564343509863545" calcext:value-type="float">
            <text:p>0.056434350986355</text:p>
          </table:table-cell>
          <table:table-cell table:formula="of:=0.5*[.GY12]*(([.GY5]-[.GX5])/([.GY1]-[.GX1]))^2" office:value-type="float" office:value="0.0196569315534353" calcext:value-type="float">
            <text:p>0.019656931553435</text:p>
          </table:table-cell>
          <table:table-cell table:formula="of:=0.5*[.GZ12]*(([.GZ5]-[.GY5])/([.GZ1]-[.GY1]))^2" office:value-type="float" office:value="0.0178927396593245" calcext:value-type="float">
            <text:p>0.017892739659325</text:p>
          </table:table-cell>
          <table:table-cell table:formula="of:=0.5*[.HA12]*(([.HA5]-[.GZ5])/([.HA1]-[.GZ1]))^2" office:value-type="float" office:value="0.0177653374618837" calcext:value-type="float">
            <text:p>0.017765337461884</text:p>
          </table:table-cell>
          <table:table-cell table:formula="of:=0.5*[.HB12]*(([.HB5]-[.HA5])/([.HB1]-[.HA1]))^2" office:value-type="float" office:value="0.000664501465500986" calcext:value-type="float">
            <text:p>0.000664501465501</text:p>
          </table:table-cell>
          <table:table-cell table:formula="of:=0.5*[.HC12]*(([.HC5]-[.HB5])/([.HC1]-[.HB1]))^2" office:value-type="float" office:value="0.000125991644061372" calcext:value-type="float">
            <text:p>0.000125991644061</text:p>
          </table:table-cell>
          <table:table-cell table:formula="of:=0.5*[.HD12]*(([.HD5]-[.HC5])/([.HD1]-[.HC1]))^2" office:value-type="float" office:value="0.0172233848459075" calcext:value-type="float">
            <text:p>0.017223384845908</text:p>
          </table:table-cell>
          <table:table-cell table:formula="of:=0.5*[.HE12]*(([.HE5]-[.HD5])/([.HE1]-[.HD1]))^2" office:value-type="float" office:value="0.115347955165012" calcext:value-type="float">
            <text:p>0.115347955165012</text:p>
          </table:table-cell>
          <table:table-cell table:formula="of:=0.5*[.HF12]*(([.HF5]-[.HE5])/([.HF1]-[.HE1]))^2" office:value-type="float" office:value="0.000146964374994628" calcext:value-type="float">
            <text:p>0.000146964374995</text:p>
          </table:table-cell>
          <table:table-cell table:formula="of:=0.5*[.HG12]*(([.HG5]-[.HF5])/([.HG1]-[.HF1]))^2" office:value-type="float" office:value="0.0189169998957987" calcext:value-type="float">
            <text:p>0.018916999895799</text:p>
          </table:table-cell>
          <table:table-cell table:formula="of:=0.5*[.HH12]*(([.HH5]-[.HG5])/([.HH1]-[.HG1]))^2" office:value-type="float" office:value="0.00283922533605619" calcext:value-type="float">
            <text:p>0.002839225336056</text:p>
          </table:table-cell>
          <table:table-cell table:formula="of:=0.5*[.HI12]*(([.HI5]-[.HH5])/([.HI1]-[.HH1]))^2" office:value-type="float" office:value="0.00077462788018315" calcext:value-type="float">
            <text:p>0.000774627880183</text:p>
          </table:table-cell>
          <table:table-cell table:formula="of:=0.5*[.HJ12]*(([.HJ5]-[.HI5])/([.HJ1]-[.HI1]))^2" office:value-type="float" office:value="0.000524960794802823" calcext:value-type="float">
            <text:p>0.000524960794803</text:p>
          </table:table-cell>
          <table:table-cell table:formula="of:=0.5*[.HK12]*(([.HK5]-[.HJ5])/([.HK1]-[.HJ1]))^2" office:value-type="float" office:value="0.000673184598512315" calcext:value-type="float">
            <text:p>0.000673184598512</text:p>
          </table:table-cell>
          <table:table-cell table:formula="of:=0.5*[.HL12]*(([.HL5]-[.HK5])/([.HL1]-[.HK1]))^2" office:value-type="float" office:value="0.000280152613974714" calcext:value-type="float">
            <text:p>0.000280152613975</text:p>
          </table:table-cell>
          <table:table-cell table:formula="of:=0.5*[.HM12]*(([.HM5]-[.HL5])/([.HM1]-[.HL1]))^2" office:value-type="float" office:value="0.313121104619599" calcext:value-type="float">
            <text:p>0.313121104619599</text:p>
          </table:table-cell>
          <table:table-cell table:formula="of:=0.5*[.HN12]*(([.HN5]-[.HM5])/([.HN1]-[.HM1]))^2" office:value-type="float" office:value="0.115623232969438" calcext:value-type="float">
            <text:p>0.115623232969438</text:p>
          </table:table-cell>
          <table:table-cell table:formula="of:=0.5*[.HO12]*(([.HO5]-[.HN5])/([.HO1]-[.HN1]))^2" office:value-type="float" office:value="0.0747474469226427" calcext:value-type="float">
            <text:p>0.074747446922643</text:p>
          </table:table-cell>
          <table:table-cell table:formula="of:=0.5*[.HP12]*(([.HP5]-[.HO5])/([.HP1]-[.HO1]))^2" office:value-type="float" office:value="0.0437339820030762" calcext:value-type="float">
            <text:p>0.043733982003076</text:p>
          </table:table-cell>
          <table:table-cell table:formula="of:=0.5*[.HQ12]*(([.HQ5]-[.HP5])/([.HQ1]-[.HP1]))^2" office:value-type="float" office:value="0.00119860669673565" calcext:value-type="float">
            <text:p>0.001198606696736</text:p>
          </table:table-cell>
          <table:table-cell table:formula="of:=0.5*[.HR12]*(([.HR5]-[.HQ5])/([.HR1]-[.HQ1]))^2" office:value-type="float" office:value="0.0025198967735562" calcext:value-type="float">
            <text:p>0.002519896773556</text:p>
          </table:table-cell>
          <table:table-cell table:formula="of:=0.5*[.HS12]*(([.HS5]-[.HR5])/([.HS1]-[.HR1]))^2" office:value-type="float" office:value="0.00367451427124985" calcext:value-type="float">
            <text:p>0.00367451427125</text:p>
          </table:table-cell>
          <table:table-cell table:formula="of:=0.5*[.HT12]*(([.HT5]-[.HS5])/([.HT1]-[.HS1]))^2" office:value-type="float" office:value="0.00764078035860916" calcext:value-type="float">
            <text:p>0.007640780358609</text:p>
          </table:table-cell>
          <table:table-cell table:formula="of:=0.5*[.HU12]*(([.HU5]-[.HT5])/([.HU1]-[.HT1]))^2" office:value-type="float" office:value="0.0278346925979274" calcext:value-type="float">
            <text:p>0.027834692597928</text:p>
          </table:table-cell>
          <table:table-cell table:formula="of:=0.5*[.HV12]*(([.HV5]-[.HU5])/([.HV1]-[.HU1]))^2" office:value-type="float" office:value="0.00808588800217011" calcext:value-type="float">
            <text:p>0.00808588800217</text:p>
          </table:table-cell>
          <table:table-cell table:formula="of:=0.5*[.HW12]*(([.HW5]-[.HV5])/([.HW1]-[.HV1]))^2" office:value-type="float" office:value="0.127098446528232" calcext:value-type="float">
            <text:p>0.127098446528232</text:p>
          </table:table-cell>
          <table:table-cell table:formula="of:=0.5*[.HX12]*(([.HX5]-[.HW5])/([.HX1]-[.HW1]))^2" office:value-type="float" office:value="0.0198771397048554" calcext:value-type="float">
            <text:p>0.019877139704855</text:p>
          </table:table-cell>
          <table:table-cell table:formula="of:=0.5*[.HY12]*(([.HY5]-[.HX5])/([.HY1]-[.HX1]))^2" office:value-type="float" office:value="0.031501888152043" calcext:value-type="float">
            <text:p>0.031501888152043</text:p>
          </table:table-cell>
          <table:table-cell table:formula="of:=0.5*[.HZ12]*(([.HZ5]-[.HY5])/([.HZ1]-[.HY1]))^2" office:value-type="float" office:value="0.00139579007478627" calcext:value-type="float">
            <text:p>0.001395790074786</text:p>
          </table:table-cell>
          <table:table-cell table:formula="of:=0.5*[.IA12]*(([.IA5]-[.HZ5])/([.IA1]-[.HZ1]))^2" office:value-type="float" office:value="0.00534848324214745" calcext:value-type="float">
            <text:p>0.005348483242147</text:p>
          </table:table-cell>
          <table:table-cell table:formula="of:=0.5*[.IB12]*(([.IB5]-[.IA5])/([.IB1]-[.IA1]))^2" office:value-type="float" office:value="0.00704552392473373" calcext:value-type="float">
            <text:p>0.007045523924734</text:p>
          </table:table-cell>
          <table:table-cell table:formula="of:=0.5*[.IC12]*(([.IC5]-[.IB5])/([.IC1]-[.IB1]))^2" office:value-type="float" office:value="0.0746019325096747" calcext:value-type="float">
            <text:p>0.074601932509675</text:p>
          </table:table-cell>
          <table:table-cell table:formula="of:=0.5*[.ID12]*(([.ID5]-[.IC5])/([.ID1]-[.IC1]))^2" office:value-type="float" office:value="0.00280744660357141" calcext:value-type="float">
            <text:p>0.002807446603571</text:p>
          </table:table-cell>
          <table:table-cell table:formula="of:=0.5*[.IE12]*(([.IE5]-[.ID5])/([.IE1]-[.ID1]))^2" office:value-type="float" office:value="0.00965095585182939" calcext:value-type="float">
            <text:p>0.009650955851829</text:p>
          </table:table-cell>
          <table:table-cell table:formula="of:=0.5*[.IF12]*(([.IF5]-[.IE5])/([.IF1]-[.IE1]))^2" office:value-type="float" office:value="0.0377413856582172" calcext:value-type="float">
            <text:p>0.037741385658217</text:p>
          </table:table-cell>
          <table:table-cell table:formula="of:=0.5*[.IG12]*(([.IG5]-[.IF5])/([.IG1]-[.IF1]))^2" office:value-type="float" office:value="0.0210661717647474" calcext:value-type="float">
            <text:p>0.021066171764748</text:p>
          </table:table-cell>
          <table:table-cell table:formula="of:=0.5*[.IH12]*(([.IH5]-[.IG5])/([.IH1]-[.IG1]))^2" office:value-type="float" office:value="0.0022654607911632" calcext:value-type="float">
            <text:p>0.002265460791163</text:p>
          </table:table-cell>
          <table:table-cell table:formula="of:=0.5*[.II12]*(([.II5]-[.IH5])/([.II1]-[.IH1]))^2" office:value-type="float" office:value="0.0157762562386325" calcext:value-type="float">
            <text:p>0.015776256238633</text:p>
          </table:table-cell>
          <table:table-cell table:formula="of:=0.5*[.IJ12]*(([.IJ5]-[.II5])/([.IJ1]-[.II1]))^2" office:value-type="float" office:value="0.00323975192051556" calcext:value-type="float">
            <text:p>0.003239751920516</text:p>
          </table:table-cell>
          <table:table-cell table:formula="of:=0.5*[.IK12]*(([.IK5]-[.IJ5])/([.IK1]-[.IJ1]))^2" office:value-type="float" office:value="0.0111295173119444" calcext:value-type="float">
            <text:p>0.011129517311944</text:p>
          </table:table-cell>
          <table:table-cell table:formula="of:=0.5*[.IL12]*(([.IL5]-[.IK5])/([.IL1]-[.IK1]))^2" office:value-type="float" office:value="0.00461049637915348" calcext:value-type="float">
            <text:p>0.004610496379153</text:p>
          </table:table-cell>
          <table:table-cell table:formula="of:=0.5*[.IM12]*(([.IM5]-[.IL5])/([.IM1]-[.IL1]))^2" office:value-type="float" office:value="0.000559630513319689" calcext:value-type="float">
            <text:p>0.00055963051332</text:p>
          </table:table-cell>
          <table:table-cell table:formula="of:=0.5*[.IN12]*(([.IN5]-[.IM5])/([.IN1]-[.IM1]))^2" office:value-type="float" office:value="0.0465659698152748" calcext:value-type="float">
            <text:p>0.046565969815275</text:p>
          </table:table-cell>
          <table:table-cell table:formula="of:=0.5*[.IO12]*(([.IO5]-[.IN5])/([.IO1]-[.IN1]))^2" office:value-type="float" office:value="0.00244587317859424" calcext:value-type="float">
            <text:p>0.002445873178594</text:p>
          </table:table-cell>
          <table:table-cell table:formula="of:=0.5*[.IP12]*(([.IP5]-[.IO5])/([.IP1]-[.IO1]))^2" office:value-type="float" office:value="0.0683588532534011" calcext:value-type="float">
            <text:p>0.068358853253401</text:p>
          </table:table-cell>
          <table:table-cell table:formula="of:=0.5*[.IQ12]*(([.IQ5]-[.IP5])/([.IQ1]-[.IP1]))^2" office:value-type="float" office:value="0.0404720743491569" calcext:value-type="float">
            <text:p>0.040472074349157</text:p>
          </table:table-cell>
          <table:table-cell table:formula="of:=0.5*[.IR12]*(([.IR5]-[.IQ5])/([.IR1]-[.IQ1]))^2" office:value-type="float" office:value="0.00156894031357481" calcext:value-type="float">
            <text:p>0.001568940313575</text:p>
          </table:table-cell>
          <table:table-cell table:formula="of:=0.5*[.IS12]*(([.IS5]-[.IR5])/([.IS1]-[.IR1]))^2" office:value-type="float" office:value="0.00408072081454663" calcext:value-type="float">
            <text:p>0.004080720814547</text:p>
          </table:table-cell>
          <table:table-cell table:formula="of:=0.5*[.IT12]*(([.IT5]-[.IS5])/([.IT1]-[.IS1]))^2" office:value-type="float" office:value="0.000000676066271423741" calcext:value-type="float">
            <text:p>6.76066271423741E-07</text:p>
          </table:table-cell>
          <table:table-cell table:formula="of:=0.5*[.IU12]*(([.IU5]-[.IT5])/([.IU1]-[.IT1]))^2" office:value-type="float" office:value="0.00255265662293782" calcext:value-type="float">
            <text:p>0.002552656622938</text:p>
          </table:table-cell>
          <table:table-cell table:formula="of:=0.5*[.IV12]*(([.IV5]-[.IU5])/([.IV1]-[.IU1]))^2" office:value-type="float" office:value="0.0000503654020264899" calcext:value-type="float">
            <text:p>5.03654020264899E-05</text:p>
          </table:table-cell>
          <table:table-cell table:formula="of:=0.5*[.IW12]*(([.IW5]-[.IV5])/([.IW1]-[.IV1]))^2" office:value-type="float" office:value="0.00262439822506653" calcext:value-type="float">
            <text:p>0.002624398225067</text:p>
          </table:table-cell>
          <table:table-cell table:formula="of:=0.5*[.IX12]*(([.IX5]-[.IW5])/([.IX1]-[.IW1]))^2" office:value-type="float" office:value="0.000600807274937612" calcext:value-type="float">
            <text:p>0.000600807274938</text:p>
          </table:table-cell>
          <table:table-cell table:formula="of:=0.5*[.IY12]*(([.IY5]-[.IX5])/([.IY1]-[.IX1]))^2" office:value-type="float" office:value="0.000163954303281451" calcext:value-type="float">
            <text:p>0.000163954303281</text:p>
          </table:table-cell>
          <table:table-cell table:formula="of:=0.5*[.IZ12]*(([.IZ5]-[.IY5])/([.IZ1]-[.IY1]))^2" office:value-type="float" office:value="0.0000173370147389506" calcext:value-type="float">
            <text:p>1.73370147389506E-05</text:p>
          </table:table-cell>
          <table:table-cell table:formula="of:=0.5*[.JA12]*(([.JA5]-[.IZ5])/([.JA1]-[.IZ1]))^2" office:value-type="float" office:value="0.000691754663891497" calcext:value-type="float">
            <text:p>0.000691754663891</text:p>
          </table:table-cell>
          <table:table-cell table:formula="of:=0.5*[.JB12]*(([.JB5]-[.JA5])/([.JB1]-[.JA1]))^2" office:value-type="float" office:value="0.000088655592417145" calcext:value-type="float">
            <text:p>8.8655592417145E-05</text:p>
          </table:table-cell>
          <table:table-cell table:formula="of:=0.5*[.JC12]*(([.JC5]-[.JB5])/([.JC1]-[.JB1]))^2" office:value-type="float" office:value="0.0000515666482862878" calcext:value-type="float">
            <text:p>5.15666482862878E-05</text:p>
          </table:table-cell>
          <table:table-cell table:formula="of:=0.5*[.JD12]*(([.JD5]-[.JC5])/([.JD1]-[.JC1]))^2" office:value-type="float" office:value="0.0000081287481397824" calcext:value-type="float">
            <text:p>8.1287481397824E-06</text:p>
          </table:table-cell>
          <table:table-cell table:formula="of:=0.5*[.JE12]*(([.JE5]-[.JD5])/([.JE1]-[.JD1]))^2" office:value-type="float" office:value="0.00000816409884624454" calcext:value-type="float">
            <text:p>8.16409884624454E-06</text:p>
          </table:table-cell>
          <table:table-cell table:formula="of:=0.5*[.JF12]*(([.JF5]-[.JE5])/([.JF1]-[.JE1]))^2" office:value-type="float" office:value="0.000205017571065421" calcext:value-type="float">
            <text:p>0.000205017571065</text:p>
          </table:table-cell>
          <table:table-cell table:formula="of:=0.5*[.JG12]*(([.JG5]-[.JF5])/([.JG1]-[.JF1]))^2" office:value-type="float" office:value="0.0000168944819024642" calcext:value-type="float">
            <text:p>1.68944819024642E-05</text:p>
          </table:table-cell>
          <table:table-cell table:formula="of:=0.5*[.JH12]*(([.JH5]-[.JG5])/([.JH1]-[.JG1]))^2" office:value-type="float" office:value="0.00000125439018039772" calcext:value-type="float">
            <text:p>1.25439018039772E-06</text:p>
          </table:table-cell>
          <table:table-cell table:formula="of:=0.5*[.JI12]*(([.JI5]-[.JH5])/([.JI1]-[.JH1]))^2" office:value-type="float" office:value="0.0000147351399693788" calcext:value-type="float">
            <text:p>1.47351399693788E-05</text:p>
          </table:table-cell>
          <table:table-cell table:formula="of:=0.5*[.JJ12]*(([.JJ5]-[.JI5])/([.JJ1]-[.JI1]))^2" office:value-type="float" office:value="0.000014522054499446" calcext:value-type="float">
            <text:p>1.4522054499446E-05</text:p>
          </table:table-cell>
          <table:table-cell table:formula="of:=0.5*[.JK12]*(([.JK5]-[.JJ5])/([.JK1]-[.JJ1]))^2" office:value-type="float" office:value="0.000000241922512490333" calcext:value-type="float">
            <text:p>2.41922512490333E-07</text:p>
          </table:table-cell>
          <table:table-cell table:formula="of:=0.5*[.JL12]*(([.JL5]-[.JK5])/([.JL1]-[.JK1]))^2" office:value-type="float" office:value="0.00000264345048192477" calcext:value-type="float">
            <text:p>2.64345048192477E-06</text:p>
          </table:table-cell>
          <table:table-cell table:formula="of:=0.5*[.JM12]*(([.JM5]-[.JL5])/([.JM1]-[.JL1]))^2" office:value-type="float" office:value="0.000000628522007112887" calcext:value-type="float">
            <text:p>6.28522007112887E-07</text:p>
          </table:table-cell>
          <table:table-cell table:formula="of:=0.5*[.JN12]*(([.JN5]-[.JM5])/([.JN1]-[.JM1]))^2" office:value-type="float" office:value="0.00000325581324332829" calcext:value-type="float">
            <text:p>3.25581324332829E-06</text:p>
          </table:table-cell>
          <table:table-cell table:formula="of:=0.5*[.JO12]*(([.JO5]-[.JN5])/([.JO1]-[.JN1]))^2" office:value-type="float" office:value="0.00001227622123618" calcext:value-type="float">
            <text:p>1.227622123618E-05</text:p>
          </table:table-cell>
          <table:table-cell table:formula="of:=0.5*[.JP12]*(([.JP5]-[.JO5])/([.JP1]-[.JO1]))^2" office:value-type="float" office:value="0.00000329216952288155" calcext:value-type="float">
            <text:p>3.29216952288155E-06</text:p>
          </table:table-cell>
          <table:table-cell table:formula="of:=0.5*[.JQ12]*(([.JQ5]-[.JP5])/([.JQ1]-[.JP1]))^2" office:value-type="float" office:value="0.00000742504503167679" calcext:value-type="float">
            <text:p>7.42504503167679E-06</text:p>
          </table:table-cell>
          <table:table-cell table:formula="of:=0.5*[.JR12]*(([.JR5]-[.JQ5])/([.JR1]-[.JQ1]))^2" office:value-type="float" office:value="0.000029848897369383" calcext:value-type="float">
            <text:p>2.9848897369383E-05</text:p>
          </table:table-cell>
          <table:table-cell table:formula="of:=0.5*[.JS12]*(([.JS5]-[.JR5])/([.JS1]-[.JR1]))^2" office:value-type="float" office:value="0.00000696903950165488" calcext:value-type="float">
            <text:p>6.96903950165488E-06</text:p>
          </table:table-cell>
          <table:table-cell table:formula="of:=0.5*[.JT12]*(([.JT5]-[.JS5])/([.JT1]-[.JS1]))^2" office:value-type="float" office:value="0.000000151155000980418" calcext:value-type="float">
            <text:p>1.51155000980418E-07</text:p>
          </table:table-cell>
          <table:table-cell table:formula="of:=0.5*[.JU12]*(([.JU5]-[.JT5])/([.JU1]-[.JT1]))^2" office:value-type="float" office:value="0.00000593166322003349" calcext:value-type="float">
            <text:p>5.93166322003349E-06</text:p>
          </table:table-cell>
          <table:table-cell table:formula="of:=0.5*[.JV12]*(([.JV5]-[.JU5])/([.JV1]-[.JU1]))^2" office:value-type="float" office:value="0.00000433744319943059" calcext:value-type="float">
            <text:p>4.33744319943059E-06</text:p>
          </table:table-cell>
          <table:table-cell table:formula="of:=0.5*[.JW12]*(([.JW5]-[.JV5])/([.JW1]-[.JV1]))^2" office:value-type="float" office:value="0.0000000883926798001004" calcext:value-type="float">
            <text:p>8.83926798001004E-08</text:p>
          </table:table-cell>
          <table:table-cell table:formula="of:=0.5*[.JX12]*(([.JX5]-[.JW5])/([.JX1]-[.JW1]))^2" office:value-type="float" office:value="0.0000047929429651774" calcext:value-type="float">
            <text:p>4.7929429651774E-06</text:p>
          </table:table-cell>
          <table:table-cell table:formula="of:=0.5*[.JY12]*(([.JY5]-[.JX5])/([.JY1]-[.JX1]))^2" office:value-type="float" office:value="0.00000491387987743162" calcext:value-type="float">
            <text:p>4.91387987743162E-06</text:p>
          </table:table-cell>
          <table:table-cell table:formula="of:=0.5*[.JZ12]*(([.JZ5]-[.JY5])/([.JZ1]-[.JY1]))^2" office:value-type="float" office:value="0.0000224029897493867" calcext:value-type="float">
            <text:p>2.24029897493867E-05</text:p>
          </table:table-cell>
          <table:table-cell table:formula="of:=0.5*[.KA12]*(([.KA5]-[.JZ5])/([.KA1]-[.JZ1]))^2" office:value-type="float" office:value="0.00000912319101435193" calcext:value-type="float">
            <text:p>9.12319101435193E-06</text:p>
          </table:table-cell>
          <table:table-cell table:formula="of:=0.5*[.KB12]*(([.KB5]-[.KA5])/([.KB1]-[.KA1]))^2" office:value-type="float" office:value="0.0000016019923620595" calcext:value-type="float">
            <text:p>1.6019923620595E-06</text:p>
          </table:table-cell>
          <table:table-cell table:formula="of:=0.5*[.KC12]*(([.KC5]-[.KB5])/([.KC1]-[.KB1]))^2" office:value-type="float" office:value="0.0000527232506338239" calcext:value-type="float">
            <text:p>5.27232506338239E-05</text:p>
          </table:table-cell>
          <table:table-cell table:formula="of:=0.5*[.KD12]*(([.KD5]-[.KC5])/([.KD1]-[.KC1]))^2" office:value-type="float" office:value="0.000037401129860829" calcext:value-type="float">
            <text:p>3.7401129860829E-05</text:p>
          </table:table-cell>
          <table:table-cell table:formula="of:=0.5*[.KE12]*(([.KE5]-[.KD5])/([.KE1]-[.KD1]))^2" office:value-type="float" office:value="0.00000295957065641505" calcext:value-type="float">
            <text:p>2.95957065641505E-06</text:p>
          </table:table-cell>
          <table:table-cell table:formula="of:=0.5*[.KF12]*(([.KF5]-[.KE5])/([.KF1]-[.KE1]))^2" office:value-type="float" office:value="0.000000059340363939828" calcext:value-type="float">
            <text:p>5.9340363939828E-08</text:p>
          </table:table-cell>
          <table:table-cell table:formula="of:=0.5*[.KG12]*(([.KG5]-[.KF5])/([.KG1]-[.KF1]))^2" office:value-type="float" office:value="0.00000715874675203955" calcext:value-type="float">
            <text:p>7.15874675203955E-06</text:p>
          </table:table-cell>
          <table:table-cell table:formula="of:=0.5*[.KH12]*(([.KH5]-[.KG5])/([.KH1]-[.KG1]))^2" office:value-type="float" office:value="0.000000947829529740071" calcext:value-type="float">
            <text:p>9.47829529740071E-07</text:p>
          </table:table-cell>
          <table:table-cell table:formula="of:=0.5*[.KI12]*(([.KI5]-[.KH5])/([.KI1]-[.KH1]))^2" office:value-type="float" office:value="0.000000051542515350138" calcext:value-type="float">
            <text:p>5.1542515350138E-08</text:p>
          </table:table-cell>
          <table:table-cell table:formula="of:=0.5*[.KJ12]*(([.KJ5]-[.KI5])/([.KJ1]-[.KI1]))^2" office:value-type="float" office:value="0.00000655603871027124" calcext:value-type="float">
            <text:p>6.55603871027124E-06</text:p>
          </table:table-cell>
          <table:table-cell table:formula="of:=0.5*[.KK12]*(([.KK5]-[.KJ5])/([.KK1]-[.KJ1]))^2" office:value-type="float" office:value="0.00000735566656538014" calcext:value-type="float">
            <text:p>7.35566656538014E-06</text:p>
          </table:table-cell>
          <table:table-cell table:formula="of:=0.5*[.KL12]*(([.KL5]-[.KK5])/([.KL1]-[.KK1]))^2" office:value-type="float" office:value="0.0000245823521515322" calcext:value-type="float">
            <text:p>2.45823521515322E-05</text:p>
          </table:table-cell>
          <table:table-cell table:formula="of:=0.5*[.KM12]*(([.KM5]-[.KL5])/([.KM1]-[.KL1]))^2" office:value-type="float" office:value="0.00000743058773922822" calcext:value-type="float">
            <text:p>7.43058773922822E-06</text:p>
          </table:table-cell>
          <table:table-cell table:formula="of:=0.5*[.KN12]*(([.KN5]-[.KM5])/([.KN1]-[.KM1]))^2" office:value-type="float" office:value="0.0000132370521339837" calcext:value-type="float">
            <text:p>1.32370521339837E-05</text:p>
          </table:table-cell>
          <table:table-cell table:formula="of:=0.5*[.KO12]*(([.KO5]-[.KN5])/([.KO1]-[.KN1]))^2" office:value-type="float" office:value="0.000000672682213280083" calcext:value-type="float">
            <text:p>6.72682213280083E-07</text:p>
          </table:table-cell>
          <table:table-cell table:formula="of:=0.5*[.KP12]*(([.KP5]-[.KO5])/([.KP1]-[.KO1]))^2" office:value-type="float" office:value="0.0000808437643475807" calcext:value-type="float">
            <text:p>8.08437643475807E-05</text:p>
          </table:table-cell>
          <table:table-cell table:formula="of:=0.5*[.KQ12]*(([.KQ5]-[.KP5])/([.KQ1]-[.KP1]))^2" office:value-type="float" office:value="0.000000109635072457824" calcext:value-type="float">
            <text:p>1.09635072457824E-07</text:p>
          </table:table-cell>
          <table:table-cell table:formula="of:=0.5*[.KR12]*(([.KR5]-[.KQ5])/([.KR1]-[.KQ1]))^2" office:value-type="float" office:value="0.00000939811001889737" calcext:value-type="float">
            <text:p>9.39811001889737E-06</text:p>
          </table:table-cell>
          <table:table-cell table:formula="of:=0.5*[.KS12]*(([.KS5]-[.KR5])/([.KS1]-[.KR1]))^2" office:value-type="float" office:value="0.0000510482467143585" calcext:value-type="float">
            <text:p>5.10482467143585E-05</text:p>
          </table:table-cell>
          <table:table-cell table:formula="of:=0.5*[.KT12]*(([.KT5]-[.KS5])/([.KT1]-[.KS1]))^2" office:value-type="float" office:value="0.00000000419954196491918" calcext:value-type="float">
            <text:p>4.19954196491918E-09</text:p>
          </table:table-cell>
          <table:table-cell table:formula="of:=0.5*[.KU12]*(([.KU5]-[.KT5])/([.KU1]-[.KT1]))^2" office:value-type="float" office:value="0.00000355616473487469" calcext:value-type="float">
            <text:p>3.55616473487469E-06</text:p>
          </table:table-cell>
          <table:table-cell table:formula="of:=0.5*[.KV12]*(([.KV5]-[.KU5])/([.KV1]-[.KU1]))^2" office:value-type="float" office:value="0.0000394443393211573" calcext:value-type="float">
            <text:p>3.94443393211573E-05</text:p>
          </table:table-cell>
          <table:table-cell table:formula="of:=0.5*[.KW12]*(([.KW5]-[.KV5])/([.KW1]-[.KV1]))^2" office:value-type="float" office:value="0.00000598231656014117" calcext:value-type="float">
            <text:p>5.98231656014117E-06</text:p>
          </table:table-cell>
          <table:table-cell table:formula="of:=0.5*[.KX12]*(([.KX5]-[.KW5])/([.KX1]-[.KW1]))^2" office:value-type="float" office:value="0.00000152350594874001" calcext:value-type="float">
            <text:p>1.52350594874001E-06</text:p>
          </table:table-cell>
          <table:table-cell table:formula="of:=0.5*[.KY12]*(([.KY5]-[.KX5])/([.KY1]-[.KX1]))^2" office:value-type="float" office:value="0.0000000561907669128382" calcext:value-type="float">
            <text:p>5.61907669128382E-08</text:p>
          </table:table-cell>
          <table:table-cell table:formula="of:=0.5*[.KZ12]*(([.KZ5]-[.KY5])/([.KZ1]-[.KY1]))^2" office:value-type="float" office:value="0.00000231286144895171" calcext:value-type="float">
            <text:p>2.31286144895171E-06</text:p>
          </table:table-cell>
          <table:table-cell table:formula="of:=0.5*[.LA12]*(([.LA5]-[.KZ5])/([.LA1]-[.KZ1]))^2" office:value-type="float" office:value="0.000000829052939759449" calcext:value-type="float">
            <text:p>8.29052939759449E-07</text:p>
          </table:table-cell>
          <table:table-cell table:formula="of:=0.5*[.LB12]*(([.LB5]-[.LA5])/([.LB1]-[.LA1]))^2" office:value-type="float" office:value="0.00000462678618507099" calcext:value-type="float">
            <text:p>4.62678618507099E-06</text:p>
          </table:table-cell>
          <table:table-cell table:formula="of:=0.5*[.LC12]*(([.LC5]-[.LB5])/([.LC1]-[.LB1]))^2" office:value-type="float" office:value="0.00000453188646150223" calcext:value-type="float">
            <text:p>4.53188646150223E-06</text:p>
          </table:table-cell>
          <table:table-cell table:formula="of:=0.5*[.LD12]*(([.LD5]-[.LC5])/([.LD1]-[.LC1]))^2" office:value-type="float" office:value="0.00000440968954900851" calcext:value-type="float">
            <text:p>4.40968954900851E-06</text:p>
          </table:table-cell>
          <table:table-cell table:formula="of:=0.5*[.LE12]*(([.LE5]-[.LD5])/([.LE1]-[.LD1]))^2" office:value-type="float" office:value="0.0000114440407341064" calcext:value-type="float">
            <text:p>1.14440407341064E-05</text:p>
          </table:table-cell>
          <table:table-cell table:formula="of:=0.5*[.LF12]*(([.LF5]-[.LE5])/([.LF1]-[.LE1]))^2" office:value-type="float" office:value="0.0000104554810761399" calcext:value-type="float">
            <text:p>1.04554810761399E-05</text:p>
          </table:table-cell>
          <table:table-cell table:formula="of:=0.5*[.LG12]*(([.LG5]-[.LF5])/([.LG1]-[.LF1]))^2" office:value-type="float" office:value="0.000000545145285498166" calcext:value-type="float">
            <text:p>5.45145285498166E-07</text:p>
          </table:table-cell>
          <table:table-cell table:formula="of:=0.5*[.LH12]*(([.LH5]-[.LG5])/([.LH1]-[.LG1]))^2" office:value-type="float" office:value="0.000000228675605160201" calcext:value-type="float">
            <text:p>2.28675605160201E-07</text:p>
          </table:table-cell>
          <table:table-cell table:formula="of:=0.5*[.LI12]*(([.LI5]-[.LH5])/([.LI1]-[.LH1]))^2" office:value-type="float" office:value="0.000000702152464380665" calcext:value-type="float">
            <text:p>7.02152464380665E-07</text:p>
          </table:table-cell>
          <table:table-cell table:formula="of:=0.5*[.LJ12]*(([.LJ5]-[.LI5])/([.LJ1]-[.LI1]))^2" office:value-type="float" office:value="0.0000232866272964629" calcext:value-type="float">
            <text:p>2.32866272964629E-05</text:p>
          </table:table-cell>
          <table:table-cell table:formula="of:=0.5*[.LK12]*(([.LK5]-[.LJ5])/([.LK1]-[.LJ1]))^2" office:value-type="float" office:value="0.00000197910619635205" calcext:value-type="float">
            <text:p>1.97910619635205E-06</text:p>
          </table:table-cell>
          <table:table-cell table:formula="of:=0.5*[.LL12]*(([.LL5]-[.LK5])/([.LL1]-[.LK1]))^2" office:value-type="float" office:value="0.00000217360156124634" calcext:value-type="float">
            <text:p>2.17360156124634E-06</text:p>
          </table:table-cell>
          <table:table-cell table:formula="of:=0.5*[.LM12]*(([.LM5]-[.LL5])/([.LM1]-[.LL1]))^2" office:value-type="float" office:value="0.0000187602365732058" calcext:value-type="float">
            <text:p>1.87602365732058E-05</text:p>
          </table:table-cell>
          <table:table-cell table:formula="of:=0.5*[.LN12]*(([.LN5]-[.LM5])/([.LN1]-[.LM1]))^2" office:value-type="float" office:value="0.0000171984880069831" calcext:value-type="float">
            <text:p>1.71984880069831E-05</text:p>
          </table:table-cell>
          <table:table-cell table:formula="of:=0.5*[.LO12]*(([.LO5]-[.LN5])/([.LO1]-[.LN1]))^2" office:value-type="float" office:value="0.0000206230792822852" calcext:value-type="float">
            <text:p>2.06230792822852E-05</text:p>
          </table:table-cell>
          <table:table-cell table:formula="of:=0.5*[.LP12]*(([.LP5]-[.LO5])/([.LP1]-[.LO1]))^2" office:value-type="float" office:value="0.0000260066518794478" calcext:value-type="float">
            <text:p>2.60066518794478E-05</text:p>
          </table:table-cell>
          <table:table-cell table:formula="of:=0.5*[.LQ12]*(([.LQ5]-[.LP5])/([.LQ1]-[.LP1]))^2" office:value-type="float" office:value="0.0000000793082009901253" calcext:value-type="float">
            <text:p>7.93082009901253E-08</text:p>
          </table:table-cell>
          <table:table-cell table:formula="of:=0.5*[.LR12]*(([.LR5]-[.LQ5])/([.LR1]-[.LQ1]))^2" office:value-type="float" office:value="0.00000211531016303787" calcext:value-type="float">
            <text:p>2.11531016303787E-06</text:p>
          </table:table-cell>
          <table:table-cell table:formula="of:=0.5*[.LS12]*(([.LS5]-[.LR5])/([.LS1]-[.LR1]))^2" office:value-type="float" office:value="0.0000107051372319125" calcext:value-type="float">
            <text:p>1.07051372319125E-05</text:p>
          </table:table-cell>
          <table:table-cell table:formula="of:=0.5*[.LT12]*(([.LT5]-[.LS5])/([.LT1]-[.LS1]))^2" office:value-type="float" office:value="0.000000123757821293698" calcext:value-type="float">
            <text:p>1.23757821293698E-07</text:p>
          </table:table-cell>
          <table:table-cell table:formula="of:=0.5*[.LU12]*(([.LU5]-[.LT5])/([.LU1]-[.LT1]))^2" office:value-type="float" office:value="0.00000148035788408791" calcext:value-type="float">
            <text:p>1.48035788408791E-06</text:p>
          </table:table-cell>
          <table:table-cell table:formula="of:=0.5*[.LV12]*(([.LV5]-[.LU5])/([.LV1]-[.LU1]))^2" office:value-type="float" office:value="0.00000143226225966815" calcext:value-type="float">
            <text:p>1.43226225966815E-06</text:p>
          </table:table-cell>
          <table:table-cell table:formula="of:=0.5*[.LW12]*(([.LW5]-[.LV5])/([.LW1]-[.LV1]))^2" office:value-type="float" office:value="0.0000723535056362356" calcext:value-type="float">
            <text:p>7.23535056362356E-05</text:p>
          </table:table-cell>
          <table:table-cell table:formula="of:=0.5*[.LX12]*(([.LX5]-[.LW5])/([.LX1]-[.LW1]))^2" office:value-type="float" office:value="0.0000603437701365236" calcext:value-type="float">
            <text:p>6.03437701365236E-05</text:p>
          </table:table-cell>
          <table:table-cell table:formula="of:=0.5*[.LY12]*(([.LY5]-[.LX5])/([.LY1]-[.LX1]))^2" office:value-type="float" office:value="0.0000168434143613246" calcext:value-type="float">
            <text:p>1.68434143613246E-05</text:p>
          </table:table-cell>
          <table:table-cell table:formula="of:=0.5*[.LZ12]*(([.LZ5]-[.LY5])/([.LZ1]-[.LY1]))^2" office:value-type="float" office:value="0.00000760790218359503" calcext:value-type="float">
            <text:p>7.60790218359503E-06</text:p>
          </table:table-cell>
          <table:table-cell table:formula="of:=0.5*[.MA12]*(([.MA5]-[.LZ5])/([.MA1]-[.LZ1]))^2" office:value-type="float" office:value="0.000144168219156376" calcext:value-type="float">
            <text:p>0.000144168219156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342923175568039" calcext:value-type="float">
            <text:p>3.42923175568039E-07</text:p>
          </table:table-cell>
          <table:table-cell table:formula="of:=0.5*[.D12]*(([.D6]-[.C6])/([.D1]-[.C1]))^2" office:value-type="float" office:value="0.00000092792820725824" calcext:value-type="float">
            <text:p>9.2792820725824E-07</text:p>
          </table:table-cell>
          <table:table-cell table:formula="of:=0.5*[.E12]*(([.E6]-[.D6])/([.E1]-[.D1]))^2" office:value-type="float" office:value="0.000000242089170714018" calcext:value-type="float">
            <text:p>2.42089170714018E-07</text:p>
          </table:table-cell>
          <table:table-cell table:formula="of:=0.5*[.F12]*(([.F6]-[.E6])/([.F1]-[.E1]))^2" office:value-type="float" office:value="0.000000614534581617035" calcext:value-type="float">
            <text:p>6.14534581617035E-07</text:p>
          </table:table-cell>
          <table:table-cell table:formula="of:=0.5*[.G12]*(([.G6]-[.F6])/([.G1]-[.F1]))^2" office:value-type="float" office:value="0.000000255575755915357" calcext:value-type="float">
            <text:p>2.55575755915357E-07</text:p>
          </table:table-cell>
          <table:table-cell table:formula="of:=0.5*[.H12]*(([.H6]-[.G6])/([.H1]-[.G1]))^2" office:value-type="float" office:value="0.000000217270473674676" calcext:value-type="float">
            <text:p>2.17270473674676E-07</text:p>
          </table:table-cell>
          <table:table-cell table:formula="of:=0.5*[.I12]*(([.I6]-[.H6])/([.I1]-[.H1]))^2" office:value-type="float" office:value="0.0000155156354801844" calcext:value-type="float">
            <text:p>1.55156354801844E-05</text:p>
          </table:table-cell>
          <table:table-cell table:formula="of:=0.5*[.J12]*(([.J6]-[.I6])/([.J1]-[.I1]))^2" office:value-type="float" office:value="0.00000395285145791381" calcext:value-type="float">
            <text:p>3.95285145791381E-06</text:p>
          </table:table-cell>
          <table:table-cell table:formula="of:=0.5*[.K12]*(([.K6]-[.J6])/([.K1]-[.J1]))^2" office:value-type="float" office:value="0.000000486865957220112" calcext:value-type="float">
            <text:p>4.86865957220112E-07</text:p>
          </table:table-cell>
          <table:table-cell table:formula="of:=0.5*[.L12]*(([.L6]-[.K6])/([.L1]-[.K1]))^2" office:value-type="float" office:value="0.000000000014731881219943" calcext:value-type="float">
            <text:p>1.4731881219943E-11</text:p>
          </table:table-cell>
          <table:table-cell table:formula="of:=0.5*[.M12]*(([.M6]-[.L6])/([.M1]-[.L1]))^2" office:value-type="float" office:value="0.0000000177961590535457" calcext:value-type="float">
            <text:p>1.77961590535457E-08</text:p>
          </table:table-cell>
          <table:table-cell table:formula="of:=0.5*[.N12]*(([.N6]-[.M6])/([.N1]-[.M1]))^2" office:value-type="float" office:value="0.000000133600058854936" calcext:value-type="float">
            <text:p>1.33600058854936E-07</text:p>
          </table:table-cell>
          <table:table-cell table:formula="of:=0.5*[.O12]*(([.O6]-[.N6])/([.O1]-[.N1]))^2" office:value-type="float" office:value="0.0000000344151100561223" calcext:value-type="float">
            <text:p>3.44151100561223E-08</text:p>
          </table:table-cell>
          <table:table-cell table:formula="of:=0.5*[.P12]*(([.P6]-[.O6])/([.P1]-[.O1]))^2" office:value-type="float" office:value="0.000000262621153651593" calcext:value-type="float">
            <text:p>2.62621153651593E-07</text:p>
          </table:table-cell>
          <table:table-cell table:formula="of:=0.5*[.Q12]*(([.Q6]-[.P6])/([.Q1]-[.P1]))^2" office:value-type="float" office:value="0.000000130534188893065" calcext:value-type="float">
            <text:p>1.30534188893065E-07</text:p>
          </table:table-cell>
          <table:table-cell table:formula="of:=0.5*[.R12]*(([.R6]-[.Q6])/([.R1]-[.Q1]))^2" office:value-type="float" office:value="0.000000198615528259369" calcext:value-type="float">
            <text:p>1.98615528259369E-07</text:p>
          </table:table-cell>
          <table:table-cell table:formula="of:=0.5*[.S12]*(([.S6]-[.R6])/([.S1]-[.R1]))^2" office:value-type="float" office:value="0.000000629848627777991" calcext:value-type="float">
            <text:p>6.29848627777991E-07</text:p>
          </table:table-cell>
          <table:table-cell table:formula="of:=0.5*[.T12]*(([.T6]-[.S6])/([.T1]-[.S1]))^2" office:value-type="float" office:value="0.000000194579052506331" calcext:value-type="float">
            <text:p>1.94579052506331E-07</text:p>
          </table:table-cell>
          <table:table-cell table:formula="of:=0.5*[.U12]*(([.U6]-[.T6])/([.U1]-[.T1]))^2" office:value-type="float" office:value="0.0000000436086239297868" calcext:value-type="float">
            <text:p>4.36086239297868E-08</text:p>
          </table:table-cell>
          <table:table-cell table:formula="of:=0.5*[.V12]*(([.V6]-[.U6])/([.V1]-[.U1]))^2" office:value-type="float" office:value="0.00000000477071032383779" calcext:value-type="float">
            <text:p>4.77071032383779E-09</text:p>
          </table:table-cell>
          <table:table-cell table:formula="of:=0.5*[.W12]*(([.W6]-[.V6])/([.W1]-[.V1]))^2" office:value-type="float" office:value="0.00000129459142429318" calcext:value-type="float">
            <text:p>1.29459142429318E-06</text:p>
          </table:table-cell>
          <table:table-cell table:formula="of:=0.5*[.X12]*(([.X6]-[.W6])/([.X1]-[.W1]))^2" office:value-type="float" office:value="0.00000108616974932973" calcext:value-type="float">
            <text:p>1.08616974932973E-06</text:p>
          </table:table-cell>
          <table:table-cell table:formula="of:=0.5*[.Y12]*(([.Y6]-[.X6])/([.Y1]-[.X1]))^2" office:value-type="float" office:value="0.000000205226058908748" calcext:value-type="float">
            <text:p>2.05226058908748E-07</text:p>
          </table:table-cell>
          <table:table-cell table:formula="of:=0.5*[.Z12]*(([.Z6]-[.Y6])/([.Z1]-[.Y1]))^2" office:value-type="float" office:value="0.000000033098053044542" calcext:value-type="float">
            <text:p>3.3098053044542E-08</text:p>
          </table:table-cell>
          <table:table-cell table:formula="of:=0.5*[.AA12]*(([.AA6]-[.Z6])/([.AA1]-[.Z1]))^2" office:value-type="float" office:value="0.00000113320407239917" calcext:value-type="float">
            <text:p>1.13320407239917E-06</text:p>
          </table:table-cell>
          <table:table-cell table:formula="of:=0.5*[.AB12]*(([.AB6]-[.AA6])/([.AB1]-[.AA1]))^2" office:value-type="float" office:value="0.00000116451900431345" calcext:value-type="float">
            <text:p>1.16451900431345E-06</text:p>
          </table:table-cell>
          <table:table-cell table:formula="of:=0.5*[.AC12]*(([.AC6]-[.AB6])/([.AC1]-[.AB1]))^2" office:value-type="float" office:value="0.000000064238955737993" calcext:value-type="float">
            <text:p>6.4238955737993E-08</text:p>
          </table:table-cell>
          <table:table-cell table:formula="of:=0.5*[.AD12]*(([.AD6]-[.AC6])/([.AD1]-[.AC1]))^2" office:value-type="float" office:value="0.000000293093269900354" calcext:value-type="float">
            <text:p>2.93093269900354E-07</text:p>
          </table:table-cell>
          <table:table-cell table:formula="of:=0.5*[.AE12]*(([.AE6]-[.AD6])/([.AE1]-[.AD1]))^2" office:value-type="float" office:value="0.00000269261507468618" calcext:value-type="float">
            <text:p>2.69261507468618E-06</text:p>
          </table:table-cell>
          <table:table-cell table:formula="of:=0.5*[.AF12]*(([.AF6]-[.AE6])/([.AF1]-[.AE1]))^2" office:value-type="float" office:value="0.00000000665829248788872" calcext:value-type="float">
            <text:p>6.65829248788872E-09</text:p>
          </table:table-cell>
          <table:table-cell table:formula="of:=0.5*[.AG12]*(([.AG6]-[.AF6])/([.AG1]-[.AF1]))^2" office:value-type="float" office:value="0.0000000270656922800166" calcext:value-type="float">
            <text:p>2.70656922800166E-08</text:p>
          </table:table-cell>
          <table:table-cell table:formula="of:=0.5*[.AH12]*(([.AH6]-[.AG6])/([.AH1]-[.AG1]))^2" office:value-type="float" office:value="0.0000000612318207898214" calcext:value-type="float">
            <text:p>6.12318207898214E-08</text:p>
          </table:table-cell>
          <table:table-cell table:formula="of:=0.5*[.AI12]*(([.AI6]-[.AH6])/([.AI1]-[.AH1]))^2" office:value-type="float" office:value="0.000000196526840810959" calcext:value-type="float">
            <text:p>1.96526840810959E-07</text:p>
          </table:table-cell>
          <table:table-cell table:formula="of:=0.5*[.AJ12]*(([.AJ6]-[.AI6])/([.AJ1]-[.AI1]))^2" office:value-type="float" office:value="0.0000000403755285910863" calcext:value-type="float">
            <text:p>4.03755285910863E-08</text:p>
          </table:table-cell>
          <table:table-cell table:formula="of:=0.5*[.AK12]*(([.AK6]-[.AJ6])/([.AK1]-[.AJ1]))^2" office:value-type="float" office:value="0.0000000406870928036385" calcext:value-type="float">
            <text:p>4.06870928036385E-08</text:p>
          </table:table-cell>
          <table:table-cell table:formula="of:=0.5*[.AL12]*(([.AL6]-[.AK6])/([.AL1]-[.AK1]))^2" office:value-type="float" office:value="0.0000102976764308725" calcext:value-type="float">
            <text:p>1.02976764308725E-05</text:p>
          </table:table-cell>
          <table:table-cell table:formula="of:=0.5*[.AM12]*(([.AM6]-[.AL6])/([.AM1]-[.AL1]))^2" office:value-type="float" office:value="0.00000301332747303938" calcext:value-type="float">
            <text:p>3.01332747303938E-06</text:p>
          </table:table-cell>
          <table:table-cell table:formula="of:=0.5*[.AN12]*(([.AN6]-[.AM6])/([.AN1]-[.AM1]))^2" office:value-type="float" office:value="0.000000340295025025329" calcext:value-type="float">
            <text:p>3.40295025025329E-07</text:p>
          </table:table-cell>
          <table:table-cell table:formula="of:=0.5*[.AO12]*(([.AO6]-[.AN6])/([.AO1]-[.AN1]))^2" office:value-type="float" office:value="0.000000280835755164675" calcext:value-type="float">
            <text:p>2.80835755164675E-07</text:p>
          </table:table-cell>
          <table:table-cell table:formula="of:=0.5*[.AP12]*(([.AP6]-[.AO6])/([.AP1]-[.AO1]))^2" office:value-type="float" office:value="0.0000133952516186331" calcext:value-type="float">
            <text:p>1.33952516186331E-05</text:p>
          </table:table-cell>
          <table:table-cell table:formula="of:=0.5*[.AQ12]*(([.AQ6]-[.AP6])/([.AQ1]-[.AP1]))^2" office:value-type="float" office:value="0.0000153455294730481" calcext:value-type="float">
            <text:p>1.53455294730481E-05</text:p>
          </table:table-cell>
          <table:table-cell table:formula="of:=0.5*[.AR12]*(([.AR6]-[.AQ6])/([.AR1]-[.AQ1]))^2" office:value-type="float" office:value="0.0000797985930337012" calcext:value-type="float">
            <text:p>7.97985930337012E-05</text:p>
          </table:table-cell>
          <table:table-cell table:formula="of:=0.5*[.AS12]*(([.AS6]-[.AR6])/([.AS1]-[.AR1]))^2" office:value-type="float" office:value="0.0000194412659920606" calcext:value-type="float">
            <text:p>1.94412659920606E-05</text:p>
          </table:table-cell>
          <table:table-cell table:formula="of:=0.5*[.AT12]*(([.AT6]-[.AS6])/([.AT1]-[.AS1]))^2" office:value-type="float" office:value="0.000278983864833381" calcext:value-type="float">
            <text:p>0.000278983864833</text:p>
          </table:table-cell>
          <table:table-cell table:formula="of:=0.5*[.AU12]*(([.AU6]-[.AT6])/([.AU1]-[.AT1]))^2" office:value-type="float" office:value="0.000540578353352724" calcext:value-type="float">
            <text:p>0.000540578353353</text:p>
          </table:table-cell>
          <table:table-cell table:formula="of:=0.5*[.AV12]*(([.AV6]-[.AU6])/([.AV1]-[.AU1]))^2" office:value-type="float" office:value="0.000164774682645032" calcext:value-type="float">
            <text:p>0.000164774682645</text:p>
          </table:table-cell>
          <table:table-cell table:formula="of:=0.5*[.AW12]*(([.AW6]-[.AV6])/([.AW1]-[.AV1]))^2" office:value-type="float" office:value="0.00000315652970075778" calcext:value-type="float">
            <text:p>3.15652970075778E-06</text:p>
          </table:table-cell>
          <table:table-cell table:formula="of:=0.5*[.AX12]*(([.AX6]-[.AW6])/([.AX1]-[.AW1]))^2" office:value-type="float" office:value="0.00000722749439897138" calcext:value-type="float">
            <text:p>7.22749439897138E-06</text:p>
          </table:table-cell>
          <table:table-cell table:formula="of:=0.5*[.AY12]*(([.AY6]-[.AX6])/([.AY1]-[.AX1]))^2" office:value-type="float" office:value="0.000461743868133105" calcext:value-type="float">
            <text:p>0.000461743868133</text:p>
          </table:table-cell>
          <table:table-cell table:formula="of:=0.5*[.AZ12]*(([.AZ6]-[.AY6])/([.AZ1]-[.AY1]))^2" office:value-type="float" office:value="0.000233101763126887" calcext:value-type="float">
            <text:p>0.000233101763127</text:p>
          </table:table-cell>
          <table:table-cell table:formula="of:=0.5*[.BA12]*(([.BA6]-[.AZ6])/([.BA1]-[.AZ1]))^2" office:value-type="float" office:value="0.0251979007279636" calcext:value-type="float">
            <text:p>0.025197900727964</text:p>
          </table:table-cell>
          <table:table-cell table:formula="of:=0.5*[.BB12]*(([.BB6]-[.BA6])/([.BB1]-[.BA1]))^2" office:value-type="float" office:value="0.0889192128785768" calcext:value-type="float">
            <text:p>0.088919212878577</text:p>
          </table:table-cell>
          <table:table-cell table:formula="of:=0.5*[.BC12]*(([.BC6]-[.BB6])/([.BC1]-[.BB1]))^2" office:value-type="float" office:value="0.0154352046141687" calcext:value-type="float">
            <text:p>0.015435204614169</text:p>
          </table:table-cell>
          <table:table-cell table:formula="of:=0.5*[.BD12]*(([.BD6]-[.BC6])/([.BD1]-[.BC1]))^2" office:value-type="float" office:value="0.0254121310547365" calcext:value-type="float">
            <text:p>0.025412131054737</text:p>
          </table:table-cell>
          <table:table-cell table:formula="of:=0.5*[.BE12]*(([.BE6]-[.BD6])/([.BE1]-[.BD1]))^2" office:value-type="float" office:value="0.00371874073022121" calcext:value-type="float">
            <text:p>0.003718740730221</text:p>
          </table:table-cell>
          <table:table-cell table:formula="of:=0.5*[.BF12]*(([.BF6]-[.BE6])/([.BF1]-[.BE1]))^2" office:value-type="float" office:value="0.000000165291525462008" calcext:value-type="float">
            <text:p>1.65291525462008E-07</text:p>
          </table:table-cell>
          <table:table-cell table:formula="of:=0.5*[.BG12]*(([.BG6]-[.BF6])/([.BG1]-[.BF1]))^2" office:value-type="float" office:value="0.0019458106226501" calcext:value-type="float">
            <text:p>0.00194581062265</text:p>
          </table:table-cell>
          <table:table-cell table:formula="of:=0.5*[.BH12]*(([.BH6]-[.BG6])/([.BH1]-[.BG1]))^2" office:value-type="float" office:value="0.000000219559958933428" calcext:value-type="float">
            <text:p>2.19559958933428E-07</text:p>
          </table:table-cell>
          <table:table-cell table:formula="of:=0.5*[.BI12]*(([.BI6]-[.BH6])/([.BI1]-[.BH1]))^2" office:value-type="float" office:value="0.00322843532398662" calcext:value-type="float">
            <text:p>0.003228435323987</text:p>
          </table:table-cell>
          <table:table-cell table:formula="of:=0.5*[.BJ12]*(([.BJ6]-[.BI6])/([.BJ1]-[.BI1]))^2" office:value-type="float" office:value="0.00344995015721975" calcext:value-type="float">
            <text:p>0.00344995015722</text:p>
          </table:table-cell>
          <table:table-cell table:formula="of:=0.5*[.BK12]*(([.BK6]-[.BJ6])/([.BK1]-[.BJ1]))^2" office:value-type="float" office:value="0.0521416227340523" calcext:value-type="float">
            <text:p>0.052141622734052</text:p>
          </table:table-cell>
          <table:table-cell table:formula="of:=0.5*[.BL12]*(([.BL6]-[.BK6])/([.BL1]-[.BK1]))^2" office:value-type="float" office:value="0.0722432705975587" calcext:value-type="float">
            <text:p>0.072243270597559</text:p>
          </table:table-cell>
          <table:table-cell table:formula="of:=0.5*[.BM12]*(([.BM6]-[.BL6])/([.BM1]-[.BL1]))^2" office:value-type="float" office:value="0.0342354354202682" calcext:value-type="float">
            <text:p>0.034235435420268</text:p>
          </table:table-cell>
          <table:table-cell table:formula="of:=0.5*[.BN12]*(([.BN6]-[.BM6])/([.BN1]-[.BM1]))^2" office:value-type="float" office:value="0.000656519692733475" calcext:value-type="float">
            <text:p>0.000656519692733</text:p>
          </table:table-cell>
          <table:table-cell table:formula="of:=0.5*[.BO12]*(([.BO6]-[.BN6])/([.BO1]-[.BN1]))^2" office:value-type="float" office:value="0.0000927449228481667" calcext:value-type="float">
            <text:p>9.27449228481667E-05</text:p>
          </table:table-cell>
          <table:table-cell table:formula="of:=0.5*[.BP12]*(([.BP6]-[.BO6])/([.BP1]-[.BO1]))^2" office:value-type="float" office:value="0.0000144259398325364" calcext:value-type="float">
            <text:p>1.44259398325364E-05</text:p>
          </table:table-cell>
          <table:table-cell table:formula="of:=0.5*[.BQ12]*(([.BQ6]-[.BP6])/([.BQ1]-[.BP1]))^2" office:value-type="float" office:value="0.00058895762847632" calcext:value-type="float">
            <text:p>0.000588957628476</text:p>
          </table:table-cell>
          <table:table-cell table:formula="of:=0.5*[.BR12]*(([.BR6]-[.BQ6])/([.BR1]-[.BQ1]))^2" office:value-type="float" office:value="0.00508718409090301" calcext:value-type="float">
            <text:p>0.005087184090903</text:p>
          </table:table-cell>
          <table:table-cell table:formula="of:=0.5*[.BS12]*(([.BS6]-[.BR6])/([.BS1]-[.BR1]))^2" office:value-type="float" office:value="0.00174164638902575" calcext:value-type="float">
            <text:p>0.001741646389026</text:p>
          </table:table-cell>
          <table:table-cell table:formula="of:=0.5*[.BT12]*(([.BT6]-[.BS6])/([.BT1]-[.BS1]))^2" office:value-type="float" office:value="0.000842154207338499" calcext:value-type="float">
            <text:p>0.000842154207339</text:p>
          </table:table-cell>
          <table:table-cell table:formula="of:=0.5*[.BU12]*(([.BU6]-[.BT6])/([.BU1]-[.BT1]))^2" office:value-type="float" office:value="0.0000874270048988513" calcext:value-type="float">
            <text:p>8.74270048988513E-05</text:p>
          </table:table-cell>
          <table:table-cell table:formula="of:=0.5*[.BV12]*(([.BV6]-[.BU6])/([.BV1]-[.BU1]))^2" office:value-type="float" office:value="0.00471358308648902" calcext:value-type="float">
            <text:p>0.004713583086489</text:p>
          </table:table-cell>
          <table:table-cell table:formula="of:=0.5*[.BW12]*(([.BW6]-[.BV6])/([.BW1]-[.BV1]))^2" office:value-type="float" office:value="0.0331489878180433" calcext:value-type="float">
            <text:p>0.033148987818043</text:p>
          </table:table-cell>
          <table:table-cell table:formula="of:=0.5*[.BX12]*(([.BX6]-[.BW6])/([.BX1]-[.BW1]))^2" office:value-type="float" office:value="0.000135571742763731" calcext:value-type="float">
            <text:p>0.000135571742764</text:p>
          </table:table-cell>
          <table:table-cell table:formula="of:=0.5*[.BY12]*(([.BY6]-[.BX6])/([.BY1]-[.BX1]))^2" office:value-type="float" office:value="0.00426849066806453" calcext:value-type="float">
            <text:p>0.004268490668065</text:p>
          </table:table-cell>
          <table:table-cell table:formula="of:=0.5*[.BZ12]*(([.BZ6]-[.BY6])/([.BZ1]-[.BY1]))^2" office:value-type="float" office:value="0.024195959953481" calcext:value-type="float">
            <text:p>0.024195959953481</text:p>
          </table:table-cell>
          <table:table-cell table:formula="of:=0.5*[.CA12]*(([.CA6]-[.BZ6])/([.CA1]-[.BZ1]))^2" office:value-type="float" office:value="0.0292467482996843" calcext:value-type="float">
            <text:p>0.029246748299684</text:p>
          </table:table-cell>
          <table:table-cell table:formula="of:=0.5*[.CB12]*(([.CB6]-[.CA6])/([.CB1]-[.CA1]))^2" office:value-type="float" office:value="0.00802402750914178" calcext:value-type="float">
            <text:p>0.008024027509142</text:p>
          </table:table-cell>
          <table:table-cell table:formula="of:=0.5*[.CC12]*(([.CC6]-[.CB6])/([.CC1]-[.CB1]))^2" office:value-type="float" office:value="0.00198200543422496" calcext:value-type="float">
            <text:p>0.001982005434225</text:p>
          </table:table-cell>
          <table:table-cell table:formula="of:=0.5*[.CD12]*(([.CD6]-[.CC6])/([.CD1]-[.CC1]))^2" office:value-type="float" office:value="0.00410442433042346" calcext:value-type="float">
            <text:p>0.004104424330423</text:p>
          </table:table-cell>
          <table:table-cell table:formula="of:=0.5*[.CE12]*(([.CE6]-[.CD6])/([.CE1]-[.CD1]))^2" office:value-type="float" office:value="0.0203488704787336" calcext:value-type="float">
            <text:p>0.020348870478734</text:p>
          </table:table-cell>
          <table:table-cell table:formula="of:=0.5*[.CF12]*(([.CF6]-[.CE6])/([.CF1]-[.CE1]))^2" office:value-type="float" office:value="0.00569674713598807" calcext:value-type="float">
            <text:p>0.005696747135988</text:p>
          </table:table-cell>
          <table:table-cell table:formula="of:=0.5*[.CG12]*(([.CG6]-[.CF6])/([.CG1]-[.CF1]))^2" office:value-type="float" office:value="0.0000470470162510431" calcext:value-type="float">
            <text:p>4.70470162510431E-05</text:p>
          </table:table-cell>
          <table:table-cell table:formula="of:=0.5*[.CH12]*(([.CH6]-[.CG6])/([.CH1]-[.CG1]))^2" office:value-type="float" office:value="0.00111941582209183" calcext:value-type="float">
            <text:p>0.001119415822092</text:p>
          </table:table-cell>
          <table:table-cell table:formula="of:=0.5*[.CI12]*(([.CI6]-[.CH6])/([.CI1]-[.CH1]))^2" office:value-type="float" office:value="0.000141552072363048" calcext:value-type="float">
            <text:p>0.000141552072363</text:p>
          </table:table-cell>
          <table:table-cell table:formula="of:=0.5*[.CJ12]*(([.CJ6]-[.CI6])/([.CJ1]-[.CI1]))^2" office:value-type="float" office:value="0.00154785322477428" calcext:value-type="float">
            <text:p>0.001547853224774</text:p>
          </table:table-cell>
          <table:table-cell table:formula="of:=0.5*[.CK12]*(([.CK6]-[.CJ6])/([.CK1]-[.CJ1]))^2" office:value-type="float" office:value="0.0000078113683611052" calcext:value-type="float">
            <text:p>7.8113683611052E-06</text:p>
          </table:table-cell>
          <table:table-cell table:formula="of:=0.5*[.CL12]*(([.CL6]-[.CK6])/([.CL1]-[.CK1]))^2" office:value-type="float" office:value="0.00104960733982873" calcext:value-type="float">
            <text:p>0.001049607339829</text:p>
          </table:table-cell>
          <table:table-cell table:formula="of:=0.5*[.CM12]*(([.CM6]-[.CL6])/([.CM1]-[.CL1]))^2" office:value-type="float" office:value="0.00765807432410125" calcext:value-type="float">
            <text:p>0.007658074324101</text:p>
          </table:table-cell>
          <table:table-cell table:formula="of:=0.5*[.CN12]*(([.CN6]-[.CM6])/([.CN1]-[.CM1]))^2" office:value-type="float" office:value="0.00108950190393197" calcext:value-type="float">
            <text:p>0.001089501903932</text:p>
          </table:table-cell>
          <table:table-cell table:formula="of:=0.5*[.CO12]*(([.CO6]-[.CN6])/([.CO1]-[.CN1]))^2" office:value-type="float" office:value="0.0778812546827423" calcext:value-type="float">
            <text:p>0.077881254682742</text:p>
          </table:table-cell>
          <table:table-cell table:formula="of:=0.5*[.CP12]*(([.CP6]-[.CO6])/([.CP1]-[.CO1]))^2" office:value-type="float" office:value="0.00000429732333593299" calcext:value-type="float">
            <text:p>4.29732333593299E-06</text:p>
          </table:table-cell>
          <table:table-cell table:formula="of:=0.5*[.CQ12]*(([.CQ6]-[.CP6])/([.CQ1]-[.CP1]))^2" office:value-type="float" office:value="0.0278590225280764" calcext:value-type="float">
            <text:p>0.027859022528076</text:p>
          </table:table-cell>
          <table:table-cell table:formula="of:=0.5*[.CR12]*(([.CR6]-[.CQ6])/([.CR1]-[.CQ1]))^2" office:value-type="float" office:value="0.0415527030357713" calcext:value-type="float">
            <text:p>0.041552703035771</text:p>
          </table:table-cell>
          <table:table-cell table:formula="of:=0.5*[.CS12]*(([.CS6]-[.CR6])/([.CS1]-[.CR1]))^2" office:value-type="float" office:value="0.0229278650428395" calcext:value-type="float">
            <text:p>0.02292786504284</text:p>
          </table:table-cell>
          <table:table-cell table:formula="of:=0.5*[.CT12]*(([.CT6]-[.CS6])/([.CT1]-[.CS1]))^2" office:value-type="float" office:value="0.00000563306411889547" calcext:value-type="float">
            <text:p>5.63306411889547E-06</text:p>
          </table:table-cell>
          <table:table-cell table:formula="of:=0.5*[.CU12]*(([.CU6]-[.CT6])/([.CU1]-[.CT1]))^2" office:value-type="float" office:value="0.00297103097555988" calcext:value-type="float">
            <text:p>0.00297103097556</text:p>
          </table:table-cell>
          <table:table-cell table:formula="of:=0.5*[.CV12]*(([.CV6]-[.CU6])/([.CV1]-[.CU1]))^2" office:value-type="float" office:value="0.000197280044924051" calcext:value-type="float">
            <text:p>0.000197280044924</text:p>
          </table:table-cell>
          <table:table-cell table:formula="of:=0.5*[.CW12]*(([.CW6]-[.CV6])/([.CW1]-[.CV1]))^2" office:value-type="float" office:value="0.0206539774556723" calcext:value-type="float">
            <text:p>0.020653977455672</text:p>
          </table:table-cell>
          <table:table-cell table:formula="of:=0.5*[.CX12]*(([.CX6]-[.CW6])/([.CX1]-[.CW1]))^2" office:value-type="float" office:value="0.112809924728526" calcext:value-type="float">
            <text:p>0.112809924728526</text:p>
          </table:table-cell>
          <table:table-cell table:formula="of:=0.5*[.CY12]*(([.CY6]-[.CX6])/([.CY1]-[.CX1]))^2" office:value-type="float" office:value="0.000229065372067087" calcext:value-type="float">
            <text:p>0.000229065372067</text:p>
          </table:table-cell>
          <table:table-cell table:formula="of:=0.5*[.CZ12]*(([.CZ6]-[.CY6])/([.CZ1]-[.CY1]))^2" office:value-type="float" office:value="0.0000180478112186884" calcext:value-type="float">
            <text:p>1.80478112186884E-05</text:p>
          </table:table-cell>
          <table:table-cell table:formula="of:=0.5*[.DA12]*(([.DA6]-[.CZ6])/([.DA1]-[.CZ1]))^2" office:value-type="float" office:value="0.00131097189001044" calcext:value-type="float">
            <text:p>0.00131097189001</text:p>
          </table:table-cell>
          <table:table-cell table:formula="of:=0.5*[.DB12]*(([.DB6]-[.DA6])/([.DB1]-[.DA1]))^2" office:value-type="float" office:value="0.000608973531501289" calcext:value-type="float">
            <text:p>0.000608973531501</text:p>
          </table:table-cell>
          <table:table-cell table:formula="of:=0.5*[.DC12]*(([.DC6]-[.DB6])/([.DC1]-[.DB1]))^2" office:value-type="float" office:value="0.00899200278191352" calcext:value-type="float">
            <text:p>0.008992002781914</text:p>
          </table:table-cell>
          <table:table-cell table:formula="of:=0.5*[.DD12]*(([.DD6]-[.DC6])/([.DD1]-[.DC1]))^2" office:value-type="float" office:value="0.000203871637340447" calcext:value-type="float">
            <text:p>0.00020387163734</text:p>
          </table:table-cell>
          <table:table-cell table:formula="of:=0.5*[.DE12]*(([.DE6]-[.DD6])/([.DE1]-[.DD1]))^2" office:value-type="float" office:value="0.00000490977564539664" calcext:value-type="float">
            <text:p>4.90977564539664E-06</text:p>
          </table:table-cell>
          <table:table-cell table:formula="of:=0.5*[.DF12]*(([.DF6]-[.DE6])/([.DF1]-[.DE1]))^2" office:value-type="float" office:value="0.00188699691314107" calcext:value-type="float">
            <text:p>0.001886996913141</text:p>
          </table:table-cell>
          <table:table-cell table:formula="of:=0.5*[.DG12]*(([.DG6]-[.DF6])/([.DG1]-[.DF1]))^2" office:value-type="float" office:value="0.0505215182083678" calcext:value-type="float">
            <text:p>0.050521518208368</text:p>
          </table:table-cell>
          <table:table-cell table:formula="of:=0.5*[.DH12]*(([.DH6]-[.DG6])/([.DH1]-[.DG1]))^2" office:value-type="float" office:value="0.0074335998017141" calcext:value-type="float">
            <text:p>0.007433599801714</text:p>
          </table:table-cell>
          <table:table-cell table:formula="of:=0.5*[.DI12]*(([.DI6]-[.DH6])/([.DI1]-[.DH1]))^2" office:value-type="float" office:value="0.00494933033017816" calcext:value-type="float">
            <text:p>0.004949330330178</text:p>
          </table:table-cell>
          <table:table-cell table:formula="of:=0.5*[.DJ12]*(([.DJ6]-[.DI6])/([.DJ1]-[.DI1]))^2" office:value-type="float" office:value="0.0399219027200608" calcext:value-type="float">
            <text:p>0.039921902720061</text:p>
          </table:table-cell>
          <table:table-cell table:formula="of:=0.5*[.DK12]*(([.DK6]-[.DJ6])/([.DK1]-[.DJ1]))^2" office:value-type="float" office:value="0.0281264273110829" calcext:value-type="float">
            <text:p>0.028126427311083</text:p>
          </table:table-cell>
          <table:table-cell table:formula="of:=0.5*[.DL12]*(([.DL6]-[.DK6])/([.DL1]-[.DK1]))^2" office:value-type="float" office:value="0.015848397634784" calcext:value-type="float">
            <text:p>0.015848397634784</text:p>
          </table:table-cell>
          <table:table-cell table:formula="of:=0.5*[.DM12]*(([.DM6]-[.DL6])/([.DM1]-[.DL1]))^2" office:value-type="float" office:value="0.0482751581280506" calcext:value-type="float">
            <text:p>0.048275158128051</text:p>
          </table:table-cell>
          <table:table-cell table:formula="of:=0.5*[.DN12]*(([.DN6]-[.DM6])/([.DN1]-[.DM1]))^2" office:value-type="float" office:value="0.0604221172242733" calcext:value-type="float">
            <text:p>0.060422117224273</text:p>
          </table:table-cell>
          <table:table-cell table:formula="of:=0.5*[.DO12]*(([.DO6]-[.DN6])/([.DO1]-[.DN1]))^2" office:value-type="float" office:value="0.0637222082730282" calcext:value-type="float">
            <text:p>0.063722208273028</text:p>
          </table:table-cell>
          <table:table-cell table:formula="of:=0.5*[.DP12]*(([.DP6]-[.DO6])/([.DP1]-[.DO1]))^2" office:value-type="float" office:value="0.0272638034569726" calcext:value-type="float">
            <text:p>0.027263803456973</text:p>
          </table:table-cell>
          <table:table-cell table:formula="of:=0.5*[.DQ12]*(([.DQ6]-[.DP6])/([.DQ1]-[.DP1]))^2" office:value-type="float" office:value="0.00163777056810597" calcext:value-type="float">
            <text:p>0.001637770568106</text:p>
          </table:table-cell>
          <table:table-cell table:formula="of:=0.5*[.DR12]*(([.DR6]-[.DQ6])/([.DR1]-[.DQ1]))^2" office:value-type="float" office:value="0.00333640827307913" calcext:value-type="float">
            <text:p>0.003336408273079</text:p>
          </table:table-cell>
          <table:table-cell table:formula="of:=0.5*[.DS12]*(([.DS6]-[.DR6])/([.DS1]-[.DR1]))^2" office:value-type="float" office:value="0.00168079301392437" calcext:value-type="float">
            <text:p>0.001680793013924</text:p>
          </table:table-cell>
          <table:table-cell table:formula="of:=0.5*[.DT12]*(([.DT6]-[.DS6])/([.DT1]-[.DS1]))^2" office:value-type="float" office:value="0.00168010144982389" calcext:value-type="float">
            <text:p>0.001680101449824</text:p>
          </table:table-cell>
          <table:table-cell table:formula="of:=0.5*[.DU12]*(([.DU6]-[.DT6])/([.DU1]-[.DT1]))^2" office:value-type="float" office:value="0.00080429658442642" calcext:value-type="float">
            <text:p>0.000804296584426</text:p>
          </table:table-cell>
          <table:table-cell table:formula="of:=0.5*[.DV12]*(([.DV6]-[.DU6])/([.DV1]-[.DU1]))^2" office:value-type="float" office:value="0.000422745176088342" calcext:value-type="float">
            <text:p>0.000422745176088</text:p>
          </table:table-cell>
          <table:table-cell table:formula="of:=0.5*[.DW12]*(([.DW6]-[.DV6])/([.DW1]-[.DV1]))^2" office:value-type="float" office:value="0.00462051783259624" calcext:value-type="float">
            <text:p>0.004620517832596</text:p>
          </table:table-cell>
          <table:table-cell table:formula="of:=0.5*[.DX12]*(([.DX6]-[.DW6])/([.DX1]-[.DW1]))^2" office:value-type="float" office:value="0.0107983807921646" calcext:value-type="float">
            <text:p>0.010798380792165</text:p>
          </table:table-cell>
          <table:table-cell table:formula="of:=0.5*[.DY12]*(([.DY6]-[.DX6])/([.DY1]-[.DX1]))^2" office:value-type="float" office:value="0.0856711924595547" calcext:value-type="float">
            <text:p>0.085671192459555</text:p>
          </table:table-cell>
          <table:table-cell table:formula="of:=0.5*[.DZ12]*(([.DZ6]-[.DY6])/([.DZ1]-[.DY1]))^2" office:value-type="float" office:value="0.0108535789633111" calcext:value-type="float">
            <text:p>0.010853578963311</text:p>
          </table:table-cell>
          <table:table-cell table:formula="of:=0.5*[.EA12]*(([.EA6]-[.DZ6])/([.EA1]-[.DZ1]))^2" office:value-type="float" office:value="0.00000807899950851563" calcext:value-type="float">
            <text:p>8.07899950851563E-06</text:p>
          </table:table-cell>
          <table:table-cell table:formula="of:=0.5*[.EB12]*(([.EB6]-[.EA6])/([.EB1]-[.EA1]))^2" office:value-type="float" office:value="0.0029606265950861" calcext:value-type="float">
            <text:p>0.002960626595086</text:p>
          </table:table-cell>
          <table:table-cell table:formula="of:=0.5*[.EC12]*(([.EC6]-[.EB6])/([.EC1]-[.EB1]))^2" office:value-type="float" office:value="0.0281042490822392" calcext:value-type="float">
            <text:p>0.028104249082239</text:p>
          </table:table-cell>
          <table:table-cell table:formula="of:=0.5*[.ED12]*(([.ED6]-[.EC6])/([.ED1]-[.EC1]))^2" office:value-type="float" office:value="0.044652574108067" calcext:value-type="float">
            <text:p>0.044652574108067</text:p>
          </table:table-cell>
          <table:table-cell table:formula="of:=0.5*[.EE12]*(([.EE6]-[.ED6])/([.EE1]-[.ED1]))^2" office:value-type="float" office:value="0.0231749412265876" calcext:value-type="float">
            <text:p>0.023174941226588</text:p>
          </table:table-cell>
          <table:table-cell table:formula="of:=0.5*[.EF12]*(([.EF6]-[.EE6])/([.EF1]-[.EE1]))^2" office:value-type="float" office:value="0.0113422725497882" calcext:value-type="float">
            <text:p>0.011342272549788</text:p>
          </table:table-cell>
          <table:table-cell table:formula="of:=0.5*[.EG12]*(([.EG6]-[.EF6])/([.EG1]-[.EF1]))^2" office:value-type="float" office:value="0.00236009336972684" calcext:value-type="float">
            <text:p>0.002360093369727</text:p>
          </table:table-cell>
          <table:table-cell table:formula="of:=0.5*[.EH12]*(([.EH6]-[.EG6])/([.EH1]-[.EG1]))^2" office:value-type="float" office:value="0.000258299461873645" calcext:value-type="float">
            <text:p>0.000258299461874</text:p>
          </table:table-cell>
          <table:table-cell table:formula="of:=0.5*[.EI12]*(([.EI6]-[.EH6])/([.EI1]-[.EH1]))^2" office:value-type="float" office:value="0.00132712456379149" calcext:value-type="float">
            <text:p>0.001327124563791</text:p>
          </table:table-cell>
          <table:table-cell table:formula="of:=0.5*[.EJ12]*(([.EJ6]-[.EI6])/([.EJ1]-[.EI1]))^2" office:value-type="float" office:value="0.000101137550287064" calcext:value-type="float">
            <text:p>0.000101137550287</text:p>
          </table:table-cell>
          <table:table-cell table:formula="of:=0.5*[.EK12]*(([.EK6]-[.EJ6])/([.EK1]-[.EJ1]))^2" office:value-type="float" office:value="0.00204396203837636" calcext:value-type="float">
            <text:p>0.002043962038376</text:p>
          </table:table-cell>
          <table:table-cell table:formula="of:=0.5*[.EL12]*(([.EL6]-[.EK6])/([.EL1]-[.EK1]))^2" office:value-type="float" office:value="0.00186246238200408" calcext:value-type="float">
            <text:p>0.001862462382004</text:p>
          </table:table-cell>
          <table:table-cell table:formula="of:=0.5*[.EM12]*(([.EM6]-[.EL6])/([.EM1]-[.EL1]))^2" office:value-type="float" office:value="0.0253252634382377" calcext:value-type="float">
            <text:p>0.025325263438238</text:p>
          </table:table-cell>
          <table:table-cell table:formula="of:=0.5*[.EN12]*(([.EN6]-[.EM6])/([.EN1]-[.EM1]))^2" office:value-type="float" office:value="0.0480261188961576" calcext:value-type="float">
            <text:p>0.048026118896158</text:p>
          </table:table-cell>
          <table:table-cell table:formula="of:=0.5*[.EO12]*(([.EO6]-[.EN6])/([.EO1]-[.EN1]))^2" office:value-type="float" office:value="0.018971096328834" calcext:value-type="float">
            <text:p>0.018971096328834</text:p>
          </table:table-cell>
          <table:table-cell table:formula="of:=0.5*[.EP12]*(([.EP6]-[.EO6])/([.EP1]-[.EO1]))^2" office:value-type="float" office:value="0.00939998166228727" calcext:value-type="float">
            <text:p>0.009399981662287</text:p>
          </table:table-cell>
          <table:table-cell table:formula="of:=0.5*[.EQ12]*(([.EQ6]-[.EP6])/([.EQ1]-[.EP1]))^2" office:value-type="float" office:value="0.00172074036591737" calcext:value-type="float">
            <text:p>0.001720740365917</text:p>
          </table:table-cell>
          <table:table-cell table:formula="of:=0.5*[.ER12]*(([.ER6]-[.EQ6])/([.ER1]-[.EQ1]))^2" office:value-type="float" office:value="0.000393838536018026" calcext:value-type="float">
            <text:p>0.000393838536018</text:p>
          </table:table-cell>
          <table:table-cell table:formula="of:=0.5*[.ES12]*(([.ES6]-[.ER6])/([.ES1]-[.ER1]))^2" office:value-type="float" office:value="0.0000180720545901716" calcext:value-type="float">
            <text:p>1.80720545901716E-05</text:p>
          </table:table-cell>
          <table:table-cell table:formula="of:=0.5*[.ET12]*(([.ET6]-[.ES6])/([.ET1]-[.ES1]))^2" office:value-type="float" office:value="0.000101937891711383" calcext:value-type="float">
            <text:p>0.000101937891711</text:p>
          </table:table-cell>
          <table:table-cell table:formula="of:=0.5*[.EU12]*(([.EU6]-[.ET6])/([.EU1]-[.ET1]))^2" office:value-type="float" office:value="0.000997801252630258" calcext:value-type="float">
            <text:p>0.00099780125263</text:p>
          </table:table-cell>
          <table:table-cell table:formula="of:=0.5*[.EV12]*(([.EV6]-[.EU6])/([.EV1]-[.EU1]))^2" office:value-type="float" office:value="0.0019814893600285" calcext:value-type="float">
            <text:p>0.001981489360029</text:p>
          </table:table-cell>
          <table:table-cell table:formula="of:=0.5*[.EW12]*(([.EW6]-[.EV6])/([.EW1]-[.EV1]))^2" office:value-type="float" office:value="0.00178573535325464" calcext:value-type="float">
            <text:p>0.001785735353255</text:p>
          </table:table-cell>
          <table:table-cell table:formula="of:=0.5*[.EX12]*(([.EX6]-[.EW6])/([.EX1]-[.EW1]))^2" office:value-type="float" office:value="0.000416989607811402" calcext:value-type="float">
            <text:p>0.000416989607811</text:p>
          </table:table-cell>
          <table:table-cell table:formula="of:=0.5*[.EY12]*(([.EY6]-[.EX6])/([.EY1]-[.EX1]))^2" office:value-type="float" office:value="0.000355931358825485" calcext:value-type="float">
            <text:p>0.000355931358825</text:p>
          </table:table-cell>
          <table:table-cell table:formula="of:=0.5*[.EZ12]*(([.EZ6]-[.EY6])/([.EZ1]-[.EY1]))^2" office:value-type="float" office:value="0.000154549394405326" calcext:value-type="float">
            <text:p>0.000154549394405</text:p>
          </table:table-cell>
          <table:table-cell table:formula="of:=0.5*[.FA12]*(([.FA6]-[.EZ6])/([.FA1]-[.EZ1]))^2" office:value-type="float" office:value="0.0291784400738656" calcext:value-type="float">
            <text:p>0.029178440073866</text:p>
          </table:table-cell>
          <table:table-cell table:formula="of:=0.5*[.FB12]*(([.FB6]-[.FA6])/([.FB1]-[.FA1]))^2" office:value-type="float" office:value="0.00165416970304218" calcext:value-type="float">
            <text:p>0.001654169703042</text:p>
          </table:table-cell>
          <table:table-cell table:formula="of:=0.5*[.FC12]*(([.FC6]-[.FB6])/([.FC1]-[.FB1]))^2" office:value-type="float" office:value="0.000173217341431514" calcext:value-type="float">
            <text:p>0.000173217341432</text:p>
          </table:table-cell>
          <table:table-cell table:formula="of:=0.5*[.FD12]*(([.FD6]-[.FC6])/([.FD1]-[.FC1]))^2" office:value-type="float" office:value="0.0119321306802946" calcext:value-type="float">
            <text:p>0.011932130680295</text:p>
          </table:table-cell>
          <table:table-cell table:formula="of:=0.5*[.FE12]*(([.FE6]-[.FD6])/([.FE1]-[.FD1]))^2" office:value-type="float" office:value="0.0128371070686806" calcext:value-type="float">
            <text:p>0.012837107068681</text:p>
          </table:table-cell>
          <table:table-cell table:formula="of:=0.5*[.FF12]*(([.FF6]-[.FE6])/([.FF1]-[.FE1]))^2" office:value-type="float" office:value="0.00342561255823056" calcext:value-type="float">
            <text:p>0.003425612558231</text:p>
          </table:table-cell>
          <table:table-cell table:formula="of:=0.5*[.FG12]*(([.FG6]-[.FF6])/([.FG1]-[.FF1]))^2" office:value-type="float" office:value="0.0373429186835478" calcext:value-type="float">
            <text:p>0.037342918683548</text:p>
          </table:table-cell>
          <table:table-cell table:formula="of:=0.5*[.FH12]*(([.FH6]-[.FG6])/([.FH1]-[.FG1]))^2" office:value-type="float" office:value="0.00227706594939582" calcext:value-type="float">
            <text:p>0.002277065949396</text:p>
          </table:table-cell>
          <table:table-cell table:formula="of:=0.5*[.FI12]*(([.FI6]-[.FH6])/([.FI1]-[.FH1]))^2" office:value-type="float" office:value="0.000562600087155055" calcext:value-type="float">
            <text:p>0.000562600087155</text:p>
          </table:table-cell>
          <table:table-cell table:formula="of:=0.5*[.FJ12]*(([.FJ6]-[.FI6])/([.FJ1]-[.FI1]))^2" office:value-type="float" office:value="0.000218269223422224" calcext:value-type="float">
            <text:p>0.000218269223422</text:p>
          </table:table-cell>
          <table:table-cell table:formula="of:=0.5*[.FK12]*(([.FK6]-[.FJ6])/([.FK1]-[.FJ1]))^2" office:value-type="float" office:value="0.00116176908021661" calcext:value-type="float">
            <text:p>0.001161769080217</text:p>
          </table:table-cell>
          <table:table-cell table:formula="of:=0.5*[.FL12]*(([.FL6]-[.FK6])/([.FL1]-[.FK1]))^2" office:value-type="float" office:value="0.0000222652102733292" calcext:value-type="float">
            <text:p>2.22652102733292E-05</text:p>
          </table:table-cell>
          <table:table-cell table:formula="of:=0.5*[.FM12]*(([.FM6]-[.FL6])/([.FM1]-[.FL1]))^2" office:value-type="float" office:value="0.000192922648944069" calcext:value-type="float">
            <text:p>0.000192922648944</text:p>
          </table:table-cell>
          <table:table-cell table:formula="of:=0.5*[.FN12]*(([.FN6]-[.FM6])/([.FN1]-[.FM1]))^2" office:value-type="float" office:value="0.00176142781759643" calcext:value-type="float">
            <text:p>0.001761427817596</text:p>
          </table:table-cell>
          <table:table-cell table:formula="of:=0.5*[.FO12]*(([.FO6]-[.FN6])/([.FO1]-[.FN1]))^2" office:value-type="float" office:value="0.0161207357905946" calcext:value-type="float">
            <text:p>0.016120735790595</text:p>
          </table:table-cell>
          <table:table-cell table:formula="of:=0.5*[.FP12]*(([.FP6]-[.FO6])/([.FP1]-[.FO1]))^2" office:value-type="float" office:value="0.0190177402280766" calcext:value-type="float">
            <text:p>0.019017740228077</text:p>
          </table:table-cell>
          <table:table-cell table:formula="of:=0.5*[.FQ12]*(([.FQ6]-[.FP6])/([.FQ1]-[.FP1]))^2" office:value-type="float" office:value="0.0747757577406574" calcext:value-type="float">
            <text:p>0.074775757740657</text:p>
          </table:table-cell>
          <table:table-cell table:formula="of:=0.5*[.FR12]*(([.FR6]-[.FQ6])/([.FR1]-[.FQ1]))^2" office:value-type="float" office:value="0.000212231136199976" calcext:value-type="float">
            <text:p>0.0002122311362</text:p>
          </table:table-cell>
          <table:table-cell table:formula="of:=0.5*[.FS12]*(([.FS6]-[.FR6])/([.FS1]-[.FR1]))^2" office:value-type="float" office:value="0.0380290977312633" calcext:value-type="float">
            <text:p>0.038029097731263</text:p>
          </table:table-cell>
          <table:table-cell table:formula="of:=0.5*[.FT12]*(([.FT6]-[.FS6])/([.FT1]-[.FS1]))^2" office:value-type="float" office:value="0.000431841321689597" calcext:value-type="float">
            <text:p>0.00043184132169</text:p>
          </table:table-cell>
          <table:table-cell table:formula="of:=0.5*[.FU12]*(([.FU6]-[.FT6])/([.FU1]-[.FT1]))^2" office:value-type="float" office:value="0.000672077108698778" calcext:value-type="float">
            <text:p>0.000672077108699</text:p>
          </table:table-cell>
          <table:table-cell table:formula="of:=0.5*[.FV12]*(([.FV6]-[.FU6])/([.FV1]-[.FU1]))^2" office:value-type="float" office:value="0.00337507614812007" calcext:value-type="float">
            <text:p>0.00337507614812</text:p>
          </table:table-cell>
          <table:table-cell table:formula="of:=0.5*[.FW12]*(([.FW6]-[.FV6])/([.FW1]-[.FV1]))^2" office:value-type="float" office:value="0.000128195266344939" calcext:value-type="float">
            <text:p>0.000128195266345</text:p>
          </table:table-cell>
          <table:table-cell table:formula="of:=0.5*[.FX12]*(([.FX6]-[.FW6])/([.FX1]-[.FW1]))^2" office:value-type="float" office:value="0.0000353653456511293" calcext:value-type="float">
            <text:p>3.53653456511293E-05</text:p>
          </table:table-cell>
          <table:table-cell table:formula="of:=0.5*[.FY12]*(([.FY6]-[.FX6])/([.FY1]-[.FX1]))^2" office:value-type="float" office:value="0.00924704912190007" calcext:value-type="float">
            <text:p>0.0092470491219</text:p>
          </table:table-cell>
          <table:table-cell table:formula="of:=0.5*[.FZ12]*(([.FZ6]-[.FY6])/([.FZ1]-[.FY1]))^2" office:value-type="float" office:value="0.0658427921604346" calcext:value-type="float">
            <text:p>0.065842792160435</text:p>
          </table:table-cell>
          <table:table-cell table:formula="of:=0.5*[.GA12]*(([.GA6]-[.FZ6])/([.GA1]-[.FZ1]))^2" office:value-type="float" office:value="0.0338714559996031" calcext:value-type="float">
            <text:p>0.033871455999603</text:p>
          </table:table-cell>
          <table:table-cell table:formula="of:=0.5*[.GB12]*(([.GB6]-[.GA6])/([.GB1]-[.GA1]))^2" office:value-type="float" office:value="0.00880968030217672" calcext:value-type="float">
            <text:p>0.008809680302177</text:p>
          </table:table-cell>
          <table:table-cell table:formula="of:=0.5*[.GC12]*(([.GC6]-[.GB6])/([.GC1]-[.GB1]))^2" office:value-type="float" office:value="0.000676909680384397" calcext:value-type="float">
            <text:p>0.000676909680384</text:p>
          </table:table-cell>
          <table:table-cell table:formula="of:=0.5*[.GD12]*(([.GD6]-[.GC6])/([.GD1]-[.GC1]))^2" office:value-type="float" office:value="0.000078057812472197" calcext:value-type="float">
            <text:p>7.8057812472197E-05</text:p>
          </table:table-cell>
          <table:table-cell table:formula="of:=0.5*[.GE12]*(([.GE6]-[.GD6])/([.GE1]-[.GD1]))^2" office:value-type="float" office:value="0.000414629912763526" calcext:value-type="float">
            <text:p>0.000414629912764</text:p>
          </table:table-cell>
          <table:table-cell table:formula="of:=0.5*[.GF12]*(([.GF6]-[.GE6])/([.GF1]-[.GE1]))^2" office:value-type="float" office:value="0.000396037448724523" calcext:value-type="float">
            <text:p>0.000396037448725</text:p>
          </table:table-cell>
          <table:table-cell table:formula="of:=0.5*[.GG12]*(([.GG6]-[.GF6])/([.GG1]-[.GF1]))^2" office:value-type="float" office:value="0.00255282173118015" calcext:value-type="float">
            <text:p>0.00255282173118</text:p>
          </table:table-cell>
          <table:table-cell table:formula="of:=0.5*[.GH12]*(([.GH6]-[.GG6])/([.GH1]-[.GG1]))^2" office:value-type="float" office:value="0.0000321380794283565" calcext:value-type="float">
            <text:p>3.21380794283565E-05</text:p>
          </table:table-cell>
          <table:table-cell table:formula="of:=0.5*[.GI12]*(([.GI6]-[.GH6])/([.GI1]-[.GH1]))^2" office:value-type="float" office:value="0.0000142358329127724" calcext:value-type="float">
            <text:p>1.42358329127724E-05</text:p>
          </table:table-cell>
          <table:table-cell table:formula="of:=0.5*[.GJ12]*(([.GJ6]-[.GI6])/([.GJ1]-[.GI1]))^2" office:value-type="float" office:value="0.0000731527899953731" calcext:value-type="float">
            <text:p>7.31527899953731E-05</text:p>
          </table:table-cell>
          <table:table-cell table:formula="of:=0.5*[.GK12]*(([.GK6]-[.GJ6])/([.GK1]-[.GJ1]))^2" office:value-type="float" office:value="0.0240210882386483" calcext:value-type="float">
            <text:p>0.024021088238648</text:p>
          </table:table-cell>
          <table:table-cell table:formula="of:=0.5*[.GL12]*(([.GL6]-[.GK6])/([.GL1]-[.GK1]))^2" office:value-type="float" office:value="0.0000799027297392157" calcext:value-type="float">
            <text:p>7.99027297392157E-05</text:p>
          </table:table-cell>
          <table:table-cell table:formula="of:=0.5*[.GM12]*(([.GM6]-[.GL6])/([.GM1]-[.GL1]))^2" office:value-type="float" office:value="0.000812501157049941" calcext:value-type="float">
            <text:p>0.00081250115705</text:p>
          </table:table-cell>
          <table:table-cell table:formula="of:=0.5*[.GN12]*(([.GN6]-[.GM6])/([.GN1]-[.GM1]))^2" office:value-type="float" office:value="0.00515889672091872" calcext:value-type="float">
            <text:p>0.005158896720919</text:p>
          </table:table-cell>
          <table:table-cell table:formula="of:=0.5*[.GO12]*(([.GO6]-[.GN6])/([.GO1]-[.GN1]))^2" office:value-type="float" office:value="0.0239558720841719" calcext:value-type="float">
            <text:p>0.023955872084172</text:p>
          </table:table-cell>
          <table:table-cell table:formula="of:=0.5*[.GP12]*(([.GP6]-[.GO6])/([.GP1]-[.GO1]))^2" office:value-type="float" office:value="0.0527535450842419" calcext:value-type="float">
            <text:p>0.052753545084242</text:p>
          </table:table-cell>
          <table:table-cell table:formula="of:=0.5*[.GQ12]*(([.GQ6]-[.GP6])/([.GQ1]-[.GP1]))^2" office:value-type="float" office:value="0.0108045444095498" calcext:value-type="float">
            <text:p>0.01080454440955</text:p>
          </table:table-cell>
          <table:table-cell table:formula="of:=0.5*[.GR12]*(([.GR6]-[.GQ6])/([.GR1]-[.GQ1]))^2" office:value-type="float" office:value="0.000120089873317968" calcext:value-type="float">
            <text:p>0.000120089873318</text:p>
          </table:table-cell>
          <table:table-cell table:formula="of:=0.5*[.GS12]*(([.GS6]-[.GR6])/([.GS1]-[.GR1]))^2" office:value-type="float" office:value="0.000254518332056196" calcext:value-type="float">
            <text:p>0.000254518332056</text:p>
          </table:table-cell>
          <table:table-cell table:formula="of:=0.5*[.GT12]*(([.GT6]-[.GS6])/([.GT1]-[.GS1]))^2" office:value-type="float" office:value="0.000370520288714104" calcext:value-type="float">
            <text:p>0.000370520288714</text:p>
          </table:table-cell>
          <table:table-cell table:formula="of:=0.5*[.GU12]*(([.GU6]-[.GT6])/([.GU1]-[.GT1]))^2" office:value-type="float" office:value="0.00000662851461299099" calcext:value-type="float">
            <text:p>6.62851461299099E-06</text:p>
          </table:table-cell>
          <table:table-cell table:formula="of:=0.5*[.GV12]*(([.GV6]-[.GU6])/([.GV1]-[.GU1]))^2" office:value-type="float" office:value="0.000954893478705572" calcext:value-type="float">
            <text:p>0.000954893478706</text:p>
          </table:table-cell>
          <table:table-cell table:formula="of:=0.5*[.GW12]*(([.GW6]-[.GV6])/([.GW1]-[.GV1]))^2" office:value-type="float" office:value="0.00377099870696554" calcext:value-type="float">
            <text:p>0.003770998706966</text:p>
          </table:table-cell>
          <table:table-cell table:formula="of:=0.5*[.GX12]*(([.GX6]-[.GW6])/([.GX1]-[.GW1]))^2" office:value-type="float" office:value="0.0179721550627142" calcext:value-type="float">
            <text:p>0.017972155062714</text:p>
          </table:table-cell>
          <table:table-cell table:formula="of:=0.5*[.GY12]*(([.GY6]-[.GX6])/([.GY1]-[.GX1]))^2" office:value-type="float" office:value="0.0760774042021433" calcext:value-type="float">
            <text:p>0.076077404202143</text:p>
          </table:table-cell>
          <table:table-cell table:formula="of:=0.5*[.GZ12]*(([.GZ6]-[.GY6])/([.GZ1]-[.GY1]))^2" office:value-type="float" office:value="0.000179015782565601" calcext:value-type="float">
            <text:p>0.000179015782566</text:p>
          </table:table-cell>
          <table:table-cell table:formula="of:=0.5*[.HA12]*(([.HA6]-[.GZ6])/([.HA1]-[.GZ1]))^2" office:value-type="float" office:value="0.00991789629704702" calcext:value-type="float">
            <text:p>0.009917896297047</text:p>
          </table:table-cell>
          <table:table-cell table:formula="of:=0.5*[.HB12]*(([.HB6]-[.HA6])/([.HB1]-[.HA1]))^2" office:value-type="float" office:value="0.000000876059398796061" calcext:value-type="float">
            <text:p>8.76059398796061E-07</text:p>
          </table:table-cell>
          <table:table-cell table:formula="of:=0.5*[.HC12]*(([.HC6]-[.HB6])/([.HC1]-[.HB1]))^2" office:value-type="float" office:value="0.00991633913259735" calcext:value-type="float">
            <text:p>0.009916339132597</text:p>
          </table:table-cell>
          <table:table-cell table:formula="of:=0.5*[.HD12]*(([.HD6]-[.HC6])/([.HD1]-[.HC1]))^2" office:value-type="float" office:value="0.0182071980770655" calcext:value-type="float">
            <text:p>0.018207198077066</text:p>
          </table:table-cell>
          <table:table-cell table:formula="of:=0.5*[.HE12]*(([.HE6]-[.HD6])/([.HE1]-[.HD1]))^2" office:value-type="float" office:value="0.00545056094848765" calcext:value-type="float">
            <text:p>0.005450560948488</text:p>
          </table:table-cell>
          <table:table-cell table:formula="of:=0.5*[.HF12]*(([.HF6]-[.HE6])/([.HF1]-[.HE1]))^2" office:value-type="float" office:value="0.0028970691711114" calcext:value-type="float">
            <text:p>0.002897069171111</text:p>
          </table:table-cell>
          <table:table-cell table:formula="of:=0.5*[.HG12]*(([.HG6]-[.HF6])/([.HG1]-[.HF1]))^2" office:value-type="float" office:value="0.00482102779520889" calcext:value-type="float">
            <text:p>0.004821027795209</text:p>
          </table:table-cell>
          <table:table-cell table:formula="of:=0.5*[.HH12]*(([.HH6]-[.HG6])/([.HH1]-[.HG1]))^2" office:value-type="float" office:value="0.00569003457504298" calcext:value-type="float">
            <text:p>0.005690034575043</text:p>
          </table:table-cell>
          <table:table-cell table:formula="of:=0.5*[.HI12]*(([.HI6]-[.HH6])/([.HI1]-[.HH1]))^2" office:value-type="float" office:value="0.00110585340930497" calcext:value-type="float">
            <text:p>0.001105853409305</text:p>
          </table:table-cell>
          <table:table-cell table:formula="of:=0.5*[.HJ12]*(([.HJ6]-[.HI6])/([.HJ1]-[.HI1]))^2" office:value-type="float" office:value="0.0000303794233241581" calcext:value-type="float">
            <text:p>3.03794233241581E-05</text:p>
          </table:table-cell>
          <table:table-cell table:formula="of:=0.5*[.HK12]*(([.HK6]-[.HJ6])/([.HK1]-[.HJ1]))^2" office:value-type="float" office:value="0.00000397403132245003" calcext:value-type="float">
            <text:p>3.97403132245003E-06</text:p>
          </table:table-cell>
          <table:table-cell table:formula="of:=0.5*[.HL12]*(([.HL6]-[.HK6])/([.HL1]-[.HK1]))^2" office:value-type="float" office:value="0.0000124096621089172" calcext:value-type="float">
            <text:p>1.24096621089172E-05</text:p>
          </table:table-cell>
          <table:table-cell table:formula="of:=0.5*[.HM12]*(([.HM6]-[.HL6])/([.HM1]-[.HL1]))^2" office:value-type="float" office:value="0.0092801390095754" calcext:value-type="float">
            <text:p>0.009280139009575</text:p>
          </table:table-cell>
          <table:table-cell table:formula="of:=0.5*[.HN12]*(([.HN6]-[.HM6])/([.HN1]-[.HM1]))^2" office:value-type="float" office:value="0.0443802799582638" calcext:value-type="float">
            <text:p>0.044380279958264</text:p>
          </table:table-cell>
          <table:table-cell table:formula="of:=0.5*[.HO12]*(([.HO6]-[.HN6])/([.HO1]-[.HN1]))^2" office:value-type="float" office:value="0.00271084534018089" calcext:value-type="float">
            <text:p>0.002710845340181</text:p>
          </table:table-cell>
          <table:table-cell table:formula="of:=0.5*[.HP12]*(([.HP6]-[.HO6])/([.HP1]-[.HO1]))^2" office:value-type="float" office:value="0.000454090921879695" calcext:value-type="float">
            <text:p>0.00045409092188</text:p>
          </table:table-cell>
          <table:table-cell table:formula="of:=0.5*[.HQ12]*(([.HQ6]-[.HP6])/([.HQ1]-[.HP1]))^2" office:value-type="float" office:value="0.00293481091317159" calcext:value-type="float">
            <text:p>0.002934810913172</text:p>
          </table:table-cell>
          <table:table-cell table:formula="of:=0.5*[.HR12]*(([.HR6]-[.HQ6])/([.HR1]-[.HQ1]))^2" office:value-type="float" office:value="0.0467050220172059" calcext:value-type="float">
            <text:p>0.046705022017206</text:p>
          </table:table-cell>
          <table:table-cell table:formula="of:=0.5*[.HS12]*(([.HS6]-[.HR6])/([.HS1]-[.HR1]))^2" office:value-type="float" office:value="0.0122463214592232" calcext:value-type="float">
            <text:p>0.012246321459223</text:p>
          </table:table-cell>
          <table:table-cell table:formula="of:=0.5*[.HT12]*(([.HT6]-[.HS6])/([.HT1]-[.HS1]))^2" office:value-type="float" office:value="0.0293965055098659" calcext:value-type="float">
            <text:p>0.029396505509866</text:p>
          </table:table-cell>
          <table:table-cell table:formula="of:=0.5*[.HU12]*(([.HU6]-[.HT6])/([.HU1]-[.HT1]))^2" office:value-type="float" office:value="0.0444420992434162" calcext:value-type="float">
            <text:p>0.044442099243416</text:p>
          </table:table-cell>
          <table:table-cell table:formula="of:=0.5*[.HV12]*(([.HV6]-[.HU6])/([.HV1]-[.HU1]))^2" office:value-type="float" office:value="0.0108713633900441" calcext:value-type="float">
            <text:p>0.010871363390044</text:p>
          </table:table-cell>
          <table:table-cell table:formula="of:=0.5*[.HW12]*(([.HW6]-[.HV6])/([.HW1]-[.HV1]))^2" office:value-type="float" office:value="0.000258613559147953" calcext:value-type="float">
            <text:p>0.000258613559148</text:p>
          </table:table-cell>
          <table:table-cell table:formula="of:=0.5*[.HX12]*(([.HX6]-[.HW6])/([.HX1]-[.HW1]))^2" office:value-type="float" office:value="0.00445908055713352" calcext:value-type="float">
            <text:p>0.004459080557134</text:p>
          </table:table-cell>
          <table:table-cell table:formula="of:=0.5*[.HY12]*(([.HY6]-[.HX6])/([.HY1]-[.HX1]))^2" office:value-type="float" office:value="0.0000251455691302996" calcext:value-type="float">
            <text:p>2.51455691302996E-05</text:p>
          </table:table-cell>
          <table:table-cell table:formula="of:=0.5*[.HZ12]*(([.HZ6]-[.HY6])/([.HZ1]-[.HY1]))^2" office:value-type="float" office:value="0.00077848485563422" calcext:value-type="float">
            <text:p>0.000778484855634</text:p>
          </table:table-cell>
          <table:table-cell table:formula="of:=0.5*[.IA12]*(([.IA6]-[.HZ6])/([.IA1]-[.HZ1]))^2" office:value-type="float" office:value="0.000492936212542787" calcext:value-type="float">
            <text:p>0.000492936212543</text:p>
          </table:table-cell>
          <table:table-cell table:formula="of:=0.5*[.IB12]*(([.IB6]-[.IA6])/([.IB1]-[.IA1]))^2" office:value-type="float" office:value="0.00207509440198127" calcext:value-type="float">
            <text:p>0.002075094401981</text:p>
          </table:table-cell>
          <table:table-cell table:formula="of:=0.5*[.IC12]*(([.IC6]-[.IB6])/([.IC1]-[.IB1]))^2" office:value-type="float" office:value="0.0101445688869901" calcext:value-type="float">
            <text:p>0.01014456888699</text:p>
          </table:table-cell>
          <table:table-cell table:formula="of:=0.5*[.ID12]*(([.ID6]-[.IC6])/([.ID1]-[.IC1]))^2" office:value-type="float" office:value="0.0036768967524634" calcext:value-type="float">
            <text:p>0.003676896752463</text:p>
          </table:table-cell>
          <table:table-cell table:formula="of:=0.5*[.IE12]*(([.IE6]-[.ID6])/([.IE1]-[.ID1]))^2" office:value-type="float" office:value="0.0441069093502058" calcext:value-type="float">
            <text:p>0.044106909350206</text:p>
          </table:table-cell>
          <table:table-cell table:formula="of:=0.5*[.IF12]*(([.IF6]-[.IE6])/([.IF1]-[.IE1]))^2" office:value-type="float" office:value="0.00146271253759904" calcext:value-type="float">
            <text:p>0.001462712537599</text:p>
          </table:table-cell>
          <table:table-cell table:formula="of:=0.5*[.IG12]*(([.IG6]-[.IF6])/([.IG1]-[.IF1]))^2" office:value-type="float" office:value="0.00236182988661355" calcext:value-type="float">
            <text:p>0.002361829886614</text:p>
          </table:table-cell>
          <table:table-cell table:formula="of:=0.5*[.IH12]*(([.IH6]-[.IG6])/([.IH1]-[.IG1]))^2" office:value-type="float" office:value="0.0433644990540532" calcext:value-type="float">
            <text:p>0.043364499054053</text:p>
          </table:table-cell>
          <table:table-cell table:formula="of:=0.5*[.II12]*(([.II6]-[.IH6])/([.II1]-[.IH1]))^2" office:value-type="float" office:value="0.012761387306898" calcext:value-type="float">
            <text:p>0.012761387306898</text:p>
          </table:table-cell>
          <table:table-cell table:formula="of:=0.5*[.IJ12]*(([.IJ6]-[.II6])/([.IJ1]-[.II1]))^2" office:value-type="float" office:value="0.00143987073415795" calcext:value-type="float">
            <text:p>0.001439870734158</text:p>
          </table:table-cell>
          <table:table-cell table:formula="of:=0.5*[.IK12]*(([.IK6]-[.IJ6])/([.IK1]-[.IJ1]))^2" office:value-type="float" office:value="0.00428900404410745" calcext:value-type="float">
            <text:p>0.004289004044107</text:p>
          </table:table-cell>
          <table:table-cell table:formula="of:=0.5*[.IL12]*(([.IL6]-[.IK6])/([.IL1]-[.IK1]))^2" office:value-type="float" office:value="0.00856508856770413" calcext:value-type="float">
            <text:p>0.008565088567704</text:p>
          </table:table-cell>
          <table:table-cell table:formula="of:=0.5*[.IM12]*(([.IM6]-[.IL6])/([.IM1]-[.IL1]))^2" office:value-type="float" office:value="0.00320265333446146" calcext:value-type="float">
            <text:p>0.003202653334461</text:p>
          </table:table-cell>
          <table:table-cell table:formula="of:=0.5*[.IN12]*(([.IN6]-[.IM6])/([.IN1]-[.IM1]))^2" office:value-type="float" office:value="0.00223463553014784" calcext:value-type="float">
            <text:p>0.002234635530148</text:p>
          </table:table-cell>
          <table:table-cell table:formula="of:=0.5*[.IO12]*(([.IO6]-[.IN6])/([.IO1]-[.IN1]))^2" office:value-type="float" office:value="0.0953377131704314" calcext:value-type="float">
            <text:p>0.095337713170431</text:p>
          </table:table-cell>
          <table:table-cell table:formula="of:=0.5*[.IP12]*(([.IP6]-[.IO6])/([.IP1]-[.IO1]))^2" office:value-type="float" office:value="0.000411284298907171" calcext:value-type="float">
            <text:p>0.000411284298907</text:p>
          </table:table-cell>
          <table:table-cell table:formula="of:=0.5*[.IQ12]*(([.IQ6]-[.IP6])/([.IQ1]-[.IP1]))^2" office:value-type="float" office:value="0.00605029943515063" calcext:value-type="float">
            <text:p>0.006050299435151</text:p>
          </table:table-cell>
          <table:table-cell table:formula="of:=0.5*[.IR12]*(([.IR6]-[.IQ6])/([.IR1]-[.IQ1]))^2" office:value-type="float" office:value="0.000215962934899371" calcext:value-type="float">
            <text:p>0.000215962934899</text:p>
          </table:table-cell>
          <table:table-cell table:formula="of:=0.5*[.IS12]*(([.IS6]-[.IR6])/([.IS1]-[.IR1]))^2" office:value-type="float" office:value="0.0000156704723301722" calcext:value-type="float">
            <text:p>1.56704723301722E-05</text:p>
          </table:table-cell>
          <table:table-cell table:formula="of:=0.5*[.IT12]*(([.IT6]-[.IS6])/([.IT1]-[.IS1]))^2" office:value-type="float" office:value="0.000848592498558979" calcext:value-type="float">
            <text:p>0.000848592498559</text:p>
          </table:table-cell>
          <table:table-cell table:formula="of:=0.5*[.IU12]*(([.IU6]-[.IT6])/([.IU1]-[.IT1]))^2" office:value-type="float" office:value="0.000135147479832961" calcext:value-type="float">
            <text:p>0.000135147479833</text:p>
          </table:table-cell>
          <table:table-cell table:formula="of:=0.5*[.IV12]*(([.IV6]-[.IU6])/([.IV1]-[.IU1]))^2" office:value-type="float" office:value="0.000000622052476857525" calcext:value-type="float">
            <text:p>6.22052476857525E-07</text:p>
          </table:table-cell>
          <table:table-cell table:formula="of:=0.5*[.IW12]*(([.IW6]-[.IV6])/([.IW1]-[.IV1]))^2" office:value-type="float" office:value="0.00000151632759761543" calcext:value-type="float">
            <text:p>1.51632759761543E-06</text:p>
          </table:table-cell>
          <table:table-cell table:formula="of:=0.5*[.IX12]*(([.IX6]-[.IW6])/([.IX1]-[.IW1]))^2" office:value-type="float" office:value="0.0000136687315499526" calcext:value-type="float">
            <text:p>1.36687315499526E-05</text:p>
          </table:table-cell>
          <table:table-cell table:formula="of:=0.5*[.IY12]*(([.IY6]-[.IX6])/([.IY1]-[.IX1]))^2" office:value-type="float" office:value="0.0000114492585850697" calcext:value-type="float">
            <text:p>1.14492585850697E-05</text:p>
          </table:table-cell>
          <table:table-cell table:formula="of:=0.5*[.IZ12]*(([.IZ6]-[.IY6])/([.IZ1]-[.IY1]))^2" office:value-type="float" office:value="0.0000125659785692352" calcext:value-type="float">
            <text:p>1.25659785692352E-05</text:p>
          </table:table-cell>
          <table:table-cell table:formula="of:=0.5*[.JA12]*(([.JA6]-[.IZ6])/([.JA1]-[.IZ1]))^2" office:value-type="float" office:value="0.000000165881988587799" calcext:value-type="float">
            <text:p>1.65881988587799E-07</text:p>
          </table:table-cell>
          <table:table-cell table:formula="of:=0.5*[.JB12]*(([.JB6]-[.JA6])/([.JB1]-[.JA1]))^2" office:value-type="float" office:value="0.000000704000353805413" calcext:value-type="float">
            <text:p>7.04000353805413E-07</text:p>
          </table:table-cell>
          <table:table-cell table:formula="of:=0.5*[.JC12]*(([.JC6]-[.JB6])/([.JC1]-[.JB1]))^2" office:value-type="float" office:value="0.00000801689232757499" calcext:value-type="float">
            <text:p>8.01689232757499E-06</text:p>
          </table:table-cell>
          <table:table-cell table:formula="of:=0.5*[.JD12]*(([.JD6]-[.JC6])/([.JD1]-[.JC1]))^2" office:value-type="float" office:value="0.000000589824032264447" calcext:value-type="float">
            <text:p>5.89824032264447E-07</text:p>
          </table:table-cell>
          <table:table-cell table:formula="of:=0.5*[.JE12]*(([.JE6]-[.JD6])/([.JE1]-[.JD1]))^2" office:value-type="float" office:value="0.00000367555170758344" calcext:value-type="float">
            <text:p>3.67555170758344E-06</text:p>
          </table:table-cell>
          <table:table-cell table:formula="of:=0.5*[.JF12]*(([.JF6]-[.JE6])/([.JF1]-[.JE1]))^2" office:value-type="float" office:value="0.000000136580246614493" calcext:value-type="float">
            <text:p>1.36580246614493E-07</text:p>
          </table:table-cell>
          <table:table-cell table:formula="of:=0.5*[.JG12]*(([.JG6]-[.JF6])/([.JG1]-[.JF1]))^2" office:value-type="float" office:value="0.00000375394600463656" calcext:value-type="float">
            <text:p>3.75394600463656E-06</text:p>
          </table:table-cell>
          <table:table-cell table:formula="of:=0.5*[.JH12]*(([.JH6]-[.JG6])/([.JH1]-[.JG1]))^2" office:value-type="float" office:value="0.00000375809947707993" calcext:value-type="float">
            <text:p>3.75809947707993E-06</text:p>
          </table:table-cell>
          <table:table-cell table:formula="of:=0.5*[.JI12]*(([.JI6]-[.JH6])/([.JI1]-[.JH1]))^2" office:value-type="float" office:value="0.000000202485333284433" calcext:value-type="float">
            <text:p>2.02485333284433E-07</text:p>
          </table:table-cell>
          <table:table-cell table:formula="of:=0.5*[.JJ12]*(([.JJ6]-[.JI6])/([.JJ1]-[.JI1]))^2" office:value-type="float" office:value="0.00000000153603914107774" calcext:value-type="float">
            <text:p>1.53603914107774E-09</text:p>
          </table:table-cell>
          <table:table-cell table:formula="of:=0.5*[.JK12]*(([.JK6]-[.JJ6])/([.JK1]-[.JJ1]))^2" office:value-type="float" office:value="0.0000000375072286386014" calcext:value-type="float">
            <text:p>3.75072286386014E-08</text:p>
          </table:table-cell>
          <table:table-cell table:formula="of:=0.5*[.JL12]*(([.JL6]-[.JK6])/([.JL1]-[.JK1]))^2" office:value-type="float" office:value="0.000000176692757790934" calcext:value-type="float">
            <text:p>1.76692757790934E-07</text:p>
          </table:table-cell>
          <table:table-cell table:formula="of:=0.5*[.JM12]*(([.JM6]-[.JL6])/([.JM1]-[.JL1]))^2" office:value-type="float" office:value="0.00000028241633607625" calcext:value-type="float">
            <text:p>2.8241633607625E-07</text:p>
          </table:table-cell>
          <table:table-cell table:formula="of:=0.5*[.JN12]*(([.JN6]-[.JM6])/([.JN1]-[.JM1]))^2" office:value-type="float" office:value="0.000000221806692477738" calcext:value-type="float">
            <text:p>2.21806692477738E-07</text:p>
          </table:table-cell>
          <table:table-cell table:formula="of:=0.5*[.JO12]*(([.JO6]-[.JN6])/([.JO1]-[.JN1]))^2" office:value-type="float" office:value="0.00000100959094970675" calcext:value-type="float">
            <text:p>1.00959094970675E-06</text:p>
          </table:table-cell>
          <table:table-cell table:formula="of:=0.5*[.JP12]*(([.JP6]-[.JO6])/([.JP1]-[.JO1]))^2" office:value-type="float" office:value="0.000000141496554297561" calcext:value-type="float">
            <text:p>1.41496554297561E-07</text:p>
          </table:table-cell>
          <table:table-cell table:formula="of:=0.5*[.JQ12]*(([.JQ6]-[.JP6])/([.JQ1]-[.JP1]))^2" office:value-type="float" office:value="0.00000016140591643435" calcext:value-type="float">
            <text:p>1.6140591643435E-07</text:p>
          </table:table-cell>
          <table:table-cell table:formula="of:=0.5*[.JR12]*(([.JR6]-[.JQ6])/([.JR1]-[.JQ1]))^2" office:value-type="float" office:value="0.000000119043512149974" calcext:value-type="float">
            <text:p>1.19043512149974E-07</text:p>
          </table:table-cell>
          <table:table-cell table:formula="of:=0.5*[.JS12]*(([.JS6]-[.JR6])/([.JS1]-[.JR1]))^2" office:value-type="float" office:value="0.0000000520300996387106" calcext:value-type="float">
            <text:p>5.20300996387106E-08</text:p>
          </table:table-cell>
          <table:table-cell table:formula="of:=0.5*[.JT12]*(([.JT6]-[.JS6])/([.JT1]-[.JS1]))^2" office:value-type="float" office:value="0.0000000637770852314719" calcext:value-type="float">
            <text:p>6.37770852314719E-08</text:p>
          </table:table-cell>
          <table:table-cell table:formula="of:=0.5*[.JU12]*(([.JU6]-[.JT6])/([.JU1]-[.JT1]))^2" office:value-type="float" office:value="0.000000197906188756598" calcext:value-type="float">
            <text:p>1.97906188756598E-07</text:p>
          </table:table-cell>
          <table:table-cell table:formula="of:=0.5*[.JV12]*(([.JV6]-[.JU6])/([.JV1]-[.JU1]))^2" office:value-type="float" office:value="0.000000435685022550269" calcext:value-type="float">
            <text:p>4.35685022550269E-07</text:p>
          </table:table-cell>
          <table:table-cell table:formula="of:=0.5*[.JW12]*(([.JW6]-[.JV6])/([.JW1]-[.JV1]))^2" office:value-type="float" office:value="0.0000000041613523429226" calcext:value-type="float">
            <text:p>4.1613523429226E-09</text:p>
          </table:table-cell>
          <table:table-cell table:formula="of:=0.5*[.JX12]*(([.JX6]-[.JW6])/([.JX1]-[.JW1]))^2" office:value-type="float" office:value="0.00000000753421177234909" calcext:value-type="float">
            <text:p>7.53421177234909E-09</text:p>
          </table:table-cell>
          <table:table-cell table:formula="of:=0.5*[.JY12]*(([.JY6]-[.JX6])/([.JY1]-[.JX1]))^2" office:value-type="float" office:value="0.0000000621699700774242" calcext:value-type="float">
            <text:p>6.21699700774242E-08</text:p>
          </table:table-cell>
          <table:table-cell table:formula="of:=0.5*[.JZ12]*(([.JZ6]-[.JY6])/([.JZ1]-[.JY1]))^2" office:value-type="float" office:value="0.000000686857673128639" calcext:value-type="float">
            <text:p>6.86857673128639E-07</text:p>
          </table:table-cell>
          <table:table-cell table:formula="of:=0.5*[.KA12]*(([.KA6]-[.JZ6])/([.KA1]-[.JZ1]))^2" office:value-type="float" office:value="0.000000218717976234927" calcext:value-type="float">
            <text:p>2.18717976234927E-07</text:p>
          </table:table-cell>
          <table:table-cell table:formula="of:=0.5*[.KB12]*(([.KB6]-[.KA6])/([.KB1]-[.KA1]))^2" office:value-type="float" office:value="0.0000000233517842457818" calcext:value-type="float">
            <text:p>2.33517842457818E-08</text:p>
          </table:table-cell>
          <table:table-cell table:formula="of:=0.5*[.KC12]*(([.KC6]-[.KB6])/([.KC1]-[.KB1]))^2" office:value-type="float" office:value="0.000000541653424973055" calcext:value-type="float">
            <text:p>5.41653424973055E-07</text:p>
          </table:table-cell>
          <table:table-cell table:formula="of:=0.5*[.KD12]*(([.KD6]-[.KC6])/([.KD1]-[.KC1]))^2" office:value-type="float" office:value="0.000000121233797827112" calcext:value-type="float">
            <text:p>1.21233797827112E-07</text:p>
          </table:table-cell>
          <table:table-cell table:formula="of:=0.5*[.KE12]*(([.KE6]-[.KD6])/([.KE1]-[.KD1]))^2" office:value-type="float" office:value="0.0000000986212733134687" calcext:value-type="float">
            <text:p>9.86212733134687E-08</text:p>
          </table:table-cell>
          <table:table-cell table:formula="of:=0.5*[.KF12]*(([.KF6]-[.KE6])/([.KF1]-[.KE1]))^2" office:value-type="float" office:value="0.00000000000996700763826715" calcext:value-type="float">
            <text:p>9.96700763826715E-12</text:p>
          </table:table-cell>
          <table:table-cell table:formula="of:=0.5*[.KG12]*(([.KG6]-[.KF6])/([.KG1]-[.KF1]))^2" office:value-type="float" office:value="0.0000000768663018111475" calcext:value-type="float">
            <text:p>7.68663018111475E-08</text:p>
          </table:table-cell>
          <table:table-cell table:formula="of:=0.5*[.KH12]*(([.KH6]-[.KG6])/([.KH1]-[.KG1]))^2" office:value-type="float" office:value="0.0000000000751092415039794" calcext:value-type="float">
            <text:p>7.51092415039794E-11</text:p>
          </table:table-cell>
          <table:table-cell table:formula="of:=0.5*[.KI12]*(([.KI6]-[.KH6])/([.KI1]-[.KH1]))^2" office:value-type="float" office:value="0.000000110767964994234" calcext:value-type="float">
            <text:p>1.10767964994234E-07</text:p>
          </table:table-cell>
          <table:table-cell table:formula="of:=0.5*[.KJ12]*(([.KJ6]-[.KI6])/([.KJ1]-[.KI1]))^2" office:value-type="float" office:value="0.000000195009760052988" calcext:value-type="float">
            <text:p>1.95009760052988E-07</text:p>
          </table:table-cell>
          <table:table-cell table:formula="of:=0.5*[.KK12]*(([.KK6]-[.KJ6])/([.KK1]-[.KJ1]))^2" office:value-type="float" office:value="0.000000241242290554642" calcext:value-type="float">
            <text:p>2.41242290554642E-07</text:p>
          </table:table-cell>
          <table:table-cell table:formula="of:=0.5*[.KL12]*(([.KL6]-[.KK6])/([.KL1]-[.KK1]))^2" office:value-type="float" office:value="0.00000158749576818197" calcext:value-type="float">
            <text:p>1.58749576818197E-06</text:p>
          </table:table-cell>
          <table:table-cell table:formula="of:=0.5*[.KM12]*(([.KM6]-[.KL6])/([.KM1]-[.KL1]))^2" office:value-type="float" office:value="0.0000000999820986725573" calcext:value-type="float">
            <text:p>9.99820986725573E-08</text:p>
          </table:table-cell>
          <table:table-cell table:formula="of:=0.5*[.KN12]*(([.KN6]-[.KM6])/([.KN1]-[.KM1]))^2" office:value-type="float" office:value="0.000000290028522167896" calcext:value-type="float">
            <text:p>2.90028522167896E-07</text:p>
          </table:table-cell>
          <table:table-cell table:formula="of:=0.5*[.KO12]*(([.KO6]-[.KN6])/([.KO1]-[.KN1]))^2" office:value-type="float" office:value="0.000000002295302485051" calcext:value-type="float">
            <text:p>2.295302485051E-09</text:p>
          </table:table-cell>
          <table:table-cell table:formula="of:=0.5*[.KP12]*(([.KP6]-[.KO6])/([.KP1]-[.KO1]))^2" office:value-type="float" office:value="0.000002341579085573" calcext:value-type="float">
            <text:p>2.341579085573E-06</text:p>
          </table:table-cell>
          <table:table-cell table:formula="of:=0.5*[.KQ12]*(([.KQ6]-[.KP6])/([.KQ1]-[.KP1]))^2" office:value-type="float" office:value="0.000000623622186590039" calcext:value-type="float">
            <text:p>6.23622186590039E-07</text:p>
          </table:table-cell>
          <table:table-cell table:formula="of:=0.5*[.KR12]*(([.KR6]-[.KQ6])/([.KR1]-[.KQ1]))^2" office:value-type="float" office:value="0.000000250523708930809" calcext:value-type="float">
            <text:p>2.50523708930809E-07</text:p>
          </table:table-cell>
          <table:table-cell table:formula="of:=0.5*[.KS12]*(([.KS6]-[.KR6])/([.KS1]-[.KR1]))^2" office:value-type="float" office:value="0.00000285382887302183" calcext:value-type="float">
            <text:p>2.85382887302183E-06</text:p>
          </table:table-cell>
          <table:table-cell table:formula="of:=0.5*[.KT12]*(([.KT6]-[.KS6])/([.KT1]-[.KS1]))^2" office:value-type="float" office:value="0.00000000517502301991642" calcext:value-type="float">
            <text:p>5.17502301991642E-09</text:p>
          </table:table-cell>
          <table:table-cell table:formula="of:=0.5*[.KU12]*(([.KU6]-[.KT6])/([.KU1]-[.KT1]))^2" office:value-type="float" office:value="0.000000050651825785544" calcext:value-type="float">
            <text:p>5.0651825785544E-08</text:p>
          </table:table-cell>
          <table:table-cell table:formula="of:=0.5*[.KV12]*(([.KV6]-[.KU6])/([.KV1]-[.KU1]))^2" office:value-type="float" office:value="0.000000219553416354689" calcext:value-type="float">
            <text:p>2.19553416354689E-07</text:p>
          </table:table-cell>
          <table:table-cell table:formula="of:=0.5*[.KW12]*(([.KW6]-[.KV6])/([.KW1]-[.KV1]))^2" office:value-type="float" office:value="0.00000050368163698896" calcext:value-type="float">
            <text:p>5.0368163698896E-07</text:p>
          </table:table-cell>
          <table:table-cell table:formula="of:=0.5*[.KX12]*(([.KX6]-[.KW6])/([.KX1]-[.KW1]))^2" office:value-type="float" office:value="0.000000482968119791865" calcext:value-type="float">
            <text:p>4.82968119791865E-07</text:p>
          </table:table-cell>
          <table:table-cell table:formula="of:=0.5*[.KY12]*(([.KY6]-[.KX6])/([.KY1]-[.KX1]))^2" office:value-type="float" office:value="0.0000000115701862656626" calcext:value-type="float">
            <text:p>1.15701862656626E-08</text:p>
          </table:table-cell>
          <table:table-cell table:formula="of:=0.5*[.KZ12]*(([.KZ6]-[.KY6])/([.KZ1]-[.KY1]))^2" office:value-type="float" office:value="0.0000000659375420043852" calcext:value-type="float">
            <text:p>6.59375420043852E-08</text:p>
          </table:table-cell>
          <table:table-cell table:formula="of:=0.5*[.LA12]*(([.LA6]-[.KZ6])/([.LA1]-[.KZ1]))^2" office:value-type="float" office:value="0.0000000673544539194513" calcext:value-type="float">
            <text:p>6.73544539194513E-08</text:p>
          </table:table-cell>
          <table:table-cell table:formula="of:=0.5*[.LB12]*(([.LB6]-[.LA6])/([.LB1]-[.LA1]))^2" office:value-type="float" office:value="0.000000652405616389482" calcext:value-type="float">
            <text:p>6.52405616389482E-07</text:p>
          </table:table-cell>
          <table:table-cell table:formula="of:=0.5*[.LC12]*(([.LC6]-[.LB6])/([.LC1]-[.LB1]))^2" office:value-type="float" office:value="0.000000246855814831803" calcext:value-type="float">
            <text:p>2.46855814831803E-07</text:p>
          </table:table-cell>
          <table:table-cell table:formula="of:=0.5*[.LD12]*(([.LD6]-[.LC6])/([.LD1]-[.LC1]))^2" office:value-type="float" office:value="0.0000000949518119234865" calcext:value-type="float">
            <text:p>9.49518119234865E-08</text:p>
          </table:table-cell>
          <table:table-cell table:formula="of:=0.5*[.LE12]*(([.LE6]-[.LD6])/([.LE1]-[.LD1]))^2" office:value-type="float" office:value="0.000000292734735720305" calcext:value-type="float">
            <text:p>2.92734735720305E-07</text:p>
          </table:table-cell>
          <table:table-cell table:formula="of:=0.5*[.LF12]*(([.LF6]-[.LE6])/([.LF1]-[.LE1]))^2" office:value-type="float" office:value="0.0000000168104276289244" calcext:value-type="float">
            <text:p>1.68104276289244E-08</text:p>
          </table:table-cell>
          <table:table-cell table:formula="of:=0.5*[.LG12]*(([.LG6]-[.LF6])/([.LG1]-[.LF1]))^2" office:value-type="float" office:value="0.000000667723290543605" calcext:value-type="float">
            <text:p>6.67723290543605E-07</text:p>
          </table:table-cell>
          <table:table-cell table:formula="of:=0.5*[.LH12]*(([.LH6]-[.LG6])/([.LH1]-[.LG1]))^2" office:value-type="float" office:value="0.0000000369775447503834" calcext:value-type="float">
            <text:p>3.69775447503834E-08</text:p>
          </table:table-cell>
          <table:table-cell table:formula="of:=0.5*[.LI12]*(([.LI6]-[.LH6])/([.LI1]-[.LH1]))^2" office:value-type="float" office:value="0.0000015135807175118" calcext:value-type="float">
            <text:p>1.5135807175118E-06</text:p>
          </table:table-cell>
          <table:table-cell table:formula="of:=0.5*[.LJ12]*(([.LJ6]-[.LI6])/([.LJ1]-[.LI1]))^2" office:value-type="float" office:value="0.00000562154284999561" calcext:value-type="float">
            <text:p>5.62154284999561E-06</text:p>
          </table:table-cell>
          <table:table-cell table:formula="of:=0.5*[.LK12]*(([.LK6]-[.LJ6])/([.LK1]-[.LJ1]))^2" office:value-type="float" office:value="0.000000196368105344663" calcext:value-type="float">
            <text:p>1.96368105344663E-07</text:p>
          </table:table-cell>
          <table:table-cell table:formula="of:=0.5*[.LL12]*(([.LL6]-[.LK6])/([.LL1]-[.LK1]))^2" office:value-type="float" office:value="0.0000000000595547428320792" calcext:value-type="float">
            <text:p>5.95547428320792E-11</text:p>
          </table:table-cell>
          <table:table-cell table:formula="of:=0.5*[.LM12]*(([.LM6]-[.LL6])/([.LM1]-[.LL1]))^2" office:value-type="float" office:value="0.00000113596375761609" calcext:value-type="float">
            <text:p>1.13596375761609E-06</text:p>
          </table:table-cell>
          <table:table-cell table:formula="of:=0.5*[.LN12]*(([.LN6]-[.LM6])/([.LN1]-[.LM1]))^2" office:value-type="float" office:value="0.000000537769940603656" calcext:value-type="float">
            <text:p>5.37769940603656E-07</text:p>
          </table:table-cell>
          <table:table-cell table:formula="of:=0.5*[.LO12]*(([.LO6]-[.LN6])/([.LO1]-[.LN1]))^2" office:value-type="float" office:value="0.000000495170108756116" calcext:value-type="float">
            <text:p>4.95170108756116E-07</text:p>
          </table:table-cell>
          <table:table-cell table:formula="of:=0.5*[.LP12]*(([.LP6]-[.LO6])/([.LP1]-[.LO1]))^2" office:value-type="float" office:value="0.000000201027079601959" calcext:value-type="float">
            <text:p>2.01027079601959E-07</text:p>
          </table:table-cell>
          <table:table-cell table:formula="of:=0.5*[.LQ12]*(([.LQ6]-[.LP6])/([.LQ1]-[.LP1]))^2" office:value-type="float" office:value="0.0000000325256047517526" calcext:value-type="float">
            <text:p>3.25256047517526E-08</text:p>
          </table:table-cell>
          <table:table-cell table:formula="of:=0.5*[.LR12]*(([.LR6]-[.LQ6])/([.LR1]-[.LQ1]))^2" office:value-type="float" office:value="0.000000000515926134997195" calcext:value-type="float">
            <text:p>5.15926134997195E-10</text:p>
          </table:table-cell>
          <table:table-cell table:formula="of:=0.5*[.LS12]*(([.LS6]-[.LR6])/([.LS1]-[.LR1]))^2" office:value-type="float" office:value="0.000000202472580371335" calcext:value-type="float">
            <text:p>2.02472580371335E-07</text:p>
          </table:table-cell>
          <table:table-cell table:formula="of:=0.5*[.LT12]*(([.LT6]-[.LS6])/([.LT1]-[.LS1]))^2" office:value-type="float" office:value="0.000000412553567199037" calcext:value-type="float">
            <text:p>4.12553567199037E-07</text:p>
          </table:table-cell>
          <table:table-cell table:formula="of:=0.5*[.LU12]*(([.LU6]-[.LT6])/([.LU1]-[.LT1]))^2" office:value-type="float" office:value="0.000000295844539935921" calcext:value-type="float">
            <text:p>2.95844539935921E-07</text:p>
          </table:table-cell>
          <table:table-cell table:formula="of:=0.5*[.LV12]*(([.LV6]-[.LU6])/([.LV1]-[.LU1]))^2" office:value-type="float" office:value="0.000000181873766149412" calcext:value-type="float">
            <text:p>1.81873766149412E-07</text:p>
          </table:table-cell>
          <table:table-cell table:formula="of:=0.5*[.LW12]*(([.LW6]-[.LV6])/([.LW1]-[.LV1]))^2" office:value-type="float" office:value="0.00000314848012634255" calcext:value-type="float">
            <text:p>3.14848012634255E-06</text:p>
          </table:table-cell>
          <table:table-cell table:formula="of:=0.5*[.LX12]*(([.LX6]-[.LW6])/([.LX1]-[.LW1]))^2" office:value-type="float" office:value="0.00000168838705202045" calcext:value-type="float">
            <text:p>1.68838705202045E-06</text:p>
          </table:table-cell>
          <table:table-cell table:formula="of:=0.5*[.LY12]*(([.LY6]-[.LX6])/([.LY1]-[.LX1]))^2" office:value-type="float" office:value="0.000000253676953594946" calcext:value-type="float">
            <text:p>2.53676953594946E-07</text:p>
          </table:table-cell>
          <table:table-cell table:formula="of:=0.5*[.LZ12]*(([.LZ6]-[.LY6])/([.LZ1]-[.LY1]))^2" office:value-type="float" office:value="0.000000121215353173514" calcext:value-type="float">
            <text:p>1.21215353173514E-07</text:p>
          </table:table-cell>
          <table:table-cell table:formula="of:=0.5*[.MA12]*(([.MA6]-[.LZ6])/([.MA1]-[.LZ1]))^2" office:value-type="float" office:value="0.000341428822758116" calcext:value-type="float">
            <text:p>0.000341428822758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Z13])" office:value-type="float" office:value="4.63219745621466" calcext:value-type="float">
            <text:p>4.6321974562146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Z14])" office:value-type="float" office:value="2.60650527382133" calcext:value-type="float">
            <text:p>2.606505273821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3870273003599" calcext:value-type="float">
            <text:p>7.23870273003599</text:p>
          </table:table-cell>
          <table:table-cell table:formula="of:=[.B17]+[.C9]" office:value-type="float" office:value="17.5939423386344" calcext:value-type="float">
            <text:p>17.593942338634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20:00:01.71754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1T20:03:23.118552137</dc:date>
    <meta:editing-duration>PT3M53S</meta:editing-duration>
    <meta:editing-cycles>2</meta:editing-cycles>
    <meta:generator>LibreOffice/6.4.7.2$Linux_X86_64 LibreOffice_project/40$Build-2</meta:generator>
    <meta:document-statistic meta:table-count="1" meta:cell-count="52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58cm" svg:height="13.335cm" xlink:href=".." xlink:type="simple" chart:class="chart:scatter" chart:style-name="ch1">
        <chart:legend chart:legend-position="end" svg:x="23.283cm" svg:y="6.119cm" style:legend-expansion="high" chart:style-name="ch2"/>
        <chart:plot-area chart:style-name="ch3" table:cell-range-address="rosfootpad1.A1:rosfootpad1.LZ1 rosfootpad1.A6:rosfootpad1.LZ6 rosfootpad1.A8:rosfootpad1.LZ8" chart:data-source-has-labels="both" svg:x="0.531cm" svg:y="0.266cm" svg:width="22.221cm" svg:height="12.803cm">
          <chartooo:coordinate-region svg:x="1.549cm" svg:y="0.465cm" svg:width="21.017cm" svg:height="12.405cm"/>
          <chart:axis chart:dimension="x" chart:name="primary-x" chart:style-name="ch4" chartooo:axis-type="auto">
            <chart:categories table:cell-range-address="rosfootpad1.B1:rosfootpad1.LZ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pad1.B6:rosfootpad1.LZ6" chart:label-cell-address="rosfootpad1.A6:rosfootpad1.A6" chart:class="chart:scatter">
            <chart:domain table:cell-range-address="rosfootpad1.B1:rosfootpad1.LZ1"/>
            <chart:data-point chart:repeated="337"/>
          </chart:series>
          <chart:series chart:style-name="ch7" chart:values-cell-range-address="rosfootpad1.B8:rosfootpad1.LZ8" chart:label-cell-address="rosfootpad1.A8:rosfootpad1.A8" chart:class="chart:scatter">
            <chart:data-point chart:repeated="3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pad1.B1:rosfootpad1.LZ1</svg:desc>
                </draw:g>
              </table:table-cell>
              <table:table-cell office:value-type="float" office:value="0.0667123794555664">
                <text:p>0.0667123794555664</text:p>
              </table:table-cell>
              <table:table-cell office:value-type="float" office:value="0.100068330764771">
                <text:p>0.100068330764771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6661529541">
                <text:p>0.200136661529541</text:p>
              </table:table-cell>
              <table:table-cell office:value-type="float" office:value="0.233492612838745">
                <text:p>0.233492612838745</text:p>
              </table:table-cell>
              <table:table-cell office:value-type="float" office:value="0.300204992294311">
                <text:p>0.300204992294311</text:p>
              </table:table-cell>
              <table:table-cell office:value-type="float" office:value="0.333561182022095">
                <text:p>0.333561182022095</text:p>
              </table:table-cell>
              <table:table-cell office:value-type="float" office:value="0.366917133331299">
                <text:p>0.366917133331299</text:p>
              </table:table-cell>
              <table:table-cell office:value-type="float" office:value="0.433629512786865">
                <text:p>0.433629512786865</text:p>
              </table:table-cell>
              <table:table-cell office:value-type="float" office:value="0.466985702514648">
                <text:p>0.466985702514648</text:p>
              </table:table-cell>
              <table:table-cell office:value-type="float" office:value="0.500341653823853">
                <text:p>0.500341653823853</text:p>
              </table:table-cell>
              <table:table-cell office:value-type="float" office:value="0.533697843551636">
                <text:p>0.533697843551636</text:p>
              </table:table-cell>
              <table:table-cell office:value-type="float" office:value="0.567054033279419">
                <text:p>0.567054033279419</text:p>
              </table:table-cell>
              <table:table-cell office:value-type="float" office:value="0.600410223007202">
                <text:p>0.600410223007202</text:p>
              </table:table-cell>
              <table:table-cell office:value-type="float" office:value="0.667122364044189">
                <text:p>0.667122364044189</text:p>
              </table:table-cell>
              <table:table-cell office:value-type="float" office:value="0.700478315353394">
                <text:p>0.700478315353394</text:p>
              </table:table-cell>
              <table:table-cell office:value-type="float" office:value="0.733834505081177">
                <text:p>0.733834505081177</text:p>
              </table:table-cell>
              <table:table-cell office:value-type="float" office:value="0.800546646118164">
                <text:p>0.800546646118164</text:p>
              </table:table-cell>
              <table:table-cell office:value-type="float" office:value="0.833902597427368">
                <text:p>0.833902597427368</text:p>
              </table:table-cell>
              <table:table-cell office:value-type="float" office:value="0.900614738464356">
                <text:p>0.900614738464356</text:p>
              </table:table-cell>
              <table:table-cell office:value-type="float" office:value="0.93397068977356">
                <text:p>0.93397068977356</text:p>
              </table:table-cell>
              <table:table-cell office:value-type="float" office:value="1.00068259239197">
                <text:p>1.00068259239197</text:p>
              </table:table-cell>
              <table:table-cell office:value-type="float" office:value="1.06739449501038">
                <text:p>1.06739449501038</text:p>
              </table:table-cell>
              <table:table-cell office:value-type="float" office:value="1.13410639762878">
                <text:p>1.13410639762878</text:p>
              </table:table-cell>
              <table:table-cell office:value-type="float" office:value="1.20081830024719">
                <text:p>1.20081830024719</text:p>
              </table:table-cell>
              <table:table-cell office:value-type="float" office:value="1.2675302028656">
                <text:p>1.2675302028656</text:p>
              </table:table-cell>
              <table:table-cell office:value-type="float" office:value="1.36759805679321">
                <text:p>1.36759805679321</text:p>
              </table:table-cell>
              <table:table-cell office:value-type="float" office:value="1.43431115150452">
                <text:p>1.43431115150452</text:p>
              </table:table-cell>
              <table:table-cell office:value-type="float" office:value="1.46766781806946">
                <text:p>1.46766781806946</text:p>
              </table:table-cell>
              <table:table-cell office:value-type="float" office:value="1.53438091278076">
                <text:p>1.53438091278076</text:p>
              </table:table-cell>
              <table:table-cell office:value-type="float" office:value="1.63445019721985">
                <text:p>1.63445019721985</text:p>
              </table:table-cell>
              <table:table-cell office:value-type="float" office:value="1.70116329193115">
                <text:p>1.70116329193115</text:p>
              </table:table-cell>
              <table:table-cell office:value-type="float" office:value="1.76787614822388">
                <text:p>1.76787614822388</text:p>
              </table:table-cell>
              <table:table-cell office:value-type="float" office:value="1.80123281478882">
                <text:p>1.80123281478882</text:p>
              </table:table-cell>
              <table:table-cell office:value-type="float" office:value="1.86794567108154">
                <text:p>1.86794567108154</text:p>
              </table:table-cell>
              <table:table-cell office:value-type="float" office:value="1.90130233764648">
                <text:p>1.90130233764648</text:p>
              </table:table-cell>
              <table:table-cell office:value-type="float" office:value="1.96801495552063">
                <text:p>1.96801495552063</text:p>
              </table:table-cell>
              <table:table-cell office:value-type="float" office:value="2.00137138366699">
                <text:p>2.00137138366699</text:p>
              </table:table-cell>
              <table:table-cell office:value-type="float" office:value="2.03472781181335">
                <text:p>2.03472781181335</text:p>
              </table:table-cell>
              <table:table-cell office:value-type="float" office:value="2.10144066810608">
                <text:p>2.10144066810608</text:p>
              </table:table-cell>
              <table:table-cell office:value-type="float" office:value="2.1681535243988">
                <text:p>2.1681535243988</text:p>
              </table:table-cell>
              <table:table-cell office:value-type="float" office:value="2.23486614227295">
                <text:p>2.23486614227295</text:p>
              </table:table-cell>
              <table:table-cell office:value-type="float" office:value="2.26822280883789">
                <text:p>2.26822280883789</text:p>
              </table:table-cell>
              <table:table-cell office:value-type="float" office:value="2.33493542671204">
                <text:p>2.33493542671204</text:p>
              </table:table-cell>
              <table:table-cell office:value-type="float" office:value="2.3682918548584">
                <text:p>2.3682918548584</text:p>
              </table:table-cell>
              <table:table-cell office:value-type="float" office:value="2.43500471115112">
                <text:p>2.43500471115112</text:p>
              </table:table-cell>
              <table:table-cell office:value-type="float" office:value="2.46836113929749">
                <text:p>2.46836113929749</text:p>
              </table:table-cell>
              <table:table-cell office:value-type="float" office:value="2.53507423400879">
                <text:p>2.53507423400879</text:p>
              </table:table-cell>
              <table:table-cell office:value-type="float" office:value="2.56843066215515">
                <text:p>2.56843066215515</text:p>
              </table:table-cell>
              <table:table-cell office:value-type="float" office:value="2.63514351844788">
                <text:p>2.63514351844788</text:p>
              </table:table-cell>
              <table:table-cell office:value-type="float" office:value="2.73521304130554">
                <text:p>2.73521304130554</text:p>
              </table:table-cell>
              <table:table-cell office:value-type="float" office:value="2.7685694694519">
                <text:p>2.7685694694519</text:p>
              </table:table-cell>
              <table:table-cell office:value-type="float" office:value="3.03542065620422">
                <text:p>3.03542065620422</text:p>
              </table:table-cell>
              <table:table-cell office:value-type="float" office:value="3.06877708435059">
                <text:p>3.06877708435059</text:p>
              </table:table-cell>
              <table:table-cell office:value-type="float" office:value="3.13548970222473">
                <text:p>3.13548970222473</text:p>
              </table:table-cell>
              <table:table-cell office:value-type="float" office:value="3.16884613037109">
                <text:p>3.16884613037109</text:p>
              </table:table-cell>
              <table:table-cell office:value-type="float" office:value="3.20220232009888">
                <text:p>3.20220232009888</text:p>
              </table:table-cell>
              <table:table-cell office:value-type="float" office:value="3.2689151763916">
                <text:p>3.2689151763916</text:p>
              </table:table-cell>
              <table:table-cell office:value-type="float" office:value="3.30227160453796">
                <text:p>3.30227160453796</text:p>
              </table:table-cell>
              <table:table-cell office:value-type="float" office:value="3.40234160423279">
                <text:p>3.40234160423279</text:p>
              </table:table-cell>
              <table:table-cell office:value-type="float" office:value="3.46905636787415">
                <text:p>3.46905636787415</text:p>
              </table:table-cell>
              <table:table-cell office:value-type="float" office:value="3.53577160835266">
                <text:p>3.53577160835266</text:p>
              </table:table-cell>
              <table:table-cell office:value-type="float" office:value="3.60248637199402">
                <text:p>3.60248637199402</text:p>
              </table:table-cell>
              <table:table-cell office:value-type="float" office:value="3.70255899429321">
                <text:p>3.70255899429321</text:p>
              </table:table-cell>
              <table:table-cell office:value-type="float" office:value="3.76927375793457">
                <text:p>3.76927375793457</text:p>
              </table:table-cell>
              <table:table-cell office:value-type="float" office:value="3.80263113975525">
                <text:p>3.80263113975525</text:p>
              </table:table-cell>
              <table:table-cell office:value-type="float" office:value="3.90270352363586">
                <text:p>3.90270352363586</text:p>
              </table:table-cell>
              <table:table-cell office:value-type="float" office:value="3.93606090545654">
                <text:p>3.93606090545654</text:p>
              </table:table-cell>
              <table:table-cell office:value-type="float" office:value="4.00277590751648">
                <text:p>4.00277590751648</text:p>
              </table:table-cell>
              <table:table-cell office:value-type="float" office:value="4.03613328933716">
                <text:p>4.03613328933716</text:p>
              </table:table-cell>
              <table:table-cell office:value-type="float" office:value="4.1028482913971">
                <text:p>4.1028482913971</text:p>
              </table:table-cell>
              <table:table-cell office:value-type="float" office:value="4.13620567321777">
                <text:p>4.13620567321777</text:p>
              </table:table-cell>
              <table:table-cell office:value-type="float" office:value="4.4030647277832">
                <text:p>4.4030647277832</text:p>
              </table:table-cell>
              <table:table-cell office:value-type="float" office:value="4.46977877616882">
                <text:p>4.46977877616882</text:p>
              </table:table-cell>
              <table:table-cell office:value-type="float" office:value="4.50313591957092">
                <text:p>4.50313591957092</text:p>
              </table:table-cell>
              <table:table-cell office:value-type="float" office:value="4.5364933013916">
                <text:p>4.5364933013916</text:p>
              </table:table-cell>
              <table:table-cell office:value-type="float" office:value="4.5698504447937">
                <text:p>4.5698504447937</text:p>
              </table:table-cell>
              <table:table-cell office:value-type="float" office:value="4.63656449317932">
                <text:p>4.63656449317932</text:p>
              </table:table-cell>
              <table:table-cell office:value-type="float" office:value="4.66992163658142">
                <text:p>4.66992163658142</text:p>
              </table:table-cell>
              <table:table-cell office:value-type="float" office:value="4.70327877998352">
                <text:p>4.70327877998352</text:p>
              </table:table-cell>
              <table:table-cell office:value-type="float" office:value="4.73663592338562">
                <text:p>4.73663592338562</text:p>
              </table:table-cell>
              <table:table-cell office:value-type="float" office:value="4.87006449699402">
                <text:p>4.87006449699402</text:p>
              </table:table-cell>
              <table:table-cell office:value-type="float" office:value="4.90342164039612">
                <text:p>4.90342164039612</text:p>
              </table:table-cell>
              <table:table-cell office:value-type="float" office:value="4.93677878379822">
                <text:p>4.93677878379822</text:p>
              </table:table-cell>
              <table:table-cell office:value-type="float" office:value="5.00349307060242">
                <text:p>5.00349307060242</text:p>
              </table:table-cell>
              <table:table-cell office:value-type="float" office:value="5.07020735740662">
                <text:p>5.07020735740662</text:p>
              </table:table-cell>
              <table:table-cell office:value-type="float" office:value="5.13692164421082">
                <text:p>5.13692164421082</text:p>
              </table:table-cell>
              <table:table-cell office:value-type="float" office:value="5.17027878761292">
                <text:p>5.17027878761292</text:p>
              </table:table-cell>
              <table:table-cell office:value-type="float" office:value="5.23699307441711">
                <text:p>5.23699307441711</text:p>
              </table:table-cell>
              <table:table-cell office:value-type="float" office:value="5.27035021781921">
                <text:p>5.27035021781921</text:p>
              </table:table-cell>
              <table:table-cell office:value-type="float" office:value="5.37042164802551">
                <text:p>5.37042164802551</text:p>
              </table:table-cell>
              <table:table-cell office:value-type="float" office:value="5.50384783744812">
                <text:p>5.50384783744812</text:p>
              </table:table-cell>
              <table:table-cell office:value-type="float" office:value="5.53720450401306">
                <text:p>5.53720450401306</text:p>
              </table:table-cell>
              <table:table-cell office:value-type="float" office:value="5.57056093215942">
                <text:p>5.57056093215942</text:p>
              </table:table-cell>
              <table:table-cell office:value-type="float" office:value="5.67063045501709">
                <text:p>5.67063045501709</text:p>
              </table:table-cell>
              <table:table-cell office:value-type="float" office:value="5.73734331130981">
                <text:p>5.73734331130981</text:p>
              </table:table-cell>
              <table:table-cell office:value-type="float" office:value="5.80405640602112">
                <text:p>5.80405640602112</text:p>
              </table:table-cell>
              <table:table-cell office:value-type="float" office:value="5.90412569046021">
                <text:p>5.90412569046021</text:p>
              </table:table-cell>
              <table:table-cell office:value-type="float" office:value="5.97083854675293">
                <text:p>5.97083854675293</text:p>
              </table:table-cell>
              <table:table-cell office:value-type="float" office:value="6.07090783119202">
                <text:p>6.07090783119202</text:p>
              </table:table-cell>
              <table:table-cell office:value-type="float" office:value="6.1709771156311">
                <text:p>6.1709771156311</text:p>
              </table:table-cell>
              <table:table-cell office:value-type="float" office:value="6.30440235137939">
                <text:p>6.30440235137939</text:p>
              </table:table-cell>
              <table:table-cell office:value-type="float" office:value="6.37111496925354">
                <text:p>6.37111496925354</text:p>
              </table:table-cell>
              <table:table-cell office:value-type="float" office:value="6.40447282791138">
                <text:p>6.40447282791138</text:p>
              </table:table-cell>
              <table:table-cell office:value-type="float" office:value="6.5379045009613">
                <text:p>6.5379045009613</text:p>
              </table:table-cell>
              <table:table-cell office:value-type="float" office:value="6.63797831535339">
                <text:p>6.63797831535339</text:p>
              </table:table-cell>
              <table:table-cell office:value-type="float" office:value="6.67133641242981">
                <text:p>6.67133641242981</text:p>
              </table:table-cell>
              <table:table-cell office:value-type="float" office:value="6.70469427108765">
                <text:p>6.70469427108765</text:p>
              </table:table-cell>
              <table:table-cell office:value-type="float" office:value="6.9382004737854">
                <text:p>6.9382004737854</text:p>
              </table:table-cell>
              <table:table-cell office:value-type="float" office:value="7.00491642951965">
                <text:p>7.00491642951965</text:p>
              </table:table-cell>
              <table:table-cell office:value-type="float" office:value="7.07163286209106">
                <text:p>7.07163286209106</text:p>
              </table:table-cell>
              <table:table-cell office:value-type="float" office:value="7.1049907207489">
                <text:p>7.1049907207489</text:p>
              </table:table-cell>
              <table:table-cell office:value-type="float" office:value="7.13834881782532">
                <text:p>7.13834881782532</text:p>
              </table:table-cell>
              <table:table-cell office:value-type="float" office:value="7.27178144454956">
                <text:p>7.27178144454956</text:p>
              </table:table-cell>
              <table:table-cell office:value-type="float" office:value="7.30513978004456">
                <text:p>7.30513978004456</text:p>
              </table:table-cell>
              <table:table-cell office:value-type="float" office:value="7.37185597419739">
                <text:p>7.37185597419739</text:p>
              </table:table-cell>
              <table:table-cell office:value-type="float" office:value="7.40521359443665">
                <text:p>7.40521359443665</text:p>
              </table:table-cell>
              <table:table-cell office:value-type="float" office:value="7.4385712146759">
                <text:p>7.4385712146759</text:p>
              </table:table-cell>
              <table:table-cell office:value-type="float" office:value="7.47192907333374">
                <text:p>7.47192907333374</text:p>
              </table:table-cell>
              <table:table-cell office:value-type="float" office:value="7.505286693573">
                <text:p>7.505286693573</text:p>
              </table:table-cell>
              <table:table-cell office:value-type="float" office:value="7.57200169563293">
                <text:p>7.57200169563293</text:p>
              </table:table-cell>
              <table:table-cell office:value-type="float" office:value="7.60535931587219">
                <text:p>7.60535931587219</text:p>
              </table:table-cell>
              <table:table-cell office:value-type="float" office:value="7.63871717453003">
                <text:p>7.63871717453003</text:p>
              </table:table-cell>
              <table:table-cell office:value-type="float" office:value="7.70543241500855">
                <text:p>7.70543241500855</text:p>
              </table:table-cell>
              <table:table-cell office:value-type="float" office:value="7.77214765548706">
                <text:p>7.77214765548706</text:p>
              </table:table-cell>
              <table:table-cell office:value-type="float" office:value="7.83886313438416">
                <text:p>7.83886313438416</text:p>
              </table:table-cell>
              <table:table-cell office:value-type="float" office:value="7.93893599510193">
                <text:p>7.93893599510193</text:p>
              </table:table-cell>
              <table:table-cell office:value-type="float" office:value="7.97229361534119">
                <text:p>7.97229361534119</text:p>
              </table:table-cell>
              <table:table-cell office:value-type="float" office:value="8.0390088558197">
                <text:p>8.0390088558197</text:p>
              </table:table-cell>
              <table:table-cell office:value-type="float" office:value="8.07236647605896">
                <text:p>8.07236647605896</text:p>
              </table:table-cell>
              <table:table-cell office:value-type="float" office:value="8.10572409629822">
                <text:p>8.10572409629822</text:p>
              </table:table-cell>
              <table:table-cell office:value-type="float" office:value="8.17243957519531">
                <text:p>8.17243957519531</text:p>
              </table:table-cell>
              <table:table-cell office:value-type="float" office:value="8.20579719543457">
                <text:p>8.20579719543457</text:p>
              </table:table-cell>
              <table:table-cell office:value-type="float" office:value="8.23915481567383">
                <text:p>8.23915481567383</text:p>
              </table:table-cell>
              <table:table-cell office:value-type="float" office:value="8.27251243591309">
                <text:p>8.27251243591309</text:p>
              </table:table-cell>
              <table:table-cell office:value-type="float" office:value="8.30587005615234">
                <text:p>8.30587005615234</text:p>
              </table:table-cell>
              <table:table-cell office:value-type="float" office:value="8.33922791481018">
                <text:p>8.33922791481018</text:p>
              </table:table-cell>
              <table:table-cell office:value-type="float" office:value="8.40594458580017">
                <text:p>8.40594458580017</text:p>
              </table:table-cell>
              <table:table-cell office:value-type="float" office:value="8.47266292572022">
                <text:p>8.47266292572022</text:p>
              </table:table-cell>
              <table:table-cell office:value-type="float" office:value="8.53938102722168">
                <text:p>8.53938102722168</text:p>
              </table:table-cell>
              <table:table-cell office:value-type="float" office:value="8.57274031639099">
                <text:p>8.57274031639099</text:p>
              </table:table-cell>
              <table:table-cell office:value-type="float" office:value="8.73953676223755">
                <text:p>8.73953676223755</text:p>
              </table:table-cell>
              <table:table-cell office:value-type="float" office:value="8.77289605140686">
                <text:p>8.77289605140686</text:p>
              </table:table-cell>
              <table:table-cell office:value-type="float" office:value="8.80625534057617">
                <text:p>8.80625534057617</text:p>
              </table:table-cell>
              <table:table-cell office:value-type="float" office:value="8.87297415733337">
                <text:p>8.87297415733337</text:p>
              </table:table-cell>
              <table:table-cell office:value-type="float" office:value="8.90633368492126">
                <text:p>8.90633368492126</text:p>
              </table:table-cell>
              <table:table-cell office:value-type="float" office:value="8.97305274009705">
                <text:p>8.97305274009705</text:p>
              </table:table-cell>
              <table:table-cell office:value-type="float" office:value="9.00641226768494">
                <text:p>9.00641226768494</text:p>
              </table:table-cell>
              <table:table-cell office:value-type="float" office:value="9.07313132286072">
                <text:p>9.07313132286072</text:p>
              </table:table-cell>
              <table:table-cell office:value-type="float" office:value="9.13985061645508">
                <text:p>9.13985061645508</text:p>
              </table:table-cell>
              <table:table-cell office:value-type="float" office:value="9.17321014404297">
                <text:p>9.17321014404297</text:p>
              </table:table-cell>
              <table:table-cell office:value-type="float" office:value="9.20656991004944">
                <text:p>9.20656991004944</text:p>
              </table:table-cell>
              <table:table-cell office:value-type="float" office:value="9.23992943763733">
                <text:p>9.23992943763733</text:p>
              </table:table-cell>
              <table:table-cell office:value-type="float" office:value="9.2732892036438">
                <text:p>9.2732892036438</text:p>
              </table:table-cell>
              <table:table-cell office:value-type="float" office:value="9.57350897789001">
                <text:p>9.57350897789001</text:p>
              </table:table-cell>
              <table:table-cell office:value-type="float" office:value="9.60686588287354">
                <text:p>9.60686588287354</text:p>
              </table:table-cell>
              <table:table-cell office:value-type="float" office:value="9.64022278785706">
                <text:p>9.64022278785706</text:p>
              </table:table-cell>
              <table:table-cell office:value-type="float" office:value="9.70693612098694">
                <text:p>9.70693612098694</text:p>
              </table:table-cell>
              <table:table-cell office:value-type="float" office:value="9.7736496925354">
                <text:p>9.7736496925354</text:p>
              </table:table-cell>
              <table:table-cell office:value-type="float" office:value="9.84036302566528">
                <text:p>9.84036302566528</text:p>
              </table:table-cell>
              <table:table-cell office:value-type="float" office:value="9.94043326377869">
                <text:p>9.94043326377869</text:p>
              </table:table-cell>
              <table:table-cell office:value-type="float" office:value="10.0071465969086">
                <text:p>10.0071465969086</text:p>
              </table:table-cell>
              <table:table-cell office:value-type="float" office:value="10.0405032634735">
                <text:p>10.0405032634735</text:p>
              </table:table-cell>
              <table:table-cell office:value-type="float" office:value="10.0738599300385">
                <text:p>10.0738599300385</text:p>
              </table:table-cell>
              <table:table-cell office:value-type="float" office:value="10.1072165966034">
                <text:p>10.1072165966034</text:p>
              </table:table-cell>
              <table:table-cell office:value-type="float" office:value="10.1739299297333">
                <text:p>10.1739299297333</text:p>
              </table:table-cell>
              <table:table-cell office:value-type="float" office:value="10.2739999294281">
                <text:p>10.2739999294281</text:p>
              </table:table-cell>
              <table:table-cell office:value-type="float" office:value="10.340713262558">
                <text:p>10.340713262558</text:p>
              </table:table-cell>
              <table:table-cell office:value-type="float" office:value="10.3740699291229">
                <text:p>10.3740699291229</text:p>
              </table:table-cell>
              <table:table-cell office:value-type="float" office:value="10.4074349403381">
                <text:p>10.4074349403381</text:p>
              </table:table-cell>
              <table:table-cell office:value-type="float" office:value="10.5408954620361">
                <text:p>10.5408954620361</text:p>
              </table:table-cell>
              <table:table-cell office:value-type="float" office:value="10.6743566989899">
                <text:p>10.6743566989899</text:p>
              </table:table-cell>
              <table:table-cell office:value-type="float" office:value="10.8078188896179">
                <text:p>10.8078188896179</text:p>
              </table:table-cell>
              <table:table-cell office:value-type="float" office:value="10.8745501041412">
                <text:p>10.8745501041412</text:p>
              </table:table-cell>
              <table:table-cell office:value-type="float" office:value="10.9079158306122">
                <text:p>10.9079158306122</text:p>
              </table:table-cell>
              <table:table-cell office:value-type="float" office:value="10.9412817955017">
                <text:p>10.9412817955017</text:p>
              </table:table-cell>
              <table:table-cell office:value-type="float" office:value="11.0080134868622">
                <text:p>11.0080134868622</text:p>
              </table:table-cell>
              <table:table-cell office:value-type="float" office:value="11.0747454166412">
                <text:p>11.0747454166412</text:p>
              </table:table-cell>
              <table:table-cell office:value-type="float" office:value="11.1414775848389">
                <text:p>11.1414775848389</text:p>
              </table:table-cell>
              <table:table-cell office:value-type="float" office:value="11.3083086013794">
                <text:p>11.3083086013794</text:p>
              </table:table-cell>
              <table:table-cell office:value-type="float" office:value="11.3416750431061">
                <text:p>11.3416750431061</text:p>
              </table:table-cell>
              <table:table-cell office:value-type="float" office:value="11.3750412464142">
                <text:p>11.3750412464142</text:p>
              </table:table-cell>
              <table:table-cell office:value-type="float" office:value="11.441755771637">
                <text:p>11.441755771637</text:p>
              </table:table-cell>
              <table:table-cell office:value-type="float" office:value="11.5084700584412">
                <text:p>11.5084700584412</text:p>
              </table:table-cell>
              <table:table-cell office:value-type="float" office:value="11.5751843452454">
                <text:p>11.5751843452454</text:p>
              </table:table-cell>
              <table:table-cell office:value-type="float" office:value="11.6085414886475">
                <text:p>11.6085414886475</text:p>
              </table:table-cell>
              <table:table-cell office:value-type="float" office:value="11.6752557754517">
                <text:p>11.6752557754517</text:p>
              </table:table-cell>
              <table:table-cell office:value-type="float" office:value="11.7086129188538">
                <text:p>11.7086129188538</text:p>
              </table:table-cell>
              <table:table-cell office:value-type="float" office:value="11.7419700622559">
                <text:p>11.7419700622559</text:p>
              </table:table-cell>
              <table:table-cell office:value-type="float" office:value="11.775327205658">
                <text:p>11.775327205658</text:p>
              </table:table-cell>
              <table:table-cell office:value-type="float" office:value="12.108898639679">
                <text:p>12.108898639679</text:p>
              </table:table-cell>
              <table:table-cell office:value-type="float" office:value="12.1756131649017">
                <text:p>12.1756131649017</text:p>
              </table:table-cell>
              <table:table-cell office:value-type="float" office:value="12.2089703083038">
                <text:p>12.2089703083038</text:p>
              </table:table-cell>
              <table:table-cell office:value-type="float" office:value="12.2423274517059">
                <text:p>12.2423274517059</text:p>
              </table:table-cell>
              <table:table-cell office:value-type="float" office:value="12.275684595108">
                <text:p>12.275684595108</text:p>
              </table:table-cell>
              <table:table-cell office:value-type="float" office:value="12.3423988819122">
                <text:p>12.3423988819122</text:p>
              </table:table-cell>
              <table:table-cell office:value-type="float" office:value="12.4091124534607">
                <text:p>12.4091124534607</text:p>
              </table:table-cell>
              <table:table-cell office:value-type="float" office:value="12.609249830246">
                <text:p>12.609249830246</text:p>
              </table:table-cell>
              <table:table-cell office:value-type="float" office:value="12.6426060199738">
                <text:p>12.6426060199738</text:p>
              </table:table-cell>
              <table:table-cell office:value-type="float" office:value="12.7093183994293">
                <text:p>12.7093183994293</text:p>
              </table:table-cell>
              <table:table-cell office:value-type="float" office:value="12.8093867301941">
                <text:p>12.8093867301941</text:p>
              </table:table-cell>
              <table:table-cell office:value-type="float" office:value="12.8760991096497">
                <text:p>12.8760991096497</text:p>
              </table:table-cell>
              <table:table-cell office:value-type="float" office:value="12.9094550609589">
                <text:p>12.9094550609589</text:p>
              </table:table-cell>
              <table:table-cell office:value-type="float" office:value="12.9761672019959">
                <text:p>12.9761672019959</text:p>
              </table:table-cell>
              <table:table-cell office:value-type="float" office:value="13.1095914840698">
                <text:p>13.1095914840698</text:p>
              </table:table-cell>
              <table:table-cell office:value-type="float" office:value="13.1429479122162">
                <text:p>13.1429479122162</text:p>
              </table:table-cell>
              <table:table-cell office:value-type="float" office:value="13.4097981452942">
                <text:p>13.4097981452942</text:p>
              </table:table-cell>
              <table:table-cell office:value-type="float" office:value="13.4765145778656">
                <text:p>13.4765145778656</text:p>
              </table:table-cell>
              <table:table-cell office:value-type="float" office:value="13.9768905639648">
                <text:p>13.9768905639648</text:p>
              </table:table-cell>
              <table:table-cell office:value-type="float" office:value="14.0102491378784">
                <text:p>14.0102491378784</text:p>
              </table:table-cell>
              <table:table-cell office:value-type="float" office:value="14.076966047287">
                <text:p>14.076966047287</text:p>
              </table:table-cell>
              <table:table-cell office:value-type="float" office:value="14.1436829566956">
                <text:p>14.1436829566956</text:p>
              </table:table-cell>
              <table:table-cell office:value-type="float" office:value="14.2103998661041">
                <text:p>14.2103998661041</text:p>
              </table:table-cell>
              <table:table-cell office:value-type="float" office:value="14.2437584400177">
                <text:p>14.2437584400177</text:p>
              </table:table-cell>
              <table:table-cell office:value-type="float" office:value="14.2771170139313">
                <text:p>14.2771170139313</text:p>
              </table:table-cell>
              <table:table-cell office:value-type="float" office:value="14.3438339233398">
                <text:p>14.3438339233398</text:p>
              </table:table-cell>
              <table:table-cell office:value-type="float" office:value="14.3771924972534">
                <text:p>14.3771924972534</text:p>
              </table:table-cell>
              <table:table-cell office:value-type="float" office:value="14.4105484485626">
                <text:p>14.4105484485626</text:p>
              </table:table-cell>
              <table:table-cell office:value-type="float" office:value="14.4439046382904">
                <text:p>14.4439046382904</text:p>
              </table:table-cell>
              <table:table-cell office:value-type="float" office:value="14.6773960590363">
                <text:p>14.6773960590363</text:p>
              </table:table-cell>
              <table:table-cell office:value-type="float" office:value="14.7107517719269">
                <text:p>14.7107517719269</text:p>
              </table:table-cell>
              <table:table-cell office:value-type="float" office:value="14.7441077232361">
                <text:p>14.7441077232361</text:p>
              </table:table-cell>
              <table:table-cell office:value-type="float" office:value="14.8108193874359">
                <text:p>14.8108193874359</text:p>
              </table:table-cell>
              <table:table-cell office:value-type="float" office:value="14.9108870029449">
                <text:p>14.9108870029449</text:p>
              </table:table-cell>
              <table:table-cell office:value-type="float" office:value="15.0109543800354">
                <text:p>15.0109543800354</text:p>
              </table:table-cell>
              <table:table-cell office:value-type="float" office:value="15.0776658058167">
                <text:p>15.0776658058167</text:p>
              </table:table-cell>
              <table:table-cell office:value-type="float" office:value="15.1443772315979">
                <text:p>15.1443772315979</text:p>
              </table:table-cell>
              <table:table-cell office:value-type="float" office:value="15.1777329444885">
                <text:p>15.1777329444885</text:p>
              </table:table-cell>
              <table:table-cell office:value-type="float" office:value="15.2110886573792">
                <text:p>15.2110886573792</text:p>
              </table:table-cell>
              <table:table-cell office:value-type="float" office:value="15.2444443702698">
                <text:p>15.2444443702698</text:p>
              </table:table-cell>
              <table:table-cell office:value-type="float" office:value="15.2778000831604">
                <text:p>15.2778000831604</text:p>
              </table:table-cell>
              <table:table-cell office:value-type="float" office:value="15.3445115089417">
                <text:p>15.3445115089417</text:p>
              </table:table-cell>
              <table:table-cell office:value-type="float" office:value="15.4112243652344">
                <text:p>15.4112243652344</text:p>
              </table:table-cell>
              <table:table-cell office:value-type="float" office:value="15.5112960338593">
                <text:p>15.5112960338593</text:p>
              </table:table-cell>
              <table:table-cell office:value-type="float" office:value="15.5446534156799">
                <text:p>15.5446534156799</text:p>
              </table:table-cell>
              <table:table-cell office:value-type="float" office:value="15.578010559082">
                <text:p>15.578010559082</text:p>
              </table:table-cell>
              <table:table-cell office:value-type="float" office:value="15.7114391326904">
                <text:p>15.7114391326904</text:p>
              </table:table-cell>
              <table:table-cell office:value-type="float" office:value="15.7781536579132">
                <text:p>15.7781536579132</text:p>
              </table:table-cell>
              <table:table-cell office:value-type="float" office:value="15.8115108013153">
                <text:p>15.8115108013153</text:p>
              </table:table-cell>
              <table:table-cell office:value-type="float" office:value="15.9115822315216">
                <text:p>15.9115822315216</text:p>
              </table:table-cell>
              <table:table-cell office:value-type="float" office:value="15.9449396133423">
                <text:p>15.9449396133423</text:p>
              </table:table-cell>
              <table:table-cell office:value-type="float" office:value="16.0116539001465">
                <text:p>16.0116539001465</text:p>
              </table:table-cell>
              <table:table-cell office:value-type="float" office:value="16.0783681869507">
                <text:p>16.0783681869507</text:p>
              </table:table-cell>
              <table:table-cell office:value-type="float" office:value="16.1117253303528">
                <text:p>16.1117253303528</text:p>
              </table:table-cell>
              <table:table-cell office:value-type="float" office:value="16.1784398555756">
                <text:p>16.1784398555756</text:p>
              </table:table-cell>
              <table:table-cell office:value-type="float" office:value="16.2117969989777">
                <text:p>16.2117969989777</text:p>
              </table:table-cell>
              <table:table-cell office:value-type="float" office:value="16.3118681907654">
                <text:p>16.3118681907654</text:p>
              </table:table-cell>
              <table:table-cell office:value-type="float" office:value="16.678790807724">
                <text:p>16.678790807724</text:p>
              </table:table-cell>
              <table:table-cell office:value-type="float" office:value="16.7455036640167">
                <text:p>16.7455036640167</text:p>
              </table:table-cell>
              <table:table-cell office:value-type="float" office:value="16.8122165203094">
                <text:p>16.8122165203094</text:p>
              </table:table-cell>
              <table:table-cell office:value-type="float" office:value="16.8789293766022">
                <text:p>16.8789293766022</text:p>
              </table:table-cell>
              <table:table-cell office:value-type="float" office:value="16.9456422328949">
                <text:p>16.9456422328949</text:p>
              </table:table-cell>
              <table:table-cell office:value-type="float" office:value="17.012354850769">
                <text:p>17.012354850769</text:p>
              </table:table-cell>
              <table:table-cell office:value-type="float" office:value="17.0457112789154">
                <text:p>17.0457112789154</text:p>
              </table:table-cell>
              <table:table-cell office:value-type="float" office:value="17.0790674686432">
                <text:p>17.0790674686432</text:p>
              </table:table-cell>
              <table:table-cell office:value-type="float" office:value="17.1124238967896">
                <text:p>17.1124238967896</text:p>
              </table:table-cell>
              <table:table-cell office:value-type="float" office:value="17.1791365146637">
                <text:p>17.1791365146637</text:p>
              </table:table-cell>
              <table:table-cell office:value-type="float" office:value="17.2458491325378">
                <text:p>17.2458491325378</text:p>
              </table:table-cell>
              <table:table-cell office:value-type="float" office:value="17.2792053222656">
                <text:p>17.2792053222656</text:p>
              </table:table-cell>
              <table:table-cell office:value-type="float" office:value="17.3459177017212">
                <text:p>17.3459177017212</text:p>
              </table:table-cell>
              <table:table-cell office:value-type="float" office:value="17.4126307964325">
                <text:p>17.4126307964325</text:p>
              </table:table-cell>
              <table:table-cell office:value-type="float" office:value="17.4793448448181">
                <text:p>17.4793448448181</text:p>
              </table:table-cell>
              <table:table-cell office:value-type="float" office:value="17.5460584163666">
                <text:p>17.5460584163666</text:p>
              </table:table-cell>
              <table:table-cell office:value-type="float" office:value="17.5794150829315">
                <text:p>17.5794150829315</text:p>
              </table:table-cell>
              <table:table-cell office:value-type="float" office:value="17.64612865448">
                <text:p>17.64612865448</text:p>
              </table:table-cell>
              <table:table-cell office:value-type="float" office:value="17.7461993694305">
                <text:p>17.7461993694305</text:p>
              </table:table-cell>
              <table:table-cell office:value-type="float" office:value="17.812912940979">
                <text:p>17.812912940979</text:p>
              </table:table-cell>
              <table:table-cell office:value-type="float" office:value="17.8462696075439">
                <text:p>17.8462696075439</text:p>
              </table:table-cell>
              <table:table-cell office:value-type="float" office:value="17.9463398456574">
                <text:p>17.9463398456574</text:p>
              </table:table-cell>
              <table:table-cell office:value-type="float" office:value="17.9796965122223">
                <text:p>17.9796965122223</text:p>
              </table:table-cell>
              <table:table-cell office:value-type="float" office:value="18.0130531787872">
                <text:p>18.0130531787872</text:p>
              </table:table-cell>
              <table:table-cell office:value-type="float" office:value="18.0797669887543">
                <text:p>18.0797669887543</text:p>
              </table:table-cell>
              <table:table-cell office:value-type="float" office:value="18.1464803218842">
                <text:p>18.1464803218842</text:p>
              </table:table-cell>
              <table:table-cell office:value-type="float" office:value="18.213193655014">
                <text:p>18.213193655014</text:p>
              </table:table-cell>
              <table:table-cell office:value-type="float" office:value="18.246550321579">
                <text:p>18.246550321579</text:p>
              </table:table-cell>
              <table:table-cell office:value-type="float" office:value="18.3132636547089">
                <text:p>18.3132636547089</text:p>
              </table:table-cell>
              <table:table-cell office:value-type="float" office:value="18.4133338928223">
                <text:p>18.4133338928223</text:p>
              </table:table-cell>
              <table:table-cell office:value-type="float" office:value="18.4800472259521">
                <text:p>18.4800472259521</text:p>
              </table:table-cell>
              <table:table-cell office:value-type="float" office:value="18.546760559082">
                <text:p>18.546760559082</text:p>
              </table:table-cell>
              <table:table-cell office:value-type="float" office:value="18.6134738922119">
                <text:p>18.6134738922119</text:p>
              </table:table-cell>
              <table:table-cell office:value-type="float" office:value="18.7135438919067">
                <text:p>18.7135438919067</text:p>
              </table:table-cell>
              <table:table-cell office:value-type="float" office:value="18.7802572250366">
                <text:p>18.7802572250366</text:p>
              </table:table-cell>
              <table:table-cell office:value-type="float" office:value="18.8136138916016">
                <text:p>18.8136138916016</text:p>
              </table:table-cell>
              <table:table-cell office:value-type="float" office:value="18.8803269863129">
                <text:p>18.8803269863129</text:p>
              </table:table-cell>
              <table:table-cell office:value-type="float" office:value="18.9470403194428">
                <text:p>18.9470403194428</text:p>
              </table:table-cell>
              <table:table-cell office:value-type="float" office:value="19.0137534141541">
                <text:p>19.0137534141541</text:p>
              </table:table-cell>
              <table:table-cell office:value-type="float" office:value="19.0471098423004">
                <text:p>19.0471098423004</text:p>
              </table:table-cell>
              <table:table-cell office:value-type="float" office:value="19.0804665088654">
                <text:p>19.0804665088654</text:p>
              </table:table-cell>
              <table:table-cell office:value-type="float" office:value="19.1471798419952">
                <text:p>19.1471798419952</text:p>
              </table:table-cell>
              <table:table-cell office:value-type="float" office:value="19.2138929367065">
                <text:p>19.2138929367065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188877106">
                <text:p>19.3473188877106</text:p>
              </table:table-cell>
              <table:table-cell office:value-type="float" office:value="19.4140319824219">
                <text:p>19.4140319824219</text:p>
              </table:table-cell>
              <table:table-cell office:value-type="float" office:value="19.4807455539703">
                <text:p>19.4807455539703</text:p>
              </table:table-cell>
              <table:table-cell office:value-type="float" office:value="19.5474591255188">
                <text:p>19.5474591255188</text:p>
              </table:table-cell>
              <table:table-cell office:value-type="float" office:value="19.5808157920837">
                <text:p>19.5808157920837</text:p>
              </table:table-cell>
              <table:table-cell office:value-type="float" office:value="19.6141724586487">
                <text:p>19.6141724586487</text:p>
              </table:table-cell>
              <table:table-cell office:value-type="float" office:value="19.6475291252136">
                <text:p>19.6475291252136</text:p>
              </table:table-cell>
              <table:table-cell office:value-type="float" office:value="19.7142426967621">
                <text:p>19.7142426967621</text:p>
              </table:table-cell>
              <table:table-cell office:value-type="float" office:value="19.747599363327">
                <text:p>19.747599363327</text:p>
              </table:table-cell>
              <table:table-cell office:value-type="float" office:value="19.780956029892">
                <text:p>19.780956029892</text:p>
              </table:table-cell>
              <table:table-cell office:value-type="float" office:value="19.8810262680054">
                <text:p>19.8810262680054</text:p>
              </table:table-cell>
              <table:table-cell office:value-type="float" office:value="19.9143829345703">
                <text:p>19.9143829345703</text:p>
              </table:table-cell>
              <table:table-cell office:value-type="float" office:value="19.9810962677002">
                <text:p>19.9810962677002</text:p>
              </table:table-cell>
              <table:table-cell office:value-type="float" office:value="20.081166267395">
                <text:p>20.081166267395</text:p>
              </table:table-cell>
              <table:table-cell office:value-type="float" office:value="20.11452293396">
                <text:p>20.11452293396</text:p>
              </table:table-cell>
              <table:table-cell office:value-type="float" office:value="20.1812360286713">
                <text:p>20.1812360286713</text:p>
              </table:table-cell>
              <table:table-cell office:value-type="float" office:value="20.2479496002197">
                <text:p>20.2479496002197</text:p>
              </table:table-cell>
              <table:table-cell office:value-type="float" office:value="20.348019361496">
                <text:p>20.348019361496</text:p>
              </table:table-cell>
              <table:table-cell office:value-type="float" office:value="20.4480888843536">
                <text:p>20.4480888843536</text:p>
              </table:table-cell>
              <table:table-cell office:value-type="float" office:value="20.5148017406464">
                <text:p>20.5148017406464</text:p>
              </table:table-cell>
              <table:table-cell office:value-type="float" office:value="20.5815145969391">
                <text:p>20.5815145969391</text:p>
              </table:table-cell>
              <table:table-cell office:value-type="float" office:value="20.6148707866669">
                <text:p>20.6148707866669</text:p>
              </table:table-cell>
              <table:table-cell office:value-type="float" office:value="20.6815838813782">
                <text:p>20.6815838813782</text:p>
              </table:table-cell>
              <table:table-cell office:value-type="float" office:value="20.714940071106">
                <text:p>20.714940071106</text:p>
              </table:table-cell>
              <table:table-cell office:value-type="float" office:value="20.7482964992523">
                <text:p>20.7482964992523</text:p>
              </table:table-cell>
              <table:table-cell office:value-type="float" office:value="20.7816529273987">
                <text:p>20.7816529273987</text:p>
              </table:table-cell>
              <table:table-cell office:value-type="float" office:value="20.8483655452728">
                <text:p>20.8483655452728</text:p>
              </table:table-cell>
              <table:table-cell office:value-type="float" office:value="20.8817217350006">
                <text:p>20.8817217350006</text:p>
              </table:table-cell>
              <table:table-cell office:value-type="float" office:value="20.9150779247284">
                <text:p>20.9150779247284</text:p>
              </table:table-cell>
              <table:table-cell office:value-type="float" office:value="20.9484343528748">
                <text:p>20.9484343528748</text:p>
              </table:table-cell>
              <table:table-cell office:value-type="float" office:value="21.0151467323303">
                <text:p>21.0151467323303</text:p>
              </table:table-cell>
              <table:table-cell office:value-type="float" office:value="21.0485031604767">
                <text:p>21.0485031604767</text:p>
              </table:table-cell>
              <table:table-cell office:value-type="float" office:value="21.0818593502045">
                <text:p>21.0818593502045</text:p>
              </table:table-cell>
              <table:table-cell office:value-type="float" office:value="21.14857172966">
                <text:p>21.14857172966</text:p>
              </table:table-cell>
              <table:table-cell office:value-type="float" office:value="21.2152841091156">
                <text:p>21.2152841091156</text:p>
              </table:table-cell>
              <table:table-cell office:value-type="float" office:value="21.2819967269897">
                <text:p>21.2819967269897</text:p>
              </table:table-cell>
              <table:table-cell office:value-type="float" office:value="21.3153529167175">
                <text:p>21.3153529167175</text:p>
              </table:table-cell>
              <table:table-cell office:value-type="float" office:value="21.3820652961731">
                <text:p>21.3820652961731</text:p>
              </table:table-cell>
              <table:table-cell office:value-type="float" office:value="21.4154214859009">
                <text:p>21.4154214859009</text:p>
              </table:table-cell>
              <table:table-cell office:value-type="float" office:value="21.4487774372101">
                <text:p>21.4487774372101</text:p>
              </table:table-cell>
              <table:table-cell office:value-type="float" office:value="21.5154895782471">
                <text:p>21.5154895782471</text:p>
              </table:table-cell>
              <table:table-cell office:value-type="float" office:value="21.5488457679749">
                <text:p>21.5488457679749</text:p>
              </table:table-cell>
              <table:table-cell office:value-type="float" office:value="21.5822017192841">
                <text:p>21.5822017192841</text:p>
              </table:table-cell>
              <table:table-cell office:value-type="float" office:value="21.648913860321">
                <text:p>21.648913860321</text:p>
              </table:table-cell>
              <table:table-cell office:value-type="float" office:value="21.6822698116302">
                <text:p>21.6822698116302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pad1.A6:rosfootpad1.A6</svg:desc>
                </draw:g>
              </table:table-cell>
              <table:table-cell office:value-type="float" office:value="0.297018782788489">
                <text:p>0.297018782788489</text:p>
                <draw:g>
                  <svg:desc>rosfootpad1.B6:rosfootpad1.LZ6</svg:desc>
                </draw:g>
              </table:table-cell>
              <table:table-cell office:value-type="float" office:value="0.297048314310138">
                <text:p>0.297048314310138</text:p>
              </table:table-cell>
              <table:table-cell office:value-type="float" office:value="0.297072603414181">
                <text:p>0.297072603414181</text:p>
              </table:table-cell>
              <table:table-cell office:value-type="float" office:value="0.297047790742102">
                <text:p>0.297047790742102</text:p>
              </table:table-cell>
              <table:table-cell office:value-type="float" office:value="0.297028024205794">
                <text:p>0.297028024205794</text:p>
              </table:table-cell>
              <table:table-cell office:value-type="float" office:value="0.297040771386247">
                <text:p>0.297040771386247</text:p>
              </table:table-cell>
              <table:table-cell office:value-type="float" office:value="0.29701726489747">
                <text:p>0.29701726489747</text:p>
              </table:table-cell>
              <table:table-cell office:value-type="float" office:value="0.297116586151655">
                <text:p>0.297116586151655</text:p>
              </table:table-cell>
              <table:table-cell office:value-type="float" office:value="0.297066454783863">
                <text:p>0.297066454783863</text:p>
              </table:table-cell>
              <table:table-cell office:value-type="float" office:value="0.297031266984168">
                <text:p>0.297031266984168</text:p>
              </table:table-cell>
              <table:table-cell office:value-type="float" office:value="0.297031170203968">
                <text:p>0.297031170203968</text:p>
              </table:table-cell>
              <table:table-cell office:value-type="float" office:value="0.297034533905447">
                <text:p>0.297034533905447</text:p>
              </table:table-cell>
              <table:table-cell office:value-type="float" office:value="0.29704375029315">
                <text:p>0.29704375029315</text:p>
              </table:table-cell>
              <table:table-cell office:value-type="float" office:value="0.297039072597166">
                <text:p>0.297039072597166</text:p>
              </table:table-cell>
              <table:table-cell office:value-type="float" office:value="0.297026150819523">
                <text:p>0.297026150819523</text:p>
              </table:table-cell>
              <table:table-cell office:value-type="float" office:value="0.297044370803558">
                <text:p>0.297044370803558</text:p>
              </table:table-cell>
              <table:table-cell office:value-type="float" office:value="0.297055608075909">
                <text:p>0.297055608075909</text:p>
              </table:table-cell>
              <table:table-cell office:value-type="float" office:value="0.297035596766598">
                <text:p>0.297035596766598</text:p>
              </table:table-cell>
              <table:table-cell office:value-type="float" office:value="0.297057841842748">
                <text:p>0.297057841842748</text:p>
              </table:table-cell>
              <table:table-cell office:value-type="float" office:value="0.297052576332065">
                <text:p>0.297052576332065</text:p>
              </table:table-cell>
              <table:table-cell office:value-type="float" office:value="0.297049093140354">
                <text:p>0.297049093140354</text:p>
              </table:table-cell>
              <table:table-cell office:value-type="float" office:value="0.29702040379293">
                <text:p>0.29702040379293</text:p>
              </table:table-cell>
              <table:table-cell office:value-type="float" office:value="0.297072961105975">
                <text:p>0.297072961105975</text:p>
              </table:table-cell>
              <table:table-cell office:value-type="float" office:value="0.297050115611888">
                <text:p>0.297050115611888</text:p>
              </table:table-cell>
              <table:table-cell office:value-type="float" office:value="0.297059290177827">
                <text:p>0.297059290177827</text:p>
              </table:table-cell>
              <table:table-cell office:value-type="float" office:value="0.297112973374124">
                <text:p>0.297112973374124</text:p>
              </table:table-cell>
              <table:table-cell office:value-type="float" office:value="0.297058553492504">
                <text:p>0.297058553492504</text:p>
              </table:table-cell>
              <table:table-cell office:value-type="float" office:value="0.29703938116682">
                <text:p>0.29703938116682</text:p>
              </table:table-cell>
              <table:table-cell office:value-type="float" office:value="0.297066683199745">
                <text:p>0.297066683199745</text:p>
              </table:table-cell>
              <table:table-cell office:value-type="float" office:value="0.297025306985132">
                <text:p>0.297025306985132</text:p>
              </table:table-cell>
              <table:table-cell office:value-type="float" office:value="0.297029422019792">
                <text:p>0.297029422019792</text:p>
              </table:table-cell>
              <table:table-cell office:value-type="float" office:value="0.297041866917748">
                <text:p>0.297041866917748</text:p>
              </table:table-cell>
              <table:table-cell office:value-type="float" office:value="0.297029387892888">
                <text:p>0.297029387892888</text:p>
              </table:table-cell>
              <table:table-cell office:value-type="float" office:value="0.297051744271059">
                <text:p>0.297051744271059</text:p>
              </table:table-cell>
              <table:table-cell office:value-type="float" office:value="0.297056810942354">
                <text:p>0.297056810942354</text:p>
              </table:table-cell>
              <table:table-cell office:value-type="float" office:value="0.29704663864983">
                <text:p>0.29704663864983</text:p>
              </table:table-cell>
              <table:table-cell office:value-type="float" office:value="0.297127554432664">
                <text:p>0.297127554432664</text:p>
              </table:table-cell>
              <table:table-cell office:value-type="float" office:value="0.297040013307479">
                <text:p>0.297040013307479</text:p>
              </table:table-cell>
              <table:table-cell office:value-type="float" office:value="0.297054722482488">
                <text:p>0.297054722482488</text:p>
              </table:table-cell>
              <table:table-cell office:value-type="float" office:value="0.297068084951629">
                <text:p>0.297068084951629</text:p>
              </table:table-cell>
              <table:table-cell office:value-type="float" office:value="0.296883512896108">
                <text:p>0.296883512896108</text:p>
              </table:table-cell>
              <table:table-cell office:value-type="float" office:value="0.296685960887493">
                <text:p>0.296685960887493</text:p>
              </table:table-cell>
              <table:table-cell office:value-type="float" office:value="0.296235469413525">
                <text:p>0.296235469413525</text:p>
              </table:table-cell>
              <table:table-cell office:value-type="float" office:value="0.296124289612996">
                <text:p>0.296124289612996</text:p>
              </table:table-cell>
              <table:table-cell office:value-type="float" office:value="0.29696661230762">
                <text:p>0.29696661230762</text:p>
              </table:table-cell>
              <table:table-cell office:value-type="float" office:value="0.297552871736736">
                <text:p>0.297552871736736</text:p>
              </table:table-cell>
              <table:table-cell office:value-type="float" office:value="0.298200216669537">
                <text:p>0.298200216669537</text:p>
              </table:table-cell>
              <table:table-cell office:value-type="float" office:value="0.298155417965022">
                <text:p>0.298155417965022</text:p>
              </table:table-cell>
              <table:table-cell office:value-type="float" office:value="0.298290994941644">
                <text:p>0.298290994941644</text:p>
              </table:table-cell>
              <table:table-cell office:value-type="float" office:value="0.297749167391568">
                <text:p>0.297749167391568</text:p>
              </table:table-cell>
              <table:table-cell office:value-type="float" office:value="0.296979216032112">
                <text:p>0.296979216032112</text:p>
              </table:table-cell>
              <table:table-cell office:value-type="float" office:value="0.308987058590445">
                <text:p>0.308987058590445</text:p>
              </table:table-cell>
              <table:table-cell office:value-type="float" office:value="0.316506028036823">
                <text:p>0.316506028036823</text:p>
              </table:table-cell>
              <table:table-cell office:value-type="float" office:value="0.341567484673942">
                <text:p>0.341567484673942</text:p>
              </table:table-cell>
              <table:table-cell office:value-type="float" office:value="0.345587068207478">
                <text:p>0.345587068207478</text:p>
              </table:table-cell>
              <table:table-cell office:value-type="float" office:value="0.34866236410632">
                <text:p>0.34866236410632</text:p>
              </table:table-cell>
              <table:table-cell office:value-type="float" office:value="0.348652112644251">
                <text:p>0.348652112644251</text:p>
              </table:table-cell>
              <table:table-cell office:value-type="float" office:value="0.34753984911763">
                <text:p>0.34753984911763</text:p>
              </table:table-cell>
              <table:table-cell office:value-type="float" office:value="0.347563479300433">
                <text:p>0.347563479300433</text:p>
              </table:table-cell>
              <table:table-cell office:value-type="float" office:value="0.348996183587726">
                <text:p>0.348996183587726</text:p>
              </table:table-cell>
              <table:table-cell office:value-type="float" office:value="0.344553030423687">
                <text:p>0.344553030423687</text:p>
              </table:table-cell>
              <table:table-cell office:value-type="float" office:value="0.333037201648117">
                <text:p>0.333037201648117</text:p>
              </table:table-cell>
              <table:table-cell office:value-type="float" office:value="0.3194820390629">
                <text:p>0.3194820390629</text:p>
              </table:table-cell>
              <table:table-cell office:value-type="float" office:value="0.310150766927802">
                <text:p>0.310150766927802</text:p>
              </table:table-cell>
              <table:table-cell office:value-type="float" office:value="0.308212470771199">
                <text:p>0.308212470771199</text:p>
              </table:table-cell>
              <table:table-cell office:value-type="float" office:value="0.308698148288162">
                <text:p>0.308698148288162</text:p>
              </table:table-cell>
              <table:table-cell office:value-type="float" office:value="0.308793921706826">
                <text:p>0.308793921706826</text:p>
              </table:table-cell>
              <table:table-cell office:value-type="float" office:value="0.306958071482886">
                <text:p>0.306958071482886</text:p>
              </table:table-cell>
              <table:table-cell office:value-type="float" office:value="0.305159566445194">
                <text:p>0.305159566445194</text:p>
              </table:table-cell>
              <table:table-cell office:value-type="float" office:value="0.303054894213003">
                <text:p>0.303054894213003</text:p>
              </table:table-cell>
              <table:table-cell office:value-type="float" office:value="0.302323134083268">
                <text:p>0.302323134083268</text:p>
              </table:table-cell>
              <table:table-cell office:value-type="float" office:value="0.301851584593084">
                <text:p>0.301851584593084</text:p>
              </table:table-cell>
              <table:table-cell office:value-type="float" office:value="0.303582789662408">
                <text:p>0.303582789662408</text:p>
              </table:table-cell>
              <table:table-cell office:value-type="float" office:value="0.34031085520277">
                <text:p>0.34031085520277</text:p>
              </table:table-cell>
              <table:table-cell office:value-type="float" office:value="0.339723659510749">
                <text:p>0.339723659510749</text:p>
              </table:table-cell>
              <table:table-cell office:value-type="float" office:value="0.338076229414085">
                <text:p>0.338076229414085</text:p>
              </table:table-cell>
              <table:table-cell office:value-type="float" office:value="0.334153897331497">
                <text:p>0.334153897331497</text:p>
              </table:table-cell>
              <table:table-cell office:value-type="float" office:value="0.329841600757231">
                <text:p>0.329841600757231</text:p>
              </table:table-cell>
              <table:table-cell office:value-type="float" office:value="0.325324139093563">
                <text:p>0.325324139093563</text:p>
              </table:table-cell>
              <table:table-cell office:value-type="float" office:value="0.324201546304839">
                <text:p>0.324201546304839</text:p>
              </table:table-cell>
              <table:table-cell office:value-type="float" office:value="0.322586087252257">
                <text:p>0.322586087252257</text:p>
              </table:table-cell>
              <table:table-cell office:value-type="float" office:value="0.318989091032604">
                <text:p>0.318989091032604</text:p>
              </table:table-cell>
              <table:table-cell office:value-type="float" office:value="0.311376310841481">
                <text:p>0.311376310841481</text:p>
              </table:table-cell>
              <table:table-cell office:value-type="float" office:value="0.311203354746828">
                <text:p>0.311203354746828</text:p>
              </table:table-cell>
              <table:table-cell office:value-type="float" office:value="0.310359698458088">
                <text:p>0.310359698458088</text:p>
              </table:table-cell>
              <table:table-cell office:value-type="float" office:value="0.309759689216971">
                <text:p>0.309759689216971</text:p>
              </table:table-cell>
              <table:table-cell office:value-type="float" office:value="0.311743794490698">
                <text:p>0.311743794490698</text:p>
              </table:table-cell>
              <table:table-cell office:value-type="float" office:value="0.311602845041696">
                <text:p>0.311602845041696</text:p>
              </table:table-cell>
              <table:table-cell office:value-type="float" office:value="0.310785918028289">
                <text:p>0.310785918028289</text:p>
              </table:table-cell>
              <table:table-cell office:value-type="float" office:value="0.306372657033907">
                <text:p>0.306372657033907</text:p>
              </table:table-cell>
              <table:table-cell office:value-type="float" office:value="0.305540349502701">
                <text:p>0.305540349502701</text:p>
              </table:table-cell>
              <table:table-cell office:value-type="float" office:value="0.326651288563045">
                <text:p>0.326651288563045</text:p>
              </table:table-cell>
              <table:table-cell office:value-type="float" office:value="0.326860372695205">
                <text:p>0.326860372695205</text:p>
              </table:table-cell>
              <table:table-cell office:value-type="float" office:value="0.331069058999337">
                <text:p>0.331069058999337</text:p>
              </table:table-cell>
              <table:table-cell office:value-type="float" office:value="0.336209023923984">
                <text:p>0.336209023923984</text:p>
              </table:table-cell>
              <table:table-cell office:value-type="float" office:value="0.347663219995747">
                <text:p>0.347663219995747</text:p>
              </table:table-cell>
              <table:table-cell office:value-type="float" office:value="0.347543528620166">
                <text:p>0.347543528620166</text:p>
              </table:table-cell>
              <table:table-cell office:value-type="float" office:value="0.344794712729051">
                <text:p>0.344794712729051</text:p>
              </table:table-cell>
              <table:table-cell office:value-type="float" office:value="0.34373222640411">
                <text:p>0.34373222640411</text:p>
              </table:table-cell>
              <table:table-cell office:value-type="float" office:value="0.336484657378918">
                <text:p>0.336484657378918</text:p>
              </table:table-cell>
              <table:table-cell office:value-type="float" office:value="0.311077538204704">
                <text:p>0.311077538204704</text:p>
              </table:table-cell>
              <table:table-cell office:value-type="float" office:value="0.309932654192257">
                <text:p>0.309932654192257</text:p>
              </table:table-cell>
              <table:table-cell office:value-type="float" office:value="0.30950417353227">
                <text:p>0.30950417353227</text:p>
              </table:table-cell>
              <table:table-cell office:value-type="float" office:value="0.311330109941796">
                <text:p>0.311330109941796</text:p>
              </table:table-cell>
              <table:table-cell office:value-type="float" office:value="0.31070784068064">
                <text:p>0.31070784068064</text:p>
              </table:table-cell>
              <table:table-cell office:value-type="float" office:value="0.301143211801443">
                <text:p>0.301143211801443</text:p>
              </table:table-cell>
              <table:table-cell office:value-type="float" office:value="0.302223351267678">
                <text:p>0.302223351267678</text:p>
              </table:table-cell>
              <table:table-cell office:value-type="float" office:value="0.302167476842597">
                <text:p>0.302167476842597</text:p>
              </table:table-cell>
              <table:table-cell office:value-type="float" office:value="0.303262856659989">
                <text:p>0.303262856659989</text:p>
              </table:table-cell>
              <table:table-cell office:value-type="float" office:value="0.342937916776845">
                <text:p>0.342937916776845</text:p>
              </table:table-cell>
              <table:table-cell office:value-type="float" office:value="0.347286124426898">
                <text:p>0.347286124426898</text:p>
              </table:table-cell>
              <table:table-cell office:value-type="float" office:value="0.343738096644676">
                <text:p>0.343738096644676</text:p>
              </table:table-cell>
              <table:table-cell office:value-type="float" office:value="0.338699788148691">
                <text:p>0.338699788148691</text:p>
              </table:table-cell>
              <table:table-cell office:value-type="float" office:value="0.334470770192833">
                <text:p>0.334470770192833</text:p>
              </table:table-cell>
              <table:table-cell office:value-type="float" office:value="0.321772759433551">
                <text:p>0.321772759433551</text:p>
              </table:table-cell>
              <table:table-cell office:value-type="float" office:value="0.31623228187199">
                <text:p>0.31623228187199</text:p>
              </table:table-cell>
              <table:table-cell office:value-type="float" office:value="0.303835464334695">
                <text:p>0.303835464334695</text:p>
              </table:table-cell>
              <table:table-cell office:value-type="float" office:value="0.310200801967995">
                <text:p>0.310200801967995</text:p>
              </table:table-cell>
              <table:table-cell office:value-type="float" office:value="0.314364404432607">
                <text:p>0.314364404432607</text:p>
              </table:table-cell>
              <table:table-cell office:value-type="float" office:value="0.315384887189818">
                <text:p>0.315384887189818</text:p>
              </table:table-cell>
              <table:table-cell office:value-type="float" office:value="0.313928369946462">
                <text:p>0.313928369946462</text:p>
              </table:table-cell>
              <table:table-cell office:value-type="float" office:value="0.311860793402542">
                <text:p>0.311860793402542</text:p>
              </table:table-cell>
              <table:table-cell office:value-type="float" office:value="0.312894372669647">
                <text:p>0.312894372669647</text:p>
              </table:table-cell>
              <table:table-cell office:value-type="float" office:value="0.31360950638249">
                <text:p>0.31360950638249</text:p>
              </table:table-cell>
              <table:table-cell office:value-type="float" office:value="0.312572586118485">
                <text:p>0.312572586118485</text:p>
              </table:table-cell>
              <table:table-cell office:value-type="float" office:value="0.309144502894366">
                <text:p>0.309144502894366</text:p>
              </table:table-cell>
              <table:table-cell office:value-type="float" office:value="0.303903831818316">
                <text:p>0.303903831818316</text:p>
              </table:table-cell>
              <table:table-cell office:value-type="float" office:value="0.326045722204922">
                <text:p>0.326045722204922</text:p>
              </table:table-cell>
              <table:table-cell office:value-type="float" office:value="0.328672737013396">
                <text:p>0.328672737013396</text:p>
              </table:table-cell>
              <table:table-cell office:value-type="float" office:value="0.328529391263046">
                <text:p>0.328529391263046</text:p>
              </table:table-cell>
              <table:table-cell office:value-type="float" office:value="0.327157347847942">
                <text:p>0.327157347847942</text:p>
              </table:table-cell>
              <table:table-cell office:value-type="float" office:value="0.331384637716157">
                <text:p>0.331384637716157</text:p>
              </table:table-cell>
              <table:table-cell office:value-type="float" office:value="0.342041536314771">
                <text:p>0.342041536314771</text:p>
              </table:table-cell>
              <table:table-cell office:value-type="float" office:value="0.345880246778346">
                <text:p>0.345880246778346</text:p>
              </table:table-cell>
              <table:table-cell office:value-type="float" office:value="0.348565752458424">
                <text:p>0.348565752458424</text:p>
              </table:table-cell>
              <table:table-cell office:value-type="float" office:value="0.349790765262909">
                <text:p>0.349790765262909</text:p>
              </table:table-cell>
              <table:table-cell office:value-type="float" office:value="0.349385501487016">
                <text:p>0.349385501487016</text:p>
              </table:table-cell>
              <table:table-cell office:value-type="float" office:value="0.348466883417994">
                <text:p>0.348466883417994</text:p>
              </table:table-cell>
              <table:table-cell office:value-type="float" office:value="0.347959692394515">
                <text:p>0.347959692394515</text:p>
              </table:table-cell>
              <table:table-cell office:value-type="float" office:value="0.350239838205165">
                <text:p>0.350239838205165</text:p>
              </table:table-cell>
              <table:table-cell office:value-type="float" office:value="0.348063289398335">
                <text:p>0.348063289398335</text:p>
              </table:table-cell>
              <table:table-cell office:value-type="float" office:value="0.344050237747339">
                <text:p>0.344050237747339</text:p>
              </table:table-cell>
              <table:table-cell office:value-type="float" office:value="0.316418607177722">
                <text:p>0.316418607177722</text:p>
              </table:table-cell>
              <table:table-cell office:value-type="float" office:value="0.312945293726399">
                <text:p>0.312945293726399</text:p>
              </table:table-cell>
              <table:table-cell office:value-type="float" office:value="0.310500392790339">
                <text:p>0.310500392790339</text:p>
              </table:table-cell>
              <table:table-cell office:value-type="float" office:value="0.308408270895293">
                <text:p>0.308408270895293</text:p>
              </table:table-cell>
              <table:table-cell office:value-type="float" office:value="0.307907821727118">
                <text:p>0.307907821727118</text:p>
              </table:table-cell>
              <table:table-cell office:value-type="float" office:value="0.308122226588411">
                <text:p>0.308122226588411</text:p>
              </table:table-cell>
              <table:table-cell office:value-type="float" office:value="0.307867620554884">
                <text:p>0.307867620554884</text:p>
              </table:table-cell>
              <table:table-cell office:value-type="float" office:value="0.306274484429692">
                <text:p>0.306274484429692</text:p>
              </table:table-cell>
              <table:table-cell office:value-type="float" office:value="0.30402942269647">
                <text:p>0.30402942269647</text:p>
              </table:table-cell>
              <table:table-cell office:value-type="float" office:value="0.302963785390657">
                <text:p>0.302963785390657</text:p>
              </table:table-cell>
              <table:table-cell office:value-type="float" office:value="0.302448833582758">
                <text:p>0.302448833582758</text:p>
              </table:table-cell>
              <table:table-cell office:value-type="float" office:value="0.301973077889805">
                <text:p>0.301973077889805</text:p>
              </table:table-cell>
              <table:table-cell office:value-type="float" office:value="0.301659577832028">
                <text:p>0.301659577832028</text:p>
              </table:table-cell>
              <table:table-cell office:value-type="float" office:value="0.340425605800497">
                <text:p>0.340425605800497</text:p>
              </table:table-cell>
              <table:table-cell office:value-type="float" office:value="0.33940005599958">
                <text:p>0.33940005599958</text:p>
              </table:table-cell>
              <table:table-cell office:value-type="float" office:value="0.339068190269258">
                <text:p>0.339068190269258</text:p>
              </table:table-cell>
              <table:table-cell office:value-type="float" office:value="0.333559445950698">
                <text:p>0.333559445950698</text:p>
              </table:table-cell>
              <table:table-cell office:value-type="float" office:value="0.327845597085157">
                <text:p>0.327845597085157</text:p>
              </table:table-cell>
              <table:table-cell office:value-type="float" office:value="0.324893961510181">
                <text:p>0.324893961510181</text:p>
              </table:table-cell>
              <table:table-cell office:value-type="float" office:value="0.31027589147352">
                <text:p>0.31027589147352</text:p>
              </table:table-cell>
              <table:table-cell office:value-type="float" office:value="0.312682366835172">
                <text:p>0.312682366835172</text:p>
              </table:table-cell>
              <table:table-cell office:value-type="float" office:value="0.313280452670448">
                <text:p>0.313280452670448</text:p>
              </table:table-cell>
              <table:table-cell office:value-type="float" office:value="0.312907923855366">
                <text:p>0.312907923855366</text:p>
              </table:table-cell>
              <table:table-cell office:value-type="float" office:value="0.312048468095829">
                <text:p>0.312048468095829</text:p>
              </table:table-cell>
              <table:table-cell office:value-type="float" office:value="0.312286429769903">
                <text:p>0.312286429769903</text:p>
              </table:table-cell>
              <table:table-cell office:value-type="float" office:value="0.313337124326596">
                <text:p>0.313337124326596</text:p>
              </table:table-cell>
              <table:table-cell office:value-type="float" office:value="0.311220586471418">
                <text:p>0.311220586471418</text:p>
              </table:table-cell>
              <table:table-cell office:value-type="float" office:value="0.308019067722562">
                <text:p>0.308019067722562</text:p>
              </table:table-cell>
              <table:table-cell office:value-type="float" office:value="0.304540890503582">
                <text:p>0.304540890503582</text:p>
              </table:table-cell>
              <table:table-cell office:value-type="float" office:value="0.332128508591708">
                <text:p>0.332128508591708</text:p>
              </table:table-cell>
              <table:table-cell office:value-type="float" office:value="0.3306587680606">
                <text:p>0.3306587680606</text:p>
              </table:table-cell>
              <table:table-cell office:value-type="float" office:value="0.350332975015357">
                <text:p>0.350332975015357</text:p>
              </table:table-cell>
              <table:table-cell office:value-type="float" office:value="0.351381242471195">
                <text:p>0.351381242471195</text:p>
              </table:table-cell>
              <table:table-cell office:value-type="float" office:value="0.350727372922254">
                <text:p>0.350727372922254</text:p>
              </table:table-cell>
              <table:table-cell office:value-type="float" office:value="0.349262073251556">
                <text:p>0.349262073251556</text:p>
              </table:table-cell>
              <table:table-cell office:value-type="float" office:value="0.349833221833212">
                <text:p>0.349833221833212</text:p>
              </table:table-cell>
              <table:table-cell office:value-type="float" office:value="0.3495332340192">
                <text:p>0.3495332340192</text:p>
              </table:table-cell>
              <table:table-cell office:value-type="float" office:value="0.344682384596008">
                <text:p>0.344682384596008</text:p>
              </table:table-cell>
              <table:table-cell office:value-type="float" office:value="0.312322132855558">
                <text:p>0.312322132855558</text:p>
              </table:table-cell>
              <table:table-cell office:value-type="float" office:value="0.307680104345438">
                <text:p>0.307680104345438</text:p>
              </table:table-cell>
              <table:table-cell office:value-type="float" office:value="0.305312725068847">
                <text:p>0.305312725068847</text:p>
              </table:table-cell>
              <table:table-cell office:value-type="float" office:value="0.304000625666082">
                <text:p>0.304000625666082</text:p>
              </table:table-cell>
              <table:table-cell office:value-type="float" office:value="0.304446187529351">
                <text:p>0.304446187529351</text:p>
              </table:table-cell>
              <table:table-cell office:value-type="float" office:value="0.30547309222201">
                <text:p>0.30547309222201</text:p>
              </table:table-cell>
              <table:table-cell office:value-type="float" office:value="0.30497128378988">
                <text:p>0.30497128378988</text:p>
              </table:table-cell>
              <table:table-cell office:value-type="float" office:value="0.302423221342484">
                <text:p>0.302423221342484</text:p>
              </table:table-cell>
              <table:table-cell office:value-type="float" office:value="0.302280272781597">
                <text:p>0.302280272781597</text:p>
              </table:table-cell>
              <table:table-cell office:value-type="float" office:value="0.302185133193102">
                <text:p>0.302185133193102</text:p>
              </table:table-cell>
              <table:table-cell office:value-type="float" office:value="0.301969465409639">
                <text:p>0.301969465409639</text:p>
              </table:table-cell>
              <table:table-cell office:value-type="float" office:value="0.341050510318283">
                <text:p>0.341050510318283</text:p>
              </table:table-cell>
              <table:table-cell office:value-type="float" office:value="0.340599712107571">
                <text:p>0.340599712107571</text:p>
              </table:table-cell>
              <table:table-cell office:value-type="float" office:value="0.339880955547191">
                <text:p>0.339880955547191</text:p>
              </table:table-cell>
              <table:table-cell office:value-type="float" office:value="0.338069831302065">
                <text:p>0.338069831302065</text:p>
              </table:table-cell>
              <table:table-cell office:value-type="float" office:value="0.334167035579272">
                <text:p>0.334167035579272</text:p>
              </table:table-cell>
              <table:table-cell office:value-type="float" office:value="0.322583913108266">
                <text:p>0.322583913108266</text:p>
              </table:table-cell>
              <table:table-cell office:value-type="float" office:value="0.317341896451781">
                <text:p>0.317341896451781</text:p>
              </table:table-cell>
              <table:table-cell office:value-type="float" office:value="0.315683981026849">
                <text:p>0.315683981026849</text:p>
              </table:table-cell>
              <table:table-cell office:value-type="float" office:value="0.315281711675399">
                <text:p>0.315281711675399</text:p>
              </table:table-cell>
              <table:table-cell office:value-type="float" office:value="0.31431099295833">
                <text:p>0.31431099295833</text:p>
              </table:table-cell>
              <table:table-cell office:value-type="float" office:value="0.314116239248116">
                <text:p>0.314116239248116</text:p>
              </table:table-cell>
              <table:table-cell office:value-type="float" office:value="0.312557889732138">
                <text:p>0.312557889732138</text:p>
              </table:table-cell>
              <table:table-cell office:value-type="float" office:value="0.311009492099631">
                <text:p>0.311009492099631</text:p>
              </table:table-cell>
              <table:table-cell office:value-type="float" office:value="0.304248881326457">
                <text:p>0.304248881326457</text:p>
              </table:table-cell>
              <table:table-cell office:value-type="float" office:value="0.332068020885874">
                <text:p>0.332068020885874</text:p>
              </table:table-cell>
              <table:table-cell office:value-type="float" office:value="0.331730651107435">
                <text:p>0.331730651107435</text:p>
              </table:table-cell>
              <table:table-cell office:value-type="float" office:value="0.351819652255954">
                <text:p>0.351819652255954</text:p>
              </table:table-cell>
              <table:table-cell office:value-type="float" office:value="0.351772448063952">
                <text:p>0.351772448063952</text:p>
              </table:table-cell>
              <table:table-cell office:value-type="float" office:value="0.314106134272245">
                <text:p>0.314106134272245</text:p>
              </table:table-cell>
              <table:table-cell office:value-type="float" office:value="0.310703541224513">
                <text:p>0.310703541224513</text:p>
              </table:table-cell>
              <table:table-cell office:value-type="float" office:value="0.306980160075284">
                <text:p>0.306980160075284</text:p>
              </table:table-cell>
              <table:table-cell office:value-type="float" office:value="0.304265619561078">
                <text:p>0.304265619561078</text:p>
              </table:table-cell>
              <table:table-cell office:value-type="float" office:value="0.300763856854631">
                <text:p>0.300763856854631</text:p>
              </table:table-cell>
              <table:table-cell office:value-type="float" office:value="0.298861701848838">
                <text:p>0.298861701848838</text:p>
              </table:table-cell>
              <table:table-cell office:value-type="float" office:value="0.298023135882334">
                <text:p>0.298023135882334</text:p>
              </table:table-cell>
              <table:table-cell office:value-type="float" office:value="0.297745160293845">
                <text:p>0.297745160293845</text:p>
              </table:table-cell>
              <table:table-cell office:value-type="float" office:value="0.297694890848346">
                <text:p>0.297694890848346</text:p>
              </table:table-cell>
              <table:table-cell office:value-type="float" office:value="0.297606066038753">
                <text:p>0.297606066038753</text:p>
              </table:table-cell>
              <table:table-cell office:value-type="float" office:value="0.30003510595673">
                <text:p>0.30003510595673</text:p>
              </table:table-cell>
              <table:table-cell office:value-type="float" office:value="0.337218319620284">
                <text:p>0.337218319620284</text:p>
              </table:table-cell>
              <table:table-cell office:value-type="float" office:value="0.335905504490893">
                <text:p>0.335905504490893</text:p>
              </table:table-cell>
              <table:table-cell office:value-type="float" office:value="0.33644281547235">
                <text:p>0.33644281547235</text:p>
              </table:table-cell>
              <table:table-cell office:value-type="float" office:value="0.333710865054367">
                <text:p>0.333710865054367</text:p>
              </table:table-cell>
              <table:table-cell office:value-type="float" office:value="0.317363177922752">
                <text:p>0.317363177922752</text:p>
              </table:table-cell>
              <table:table-cell office:value-type="float" office:value="0.308992197625546">
                <text:p>0.308992197625546</text:p>
              </table:table-cell>
              <table:table-cell office:value-type="float" office:value="0.300345922478198">
                <text:p>0.300345922478198</text:p>
              </table:table-cell>
              <table:table-cell office:value-type="float" office:value="0.310977029269592">
                <text:p>0.310977029269592</text:p>
              </table:table-cell>
              <table:table-cell office:value-type="float" office:value="0.3136060451478">
                <text:p>0.3136060451478</text:p>
              </table:table-cell>
              <table:table-cell office:value-type="float" office:value="0.31401153206665">
                <text:p>0.31401153206665</text:p>
              </table:table-cell>
              <table:table-cell office:value-type="float" office:value="0.312327796593321">
                <text:p>0.312327796593321</text:p>
              </table:table-cell>
              <table:table-cell office:value-type="float" office:value="0.312454235851006">
                <text:p>0.312454235851006</text:p>
              </table:table-cell>
              <table:table-cell office:value-type="float" office:value="0.311047196374044">
                <text:p>0.311047196374044</text:p>
              </table:table-cell>
              <table:table-cell office:value-type="float" office:value="0.309927537122763">
                <text:p>0.309927537122763</text:p>
              </table:table-cell>
              <table:table-cell office:value-type="float" office:value="0.306481570659882">
                <text:p>0.306481570659882</text:p>
              </table:table-cell>
              <table:table-cell office:value-type="float" office:value="0.303941827908336">
                <text:p>0.303941827908336</text:p>
              </table:table-cell>
              <table:table-cell office:value-type="float" office:value="0.305470838680644">
                <text:p>0.305470838680644</text:p>
              </table:table-cell>
              <table:table-cell office:value-type="float" office:value="0.326653627301704">
                <text:p>0.326653627301704</text:p>
              </table:table-cell>
              <table:table-cell office:value-type="float" office:value="0.324724855414653">
                <text:p>0.324724855414653</text:p>
              </table:table-cell>
              <table:table-cell office:value-type="float" office:value="0.32349940953879">
                <text:p>0.32349940953879</text:p>
              </table:table-cell>
              <table:table-cell office:value-type="float" office:value="0.339252227315226">
                <text:p>0.339252227315226</text:p>
              </table:table-cell>
              <table:table-cell office:value-type="float" office:value="0.342100764391485">
                <text:p>0.342100764391485</text:p>
              </table:table-cell>
              <table:table-cell office:value-type="float" office:value="0.344014410275425">
                <text:p>0.344014410275425</text:p>
              </table:table-cell>
              <table:table-cell office:value-type="float" office:value="0.340711642404415">
                <text:p>0.340711642404415</text:p>
              </table:table-cell>
              <table:table-cell office:value-type="float" office:value="0.338377992213859">
                <text:p>0.338377992213859</text:p>
              </table:table-cell>
              <table:table-cell office:value-type="float" office:value="0.335523976623028">
                <text:p>0.335523976623028</text:p>
              </table:table-cell>
              <table:table-cell office:value-type="float" office:value="0.334331985070949">
                <text:p>0.334331985070949</text:p>
              </table:table-cell>
              <table:table-cell office:value-type="float" office:value="0.310974697222659">
                <text:p>0.310974697222659</text:p>
              </table:table-cell>
              <table:table-cell office:value-type="float" office:value="0.30534964546169">
                <text:p>0.30534964546169</text:p>
              </table:table-cell>
              <table:table-cell office:value-type="float" office:value="0.301427001011413">
                <text:p>0.301427001011413</text:p>
              </table:table-cell>
              <table:table-cell office:value-type="float" office:value="0.300685895366377">
                <text:p>0.300685895366377</text:p>
              </table:table-cell>
              <table:table-cell office:value-type="float" office:value="0.300885528008364">
                <text:p>0.300885528008364</text:p>
              </table:table-cell>
              <table:table-cell office:value-type="float" office:value="0.302354589940793">
                <text:p>0.302354589940793</text:p>
              </table:table-cell>
              <table:table-cell office:value-type="float" office:value="0.301768326335233">
                <text:p>0.301768326335233</text:p>
              </table:table-cell>
              <table:table-cell office:value-type="float" office:value="0.301788213552897">
                <text:p>0.301788213552897</text:p>
              </table:table-cell>
              <table:table-cell office:value-type="float" office:value="0.301819263004263">
                <text:p>0.301819263004263</text:p>
              </table:table-cell>
              <table:table-cell office:value-type="float" office:value="0.301912486336445">
                <text:p>0.301912486336445</text:p>
              </table:table-cell>
              <table:table-cell office:value-type="float" office:value="0.302083125078522">
                <text:p>0.302083125078522</text:p>
              </table:table-cell>
              <table:table-cell office:value-type="float" office:value="0.302261891981434">
                <text:p>0.302261891981434</text:p>
              </table:table-cell>
              <table:table-cell office:value-type="float" office:value="0.302251622298685">
                <text:p>0.302251622298685</text:p>
              </table:table-cell>
              <table:table-cell office:value-type="float" office:value="0.302293935301359">
                <text:p>0.302293935301359</text:p>
              </table:table-cell>
              <table:table-cell office:value-type="float" office:value="0.30243672441192">
                <text:p>0.30243672441192</text:p>
              </table:table-cell>
              <table:table-cell office:value-type="float" office:value="0.302397993341205">
                <text:p>0.302397993341205</text:p>
              </table:table-cell>
              <table:table-cell office:value-type="float" office:value="0.302494677747677">
                <text:p>0.302494677747677</text:p>
              </table:table-cell>
              <table:table-cell office:value-type="float" office:value="0.302503996495636">
                <text:p>0.302503996495636</text:p>
              </table:table-cell>
              <table:table-cell office:value-type="float" office:value="0.302601706532679">
                <text:p>0.302601706532679</text:p>
              </table:table-cell>
              <table:table-cell office:value-type="float" office:value="0.302748353171776">
                <text:p>0.302748353171776</text:p>
              </table:table-cell>
              <table:table-cell office:value-type="float" office:value="0.302771046173846">
                <text:p>0.302771046173846</text:p>
              </table:table-cell>
              <table:table-cell office:value-type="float" office:value="0.302772034419153">
                <text:p>0.302772034419153</text:p>
              </table:table-cell>
              <table:table-cell office:value-type="float" office:value="0.302757384224443">
                <text:p>0.302757384224443</text:p>
              </table:table-cell>
              <table:table-cell office:value-type="float" office:value="0.302767983422171">
                <text:p>0.302767983422171</text:p>
              </table:table-cell>
              <table:table-cell office:value-type="float" office:value="0.302781383537205">
                <text:p>0.302781383537205</text:p>
              </table:table-cell>
              <table:table-cell office:value-type="float" office:value="0.302757632420038">
                <text:p>0.302757632420038</text:p>
              </table:table-cell>
              <table:table-cell office:value-type="float" office:value="0.30280830422092">
                <text:p>0.30280830422092</text:p>
              </table:table-cell>
              <table:table-cell office:value-type="float" office:value="0.302789334255155">
                <text:p>0.302789334255155</text:p>
              </table:table-cell>
              <table:table-cell office:value-type="float" office:value="0.302799464579358">
                <text:p>0.302799464579358</text:p>
              </table:table-cell>
              <table:table-cell office:value-type="float" office:value="0.302816864468478">
                <text:p>0.302816864468478</text:p>
              </table:table-cell>
              <table:table-cell office:value-type="float" office:value="0.302799609537054">
                <text:p>0.302799609537054</text:p>
              </table:table-cell>
              <table:table-cell office:value-type="float" office:value="0.30281234532879">
                <text:p>0.30281234532879</text:p>
              </table:table-cell>
              <table:table-cell office:value-type="float" office:value="0.302789910471943">
                <text:p>0.302789910471943</text:p>
              </table:table-cell>
              <table:table-cell office:value-type="float" office:value="0.302823197876202">
                <text:p>0.302823197876202</text:p>
              </table:table-cell>
              <table:table-cell office:value-type="float" office:value="0.302818318075123">
                <text:p>0.302818318075123</text:p>
              </table:table-cell>
              <table:table-cell office:value-type="float" office:value="0.302813940712486">
                <text:p>0.302813940712486</text:p>
              </table:table-cell>
              <table:table-cell office:value-type="float" office:value="0.302807653560653">
                <text:p>0.302807653560653</text:p>
              </table:table-cell>
              <table:table-cell office:value-type="float" office:value="0.302849448667529">
                <text:p>0.302849448667529</text:p>
              </table:table-cell>
              <table:table-cell office:value-type="float" office:value="0.302825863668948">
                <text:p>0.302825863668948</text:p>
              </table:table-cell>
              <table:table-cell office:value-type="float" office:value="0.302818157259181">
                <text:p>0.302818157259181</text:p>
              </table:table-cell>
              <table:table-cell office:value-type="float" office:value="0.302836714835789">
                <text:p>0.302836714835789</text:p>
              </table:table-cell>
              <table:table-cell office:value-type="float" office:value="0.302827935220734">
                <text:p>0.302827935220734</text:p>
              </table:table-cell>
              <table:table-cell office:value-type="float" office:value="0.302843772439571">
                <text:p>0.302843772439571</text:p>
              </table:table-cell>
              <table:table-cell office:value-type="float" office:value="0.302843613228062">
                <text:p>0.302843613228062</text:p>
              </table:table-cell>
              <table:table-cell office:value-type="float" office:value="0.302857594880573">
                <text:p>0.302857594880573</text:p>
              </table:table-cell>
              <table:table-cell office:value-type="float" office:value="0.302858031938248">
                <text:p>0.302858031938248</text:p>
              </table:table-cell>
              <table:table-cell office:value-type="float" office:value="0.302874816080493">
                <text:p>0.302874816080493</text:p>
              </table:table-cell>
              <table:table-cell office:value-type="float" office:value="0.302852545920295">
                <text:p>0.302852545920295</text:p>
              </table:table-cell>
              <table:table-cell office:value-type="float" office:value="0.302877315685439">
                <text:p>0.302877315685439</text:p>
              </table:table-cell>
              <table:table-cell office:value-type="float" office:value="0.302845545488459">
                <text:p>0.302845545488459</text:p>
              </table:table-cell>
              <table:table-cell office:value-type="float" office:value="0.30285351854316">
                <text:p>0.30285351854316</text:p>
              </table:table-cell>
              <table:table-cell office:value-type="float" office:value="0.302867098049251">
                <text:p>0.302867098049251</text:p>
              </table:table-cell>
              <table:table-cell office:value-type="float" office:value="0.302864681947998">
                <text:p>0.302864681947998</text:p>
              </table:table-cell>
              <table:table-cell office:value-type="float" office:value="0.302826096989753">
                <text:p>0.302826096989753</text:p>
              </table:table-cell>
              <table:table-cell office:value-type="float" office:value="0.302846009425995">
                <text:p>0.302846009425995</text:p>
              </table:table-cell>
              <table:table-cell office:value-type="float" office:value="0.302883872016562">
                <text:p>0.302883872016562</text:p>
              </table:table-cell>
              <table:table-cell office:value-type="float" office:value="0.302841275156894">
                <text:p>0.302841275156894</text:p>
              </table:table-cell>
              <table:table-cell office:value-type="float" office:value="0.302837647303252">
                <text:p>0.302837647303252</text:p>
              </table:table-cell>
              <table:table-cell office:value-type="float" office:value="0.302854672119232">
                <text:p>0.302854672119232</text:p>
              </table:table-cell>
              <table:table-cell office:value-type="float" office:value="0.30284285711942">
                <text:p>0.30284285711942</text:p>
              </table:table-cell>
              <table:table-cell office:value-type="float" office:value="0.302878647813604">
                <text:p>0.302878647813604</text:p>
              </table:table-cell>
              <table:table-cell office:value-type="float" office:value="0.302843600527062">
                <text:p>0.302843600527062</text:p>
              </table:table-cell>
              <table:table-cell office:value-type="float" office:value="0.302851737334058">
                <text:p>0.302851737334058</text:p>
              </table:table-cell>
              <table:table-cell office:value-type="float" office:value="0.302871161804222">
                <text:p>0.302871161804222</text:p>
              </table:table-cell>
              <table:table-cell office:value-type="float" office:value="0.302884249815803">
                <text:p>0.302884249815803</text:p>
              </table:table-cell>
              <table:table-cell office:value-type="float" office:value="0.30284351653825">
                <text:p>0.30284351653825</text:p>
              </table:table-cell>
              <table:table-cell office:value-type="float" office:value="0.302856044461726">
                <text:p>0.302856044461726</text:p>
              </table:table-cell>
              <table:table-cell office:value-type="float" office:value="0.302840504723763">
                <text:p>0.302840504723763</text:p>
              </table:table-cell>
              <table:table-cell office:value-type="float" office:value="0.302854147241917">
                <text:p>0.302854147241917</text:p>
              </table:table-cell>
              <table:table-cell office:value-type="float" office:value="0.302857416505192">
                <text:p>0.302857416505192</text:p>
              </table:table-cell>
              <table:table-cell office:value-type="float" office:value="0.302836812161872">
                <text:p>0.302836812161872</text:p>
              </table:table-cell>
              <table:table-cell office:value-type="float" office:value="0.302846509621818">
                <text:p>0.302846509621818</text:p>
              </table:table-cell>
              <table:table-cell office:value-type="float" office:value="0.30281548830678">
                <text:p>0.30281548830678</text:p>
              </table:table-cell>
              <table:table-cell office:value-type="float" office:value="0.302875272334934">
                <text:p>0.302875272334934</text:p>
              </table:table-cell>
              <table:table-cell office:value-type="float" office:value="0.302864098661093">
                <text:p>0.302864098661093</text:p>
              </table:table-cell>
              <table:table-cell office:value-type="float" office:value="0.302864487836675">
                <text:p>0.302864487836675</text:p>
              </table:table-cell>
              <table:table-cell office:value-type="float" office:value="0.302837613190629">
                <text:p>0.302837613190629</text:p>
              </table:table-cell>
              <table:table-cell office:value-type="float" office:value="0.302819122391847">
                <text:p>0.302819122391847</text:p>
              </table:table-cell>
              <table:table-cell office:value-type="float" office:value="0.302854609010287">
                <text:p>0.302854609010287</text:p>
              </table:table-cell>
              <table:table-cell office:value-type="float" office:value="0.302831998274847">
                <text:p>0.302831998274847</text:p>
              </table:table-cell>
              <table:table-cell office:value-type="float" office:value="0.30282290329693">
                <text:p>0.30282290329693</text:p>
              </table:table-cell>
              <table:table-cell office:value-type="float" office:value="0.302823476028569">
                <text:p>0.302823476028569</text:p>
              </table:table-cell>
              <table:table-cell office:value-type="float" office:value="0.302846167910519">
                <text:p>0.302846167910519</text:p>
              </table:table-cell>
              <table:table-cell office:value-type="float" office:value="0.302862363530746">
                <text:p>0.302862363530746</text:p>
              </table:table-cell>
              <table:table-cell office:value-type="float" office:value="0.302848648837885">
                <text:p>0.302848648837885</text:p>
              </table:table-cell>
              <table:table-cell office:value-type="float" office:value="0.302827142281122">
                <text:p>0.302827142281122</text:p>
              </table:table-cell>
              <table:table-cell office:value-type="float" office:value="0.302871883508024">
                <text:p>0.302871883508024</text:p>
              </table:table-cell>
              <table:table-cell office:value-type="float" office:value="0.302839120006232">
                <text:p>0.302839120006232</text:p>
              </table:table-cell>
              <table:table-cell office:value-type="float" office:value="0.302864519576063">
                <text:p>0.302864519576063</text:p>
              </table:table-cell>
              <table:table-cell office:value-type="float" office:value="0.302855740817148">
                <text:p>0.302855740817148</text:p>
              </table:table-cell>
            </table:table-row>
            <table:table-row>
              <table:table-cell office:value-type="string">
                <text:p>Potential diff</text:p>
                <draw:g>
                  <svg:desc>rosfootpad1.A8:rosfootpad1.A8</svg:desc>
                </draw:g>
              </table:table-cell>
              <table:table-cell office:value-type="float" office:value="-0.0000264439210300726">
                <text:p>-0.0000264439210300726</text:p>
                <draw:g>
                  <svg:desc>rosfootpad1.B8:rosfootpad1.LZ8</svg:desc>
                </draw:g>
              </table:table-cell>
              <table:table-cell office:value-type="float" office:value="0.0000295315216487513">
                <text:p>0.0000295315216487513</text:p>
              </table:table-cell>
              <table:table-cell office:value-type="float" office:value="0.0000242891040433402">
                <text:p>0.0000242891040433402</text:p>
              </table:table-cell>
              <table:table-cell office:value-type="float" office:value="-0.0000248126720788777">
                <text:p>-0.0000248126720788777</text:p>
              </table:table-cell>
              <table:table-cell office:value-type="float" office:value="-0.0000197665363079191">
                <text:p>-0.0000197665363079191</text:p>
              </table:table-cell>
              <table:table-cell office:value-type="float" office:value="0.0000127471804525214">
                <text:p>0.0000127471804525214</text:p>
              </table:table-cell>
              <table:table-cell office:value-type="float" office:value="-0.0000235064887768033">
                <text:p>-0.0000235064887768033</text:p>
              </table:table-cell>
              <table:table-cell office:value-type="float" office:value="0.0000993212541850475">
                <text:p>0.0000993212541850475</text:p>
              </table:table-cell>
              <table:table-cell office:value-type="float" office:value="-0.0000501313677921389">
                <text:p>-0.0000501313677921389</text:p>
              </table:table-cell>
              <table:table-cell office:value-type="float" office:value="-0.0000351877996949135">
                <text:p>-0.0000351877996949135</text:p>
              </table:table-cell>
              <table:table-cell office:value-type="float" office:value="-0.0000000967801998541518">
                <text:p>-0.0000000967801998541518</text:p>
              </table:table-cell>
              <table:table-cell office:value-type="float" office:value="0.00000336370147852039">
                <text:p>0.00000336370147852039</text:p>
              </table:table-cell>
              <table:table-cell office:value-type="float" office:value="0.00000921638770318145">
                <text:p>0.00000921638770318145</text:p>
              </table:table-cell>
              <table:table-cell office:value-type="float" office:value="-0.00000467769598444523">
                <text:p>-0.00000467769598444523</text:p>
              </table:table-cell>
              <table:table-cell office:value-type="float" office:value="-0.000012921777642394">
                <text:p>-0.000012921777642394</text:p>
              </table:table-cell>
              <table:table-cell office:value-type="float" office:value="0.0000182199840348951">
                <text:p>0.0000182199840348951</text:p>
              </table:table-cell>
              <table:table-cell office:value-type="float" office:value="0.0000112372723508059">
                <text:p>0.0000112372723508059</text:p>
              </table:table-cell>
              <table:table-cell office:value-type="float" office:value="-0.0000200113093111187">
                <text:p>-0.0000200113093111187</text:p>
              </table:table-cell>
              <table:table-cell office:value-type="float" office:value="0.0000222450761502291">
                <text:p>0.0000222450761502291</text:p>
              </table:table-cell>
              <table:table-cell office:value-type="float" office:value="-0.0000052655106828059">
                <text:p>-0.0000052655106828059</text:p>
              </table:table-cell>
              <table:table-cell office:value-type="float" office:value="-0.00000348319171145084">
                <text:p>-0.00000348319171145084</text:p>
              </table:table-cell>
              <table:table-cell office:value-type="float" office:value="-0.0000286893474233385">
                <text:p>-0.0000286893474233385</text:p>
              </table:table-cell>
              <table:table-cell office:value-type="float" office:value="0.0000525573130445434">
                <text:p>0.0000525573130445434</text:p>
              </table:table-cell>
              <table:table-cell office:value-type="float" office:value="-0.0000228454940873202">
                <text:p>-0.0000228454940873202</text:p>
              </table:table-cell>
              <table:table-cell office:value-type="float" office:value="0.00000917456593912958">
                <text:p>0.00000917456593912958</text:p>
              </table:table-cell>
              <table:table-cell office:value-type="float" office:value="0.0000536831962972273">
                <text:p>0.0000536831962972273</text:p>
              </table:table-cell>
              <table:table-cell office:value-type="float" office:value="-0.0000544198816196384">
                <text:p>-0.0000544198816196384</text:p>
              </table:table-cell>
              <table:table-cell office:value-type="float" office:value="-0.0000191723256842136">
                <text:p>-0.0000191723256842136</text:p>
              </table:table-cell>
              <table:table-cell office:value-type="float" office:value="0.0000273020329249474">
                <text:p>0.0000273020329249474</text:p>
              </table:table-cell>
              <table:table-cell office:value-type="float" office:value="-0.0000413762146134755">
                <text:p>-0.0000413762146134755</text:p>
              </table:table-cell>
              <table:table-cell office:value-type="float" office:value="0.00000411503466002383">
                <text:p>0.00000411503466002383</text:p>
              </table:table-cell>
              <table:table-cell office:value-type="float" office:value="0.0000124448979564318">
                <text:p>0.0000124448979564318</text:p>
              </table:table-cell>
              <table:table-cell office:value-type="float" office:value="-0.0000124790248597351">
                <text:p>-0.0000124790248597351</text:p>
              </table:table-cell>
              <table:table-cell office:value-type="float" office:value="0.0000223563781707736">
                <text:p>0.0000223563781707736</text:p>
              </table:table-cell>
              <table:table-cell office:value-type="float" office:value="0.00000506667129468452">
                <text:p>0.00000506667129468452</text:p>
              </table:table-cell>
              <table:table-cell office:value-type="float" office:value="-0.0000101722925236469">
                <text:p>-0.0000101722925236469</text:p>
              </table:table-cell>
              <table:table-cell office:value-type="float" office:value="0.000080915782833646">
                <text:p>0.000080915782833646</text:p>
              </table:table-cell>
              <table:table-cell office:value-type="float" office:value="-0.0000875411251848868">
                <text:p>-0.0000875411251848868</text:p>
              </table:table-cell>
              <table:table-cell office:value-type="float" office:value="0.0000147091750090089">
                <text:p>0.0000147091750090089</text:p>
              </table:table-cell>
              <table:table-cell office:value-type="float" office:value="0.0000133624691407985">
                <text:p>0.0000133624691407985</text:p>
              </table:table-cell>
              <table:table-cell office:value-type="float" office:value="-0.000184572055521026">
                <text:p>-0.000184572055521026</text:p>
              </table:table-cell>
              <table:table-cell office:value-type="float" office:value="-0.000197552008614987">
                <text:p>-0.000197552008614987</text:p>
              </table:table-cell>
              <table:table-cell office:value-type="float" office:value="-0.000450491473967751">
                <text:p>-0.000450491473967751</text:p>
              </table:table-cell>
              <table:table-cell office:value-type="float" office:value="-0.000111179800528494">
                <text:p>-0.000111179800528494</text:p>
              </table:table-cell>
              <table:table-cell office:value-type="float" office:value="0.000842322694623698">
                <text:p>0.000842322694623698</text:p>
              </table:table-cell>
              <table:table-cell office:value-type="float" office:value="0.000586259429115776">
                <text:p>0.000586259429115776</text:p>
              </table:table-cell>
              <table:table-cell office:value-type="float" office:value="0.000647344932801386">
                <text:p>0.000647344932801386</text:p>
              </table:table-cell>
              <table:table-cell office:value-type="float" office:value="-0.0000447987045157361">
                <text:p>-0.0000447987045157361</text:p>
              </table:table-cell>
              <table:table-cell office:value-type="float" office:value="0.000135576976622476">
                <text:p>0.000135576976622476</text:p>
              </table:table-cell>
              <table:table-cell office:value-type="float" office:value="-0.000541827550075813">
                <text:p>-0.000541827550075813</text:p>
              </table:table-cell>
              <table:table-cell office:value-type="float" office:value="-0.000769951359456622">
                <text:p>-0.000769951359456622</text:p>
              </table:table-cell>
              <table:table-cell office:value-type="float" office:value="0.0120078425583333">
                <text:p>0.0120078425583333</text:p>
              </table:table-cell>
              <table:table-cell office:value-type="float" office:value="0.00751896944637853">
                <text:p>0.00751896944637853</text:p>
              </table:table-cell>
              <table:table-cell office:value-type="float" office:value="0.0250614566371182">
                <text:p>0.0250614566371182</text:p>
              </table:table-cell>
              <table:table-cell office:value-type="float" office:value="0.0040195835335366">
                <text:p>0.0040195835335366</text:p>
              </table:table-cell>
              <table:table-cell office:value-type="float" office:value="0.00307529589884159">
                <text:p>0.00307529589884159</text:p>
              </table:table-cell>
              <table:table-cell office:value-type="float" office:value="-0.0000102514620685668">
                <text:p>-0.0000102514620685668</text:p>
              </table:table-cell>
              <table:table-cell office:value-type="float" office:value="-0.00111226352662169">
                <text:p>-0.00111226352662169</text:p>
              </table:table-cell>
              <table:table-cell office:value-type="float" office:value="0.0000236301828034358">
                <text:p>0.0000236301828034358</text:p>
              </table:table-cell>
              <table:table-cell office:value-type="float" office:value="0.00143270428729353">
                <text:p>0.00143270428729353</text:p>
              </table:table-cell>
              <table:table-cell office:value-type="float" office:value="-0.0044431531640397">
                <text:p>-0.0044431531640397</text:p>
              </table:table-cell>
              <table:table-cell office:value-type="float" office:value="-0.0115158287755695">
                <text:p>-0.0115158287755695</text:p>
              </table:table-cell>
              <table:table-cell office:value-type="float" office:value="-0.0135551625852172">
                <text:p>-0.0135551625852172</text:p>
              </table:table-cell>
              <table:table-cell office:value-type="float" office:value="-0.00933127213509805">
                <text:p>-0.00933127213509805</text:p>
              </table:table-cell>
              <table:table-cell office:value-type="float" office:value="-0.00193829615660285">
                <text:p>-0.00193829615660285</text:p>
              </table:table-cell>
              <table:table-cell office:value-type="float" office:value="0.000485677516962935">
                <text:p>0.000485677516962935</text:p>
              </table:table-cell>
              <table:table-cell office:value-type="float" office:value="0.000095773418663625">
                <text:p>0.000095773418663625</text:p>
              </table:table-cell>
              <table:table-cell office:value-type="float" office:value="-0.00183585022393984">
                <text:p>-0.00183585022393984</text:p>
              </table:table-cell>
              <table:table-cell office:value-type="float" office:value="-0.00179850503769224">
                <text:p>-0.00179850503769224</text:p>
              </table:table-cell>
              <table:table-cell office:value-type="float" office:value="-0.00210467223219074">
                <text:p>-0.00210467223219074</text:p>
              </table:table-cell>
              <table:table-cell office:value-type="float" office:value="-0.000731760129735415">
                <text:p>-0.000731760129735415</text:p>
              </table:table-cell>
              <table:table-cell office:value-type="float" office:value="-0.00047154949018402">
                <text:p>-0.00047154949018402</text:p>
              </table:table-cell>
              <table:table-cell office:value-type="float" office:value="0.00173120506932434">
                <text:p>0.00173120506932434</text:p>
              </table:table-cell>
              <table:table-cell office:value-type="float" office:value="0.0367280655403626">
                <text:p>0.0367280655403626</text:p>
              </table:table-cell>
              <table:table-cell office:value-type="float" office:value="-0.000587195692020981">
                <text:p>-0.000587195692020981</text:p>
              </table:table-cell>
              <table:table-cell office:value-type="float" office:value="-0.00164743009666424">
                <text:p>-0.00164743009666424</text:p>
              </table:table-cell>
              <table:table-cell office:value-type="float" office:value="-0.00392233208258791">
                <text:p>-0.00392233208258791</text:p>
              </table:table-cell>
              <table:table-cell office:value-type="float" office:value="-0.00431229657426663">
                <text:p>-0.00431229657426663</text:p>
              </table:table-cell>
              <table:table-cell office:value-type="float" office:value="-0.00451746166366801">
                <text:p>-0.00451746166366801</text:p>
              </table:table-cell>
              <table:table-cell office:value-type="float" office:value="-0.00112259278872323">
                <text:p>-0.00112259278872323</text:p>
              </table:table-cell>
              <table:table-cell office:value-type="float" office:value="-0.00161545905258215">
                <text:p>-0.00161545905258215</text:p>
              </table:table-cell>
              <table:table-cell office:value-type="float" office:value="-0.00359699621965359">
                <text:p>-0.00359699621965359</text:p>
              </table:table-cell>
              <table:table-cell office:value-type="float" office:value="-0.00761278019112244">
                <text:p>-0.00761278019112244</text:p>
              </table:table-cell>
              <table:table-cell office:value-type="float" office:value="-0.000172956094653676">
                <text:p>-0.000172956094653676</text:p>
              </table:table-cell>
              <table:table-cell office:value-type="float" office:value="-0.000843656288740113">
                <text:p>-0.000843656288740113</text:p>
              </table:table-cell>
              <table:table-cell office:value-type="float" office:value="-0.00060000924111614">
                <text:p>-0.00060000924111614</text:p>
              </table:table-cell>
              <table:table-cell office:value-type="float" office:value="0.00198410527372667">
                <text:p>0.00198410527372667</text:p>
              </table:table-cell>
              <table:table-cell office:value-type="float" office:value="-0.000140949449002392">
                <text:p>-0.000140949449002392</text:p>
              </table:table-cell>
              <table:table-cell office:value-type="float" office:value="-0.000816927013406188">
                <text:p>-0.000816927013406188</text:p>
              </table:table-cell>
              <table:table-cell office:value-type="float" office:value="-0.00441326099438211">
                <text:p>-0.00441326099438211</text:p>
              </table:table-cell>
              <table:table-cell office:value-type="float" office:value="-0.000832307531205889">
                <text:p>-0.000832307531205889</text:p>
              </table:table-cell>
              <table:table-cell office:value-type="float" office:value="0.0211109390603433">
                <text:p>0.0211109390603433</text:p>
              </table:table-cell>
              <table:table-cell office:value-type="float" office:value="0.000209084132159976">
                <text:p>0.000209084132159976</text:p>
              </table:table-cell>
              <table:table-cell office:value-type="float" office:value="0.00420868630413224">
                <text:p>0.00420868630413224</text:p>
              </table:table-cell>
              <table:table-cell office:value-type="float" office:value="0.00513996492464697">
                <text:p>0.00513996492464697</text:p>
              </table:table-cell>
              <table:table-cell office:value-type="float" office:value="0.0114541960717626">
                <text:p>0.0114541960717626</text:p>
              </table:table-cell>
              <table:table-cell office:value-type="float" office:value="-0.000119691375580322">
                <text:p>-0.000119691375580322</text:p>
              </table:table-cell>
              <table:table-cell office:value-type="float" office:value="-0.00274881589111553">
                <text:p>-0.00274881589111553</text:p>
              </table:table-cell>
              <table:table-cell office:value-type="float" office:value="-0.00106248632494099">
                <text:p>-0.00106248632494099</text:p>
              </table:table-cell>
              <table:table-cell office:value-type="float" office:value="-0.00724756902519214">
                <text:p>-0.00724756902519214</text:p>
              </table:table-cell>
              <table:table-cell office:value-type="float" office:value="-0.0254071191742136">
                <text:p>-0.0254071191742136</text:p>
              </table:table-cell>
              <table:table-cell office:value-type="float" office:value="-0.00114488401244717">
                <text:p>-0.00114488401244717</text:p>
              </table:table-cell>
              <table:table-cell office:value-type="float" office:value="-0.000428480659986408">
                <text:p>-0.000428480659986408</text:p>
              </table:table-cell>
              <table:table-cell office:value-type="float" office:value="0.00182593640952555">
                <text:p>0.00182593640952555</text:p>
              </table:table-cell>
              <table:table-cell office:value-type="float" office:value="-0.000622269261156438">
                <text:p>-0.000622269261156438</text:p>
              </table:table-cell>
              <table:table-cell office:value-type="float" office:value="-0.00956462887919696">
                <text:p>-0.00956462887919696</text:p>
              </table:table-cell>
              <table:table-cell office:value-type="float" office:value="0.00108013946623586">
                <text:p>0.00108013946623586</text:p>
              </table:table-cell>
              <table:table-cell office:value-type="float" office:value="-0.0000558744250814813">
                <text:p>-0.0000558744250814813</text:p>
              </table:table-cell>
              <table:table-cell office:value-type="float" office:value="0.00109537981739172">
                <text:p>0.00109537981739172</text:p>
              </table:table-cell>
              <table:table-cell office:value-type="float" office:value="0.0396750601168558">
                <text:p>0.0396750601168558</text:p>
              </table:table-cell>
              <table:table-cell office:value-type="float" office:value="0.00434820765005362">
                <text:p>0.00434820765005362</text:p>
              </table:table-cell>
              <table:table-cell office:value-type="float" office:value="-0.00354802778222207">
                <text:p>-0.00354802778222207</text:p>
              </table:table-cell>
              <table:table-cell office:value-type="float" office:value="-0.0050383084959853">
                <text:p>-0.0050383084959853</text:p>
              </table:table-cell>
              <table:table-cell office:value-type="float" office:value="-0.00422901795585817">
                <text:p>-0.00422901795585817</text:p>
              </table:table-cell>
              <table:table-cell office:value-type="float" office:value="-0.0126980107592813">
                <text:p>-0.0126980107592813</text:p>
              </table:table-cell>
              <table:table-cell office:value-type="float" office:value="-0.0055404775615609">
                <text:p>-0.0055404775615609</text:p>
              </table:table-cell>
              <table:table-cell office:value-type="float" office:value="-0.0123968175372959">
                <text:p>-0.0123968175372959</text:p>
              </table:table-cell>
              <table:table-cell office:value-type="float" office:value="0.00636533763330072">
                <text:p>0.00636533763330072</text:p>
              </table:table-cell>
              <table:table-cell office:value-type="float" office:value="0.004163602464612">
                <text:p>0.004163602464612</text:p>
              </table:table-cell>
              <table:table-cell office:value-type="float" office:value="0.00102048275721123">
                <text:p>0.00102048275721123</text:p>
              </table:table-cell>
              <table:table-cell office:value-type="float" office:value="-0.00145651724335671">
                <text:p>-0.00145651724335671</text:p>
              </table:table-cell>
              <table:table-cell office:value-type="float" office:value="-0.0020675765439197">
                <text:p>-0.0020675765439197</text:p>
              </table:table-cell>
              <table:table-cell office:value-type="float" office:value="0.00103357926710468">
                <text:p>0.00103357926710468</text:p>
              </table:table-cell>
              <table:table-cell office:value-type="float" office:value="0.000715133712843652">
                <text:p>0.000715133712843652</text:p>
              </table:table-cell>
              <table:table-cell office:value-type="float" office:value="-0.00103692026400531">
                <text:p>-0.00103692026400531</text:p>
              </table:table-cell>
              <table:table-cell office:value-type="float" office:value="-0.00342808322411936">
                <text:p>-0.00342808322411936</text:p>
              </table:table-cell>
              <table:table-cell office:value-type="float" office:value="-0.00524067107604959">
                <text:p>-0.00524067107604959</text:p>
              </table:table-cell>
              <table:table-cell office:value-type="float" office:value="0.0221418903866062">
                <text:p>0.0221418903866062</text:p>
              </table:table-cell>
              <table:table-cell office:value-type="float" office:value="0.00262701480847377">
                <text:p>0.00262701480847377</text:p>
              </table:table-cell>
              <table:table-cell office:value-type="float" office:value="-0.000143345750350077">
                <text:p>-0.000143345750350077</text:p>
              </table:table-cell>
              <table:table-cell office:value-type="float" office:value="-0.00137204341510422">
                <text:p>-0.00137204341510422</text:p>
              </table:table-cell>
              <table:table-cell office:value-type="float" office:value="0.00422728986821541">
                <text:p>0.00422728986821541</text:p>
              </table:table-cell>
              <table:table-cell office:value-type="float" office:value="0.0106568985986137">
                <text:p>0.0106568985986137</text:p>
              </table:table-cell>
              <table:table-cell office:value-type="float" office:value="0.0038387104635752">
                <text:p>0.0038387104635752</text:p>
              </table:table-cell>
              <table:table-cell office:value-type="float" office:value="0.0026855056800783">
                <text:p>0.0026855056800783</text:p>
              </table:table-cell>
              <table:table-cell office:value-type="float" office:value="0.00122501280448495">
                <text:p>0.00122501280448495</text:p>
              </table:table-cell>
              <table:table-cell office:value-type="float" office:value="-0.000405263775893561">
                <text:p>-0.000405263775893561</text:p>
              </table:table-cell>
              <table:table-cell office:value-type="float" office:value="-0.000918618069021437">
                <text:p>-0.000918618069021437</text:p>
              </table:table-cell>
              <table:table-cell office:value-type="float" office:value="-0.000507191023479847">
                <text:p>-0.000507191023479847</text:p>
              </table:table-cell>
              <table:table-cell office:value-type="float" office:value="0.00228014581065017">
                <text:p>0.00228014581065017</text:p>
              </table:table-cell>
              <table:table-cell office:value-type="float" office:value="-0.00217654880682994">
                <text:p>-0.00217654880682994</text:p>
              </table:table-cell>
              <table:table-cell office:value-type="float" office:value="-0.00401305165099541">
                <text:p>-0.00401305165099541</text:p>
              </table:table-cell>
              <table:table-cell office:value-type="float" office:value="-0.0276316305696177">
                <text:p>-0.0276316305696177</text:p>
              </table:table-cell>
              <table:table-cell office:value-type="float" office:value="-0.00347331345132307">
                <text:p>-0.00347331345132307</text:p>
              </table:table-cell>
              <table:table-cell office:value-type="float" office:value="-0.00244490093605976">
                <text:p>-0.00244490093605976</text:p>
              </table:table-cell>
              <table:table-cell office:value-type="float" office:value="-0.00209212189504537">
                <text:p>-0.00209212189504537</text:p>
              </table:table-cell>
              <table:table-cell office:value-type="float" office:value="-0.000500449168175376">
                <text:p>-0.000500449168175376</text:p>
              </table:table-cell>
              <table:table-cell office:value-type="float" office:value="0.000214404861293316">
                <text:p>0.000214404861293316</text:p>
              </table:table-cell>
              <table:table-cell office:value-type="float" office:value="-0.00025460603352756">
                <text:p>-0.00025460603352756</text:p>
              </table:table-cell>
              <table:table-cell office:value-type="float" office:value="-0.00159313612519213">
                <text:p>-0.00159313612519213</text:p>
              </table:table-cell>
              <table:table-cell office:value-type="float" office:value="-0.00224506173322198">
                <text:p>-0.00224506173322198</text:p>
              </table:table-cell>
              <table:table-cell office:value-type="float" office:value="-0.00106563730581283">
                <text:p>-0.00106563730581283</text:p>
              </table:table-cell>
              <table:table-cell office:value-type="float" office:value="-0.000514951807898567">
                <text:p>-0.000514951807898567</text:p>
              </table:table-cell>
              <table:table-cell office:value-type="float" office:value="-0.000475755692953772">
                <text:p>-0.000475755692953772</text:p>
              </table:table-cell>
              <table:table-cell office:value-type="float" office:value="-0.000313500057776306">
                <text:p>-0.000313500057776306</text:p>
              </table:table-cell>
              <table:table-cell office:value-type="float" office:value="0.0387660279684684">
                <text:p>0.0387660279684684</text:p>
              </table:table-cell>
              <table:table-cell office:value-type="float" office:value="-0.00102554980091657">
                <text:p>-0.00102554980091657</text:p>
              </table:table-cell>
              <table:table-cell office:value-type="float" office:value="-0.000331865730321901">
                <text:p>-0.000331865730321901</text:p>
              </table:table-cell>
              <table:table-cell office:value-type="float" office:value="-0.00550874431856058">
                <text:p>-0.00550874431856058</text:p>
              </table:table-cell>
              <table:table-cell office:value-type="float" office:value="-0.00571384886554077">
                <text:p>-0.00571384886554077</text:p>
              </table:table-cell>
              <table:table-cell office:value-type="float" office:value="-0.00295163557497552">
                <text:p>-0.00295163557497552</text:p>
              </table:table-cell>
              <table:table-cell office:value-type="float" office:value="-0.0146180700366613">
                <text:p>-0.0146180700366613</text:p>
              </table:table-cell>
              <table:table-cell office:value-type="float" office:value="0.00240647536165206">
                <text:p>0.00240647536165206</text:p>
              </table:table-cell>
              <table:table-cell office:value-type="float" office:value="0.000598085835276152">
                <text:p>0.000598085835276152</text:p>
              </table:table-cell>
              <table:table-cell office:value-type="float" office:value="-0.000372528815082096">
                <text:p>-0.000372528815082096</text:p>
              </table:table-cell>
              <table:table-cell office:value-type="float" office:value="-0.000859455759537164">
                <text:p>-0.000859455759537164</text:p>
              </table:table-cell>
              <table:table-cell office:value-type="float" office:value="0.000237961674074416">
                <text:p>0.000237961674074416</text:p>
              </table:table-cell>
              <table:table-cell office:value-type="float" office:value="0.00105069455669288">
                <text:p>0.00105069455669288</text:p>
              </table:table-cell>
              <table:table-cell office:value-type="float" office:value="-0.00211653785517812">
                <text:p>-0.00211653785517812</text:p>
              </table:table-cell>
              <table:table-cell office:value-type="float" office:value="-0.00320151874885599">
                <text:p>-0.00320151874885599</text:p>
              </table:table-cell>
              <table:table-cell office:value-type="float" office:value="-0.00347817721898036">
                <text:p>-0.00347817721898036</text:p>
              </table:table-cell>
              <table:table-cell office:value-type="float" office:value="0.0275876180881264">
                <text:p>0.0275876180881264</text:p>
              </table:table-cell>
              <table:table-cell office:value-type="float" office:value="-0.00146974053110788">
                <text:p>-0.00146974053110788</text:p>
              </table:table-cell>
              <table:table-cell office:value-type="float" office:value="0.0196742069547567">
                <text:p>0.0196742069547567</text:p>
              </table:table-cell>
              <table:table-cell office:value-type="float" office:value="0.0010482674558378">
                <text:p>0.0010482674558378</text:p>
              </table:table-cell>
              <table:table-cell office:value-type="float" office:value="-0.000653869548940922">
                <text:p>-0.000653869548940922</text:p>
              </table:table-cell>
              <table:table-cell office:value-type="float" office:value="-0.00146529967069814">
                <text:p>-0.00146529967069814</text:p>
              </table:table-cell>
              <table:table-cell office:value-type="float" office:value="0.000571148581656633">
                <text:p>0.000571148581656633</text:p>
              </table:table-cell>
              <table:table-cell office:value-type="float" office:value="-0.000299987814012637">
                <text:p>-0.000299987814012637</text:p>
              </table:table-cell>
              <table:table-cell office:value-type="float" office:value="-0.00485084942319214">
                <text:p>-0.00485084942319214</text:p>
              </table:table-cell>
              <table:table-cell office:value-type="float" office:value="-0.0323602517404497">
                <text:p>-0.0323602517404497</text:p>
              </table:table-cell>
              <table:table-cell office:value-type="float" office:value="-0.00464202851011997">
                <text:p>-0.00464202851011997</text:p>
              </table:table-cell>
              <table:table-cell office:value-type="float" office:value="-0.00236737927659142">
                <text:p>-0.00236737927659142</text:p>
              </table:table-cell>
              <table:table-cell office:value-type="float" office:value="-0.00131209940276478">
                <text:p>-0.00131209940276478</text:p>
              </table:table-cell>
              <table:table-cell office:value-type="float" office:value="0.000445561863269051">
                <text:p>0.000445561863269051</text:p>
              </table:table-cell>
              <table:table-cell office:value-type="float" office:value="0.00102690469265943">
                <text:p>0.00102690469265943</text:p>
              </table:table-cell>
              <table:table-cell office:value-type="float" office:value="-0.000501808432130491">
                <text:p>-0.000501808432130491</text:p>
              </table:table-cell>
              <table:table-cell office:value-type="float" office:value="-0.00254806244739542">
                <text:p>-0.00254806244739542</text:p>
              </table:table-cell>
              <table:table-cell office:value-type="float" office:value="-0.00014294856088698">
                <text:p>-0.00014294856088698</text:p>
              </table:table-cell>
              <table:table-cell office:value-type="float" office:value="-0.0000951395884952189">
                <text:p>-0.0000951395884952189</text:p>
              </table:table-cell>
              <table:table-cell office:value-type="float" office:value="-0.000215667783462825">
                <text:p>-0.000215667783462825</text:p>
              </table:table-cell>
              <table:table-cell office:value-type="float" office:value="0.0390810449086437">
                <text:p>0.0390810449086437</text:p>
              </table:table-cell>
              <table:table-cell office:value-type="float" office:value="-0.000450798210712422">
                <text:p>-0.000450798210712422</text:p>
              </table:table-cell>
              <table:table-cell office:value-type="float" office:value="-0.000718756560380007">
                <text:p>-0.000718756560380007</text:p>
              </table:table-cell>
              <table:table-cell office:value-type="float" office:value="-0.0018111242451252">
                <text:p>-0.0018111242451252</text:p>
              </table:table-cell>
              <table:table-cell office:value-type="float" office:value="-0.00390279572279328">
                <text:p>-0.00390279572279328</text:p>
              </table:table-cell>
              <table:table-cell office:value-type="float" office:value="-0.0115831224710059">
                <text:p>-0.0115831224710059</text:p>
              </table:table-cell>
              <table:table-cell office:value-type="float" office:value="-0.00524201665648494">
                <text:p>-0.00524201665648494</text:p>
              </table:table-cell>
              <table:table-cell office:value-type="float" office:value="-0.00165791542493215">
                <text:p>-0.00165791542493215</text:p>
              </table:table-cell>
              <table:table-cell office:value-type="float" office:value="-0.000402269351449602">
                <text:p>-0.000402269351449602</text:p>
              </table:table-cell>
              <table:table-cell office:value-type="float" office:value="-0.000970718717069718">
                <text:p>-0.000970718717069718</text:p>
              </table:table-cell>
              <table:table-cell office:value-type="float" office:value="-0.00019475371021338">
                <text:p>-0.00019475371021338</text:p>
              </table:table-cell>
              <table:table-cell office:value-type="float" office:value="-0.00155834951597872">
                <text:p>-0.00155834951597872</text:p>
              </table:table-cell>
              <table:table-cell office:value-type="float" office:value="-0.0015483976325063">
                <text:p>-0.0015483976325063</text:p>
              </table:table-cell>
              <table:table-cell office:value-type="float" office:value="-0.00676061077317397">
                <text:p>-0.00676061077317397</text:p>
              </table:table-cell>
              <table:table-cell office:value-type="float" office:value="0.0278191395594164">
                <text:p>0.0278191395594164</text:p>
              </table:table-cell>
              <table:table-cell office:value-type="float" office:value="-0.000337369778438457">
                <text:p>-0.000337369778438457</text:p>
              </table:table-cell>
              <table:table-cell office:value-type="float" office:value="0.0200890011485182">
                <text:p>0.0200890011485182</text:p>
              </table:table-cell>
              <table:table-cell office:value-type="float" office:value="-0.0000472041920015487">
                <text:p>-0.0000472041920015487</text:p>
              </table:table-cell>
              <table:table-cell office:value-type="float" office:value="-0.0376663137917075">
                <text:p>-0.0376663137917075</text:p>
              </table:table-cell>
              <table:table-cell office:value-type="float" office:value="-0.00340259304773172">
                <text:p>-0.00340259304773172</text:p>
              </table:table-cell>
              <table:table-cell office:value-type="float" office:value="-0.00372338114922888">
                <text:p>-0.00372338114922888</text:p>
              </table:table-cell>
              <table:table-cell office:value-type="float" office:value="-0.00271454051420605">
                <text:p>-0.00271454051420605</text:p>
              </table:table-cell>
              <table:table-cell office:value-type="float" office:value="-0.0035017627064472">
                <text:p>-0.0035017627064472</text:p>
              </table:table-cell>
              <table:table-cell office:value-type="float" office:value="-0.00190215500579244">
                <text:p>-0.00190215500579244</text:p>
              </table:table-cell>
              <table:table-cell office:value-type="float" office:value="-0.00083856596650389">
                <text:p>-0.00083856596650389</text:p>
              </table:table-cell>
              <table:table-cell office:value-type="float" office:value="-0.000277975588488855">
                <text:p>-0.000277975588488855</text:p>
              </table:table-cell>
              <table:table-cell office:value-type="float" office:value="-0.0000502694454993513">
                <text:p>-0.0000502694454993513</text:p>
              </table:table-cell>
              <table:table-cell office:value-type="float" office:value="-0.0000888248095929356">
                <text:p>-0.0000888248095929356</text:p>
              </table:table-cell>
              <table:table-cell office:value-type="float" office:value="0.00242903991797655">
                <text:p>0.00242903991797655</text:p>
              </table:table-cell>
              <table:table-cell office:value-type="float" office:value="0.0371832136635547">
                <text:p>0.0371832136635547</text:p>
              </table:table-cell>
              <table:table-cell office:value-type="float" office:value="-0.00131281512939185">
                <text:p>-0.00131281512939185</text:p>
              </table:table-cell>
              <table:table-cell office:value-type="float" office:value="0.000537310981457373">
                <text:p>0.000537310981457373</text:p>
              </table:table-cell>
              <table:table-cell office:value-type="float" office:value="-0.00273195041798324">
                <text:p>-0.00273195041798324</text:p>
              </table:table-cell>
              <table:table-cell office:value-type="float" office:value="-0.0163476871316143">
                <text:p>-0.0163476871316143</text:p>
              </table:table-cell>
              <table:table-cell office:value-type="float" office:value="-0.00837098029720629">
                <text:p>-0.00837098029720629</text:p>
              </table:table-cell>
              <table:table-cell office:value-type="float" office:value="-0.0086462751473485">
                <text:p>-0.0086462751473485</text:p>
              </table:table-cell>
              <table:table-cell office:value-type="float" office:value="0.0106311067913944">
                <text:p>0.0106311067913944</text:p>
              </table:table-cell>
              <table:table-cell office:value-type="float" office:value="0.0026290158782078">
                <text:p>0.0026290158782078</text:p>
              </table:table-cell>
              <table:table-cell office:value-type="float" office:value="0.000405486918850118">
                <text:p>0.000405486918850118</text:p>
              </table:table-cell>
              <table:table-cell office:value-type="float" office:value="-0.00168373547332873">
                <text:p>-0.00168373547332873</text:p>
              </table:table-cell>
              <table:table-cell office:value-type="float" office:value="0.000126439257684519">
                <text:p>0.000126439257684519</text:p>
              </table:table-cell>
              <table:table-cell office:value-type="float" office:value="-0.00140703947696175">
                <text:p>-0.00140703947696175</text:p>
              </table:table-cell>
              <table:table-cell office:value-type="float" office:value="-0.00111965925128071">
                <text:p>-0.00111965925128071</text:p>
              </table:table-cell>
              <table:table-cell office:value-type="float" office:value="-0.0034459664628812">
                <text:p>-0.0034459664628812</text:p>
              </table:table-cell>
              <table:table-cell office:value-type="float" office:value="-0.00253974275154584">
                <text:p>-0.00253974275154584</text:p>
              </table:table-cell>
              <table:table-cell office:value-type="float" office:value="0.00152901077230799">
                <text:p>0.00152901077230799</text:p>
              </table:table-cell>
              <table:table-cell office:value-type="float" office:value="0.0211827886210598">
                <text:p>0.0211827886210598</text:p>
              </table:table-cell>
              <table:table-cell office:value-type="float" office:value="-0.00192877188705098">
                <text:p>-0.00192877188705098</text:p>
              </table:table-cell>
              <table:table-cell office:value-type="float" office:value="-0.00122544587586293">
                <text:p>-0.00122544587586293</text:p>
              </table:table-cell>
              <table:table-cell office:value-type="float" office:value="0.0157528177764354">
                <text:p>0.0157528177764354</text:p>
              </table:table-cell>
              <table:table-cell office:value-type="float" office:value="0.00284853707625898">
                <text:p>0.00284853707625898</text:p>
              </table:table-cell>
              <table:table-cell office:value-type="float" office:value="0.00191364588394072">
                <text:p>0.00191364588394072</text:p>
              </table:table-cell>
              <table:table-cell office:value-type="float" office:value="-0.00330276787101069">
                <text:p>-0.00330276787101069</text:p>
              </table:table-cell>
              <table:table-cell office:value-type="float" office:value="-0.0023336501905552">
                <text:p>-0.0023336501905552</text:p>
              </table:table-cell>
              <table:table-cell office:value-type="float" office:value="-0.00285401559083137">
                <text:p>-0.00285401559083137</text:p>
              </table:table-cell>
              <table:table-cell office:value-type="float" office:value="-0.00119199155207933">
                <text:p>-0.00119199155207933</text:p>
              </table:table-cell>
              <table:table-cell office:value-type="float" office:value="-0.0233572878482893">
                <text:p>-0.0233572878482893</text:p>
              </table:table-cell>
              <table:table-cell office:value-type="float" office:value="-0.00562505176096972">
                <text:p>-0.00562505176096972</text:p>
              </table:table-cell>
              <table:table-cell office:value-type="float" office:value="-0.00392264445027679">
                <text:p>-0.00392264445027679</text:p>
              </table:table-cell>
              <table:table-cell office:value-type="float" office:value="-0.000741105645035878">
                <text:p>-0.000741105645035878</text:p>
              </table:table-cell>
              <table:table-cell office:value-type="float" office:value="0.000199632641986636">
                <text:p>0.000199632641986636</text:p>
              </table:table-cell>
              <table:table-cell office:value-type="float" office:value="0.00146906193242941">
                <text:p>0.00146906193242941</text:p>
              </table:table-cell>
              <table:table-cell office:value-type="float" office:value="-0.000586263605560022">
                <text:p>-0.000586263605560022</text:p>
              </table:table-cell>
              <table:table-cell office:value-type="float" office:value="0.0000198872176639386">
                <text:p>0.0000198872176639386</text:p>
              </table:table-cell>
              <table:table-cell office:value-type="float" office:value="0.0000310494513656723">
                <text:p>0.0000310494513656723</text:p>
              </table:table-cell>
              <table:table-cell office:value-type="float" office:value="0.0000932233321822018">
                <text:p>0.0000932233321822018</text:p>
              </table:table-cell>
              <table:table-cell office:value-type="float" office:value="0.000170638742077567">
                <text:p>0.000170638742077567</text:p>
              </table:table-cell>
              <table:table-cell office:value-type="float" office:value="0.000178766902911631">
                <text:p>0.000178766902911631</text:p>
              </table:table-cell>
              <table:table-cell office:value-type="float" office:value="-0.0000102696827490867">
                <text:p>-0.0000102696827490867</text:p>
              </table:table-cell>
              <table:table-cell office:value-type="float" office:value="0.0000423130026740992">
                <text:p>0.0000423130026740992</text:p>
              </table:table-cell>
              <table:table-cell office:value-type="float" office:value="0.000142789110560482">
                <text:p>0.000142789110560482</text:p>
              </table:table-cell>
              <table:table-cell office:value-type="float" office:value="-0.0000387310707142263">
                <text:p>-0.0000387310707142263</text:p>
              </table:table-cell>
              <table:table-cell office:value-type="float" office:value="0.0000966844064721473">
                <text:p>0.0000966844064721473</text:p>
              </table:table-cell>
              <table:table-cell office:value-type="float" office:value="0.00000931874795845333">
                <text:p>0.00000931874795845333</text:p>
              </table:table-cell>
              <table:table-cell office:value-type="float" office:value="0.0000977100370431749">
                <text:p>0.0000977100370431749</text:p>
              </table:table-cell>
              <table:table-cell office:value-type="float" office:value="0.000146646639097081">
                <text:p>0.000146646639097081</text:p>
              </table:table-cell>
              <table:table-cell office:value-type="float" office:value="0.0000226930020698624">
                <text:p>0.0000226930020698624</text:p>
              </table:table-cell>
              <table:table-cell office:value-type="float" office:value="0.000000988245306698943">
                <text:p>0.000000988245306698943</text:p>
              </table:table-cell>
              <table:table-cell office:value-type="float" office:value="-0.0000146501947093647">
                <text:p>-0.0000146501947093647</text:p>
              </table:table-cell>
              <table:table-cell office:value-type="float" office:value="0.0000105991977276676">
                <text:p>0.0000105991977276676</text:p>
              </table:table-cell>
              <table:table-cell office:value-type="float" office:value="0.0000134001150342566">
                <text:p>0.0000134001150342566</text:p>
              </table:table-cell>
              <table:table-cell office:value-type="float" office:value="-0.0000237511171672922">
                <text:p>-0.0000237511171672922</text:p>
              </table:table-cell>
              <table:table-cell office:value-type="float" office:value="0.000050671800881974">
                <text:p>0.000050671800881974</text:p>
              </table:table-cell>
              <table:table-cell office:value-type="float" office:value="-0.0000189699657647813">
                <text:p>-0.0000189699657647813</text:p>
              </table:table-cell>
              <table:table-cell office:value-type="float" office:value="0.0000101303242029394">
                <text:p>0.0000101303242029394</text:p>
              </table:table-cell>
              <table:table-cell office:value-type="float" office:value="0.0000173998891194183">
                <text:p>0.0000173998891194183</text:p>
              </table:table-cell>
              <table:table-cell office:value-type="float" office:value="-0.0000172549314235715">
                <text:p>-0.0000172549314235715</text:p>
              </table:table-cell>
              <table:table-cell office:value-type="float" office:value="0.0000127357917356075">
                <text:p>0.0000127357917356075</text:p>
              </table:table-cell>
              <table:table-cell office:value-type="float" office:value="-0.0000224348568461097">
                <text:p>-0.0000224348568461097</text:p>
              </table:table-cell>
              <table:table-cell office:value-type="float" office:value="0.0000332874042586195">
                <text:p>0.0000332874042586195</text:p>
              </table:table-cell>
              <table:table-cell office:value-type="float" office:value="-0.00000487980107916064">
                <text:p>-0.00000487980107916064</text:p>
              </table:table-cell>
              <table:table-cell office:value-type="float" office:value="-0.00000437736263714239">
                <text:p>-0.00000437736263714239</text:p>
              </table:table-cell>
              <table:table-cell office:value-type="float" office:value="-0.00000628715183309536">
                <text:p>-0.00000628715183309536</text:p>
              </table:table-cell>
              <table:table-cell office:value-type="float" office:value="0.0000417951068761302">
                <text:p>0.0000417951068761302</text:p>
              </table:table-cell>
              <table:table-cell office:value-type="float" office:value="-0.0000235849985807945">
                <text:p>-0.0000235849985807945</text:p>
              </table:table-cell>
              <table:table-cell office:value-type="float" office:value="-0.00000770640976660575">
                <text:p>-0.00000770640976660575</text:p>
              </table:table-cell>
              <table:table-cell office:value-type="float" office:value="0.0000185575766080137">
                <text:p>0.0000185575766080137</text:p>
              </table:table-cell>
              <table:table-cell office:value-type="float" office:value="-0.00000877961505557634">
                <text:p>-0.00000877961505557634</text:p>
              </table:table-cell>
              <table:table-cell office:value-type="float" office:value="0.0000158372188369671">
                <text:p>0.0000158372188369671</text:p>
              </table:table-cell>
              <table:table-cell office:value-type="float" office:value="-0.00000015921150919862">
                <text:p>-0.00000015921150919862</text:p>
              </table:table-cell>
              <table:table-cell office:value-type="float" office:value="0.0000139816525118186">
                <text:p>0.0000139816525118186</text:p>
              </table:table-cell>
              <table:table-cell office:value-type="float" office:value="0.000000437057674385066">
                <text:p>0.000000437057674385066</text:p>
              </table:table-cell>
              <table:table-cell office:value-type="float" office:value="0.000016784142245152">
                <text:p>0.000016784142245152</text:p>
              </table:table-cell>
              <table:table-cell office:value-type="float" office:value="-0.0000222701601977904">
                <text:p>-0.0000222701601977904</text:p>
              </table:table-cell>
              <table:table-cell office:value-type="float" office:value="0.0000247697651443168">
                <text:p>0.0000247697651443168</text:p>
              </table:table-cell>
              <table:table-cell office:value-type="float" office:value="-0.0000317701969803075">
                <text:p>-0.0000317701969803075</text:p>
              </table:table-cell>
              <table:table-cell office:value-type="float" office:value="0.00000797305470051635">
                <text:p>0.00000797305470051635</text:p>
              </table:table-cell>
              <table:table-cell office:value-type="float" office:value="0.0000135795060915433">
                <text:p>0.0000135795060915433</text:p>
              </table:table-cell>
              <table:table-cell office:value-type="float" office:value="-0.00000241610125362168">
                <text:p>-0.00000241610125362168</text:p>
              </table:table-cell>
              <table:table-cell office:value-type="float" office:value="-0.0000385849582444364">
                <text:p>-0.0000385849582444364</text:p>
              </table:table-cell>
              <table:table-cell office:value-type="float" office:value="0.0000199124362417202">
                <text:p>0.0000199124362417202</text:p>
              </table:table-cell>
              <table:table-cell office:value-type="float" office:value="0.0000378625905667063">
                <text:p>0.0000378625905667063</text:p>
              </table:table-cell>
              <table:table-cell office:value-type="float" office:value="-0.0000425968596678428">
                <text:p>-0.0000425968596678428</text:p>
              </table:table-cell>
              <table:table-cell office:value-type="float" office:value="-0.00000362785364127483">
                <text:p>-0.00000362785364127483</text:p>
              </table:table-cell>
              <table:table-cell office:value-type="float" office:value="0.0000170248159799824">
                <text:p>0.0000170248159799824</text:p>
              </table:table-cell>
              <table:table-cell office:value-type="float" office:value="-0.000011814999812787">
                <text:p>-0.000011814999812787</text:p>
              </table:table-cell>
              <table:table-cell office:value-type="float" office:value="0.0000357906941840791">
                <text:p>0.0000357906941840791</text:p>
              </table:table-cell>
              <table:table-cell office:value-type="float" office:value="-0.000035047286541523">
                <text:p>-0.000035047286541523</text:p>
              </table:table-cell>
              <table:table-cell office:value-type="float" office:value="0.00000813680699529584">
                <text:p>0.00000813680699529584</text:p>
              </table:table-cell>
              <table:table-cell office:value-type="float" office:value="0.0000194244701646751">
                <text:p>0.0000194244701646751</text:p>
              </table:table-cell>
              <table:table-cell office:value-type="float" office:value="0.0000130880115805643">
                <text:p>0.0000130880115805643</text:p>
              </table:table-cell>
              <table:table-cell office:value-type="float" office:value="-0.000040733277552607">
                <text:p>-0.000040733277552607</text:p>
              </table:table-cell>
              <table:table-cell office:value-type="float" office:value="0.0000125279234755582">
                <text:p>0.0000125279234755582</text:p>
              </table:table-cell>
              <table:table-cell office:value-type="float" office:value="-0.0000155397379627553">
                <text:p>-0.0000155397379627553</text:p>
              </table:table-cell>
              <table:table-cell office:value-type="float" office:value="0.0000136425181541111">
                <text:p>0.0000136425181541111</text:p>
              </table:table-cell>
              <table:table-cell office:value-type="float" office:value="0.00000326926327537391">
                <text:p>0.00000326926327537391</text:p>
              </table:table-cell>
              <table:table-cell office:value-type="float" office:value="-0.0000206043433205738">
                <text:p>-0.0000206043433205738</text:p>
              </table:table-cell>
              <table:table-cell office:value-type="float" office:value="0.00000969745994588989">
                <text:p>0.00000969745994588989</text:p>
              </table:table-cell>
              <table:table-cell office:value-type="float" office:value="-0.0000310213150376271">
                <text:p>-0.0000310213150376271</text:p>
              </table:table-cell>
              <table:table-cell office:value-type="float" office:value="0.0000597840281533757">
                <text:p>0.0000597840281533757</text:p>
              </table:table-cell>
              <table:table-cell office:value-type="float" office:value="-0.0000111736738402923">
                <text:p>-0.0000111736738402923</text:p>
              </table:table-cell>
              <table:table-cell office:value-type="float" office:value="0.00000038917558170537">
                <text:p>0.00000038917558170537</text:p>
              </table:table-cell>
              <table:table-cell office:value-type="float" office:value="-0.000026874646045838">
                <text:p>-0.000026874646045838</text:p>
              </table:table-cell>
              <table:table-cell office:value-type="float" office:value="-0.0000184907987823557">
                <text:p>-0.0000184907987823557</text:p>
              </table:table-cell>
              <table:table-cell office:value-type="float" office:value="0.000035486618440661">
                <text:p>0.000035486618440661</text:p>
              </table:table-cell>
              <table:table-cell office:value-type="float" office:value="-0.0000226107354400207">
                <text:p>-0.0000226107354400207</text:p>
              </table:table-cell>
              <table:table-cell office:value-type="float" office:value="-0.00000909497791701241">
                <text:p>-0.00000909497791701241</text:p>
              </table:table-cell>
              <table:table-cell office:value-type="float" office:value="0.000000572731639059132">
                <text:p>0.000000572731639059132</text:p>
              </table:table-cell>
              <table:table-cell office:value-type="float" office:value="0.000022691881949477">
                <text:p>0.000022691881949477</text:p>
              </table:table-cell>
              <table:table-cell office:value-type="float" office:value="0.0000161956202273106">
                <text:p>0.0000161956202273106</text:p>
              </table:table-cell>
              <table:table-cell office:value-type="float" office:value="-0.0000137146928609333">
                <text:p>-0.0000137146928609333</text:p>
              </table:table-cell>
              <table:table-cell office:value-type="float" office:value="-0.0000215065567635841">
                <text:p>-0.0000215065567635841</text:p>
              </table:table-cell>
              <table:table-cell office:value-type="float" office:value="0.000044741226902234">
                <text:p>0.000044741226902234</text:p>
              </table:table-cell>
              <table:table-cell office:value-type="float" office:value="-0.0000327635017922656">
                <text:p>-0.0000327635017922656</text:p>
              </table:table-cell>
              <table:table-cell office:value-type="float" office:value="0.0000253995698310527">
                <text:p>0.0000253995698310527</text:p>
              </table:table-cell>
              <table:table-cell office:value-type="float" office:value="-0.00000877875891491797">
                <text:p>-0.00000877875891491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